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Calibri" svg:font-family="Calibri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776cm"/>
    </style:style>
    <style:style style:name="co2" style:family="table-column">
      <style:table-column-properties fo:break-before="auto" style:column-width="2.558cm"/>
    </style:style>
    <style:style style:name="co3" style:family="table-column">
      <style:table-column-properties fo:break-before="auto" style:column-width="3.043cm"/>
    </style:style>
    <style:style style:name="co4" style:family="table-column">
      <style:table-column-properties fo:break-before="auto" style:column-width="2.605cm"/>
    </style:style>
    <style:style style:name="co5" style:family="table-column">
      <style:table-column-properties fo:break-before="auto" style:column-width="2.826cm"/>
    </style:style>
    <style:style style:name="co6" style:family="table-column">
      <style:table-column-properties fo:break-before="auto" style:column-width="3.166cm"/>
    </style:style>
    <style:style style:name="co7" style:family="table-column">
      <style:table-column-properties fo:break-before="auto" style:column-width="2.63cm"/>
    </style:style>
    <style:style style:name="co8" style:family="table-column">
      <style:table-column-properties fo:break-before="auto" style:column-width="3.385cm"/>
    </style:style>
    <style:style style:name="co9" style:family="table-column">
      <style:table-column-properties fo:break-before="auto" style:column-width="1.349cm"/>
    </style:style>
    <style:style style:name="co10" style:family="table-column">
      <style:table-column-properties fo:break-before="auto" style:column-width="2.117cm"/>
    </style:style>
    <style:style style:name="co11" style:family="table-column">
      <style:table-column-properties fo:break-before="auto" style:column-width="3.092cm"/>
    </style:style>
    <style:style style:name="co12" style:family="table-column">
      <style:table-column-properties fo:break-before="auto" style:column-width="2.97cm"/>
    </style:style>
    <style:style style:name="co13" style:family="table-column">
      <style:table-column-properties fo:break-before="auto" style:column-width="1.72cm"/>
    </style:style>
    <style:style style:name="co14" style:family="table-column">
      <style:table-column-properties fo:break-before="auto" style:column-width="2.566cm"/>
    </style:style>
    <style:style style:name="co15" style:family="table-column">
      <style:table-column-properties fo:break-before="auto" style:column-width="2.699cm"/>
    </style:style>
    <style:style style:name="co16" style:family="table-column">
      <style:table-column-properties fo:break-before="auto" style:column-width="2.884cm"/>
    </style:style>
    <style:style style:name="co17" style:family="table-column">
      <style:table-column-properties fo:break-before="auto" style:column-width="2.937cm"/>
    </style:style>
    <style:style style:name="co18" style:family="table-column">
      <style:table-column-properties fo:break-before="auto" style:column-width="5.424cm"/>
    </style:style>
    <style:style style:name="co19" style:family="table-column">
      <style:table-column-properties fo:break-before="auto" style:column-width="1.058cm"/>
    </style:style>
    <style:style style:name="co20" style:family="table-column">
      <style:table-column-properties fo:break-before="auto" style:column-width="1.429cm"/>
    </style:style>
    <style:style style:name="co21" style:family="table-column">
      <style:table-column-properties fo:break-before="auto" style:column-width="7.011cm"/>
    </style:style>
    <style:style style:name="co22" style:family="table-column">
      <style:table-column-properties fo:break-before="auto" style:column-width="2.646cm"/>
    </style:style>
    <style:style style:name="co23" style:family="table-column">
      <style:table-column-properties fo:break-before="auto" style:column-width="2.196cm"/>
    </style:style>
    <style:style style:name="co24" style:family="table-column">
      <style:table-column-properties fo:break-before="auto" style:column-width="2.328cm"/>
    </style:style>
    <style:style style:name="co25" style:family="table-column">
      <style:table-column-properties fo:break-before="auto" style:column-width="2.99cm"/>
    </style:style>
    <style:style style:name="co26" style:family="table-column">
      <style:table-column-properties fo:break-before="auto" style:column-width="1.667cm"/>
    </style:style>
    <style:style style:name="co27" style:family="table-column">
      <style:table-column-properties fo:break-before="auto" style:column-width="3.069cm"/>
    </style:style>
    <style:style style:name="co28" style:family="table-column">
      <style:table-column-properties fo:break-before="auto" style:column-width="3.175cm"/>
    </style:style>
    <style:style style:name="co29" style:family="table-column">
      <style:table-column-properties fo:break-before="auto" style:column-width="1.138cm"/>
    </style:style>
    <style:style style:name="co30" style:family="table-column">
      <style:table-column-properties fo:break-before="auto" style:column-width="0.926cm"/>
    </style:style>
    <style:style style:name="co31" style:family="table-column">
      <style:table-column-properties fo:break-before="auto" style:column-width="0.82cm"/>
    </style:style>
    <style:style style:name="co32" style:family="table-column">
      <style:table-column-properties fo:break-before="auto" style:column-width="1.402cm"/>
    </style:style>
    <style:style style:name="ro1" style:family="table-row">
      <style:table-row-properties style:row-height="0.471cm" fo:break-before="auto" style:use-optimal-row-height="true"/>
    </style:style>
    <style:style style:name="ro2" style:family="table-row">
      <style:table-row-properties style:row-height="0.57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2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cm"/>
    </style:style>
    <style:style style:name="ce3" style:family="table-cell" style:parent-style-name="Default" style:data-style-name="N0">
      <style:table-cell-properties style:text-align-source="fix" style:repeat-content="false" fo:border="0.002cm solid #000000" style:vertical-align="automatic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-bottom="0.002cm solid #000000" style:text-align-source="fix" style:repeat-content="false" fo:border-left="0.002cm solid #000000" fo:border-right="0.002cm solid #000000" fo:border-top="none" style:vertical-align="automatic"/>
      <style:paragraph-properties fo:text-align="center"/>
    </style:style>
    <style:style style:name="ce5" style:family="table-cell" style:parent-style-name="Default" style:data-style-name="N0">
      <style:table-cell-properties style:text-align-source="fix" style:repeat-content="false" fo:border="0.002cm solid #000000" style:vertical-align="automatic"/>
      <style:paragraph-properties fo:text-align="center"/>
    </style:style>
    <style:style style:name="ce6" style:family="table-cell" style:parent-style-name="Default" style:data-style-name="N0">
      <style:table-cell-properties fo:border-bottom="0.002cm solid #000000" style:text-align-source="fix" style:repeat-content="false" fo:border-left="none" fo:border-right="none" fo:border-top="none" style:vertical-align="automatic"/>
      <style:paragraph-properties fo:text-align="center"/>
    </style:style>
    <style:style style:name="ce7" style:family="table-cell" style:parent-style-name="Default" style:data-style-name="N0">
      <style:table-cell-properties fo:border-bottom="0.002cm solid #000000" style:text-align-source="fix" style:repeat-content="false" fo:border-left="0.002cm solid #000000" fo:border-right="0.002cm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-bottom="none" style:text-align-source="fix" style:repeat-content="false" fo:border-left="0.002cm solid #000000" fo:border-right="0.002cm solid #000000" fo:border-top="0.002cm solid #000000" style:vertical-align="automatic"/>
      <style:paragraph-properties fo:text-align="center"/>
    </style:style>
    <style:style style:name="ce9" style:family="table-cell" style:parent-style-name="Default" style:data-style-name="N0"/>
    <style:style style:name="ce10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Default" style:data-style-name="N0">
      <style:table-cell-properties fo:border-bottom="0.002cm solid #000000" style:text-align-source="fix" style:repeat-content="false" fo:border-left="0.002cm solid #000000" fo:border-right="0.002cm solid #000000" fo:border-top="none" style:vertical-align="automatic"/>
      <style:paragraph-properties fo:text-align="center"/>
      <style:text-properties fo:color="#ff0000"/>
    </style:style>
    <style:style style:name="ce12" style:family="table-cell" style:parent-style-name="Default" style:data-style-name="N0">
      <style:table-cell-properties style:text-align-source="fix" style:repeat-content="false" fo:border="0.002cm solid #000000" style:vertical-align="automatic"/>
      <style:paragraph-properties fo:text-align="center"/>
      <style:text-properties fo:color="#ff0000"/>
    </style:style>
    <style:style style:name="ce13" style:family="table-cell" style:parent-style-name="Default" style:data-style-name="N0">
      <style:table-cell-properties fo:border-bottom="0.002cm solid #000000" style:text-align-source="fix" style:repeat-content="false" fo:border-left="none" fo:border-right="none" fo:border-top="none" style:vertical-align="automatic"/>
      <style:paragraph-properties fo:text-align="center"/>
      <style:text-properties fo:color="#ff0000"/>
    </style:style>
    <style:style style:name="ce14" style:family="table-cell" style:parent-style-name="Default" style:data-style-name="N0">
      <style:table-cell-properties style:text-align-source="fix" style:repeat-content="false" fo:border="0.002cm solid #000000" style:vertical-align="automatic"/>
      <style:paragraph-properties fo:text-align="center"/>
      <style:text-properties fo:color="#ff3366"/>
    </style:style>
    <style:style style:name="ce15" style:family="table-cell" style:parent-style-name="Default" style:data-style-name="N0">
      <style:table-cell-properties style:text-align-source="fix" style:repeat-content="false" fo:border="0.002cm solid #000000" style:vertical-align="automatic"/>
      <style:paragraph-properties fo:text-align="center"/>
      <style:text-properties fo:color="#0000ff"/>
    </style:style>
    <style:style style:name="ce16" style:family="table-cell" style:parent-style-name="Default" style:data-style-name="N0">
      <style:table-cell-properties style:text-align-source="fix" style:repeat-content="false" fo:border="0.002cm solid #000000" style:vertical-align="automatic"/>
      <style:paragraph-properties fo:text-align="center"/>
      <style:text-properties fo:color="#b3b300"/>
    </style:style>
    <style:style style:name="ce17" style:family="table-cell" style:parent-style-name="Default" style:data-style-name="N0">
      <style:table-cell-properties fo:border-bottom="0.002cm solid #000000" style:text-align-source="fix" style:repeat-content="false" fo:border-left="0.002cm solid #000000" fo:border-right="0.002cm solid #000000" fo:border-top="none" style:vertical-align="automatic"/>
      <style:paragraph-properties fo:text-align="center"/>
      <style:text-properties fo:color="#b3b300"/>
    </style:style>
    <style:style style:name="ce18" style:family="table-cell" style:parent-style-name="Default" style:data-style-name="N0">
      <style:table-cell-properties fo:border-bottom="0.002cm solid #000000" style:text-align-source="fix" style:repeat-content="false" fo:border-left="none" fo:border-right="none" fo:border-top="none" style:vertical-align="automatic"/>
      <style:paragraph-properties fo:text-align="center"/>
      <style:text-properties fo:color="#0000ff"/>
    </style:style>
    <style:style style:name="ce19" style:family="table-cell" style:parent-style-name="Default" style:data-style-name="N0">
      <style:table-cell-properties fo:border-bottom="0.002cm solid #000000" style:text-align-source="fix" style:repeat-content="false" fo:border-left="0.002cm solid #000000" fo:border-right="0.002cm solid #000000" fo:border-top="none" style:vertical-align="automatic"/>
      <style:paragraph-properties fo:text-align="center"/>
      <style:text-properties fo:color="#00ffff"/>
    </style:style>
    <style:style style:name="ce20" style:family="table-cell" style:parent-style-name="Default" style:data-style-name="N0">
      <style:table-cell-properties style:text-align-source="fix" style:repeat-content="false" fo:border="0.002cm solid #000000" style:vertical-align="automatic"/>
      <style:paragraph-properties fo:text-align="center"/>
      <style:text-properties fo:color="#996633"/>
    </style:style>
    <style:style style:name="ce21" style:family="table-cell" style:parent-style-name="Default" style:data-style-name="N0">
      <style:table-cell-properties fo:border-bottom="none" style:text-align-source="fix" style:repeat-content="false" fo:border-left="0.002cm solid #000000" fo:border-right="0.002cm solid #000000" fo:border-top="0.002cm solid #000000" style:vertical-align="automatic"/>
      <style:paragraph-properties fo:text-align="center"/>
      <style:text-properties fo:color="#00ffff"/>
    </style:style>
    <style:style style:name="ce22" style:family="table-cell" style:parent-style-name="Default" style:data-style-name="N0">
      <style:table-cell-properties fo:border-bottom="none" style:text-align-source="fix" style:repeat-content="false" fo:border-left="0.002cm solid #000000" fo:border-right="0.002cm solid #000000" fo:border-top="0.002cm solid #000000" style:vertical-align="automatic"/>
      <style:paragraph-properties fo:text-align="center"/>
      <style:text-properties fo:color="#0000ff"/>
    </style:style>
    <style:style style:name="ce23" style:family="table-cell" style:parent-style-name="Default" style:data-style-name="N0">
      <style:table-cell-properties style:text-align-source="fix" style:repeat-content="false" fo:border="0.002cm solid #000000" style:vertical-align="automatic"/>
      <style:paragraph-properties fo:text-align="center"/>
      <style:text-properties fo:color="#008000"/>
    </style:style>
    <style:style style:name="ce24" style:family="table-cell" style:parent-style-name="Default" style:data-style-name="N0">
      <style:table-cell-properties fo:border-bottom="none" fo:border-left="0.002cm solid #000000" fo:border-right="0.002cm solid #000000" fo:border-top="none"/>
    </style:style>
    <style:style style:name="ce25" style:family="table-cell" style:parent-style-name="Default" style:data-style-name="N0">
      <style:table-cell-properties fo:border-bottom="none" style:text-align-source="fix" style:repeat-content="false" fo:border-left="0.002cm solid #000000" fo:border-right="0.002cm solid #000000" fo:border-top="none" style:vertical-align="automatic"/>
      <style:paragraph-properties fo:text-align="end" fo:margin-left="0cm"/>
      <style:text-properties fo:color="#000000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7" style:family="table-cell" style:parent-style-name="Default" style:data-style-name="N0">
      <style:table-cell-properties fo:border-bottom="0.002cm solid #000000" style:text-align-source="fix" style:repeat-content="false" fo:border-left="0.002cm solid #000000" fo:border-right="0.002cm solid #000000" fo:border-top="none" style:vertical-align="automatic"/>
      <style:paragraph-properties fo:text-align="center"/>
      <style:text-properties fo:color="#ff950e"/>
    </style:style>
    <style:style style:name="ce28" style:family="table-cell" style:parent-style-name="Default" style:data-style-name="N0">
      <style:table-cell-properties style:text-align-source="fix" style:repeat-content="false" fo:border="0.002cm solid #000000" style:vertical-align="automatic"/>
      <style:paragraph-properties fo:text-align="center"/>
      <style:text-properties fo:color="#ff950e"/>
    </style:style>
    <style:style style:name="ce29" style:family="table-cell" style:parent-style-name="Default" style:data-style-name="N0">
      <style:table-cell-properties style:text-align-source="fix" style:repeat-content="false" fo:border="0.002cm solid #000000" style:vertical-align="automatic"/>
      <style:paragraph-properties fo:text-align="center"/>
      <style:text-properties fo:color="#ff00ff"/>
    </style:style>
    <style:style style:name="ce30" style:family="table-cell" style:parent-style-name="Default" style:data-style-name="N0">
      <style:table-cell-properties fo:border-bottom="0.002cm solid #000000" style:text-align-source="fix" style:repeat-content="false" fo:border-left="none" fo:border-right="none" fo:border-top="none" style:vertical-align="automatic"/>
      <style:paragraph-properties fo:text-align="center"/>
      <style:text-properties fo:color="#ff00ff"/>
    </style:style>
    <style:style style:name="ce31" style:family="table-cell" style:parent-style-name="Default" style:data-style-name="N0">
      <style:table-cell-properties style:text-align-source="fix" style:repeat-content="false" fo:border="0.002cm solid #000000" style:vertical-align="automatic"/>
      <style:paragraph-properties fo:text-align="center"/>
      <style:text-properties fo:color="#00ffff"/>
    </style:style>
    <style:style style:name="ce32" style:family="table-cell" style:parent-style-name="Default" style:data-style-name="N0">
      <style:table-cell-properties fo:border-bottom="none" style:text-align-source="fix" style:repeat-content="false" fo:border-left="0.002cm solid #000000" fo:border-right="0.002cm solid #000000" fo:border-top="0.002cm solid #000000" style:vertical-align="automatic"/>
      <style:paragraph-properties fo:text-align="center"/>
      <style:text-properties fo:color="#008000"/>
    </style:style>
    <style:style style:name="ce33" style:family="table-cell" style:parent-style-name="Default" style:data-style-name="N0">
      <style:table-cell-properties fo:border-bottom="0.002cm solid #000000" style:text-align-source="fix" style:repeat-content="false" fo:border-left="0.002cm solid #000000" fo:border-right="0.002cm solid #000000" fo:border-top="none" style:vertical-align="automatic"/>
      <style:paragraph-properties fo:text-align="center"/>
      <style:text-properties fo:color="#008000"/>
    </style:style>
    <style:style style:name="ce34" style:family="table-cell" style:parent-style-name="Default" style:data-style-name="N0">
      <style:table-cell-properties fo:border-bottom="none" style:text-align-source="fix" style:repeat-content="false" fo:border-left="0.002cm solid #000000" fo:border-right="0.002cm solid #000000" fo:border-top="0.002cm solid #000000" style:vertical-align="automatic"/>
      <style:paragraph-properties fo:text-align="center"/>
      <style:text-properties fo:color="#ff0000"/>
    </style:style>
    <style:style style:name="ce35" style:family="table-cell" style:parent-style-name="Default" style:data-style-name="N0">
      <style:table-cell-properties fo:border-bottom="0.002cm solid #000000" style:text-align-source="fix" style:repeat-content="false" fo:border-left="none" fo:border-right="none" fo:border-top="none" style:vertical-align="automatic"/>
      <style:paragraph-properties fo:text-align="center"/>
      <style:text-properties fo:color="#b3b300"/>
    </style:style>
    <style:style style:name="ce36" style:family="table-cell" style:parent-style-name="Default" style:data-style-name="N0">
      <style:table-cell-properties style:text-align-source="fix" style:repeat-content="false" fo:border="0.002cm solid #000000" style:vertical-align="automatic"/>
      <style:paragraph-properties fo:text-align="center"/>
      <style:text-properties fo:color="#00ffff" style:text-line-through-style="solid"/>
    </style:style>
    <style:style style:name="ce37" style:family="table-cell" style:parent-style-name="Default" style:data-style-name="N0">
      <style:table-cell-properties style:text-align-source="fix" style:repeat-content="false" fo:border="0.002cm solid #000000" style:vertical-align="automatic"/>
      <style:paragraph-properties fo:text-align="center"/>
      <style:text-properties fo:color="#b3b300" style:text-line-through-style="solid"/>
    </style:style>
    <style:style style:name="ce38" style:family="table-cell" style:parent-style-name="Default" style:data-style-name="N0">
      <style:table-cell-properties style:text-align-source="fix" style:repeat-content="false" fo:border="0.002cm solid #000000" style:vertical-align="automatic"/>
      <style:paragraph-properties fo:text-align="center"/>
      <style:text-properties style:text-line-through-style="solid"/>
    </style:style>
    <style:style style:name="ce39" style:family="table-cell" style:parent-style-name="Default" style:data-style-name="N0">
      <style:table-cell-properties style:text-align-source="fix" style:repeat-content="false" fo:background-color="transparent" fo:border="0.002cm solid #000000" style:vertical-align="automatic"/>
      <style:paragraph-properties fo:text-align="center"/>
      <style:text-properties fo:font-weight="bold" style:font-weight-asian="bold" style:font-weight-complex="bold"/>
    </style:style>
    <style:style style:name="ce40" style:family="table-cell" style:parent-style-name="Default" style:data-style-name="N0">
      <style:table-cell-properties fo:border="0.002cm solid #000000"/>
    </style:style>
    <style:style style:name="ce41" style:family="table-cell" style:parent-style-name="Default" style:data-style-name="N0">
      <style:table-cell-properties fo:border="0.002cm solid #000000"/>
      <style:text-properties style:text-line-through-style="solid"/>
    </style:style>
    <style:style style:name="ce42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cm"/>
      <style:text-properties fo:font-weight="bold" style:font-weight-asian="bold" style:font-weight-complex="bold"/>
    </style:style>
    <style:style style:name="ce43" style:family="table-cell" style:parent-style-name="Default" style:data-style-name="N0">
      <style:table-cell-properties fo:background-color="#ff0000" style:text-align-source="fix" style:repeat-content="false" style:vertical-align="automatic"/>
      <style:paragraph-properties fo:text-align="start" fo:margin-left="0cm"/>
    </style:style>
    <style:style style:name="ce44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cm"/>
    </style:style>
    <style:style style:name="ce45" style:family="table-cell" style:parent-style-name="Default" style:data-style-name="N0">
      <style:table-cell-properties fo:background-color="#2f75b5" style:text-align-source="fix" style:repeat-content="false" style:vertical-align="automatic"/>
      <style:paragraph-properties fo:text-align="start" fo:margin-left="0cm"/>
    </style:style>
    <style:style style:name="ce46" style:family="table-cell" style:parent-style-name="Default" style:data-style-name="N0">
      <style:table-cell-properties fo:background-color="#996633" style:text-align-source="fix" style:repeat-content="false" style:vertical-align="automatic"/>
      <style:paragraph-properties fo:text-align="start" fo:margin-left="0cm"/>
    </style:style>
    <style:style style:name="ce47" style:family="table-cell" style:parent-style-name="Default" style:data-style-name="N0">
      <style:table-cell-properties fo:background-color="#ff950e" style:text-align-source="fix" style:repeat-content="false" style:vertical-align="automatic"/>
      <style:paragraph-properties fo:text-align="start" fo:margin-left="0cm"/>
    </style:style>
    <style:style style:name="ce48" style:family="table-cell" style:parent-style-name="Default" style:data-style-name="N0">
      <style:table-cell-properties fo:background-color="#92d050" style:text-align-source="fix" style:repeat-content="false" style:vertical-align="automatic"/>
      <style:paragraph-properties fo:text-align="start" fo:margin-left="0cm"/>
    </style:style>
    <style:style style:name="ce49" style:family="table-cell" style:parent-style-name="Default" style:data-style-name="N0">
      <style:table-cell-properties fo:background-color="#7030a0" style:text-align-source="fix" style:repeat-content="false" style:vertical-align="automatic"/>
      <style:paragraph-properties fo:text-align="start" fo:margin-left="0cm"/>
    </style:style>
    <style:style style:name="ce50" style:family="table-cell" style:parent-style-name="Default" style:data-style-name="N0">
      <style:table-cell-properties fo:background-color="#ffff00" style:text-align-source="fix" style:repeat-content="false" style:vertical-align="automatic"/>
      <style:paragraph-properties fo:text-align="start" fo:margin-left="0cm"/>
    </style:style>
    <style:style style:name="ce51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cm"/>
    </style:style>
    <style:style style:name="ce52" style:family="table-cell" style:parent-style-name="Default" style:data-style-name="N0">
      <style:table-cell-properties fo:background-color="#00b0f0" style:text-align-source="fix" style:repeat-content="false" style:vertical-align="automatic"/>
      <style:paragraph-properties fo:text-align="start" fo:margin-left="0cm"/>
    </style:style>
    <style:style style:name="ce53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54" style:family="table-cell" style:parent-style-name="Default" style:data-style-name="N0">
      <style:table-cell-properties fo:background-color="#ff0000" style:text-align-source="fix" style:repeat-content="false" style:vertical-align="automatic"/>
      <style:paragraph-properties fo:text-align="center"/>
    </style:style>
    <style:style style:name="ce55" style:family="table-cell" style:parent-style-name="Default" style:data-style-name="N0">
      <style:table-cell-properties fo:background-color="#2f75b5" style:text-align-source="fix" style:repeat-content="false" style:vertical-align="automatic"/>
      <style:paragraph-properties fo:text-align="center"/>
    </style:style>
    <style:style style:name="ce56" style:family="table-cell" style:parent-style-name="Default" style:data-style-name="N0">
      <style:table-cell-properties fo:background-color="#996633" style:text-align-source="fix" style:repeat-content="false" style:vertical-align="automatic"/>
      <style:paragraph-properties fo:text-align="center"/>
    </style:style>
    <style:style style:name="ce57" style:family="table-cell" style:parent-style-name="Default" style:data-style-name="N0">
      <style:table-cell-properties fo:background-color="#ff950e" style:text-align-source="fix" style:repeat-content="false" style:vertical-align="automatic"/>
      <style:paragraph-properties fo:text-align="center"/>
    </style:style>
    <style:style style:name="ce58" style:family="table-cell" style:parent-style-name="Default" style:data-style-name="N0">
      <style:table-cell-properties fo:background-color="#92d050" style:text-align-source="fix" style:repeat-content="false" style:vertical-align="automatic"/>
      <style:paragraph-properties fo:text-align="center"/>
    </style:style>
    <style:style style:name="ce59" style:family="table-cell" style:parent-style-name="Default" style:data-style-name="N0">
      <style:table-cell-properties fo:background-color="#7030a0" style:text-align-source="fix" style:repeat-content="false" style:vertical-align="automatic"/>
      <style:paragraph-properties fo:text-align="center"/>
    </style:style>
    <style:style style:name="ce60" style:family="table-cell" style:parent-style-name="Default" style:data-style-name="N0">
      <style:table-cell-properties fo:background-color="#ffff00" style:text-align-source="fix" style:repeat-content="false" style:vertical-align="automatic"/>
      <style:paragraph-properties fo:text-align="center"/>
    </style:style>
    <style:style style:name="ce61" style:family="table-cell" style:parent-style-name="Default" style:data-style-name="N0">
      <style:table-cell-properties fo:background-color="#00b0f0" style:text-align-source="fix" style:repeat-content="false" style:vertical-align="automatic"/>
      <style:paragraph-properties fo:text-align="center"/>
    </style:style>
    <style:style style:name="ce62" style:family="table-cell" style:parent-style-name="Default" style:data-style-name="N0">
      <style:table-cell-properties fo:background-color="#0070c0" style:text-align-source="fix" style:repeat-content="false" style:vertical-align="automatic"/>
      <style:paragraph-properties fo:text-align="center"/>
    </style:style>
    <style:style style:name="ce63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</style:style>
    <style:style style:name="ce64" style:family="table-cell" style:parent-style-name="Komma" style:data-style-name="N110"/>
    <style:style style:name="ce65" style:family="table-cell" style:parent-style-name="Default" style:data-style-name="N2"/>
    <style:style style:name="ta_extref" style:family="table">
      <style:table-properties table:display="false"/>
    </style:style>
  </office:automatic-styles>
  <office:body>
    <office:spreadsheet>
      <table:calculation-settings table:case-sensitive="false" table:search-criteria-must-apply-to-whole-cell="false" table:automatic-find-labels="false" table:use-regular-expressions="false"/>
      <table:table table:name="Kombinationen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number-columns-repeated="2" table:default-cell-style-name="ce9"/>
        <table:table-column table:style-name="co3" table:default-cell-style-name="ce9"/>
        <table:table-column table:style-name="co10" table:number-columns-repeated="2" table:default-cell-style-name="ce9"/>
        <table:table-column table:style-name="co11" table:default-cell-style-name="ce9"/>
        <table:table-column table:style-name="co10" table:number-columns-repeated="5" table:default-cell-style-name="ce9"/>
        <table:table-column table:style-name="co12" table:default-cell-style-name="ce9"/>
        <table:table-column table:style-name="co10" table:number-columns-repeated="1004" table:default-cell-style-name="ce9"/>
        <table:table-row table:style-name="ro1">
          <table:table-cell table:style-name="Default" table:number-columns-repeated="3"/>
          <table:table-cell table:style-name="ce3" office:value-type="string">
            <text:p>Erde</text:p>
          </table:table-cell>
          <table:table-cell table:style-name="ce3" office:value-type="string">
            <text:p>Wasser</text:p>
          </table:table-cell>
          <table:table-cell table:style-name="ce3" office:value-type="string">
            <text:p>Kombination</text:p>
          </table:table-cell>
          <table:table-cell/>
          <table:table-cell table:style-name="ce26" office:value-type="string">
            <text:p>Summe Kraft</text:p>
          </table:table-cell>
          <table:table-cell table:style-name="Default"/>
          <table:table-cell table:style-name="ce3" office:value-type="string">
            <text:p>Feuer</text:p>
          </table:table-cell>
          <table:table-cell table:style-name="ce3" office:value-type="string">
            <text:p>Luft</text:p>
          </table:table-cell>
          <table:table-cell table:style-name="ce3"/>
          <table:table-cell/>
          <table:table-cell table:style-name="ce26" office:value-type="string">
            <text:p>Summe Kraft</text:p>
          </table:table-cell>
          <table:table-cell/>
          <table:table-cell table:style-name="ce3" office:value-type="string">
            <text:p>Feuer</text:p>
          </table:table-cell>
          <table:table-cell table:style-name="ce3" office:value-type="string">
            <text:p>Erde</text:p>
          </table:table-cell>
          <table:table-cell table:style-name="ce3"/>
          <table:table-cell/>
          <table:table-cell table:style-name="ce26" office:value-type="string">
            <text:p>Summe Kraft</text:p>
          </table:table-cell>
          <table:table-cell table:number-columns-repeated="1004"/>
        </table:table-row>
        <table:table-row table:style-name="ro1">
          <table:table-cell table:style-name="Default" table:number-columns-repeated="3"/>
          <table:table-cell table:style-name="ce4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style-name="ce11" office:value-type="string">
            <text:p>Lehm</text:p>
          </table:table-cell>
          <table:table-cell office:value-type="float" office:value="35">
            <text:p>35</text:p>
          </table:table-cell>
          <table:table-cell table:style-name="Default" office:value-type="float" office:value="3">
            <text:p>3</text:p>
          </table:table-cell>
          <table:table-cell table:style-name="Default"/>
          <table:table-cell table:style-name="ce4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style-name="ce27" office:value-type="string">
            <text:p>Funke</text:p>
          </table:table-cell>
          <table:table-cell office:value-type="float" office:value="11">
            <text:p>11</text:p>
          </table:table-cell>
          <table:table-cell table:style-name="Default"/>
          <table:table-cell/>
          <table:table-cell table:style-name="ce4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style-name="ce11" office:value-type="string">
            <text:p>Asche</text:p>
          </table:table-cell>
          <table:table-cell office:value-type="float" office:value="17">
            <text:p>17</text:p>
          </table:table-cell>
          <table:table-cell table:number-columns-repeated="1005"/>
        </table:table-row>
        <table:table-row table:style-name="ro1">
          <table:table-cell table:style-name="Default" table:number-columns-repeated="3"/>
          <table:table-cell table:style-name="ce5" office:value-type="float" office:value="3">
            <text:p>3</text:p>
          </table:table-cell>
          <table:table-cell table:style-name="ce5" office:value-type="float" office:value="1">
            <text:p>1</text:p>
          </table:table-cell>
          <table:table-cell table:style-name="ce12" office:value-type="string">
            <text:p>Tropfstein</text:p>
          </table:table-cell>
          <table:table-cell office:value-type="float" office:value="36">
            <text:p>36</text:p>
          </table:table-cell>
          <table:table-cell table:style-name="Default" office:value-type="float" office:value="4">
            <text:p>4</text:p>
          </table:table-cell>
          <table:table-cell table:style-name="Default"/>
          <table:table-cell table:style-name="ce5" office:value-type="float" office:value="3">
            <text:p>3</text:p>
          </table:table-cell>
          <table:table-cell table:style-name="ce5" office:value-type="float" office:value="1">
            <text:p>1</text:p>
          </table:table-cell>
          <table:table-cell table:style-name="ce28" office:value-type="string">
            <text:p>Flamme</text:p>
          </table:table-cell>
          <table:table-cell office:value-type="float" office:value="12">
            <text:p>12</text:p>
          </table:table-cell>
          <table:table-cell table:style-name="Default"/>
          <table:table-cell/>
          <table:table-cell table:style-name="ce5" office:value-type="float" office:value="3">
            <text:p>3</text:p>
          </table:table-cell>
          <table:table-cell table:style-name="ce5" office:value-type="float" office:value="1">
            <text:p>1</text:p>
          </table:table-cell>
          <table:table-cell table:style-name="ce29" office:value-type="string">
            <text:p>Schwelbrand</text:p>
          </table:table-cell>
          <table:table-cell office:value-type="float" office:value="18">
            <text:p>18</text:p>
          </table:table-cell>
          <table:table-cell table:number-columns-repeated="1005"/>
        </table:table-row>
        <table:table-row table:style-name="ro1">
          <table:table-cell table:style-name="Default" table:number-columns-repeated="3"/>
          <table:table-cell table:style-name="ce5" office:value-type="float" office:value="3">
            <text:p>3</text:p>
          </table:table-cell>
          <table:table-cell table:style-name="ce5" office:value-type="float" office:value="2">
            <text:p>2</text:p>
          </table:table-cell>
          <table:table-cell table:style-name="ce12" office:value-type="string">
            <text:p>Treibsand</text:p>
          </table:table-cell>
          <table:table-cell office:value-type="float" office:value="37">
            <text:p>37</text:p>
          </table:table-cell>
          <table:table-cell table:style-name="Default" office:value-type="float" office:value="9">
            <text:p>9</text:p>
          </table:table-cell>
          <table:table-cell table:style-name="Default"/>
          <table:table-cell table:style-name="ce5" office:value-type="float" office:value="3">
            <text:p>3</text:p>
          </table:table-cell>
          <table:table-cell table:style-name="ce5" office:value-type="float" office:value="2">
            <text:p>2</text:p>
          </table:table-cell>
          <table:table-cell table:style-name="ce29" office:value-type="string">
            <text:p>Feuerball</text:p>
          </table:table-cell>
          <table:table-cell office:value-type="float" office:value="13">
            <text:p>13</text:p>
          </table:table-cell>
          <table:table-cell table:style-name="Default"/>
          <table:table-cell/>
          <table:table-cell table:style-name="ce5" office:value-type="float" office:value="3">
            <text:p>3</text:p>
          </table:table-cell>
          <table:table-cell table:style-name="ce5" office:value-type="float" office:value="2">
            <text:p>2</text:p>
          </table:table-cell>
          <table:table-cell table:style-name="ce29" office:value-type="string">
            <text:p>Lava</text:p>
          </table:table-cell>
          <table:table-cell office:value-type="float" office:value="19">
            <text:p>19</text:p>
          </table:table-cell>
          <table:table-cell table:number-columns-repeated="1005"/>
        </table:table-row>
        <table:table-row table:style-name="ro1">
          <table:table-cell table:style-name="Default" table:number-columns-repeated="3"/>
          <table:table-cell table:style-name="ce5" office:value-type="float" office:value="4">
            <text:p>4</text:p>
          </table:table-cell>
          <table:table-cell table:style-name="ce5" office:value-type="float" office:value="1">
            <text:p>1</text:p>
          </table:table-cell>
          <table:table-cell table:style-name="ce12" office:value-type="string">
            <text:p>Sandstein</text:p>
          </table:table-cell>
          <table:table-cell office:value-type="float" office:value="38">
            <text:p>38</text:p>
          </table:table-cell>
          <table:table-cell table:style-name="Default" office:value-type="float" office:value="4">
            <text:p>4</text:p>
          </table:table-cell>
          <table:table-cell table:style-name="Default"/>
          <table:table-cell table:style-name="ce5" office:value-type="float" office:value="4">
            <text:p>4</text:p>
          </table:table-cell>
          <table:table-cell table:style-name="ce5" office:value-type="float" office:value="1">
            <text:p>1</text:p>
          </table:table-cell>
          <table:table-cell table:style-name="ce28" office:value-type="string">
            <text:p>Lichtstrahl</text:p>
          </table:table-cell>
          <table:table-cell office:value-type="float" office:value="14">
            <text:p>14</text:p>
          </table:table-cell>
          <table:table-cell table:style-name="Default"/>
          <table:table-cell/>
          <table:table-cell table:style-name="ce5" office:value-type="float" office:value="4">
            <text:p>4</text:p>
          </table:table-cell>
          <table:table-cell table:style-name="ce5" office:value-type="float" office:value="1">
            <text:p>1</text:p>
          </table:table-cell>
          <table:table-cell table:style-name="ce12" office:value-type="string">
            <text:p>Glas</text:p>
          </table:table-cell>
          <table:table-cell office:value-type="float" office:value="20">
            <text:p>20</text:p>
          </table:table-cell>
          <table:table-cell table:number-columns-repeated="1005"/>
        </table:table-row>
        <table:table-row table:style-name="ro1">
          <table:table-cell table:style-name="Default" table:number-columns-repeated="3"/>
          <table:table-cell table:style-name="ce5" office:value-type="float" office:value="4">
            <text:p>4</text:p>
          </table:table-cell>
          <table:table-cell table:style-name="ce5" office:value-type="float" office:value="2">
            <text:p>2</text:p>
          </table:table-cell>
          <table:table-cell table:style-name="ce12" office:value-type="string">
            <text:p>Kreide</text:p>
          </table:table-cell>
          <table:table-cell office:value-type="float" office:value="39">
            <text:p>39</text:p>
          </table:table-cell>
          <table:table-cell table:style-name="Default" office:value-type="float" office:value="8">
            <text:p>8</text:p>
          </table:table-cell>
          <table:table-cell table:style-name="Default"/>
          <table:table-cell table:style-name="ce5" office:value-type="float" office:value="4">
            <text:p>4</text:p>
          </table:table-cell>
          <table:table-cell table:style-name="ce5" office:value-type="float" office:value="2">
            <text:p>2</text:p>
          </table:table-cell>
          <table:table-cell table:style-name="ce29" office:value-type="string">
            <text:p>Blitz</text:p>
          </table:table-cell>
          <table:table-cell office:value-type="float" office:value="15">
            <text:p>15</text:p>
          </table:table-cell>
          <table:table-cell table:style-name="Default"/>
          <table:table-cell/>
          <table:table-cell table:style-name="ce5" office:value-type="float" office:value="4">
            <text:p>4</text:p>
          </table:table-cell>
          <table:table-cell table:style-name="ce5" office:value-type="float" office:value="2">
            <text:p>2</text:p>
          </table:table-cell>
          <table:table-cell table:style-name="ce12" office:value-type="string">
            <text:p>Metall</text:p>
          </table:table-cell>
          <table:table-cell office:value-type="float" office:value="21">
            <text:p>21</text:p>
          </table:table-cell>
          <table:table-cell table:number-columns-repeated="1005"/>
        </table:table-row>
        <table:table-row table:style-name="ro1">
          <table:table-cell table:style-name="Default" table:number-columns-repeated="3"/>
          <table:table-cell table:style-name="ce5" office:value-type="float" office:value="4">
            <text:p>4</text:p>
          </table:table-cell>
          <table:table-cell table:style-name="ce5" office:value-type="float" office:value="3">
            <text:p>3</text:p>
          </table:table-cell>
          <table:table-cell table:style-name="ce12" office:value-type="string">
            <text:p>Gerölllawine</text:p>
          </table:table-cell>
          <table:table-cell office:value-type="float" office:value="40">
            <text:p>40</text:p>
          </table:table-cell>
          <table:table-cell table:style-name="Default" office:value-type="float" office:value="10">
            <text:p>10</text:p>
          </table:table-cell>
          <table:table-cell table:style-name="Default"/>
          <table:table-cell table:style-name="ce5" office:value-type="float" office:value="4">
            <text:p>4</text:p>
          </table:table-cell>
          <table:table-cell table:style-name="ce5" office:value-type="float" office:value="3">
            <text:p>3</text:p>
          </table:table-cell>
          <table:table-cell table:style-name="ce29" office:value-type="string">
            <text:p>Feuersturm</text:p>
          </table:table-cell>
          <table:table-cell office:value-type="float" office:value="16">
            <text:p>16</text:p>
          </table:table-cell>
          <table:table-cell table:style-name="Default"/>
          <table:table-cell/>
          <table:table-cell table:style-name="ce5" office:value-type="float" office:value="4">
            <text:p>4</text:p>
          </table:table-cell>
          <table:table-cell table:style-name="ce5" office:value-type="float" office:value="3">
            <text:p>3</text:p>
          </table:table-cell>
          <table:table-cell table:style-name="ce29" office:value-type="string">
            <text:p>Magma</text:p>
          </table:table-cell>
          <table:table-cell office:value-type="float" office:value="22">
            <text:p>22</text:p>
          </table:table-cell>
          <table:table-cell table:number-columns-repeated="1005"/>
        </table:table-row>
        <table:table-row table:style-name="ro1">
          <table:table-cell table:style-name="Default" table:number-columns-repeated="3"/>
          <table:table-cell table:style-name="ce6" table:number-columns-repeated="2"/>
          <table:table-cell table:style-name="ce13"/>
          <table:table-cell/>
          <table:table-cell table:style-name="Default" table:number-columns-repeated="2"/>
          <table:table-cell table:style-name="ce6" table:number-columns-repeated="2"/>
          <table:table-cell table:style-name="ce30"/>
          <table:table-cell/>
          <table:table-cell table:style-name="Default"/>
          <table:table-cell/>
          <table:table-cell table:style-name="ce6" table:number-columns-repeated="2"/>
          <table:table-cell table:style-name="ce30"/>
          <table:table-cell table:number-columns-repeated="1006"/>
        </table:table-row>
        <table:table-row table:style-name="ro1">
          <table:table-cell table:style-name="Default" table:number-columns-repeated="3"/>
          <table:table-cell table:style-name="ce7" office:value-type="string">
            <text:p>Wasser</text:p>
          </table:table-cell>
          <table:table-cell table:style-name="ce7" office:value-type="string">
            <text:p>Erde</text:p>
          </table:table-cell>
          <table:table-cell table:style-name="ce7"/>
          <table:table-cell/>
          <table:table-cell table:style-name="Default" table:number-columns-repeated="2"/>
          <table:table-cell table:style-name="ce7" office:value-type="string">
            <text:p>Luft</text:p>
          </table:table-cell>
          <table:table-cell table:style-name="ce7" office:value-type="string">
            <text:p>Feuer</text:p>
          </table:table-cell>
          <table:table-cell table:style-name="ce7"/>
          <table:table-cell/>
          <table:table-cell table:style-name="Default"/>
          <table:table-cell/>
          <table:table-cell table:style-name="ce7" office:value-type="string">
            <text:p>Erde</text:p>
          </table:table-cell>
          <table:table-cell table:style-name="ce7" office:value-type="string">
            <text:p>Feuer</text:p>
          </table:table-cell>
          <table:table-cell table:style-name="ce7"/>
          <table:table-cell table:number-columns-repeated="1006"/>
        </table:table-row>
        <table:table-row table:style-name="ro1">
          <table:table-cell table:style-name="Default" table:number-columns-repeated="3"/>
          <table:table-cell table:style-name="ce4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style-name="ce11" office:value-type="string">
            <text:p>Schlamm</text:p>
          </table:table-cell>
          <table:table-cell office:value-type="float" office:value="59">
            <text:p>59</text:p>
          </table:table-cell>
          <table:table-cell table:style-name="Default" office:value-type="float" office:value="3">
            <text:p>3</text:p>
          </table:table-cell>
          <table:table-cell table:style-name="Default"/>
          <table:table-cell table:style-name="ce4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style-name="ce19" office:value-type="string">
            <text:p>Feuerhauch</text:p>
          </table:table-cell>
          <table:table-cell office:value-type="float" office:value="47">
            <text:p>47</text:p>
          </table:table-cell>
          <table:table-cell table:style-name="Default"/>
          <table:table-cell/>
          <table:table-cell table:style-name="ce4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style-name="ce11" office:value-type="string">
            <text:p>Kohle</text:p>
          </table:table-cell>
          <table:table-cell office:value-type="float" office:value="23">
            <text:p>23</text:p>
          </table:table-cell>
          <table:table-cell table:number-columns-repeated="1005"/>
        </table:table-row>
        <table:table-row table:style-name="ro1">
          <table:table-cell table:style-name="Default" table:number-columns-repeated="3"/>
          <table:table-cell table:style-name="ce5" office:value-type="float" office:value="3">
            <text:p>3</text:p>
          </table:table-cell>
          <table:table-cell table:style-name="ce5" office:value-type="float" office:value="1">
            <text:p>1</text:p>
          </table:table-cell>
          <table:table-cell table:style-name="ce12" office:value-type="string">
            <text:p>Salzwasser</text:p>
          </table:table-cell>
          <table:table-cell office:value-type="float" office:value="60">
            <text:p>60</text:p>
          </table:table-cell>
          <table:table-cell table:style-name="Default" office:value-type="float" office:value="4">
            <text:p>4</text:p>
          </table:table-cell>
          <table:table-cell table:style-name="Default"/>
          <table:table-cell table:style-name="ce5" office:value-type="float" office:value="3">
            <text:p>3</text:p>
          </table:table-cell>
          <table:table-cell table:style-name="ce5" office:value-type="float" office:value="1">
            <text:p>1</text:p>
          </table:table-cell>
          <table:table-cell table:style-name="ce31" office:value-type="string">
            <text:p>Feueratem</text:p>
          </table:table-cell>
          <table:table-cell office:value-type="float" office:value="48">
            <text:p>48</text:p>
          </table:table-cell>
          <table:table-cell table:style-name="Default"/>
          <table:table-cell/>
          <table:table-cell table:style-name="ce5" office:value-type="float" office:value="3">
            <text:p>3</text:p>
          </table:table-cell>
          <table:table-cell table:style-name="ce5" office:value-type="float" office:value="1">
            <text:p>1</text:p>
          </table:table-cell>
          <table:table-cell table:style-name="ce12" office:value-type="string">
            <text:p>Erdöl</text:p>
          </table:table-cell>
          <table:table-cell office:value-type="float" office:value="24">
            <text:p>24</text:p>
          </table:table-cell>
          <table:table-cell table:number-columns-repeated="1005"/>
        </table:table-row>
        <table:table-row table:style-name="ro1">
          <table:table-cell table:style-name="Default" table:number-columns-repeated="3"/>
          <table:table-cell table:style-name="ce5" office:value-type="float" office:value="3">
            <text:p>3</text:p>
          </table:table-cell>
          <table:table-cell table:style-name="ce5" office:value-type="float" office:value="2">
            <text:p>2</text:p>
          </table:table-cell>
          <table:table-cell table:style-name="ce14" office:value-type="string">
            <text:p>Gletscher</text:p>
          </table:table-cell>
          <table:table-cell office:value-type="float" office:value="61">
            <text:p>61</text:p>
          </table:table-cell>
          <table:table-cell table:style-name="Default" office:value-type="float" office:value="12">
            <text:p>12</text:p>
          </table:table-cell>
          <table:table-cell table:style-name="Default"/>
          <table:table-cell table:style-name="ce5" office:value-type="float" office:value="3">
            <text:p>3</text:p>
          </table:table-cell>
          <table:table-cell table:style-name="ce5" office:value-type="float" office:value="2">
            <text:p>2</text:p>
          </table:table-cell>
          <table:table-cell table:style-name="ce28" office:value-type="string">
            <text:p>Lichtwelle</text:p>
          </table:table-cell>
          <table:table-cell office:value-type="float" office:value="49">
            <text:p>49</text:p>
          </table:table-cell>
          <table:table-cell table:style-name="Default"/>
          <table:table-cell/>
          <table:table-cell table:style-name="ce5" office:value-type="float" office:value="3">
            <text:p>3</text:p>
          </table:table-cell>
          <table:table-cell table:style-name="ce5" office:value-type="float" office:value="2">
            <text:p>2</text:p>
          </table:table-cell>
          <table:table-cell table:style-name="ce12" office:value-type="string">
            <text:p>Ton</text:p>
          </table:table-cell>
          <table:table-cell office:value-type="float" office:value="25">
            <text:p>25</text:p>
          </table:table-cell>
          <table:table-cell table:number-columns-repeated="1005"/>
        </table:table-row>
        <table:table-row table:style-name="ro1">
          <table:table-cell table:style-name="Default" table:number-columns-repeated="3"/>
          <table:table-cell table:style-name="ce5" office:value-type="float" office:value="4">
            <text:p>4</text:p>
          </table:table-cell>
          <table:table-cell table:style-name="ce5" office:value-type="float" office:value="1">
            <text:p>1</text:p>
          </table:table-cell>
          <table:table-cell table:style-name="ce15" office:value-type="string">
            <text:p>Wasserwelle</text:p>
          </table:table-cell>
          <table:table-cell office:value-type="float" office:value="63">
            <text:p>63</text:p>
          </table:table-cell>
          <table:table-cell table:style-name="Default" office:value-type="float" office:value="12">
            <text:p>12</text:p>
          </table:table-cell>
          <table:table-cell table:style-name="Default"/>
          <table:table-cell table:style-name="ce5" office:value-type="float" office:value="4">
            <text:p>4</text:p>
          </table:table-cell>
          <table:table-cell table:style-name="ce5" office:value-type="float" office:value="1">
            <text:p>1</text:p>
          </table:table-cell>
          <table:table-cell table:style-name="ce29" office:value-type="string">
            <text:p>Funkenflug</text:p>
          </table:table-cell>
          <table:table-cell office:value-type="float" office:value="50">
            <text:p>50</text:p>
          </table:table-cell>
          <table:table-cell table:style-name="Default"/>
          <table:table-cell/>
          <table:table-cell table:style-name="ce5" office:value-type="float" office:value="4">
            <text:p>4</text:p>
          </table:table-cell>
          <table:table-cell table:style-name="ce5" office:value-type="float" office:value="1">
            <text:p>1</text:p>
          </table:table-cell>
          <table:table-cell table:style-name="ce12" office:value-type="string">
            <text:p>Keramik</text:p>
          </table:table-cell>
          <table:table-cell office:value-type="float" office:value="26">
            <text:p>26</text:p>
          </table:table-cell>
          <table:table-cell table:number-columns-repeated="1005"/>
        </table:table-row>
        <table:table-row table:style-name="ro1">
          <table:table-cell table:style-name="Default" table:number-columns-repeated="3"/>
          <table:table-cell table:style-name="ce8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16" office:value-type="string">
            <text:p>Tsunami</text:p>
          </table:table-cell>
          <table:table-cell office:value-type="float" office:value="62">
            <text:p>62</text:p>
          </table:table-cell>
          <table:table-cell table:style-name="Default" office:value-type="float" office:value="16">
            <text:p>16</text:p>
          </table:table-cell>
          <table:table-cell table:style-name="Default"/>
          <table:table-cell table:style-name="ce8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32" office:value-type="string">
            <text:p>Wüstenwind</text:p>
          </table:table-cell>
          <table:table-cell office:value-type="float" office:value="51">
            <text:p>51</text:p>
          </table:table-cell>
          <table:table-cell table:style-name="Default"/>
          <table:table-cell/>
          <table:table-cell table:style-name="ce8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34" office:value-type="string">
            <text:p>Kristall</text:p>
          </table:table-cell>
          <table:table-cell office:value-type="float" office:value="27">
            <text:p>27</text:p>
          </table:table-cell>
          <table:table-cell table:number-columns-repeated="1005"/>
        </table:table-row>
        <table:table-row table:style-name="ro1">
          <table:table-cell table:style-name="Default" table:number-columns-repeated="3"/>
          <table:table-cell table:style-name="ce5" office:value-type="float" office:value="4">
            <text:p>4</text:p>
          </table:table-cell>
          <table:table-cell table:style-name="ce5" office:value-type="float" office:value="3">
            <text:p>3</text:p>
          </table:table-cell>
          <table:table-cell table:style-name="ce15" office:value-type="string">
            <text:p>Muräne</text:p>
          </table:table-cell>
          <table:table-cell office:value-type="float" office:value="64">
            <text:p>64</text:p>
          </table:table-cell>
          <table:table-cell table:style-name="Default" office:value-type="float" office:value="45">
            <text:p>45</text:p>
          </table:table-cell>
          <table:table-cell table:style-name="Default"/>
          <table:table-cell table:style-name="ce5" office:value-type="float" office:value="4">
            <text:p>4</text:p>
          </table:table-cell>
          <table:table-cell table:style-name="ce5" office:value-type="float" office:value="3">
            <text:p>3</text:p>
          </table:table-cell>
          <table:table-cell table:style-name="ce29" office:value-type="string">
            <text:p>Feuerschneise</text:p>
          </table:table-cell>
          <table:table-cell office:value-type="float" office:value="52">
            <text:p>52</text:p>
          </table:table-cell>
          <table:table-cell table:style-name="Default"/>
          <table:table-cell/>
          <table:table-cell table:style-name="ce5" office:value-type="float" office:value="4">
            <text:p>4</text:p>
          </table:table-cell>
          <table:table-cell table:style-name="ce5" office:value-type="float" office:value="3">
            <text:p>3</text:p>
          </table:table-cell>
          <table:table-cell table:style-name="ce20" office:value-type="string">
            <text:p>Erdbeben</text:p>
          </table:table-cell>
          <table:table-cell office:value-type="float" office:value="28">
            <text:p>28</text:p>
          </table:table-cell>
          <table:table-cell table:number-columns-repeated="1005"/>
        </table:table-row>
        <table:table-row table:style-name="ro1">
          <table:table-cell table:style-name="Default" table:number-columns-repeated="3"/>
          <table:table-cell table:style-name="ce1" table:number-columns-repeated="3"/>
          <table:table-cell/>
          <table:table-cell table:style-name="Default" table:number-columns-repeated="2"/>
          <table:table-cell table:style-name="ce1" table:number-columns-repeated="3"/>
          <table:table-cell/>
          <table:table-cell table:style-name="Default"/>
          <table:table-cell/>
          <table:table-cell table:style-name="ce1" table:number-columns-repeated="3"/>
          <table:table-cell table:number-columns-repeated="1006"/>
        </table:table-row>
        <table:table-row table:style-name="ro1">
          <table:table-cell table:style-name="Default" table:number-columns-repeated="3"/>
          <table:table-cell table:style-name="ce3" office:value-type="string">
            <text:p>Luft</text:p>
          </table:table-cell>
          <table:table-cell table:style-name="ce3" office:value-type="string">
            <text:p>Wasser</text:p>
          </table:table-cell>
          <table:table-cell table:style-name="ce3"/>
          <table:table-cell/>
          <table:table-cell table:style-name="Default" table:number-columns-repeated="2"/>
          <table:table-cell table:style-name="ce3" office:value-type="string">
            <text:p>Feuer</text:p>
          </table:table-cell>
          <table:table-cell table:style-name="ce3" office:value-type="string">
            <text:p>Wasser</text:p>
          </table:table-cell>
          <table:table-cell table:style-name="ce3"/>
          <table:table-cell/>
          <table:table-cell table:style-name="Default"/>
          <table:table-cell/>
          <table:table-cell table:style-name="ce3" office:value-type="string">
            <text:p>Luft</text:p>
          </table:table-cell>
          <table:table-cell table:style-name="ce3" office:value-type="string">
            <text:p>Erde</text:p>
          </table:table-cell>
          <table:table-cell table:style-name="ce3"/>
          <table:table-cell table:number-columns-repeated="1006"/>
        </table:table-row>
        <table:table-row table:style-name="ro1">
          <table:table-cell table:style-name="Default" table:number-columns-repeated="3"/>
          <table:table-cell table:style-name="ce4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style-name="ce17" office:value-type="string">
            <text:p>Böe</text:p>
          </table:table-cell>
          <table:table-cell office:value-type="float" office:value="53">
            <text:p>53</text:p>
          </table:table-cell>
          <table:table-cell table:style-name="Default" office:value-type="float" office:value="3">
            <text:p>3</text:p>
          </table:table-cell>
          <table:table-cell table:style-name="Default"/>
          <table:table-cell table:style-name="ce4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style-name="ce11" office:value-type="string">
            <text:p>Alkohol</text:p>
          </table:table-cell>
          <table:table-cell office:value-type="float" office:value="5">
            <text:p>5</text:p>
          </table:table-cell>
          <table:table-cell table:style-name="Default"/>
          <table:table-cell/>
          <table:table-cell table:style-name="ce4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style-name="ce17" office:value-type="string">
            <text:p>Donner</text:p>
          </table:table-cell>
          <table:table-cell office:value-type="float" office:value="41">
            <text:p>41</text:p>
          </table:table-cell>
          <table:table-cell table:number-columns-repeated="1005"/>
        </table:table-row>
        <table:table-row table:style-name="ro1">
          <table:table-cell table:style-name="Default" table:number-columns-repeated="3"/>
          <table:table-cell table:style-name="ce5" office:value-type="float" office:value="3">
            <text:p>3</text:p>
          </table:table-cell>
          <table:table-cell table:style-name="ce5" office:value-type="float" office:value="1">
            <text:p>1</text:p>
          </table:table-cell>
          <table:table-cell table:style-name="ce16" office:value-type="string">
            <text:p>Windhose</text:p>
          </table:table-cell>
          <table:table-cell office:value-type="float" office:value="54">
            <text:p>54</text:p>
          </table:table-cell>
          <table:table-cell table:style-name="Default" office:value-type="float" office:value="10">
            <text:p>10</text:p>
          </table:table-cell>
          <table:table-cell table:style-name="Default"/>
          <table:table-cell table:style-name="ce5" office:value-type="float" office:value="3">
            <text:p>3</text:p>
          </table:table-cell>
          <table:table-cell table:style-name="ce5" office:value-type="float" office:value="1">
            <text:p>1</text:p>
          </table:table-cell>
          <table:table-cell table:style-name="ce29" office:value-type="string">
            <text:p>Glut</text:p>
          </table:table-cell>
          <table:table-cell office:value-type="float" office:value="6">
            <text:p>6</text:p>
          </table:table-cell>
          <table:table-cell table:style-name="Default"/>
          <table:table-cell/>
          <table:table-cell table:style-name="ce5" office:value-type="float" office:value="3">
            <text:p>3</text:p>
          </table:table-cell>
          <table:table-cell table:style-name="ce5" office:value-type="float" office:value="1">
            <text:p>1</text:p>
          </table:table-cell>
          <table:table-cell table:style-name="ce15" office:value-type="string">
            <text:p>Korrosion</text:p>
          </table:table-cell>
          <table:table-cell office:value-type="float" office:value="42">
            <text:p>42</text:p>
          </table:table-cell>
          <table:table-cell table:number-columns-repeated="1005"/>
        </table:table-row>
        <table:table-row table:style-name="ro1">
          <table:table-cell table:style-name="Default" table:number-columns-repeated="3"/>
          <table:table-cell table:style-name="ce5" office:value-type="float" office:value="3">
            <text:p>3</text:p>
          </table:table-cell>
          <table:table-cell table:style-name="ce5" office:value-type="float" office:value="2">
            <text:p>2</text:p>
          </table:table-cell>
          <table:table-cell table:style-name="ce16" office:value-type="string">
            <text:p>Gewitter</text:p>
          </table:table-cell>
          <table:table-cell office:value-type="float" office:value="55">
            <text:p>55</text:p>
          </table:table-cell>
          <table:table-cell table:style-name="Default" office:value-type="float" office:value="10">
            <text:p>10</text:p>
          </table:table-cell>
          <table:table-cell table:style-name="Default"/>
          <table:table-cell table:style-name="ce5" office:value-type="float" office:value="3">
            <text:p>3</text:p>
          </table:table-cell>
          <table:table-cell table:style-name="ce5" office:value-type="float" office:value="2">
            <text:p>2</text:p>
          </table:table-cell>
          <table:table-cell table:style-name="ce12" office:value-type="string">
            <text:p>Säure</text:p>
          </table:table-cell>
          <table:table-cell office:value-type="float" office:value="7">
            <text:p>7</text:p>
          </table:table-cell>
          <table:table-cell table:style-name="Default"/>
          <table:table-cell/>
          <table:table-cell table:style-name="ce5" office:value-type="float" office:value="3">
            <text:p>3</text:p>
          </table:table-cell>
          <table:table-cell table:style-name="ce5" office:value-type="float" office:value="2">
            <text:p>2</text:p>
          </table:table-cell>
          <table:table-cell table:style-name="ce23" office:value-type="string">
            <text:p>Smog</text:p>
          </table:table-cell>
          <table:table-cell office:value-type="float" office:value="43">
            <text:p>43</text:p>
          </table:table-cell>
          <table:table-cell table:number-columns-repeated="1005"/>
        </table:table-row>
        <table:table-row table:style-name="ro1">
          <table:table-cell table:style-name="Default" table:number-columns-repeated="3"/>
          <table:table-cell table:style-name="ce5" office:value-type="float" office:value="4">
            <text:p>4</text:p>
          </table:table-cell>
          <table:table-cell table:style-name="ce5" office:value-type="float" office:value="1">
            <text:p>1</text:p>
          </table:table-cell>
          <table:table-cell table:style-name="ce15" office:value-type="string">
            <text:p>Tornado</text:p>
          </table:table-cell>
          <table:table-cell office:value-type="float" office:value="56">
            <text:p>56</text:p>
          </table:table-cell>
          <table:table-cell table:style-name="Default" office:value-type="float" office:value="18">
            <text:p>18</text:p>
          </table:table-cell>
          <table:table-cell table:style-name="Default"/>
          <table:table-cell table:style-name="ce5" office:value-type="float" office:value="4">
            <text:p>4</text:p>
          </table:table-cell>
          <table:table-cell table:style-name="ce5" office:value-type="float" office:value="1">
            <text:p>1</text:p>
          </table:table-cell>
          <table:table-cell table:style-name="ce29" office:value-type="string">
            <text:p>Ölbrand</text:p>
          </table:table-cell>
          <table:table-cell office:value-type="float" office:value="8">
            <text:p>8</text:p>
          </table:table-cell>
          <table:table-cell table:style-name="Default"/>
          <table:table-cell/>
          <table:table-cell table:style-name="ce5" office:value-type="float" office:value="4">
            <text:p>4</text:p>
          </table:table-cell>
          <table:table-cell table:style-name="ce5" office:value-type="float" office:value="1">
            <text:p>1</text:p>
          </table:table-cell>
          <table:table-cell table:style-name="ce16" office:value-type="string">
            <text:p>Windstoß</text:p>
          </table:table-cell>
          <table:table-cell office:value-type="float" office:value="44">
            <text:p>44</text:p>
          </table:table-cell>
          <table:table-cell table:number-columns-repeated="1005"/>
        </table:table-row>
        <table:table-row table:style-name="ro1">
          <table:table-cell table:style-name="Default" table:number-columns-repeated="3"/>
          <table:table-cell table:style-name="ce5" office:value-type="float" office:value="4">
            <text:p>4</text:p>
          </table:table-cell>
          <table:table-cell table:style-name="ce5" office:value-type="float" office:value="2">
            <text:p>2</text:p>
          </table:table-cell>
          <table:table-cell table:style-name="ce15" office:value-type="string">
            <text:p>Orkan</text:p>
          </table:table-cell>
          <table:table-cell office:value-type="float" office:value="57">
            <text:p>57</text:p>
          </table:table-cell>
          <table:table-cell table:style-name="Default" office:value-type="float" office:value="32">
            <text:p>32</text:p>
          </table:table-cell>
          <table:table-cell table:style-name="Default"/>
          <table:table-cell table:style-name="ce5" office:value-type="float" office:value="4">
            <text:p>4</text:p>
          </table:table-cell>
          <table:table-cell table:style-name="ce5" office:value-type="float" office:value="2">
            <text:p>2</text:p>
          </table:table-cell>
          <table:table-cell table:style-name="ce12" office:value-type="string">
            <text:p>Gift</text:p>
          </table:table-cell>
          <table:table-cell office:value-type="float" office:value="9">
            <text:p>9</text:p>
          </table:table-cell>
          <table:table-cell table:style-name="Default"/>
          <table:table-cell/>
          <table:table-cell table:style-name="ce5" office:value-type="float" office:value="4">
            <text:p>4</text:p>
          </table:table-cell>
          <table:table-cell table:style-name="ce5" office:value-type="float" office:value="2">
            <text:p>2</text:p>
          </table:table-cell>
          <table:table-cell table:style-name="ce23" office:value-type="string">
            <text:p>Erdloch</text:p>
          </table:table-cell>
          <table:table-cell office:value-type="float" office:value="45">
            <text:p>45</text:p>
          </table:table-cell>
          <table:table-cell table:number-columns-repeated="1005"/>
        </table:table-row>
        <table:table-row table:style-name="ro1">
          <table:table-cell table:style-name="Default" table:number-columns-repeated="3"/>
          <table:table-cell table:style-name="ce5" office:value-type="float" office:value="4">
            <text:p>4</text:p>
          </table:table-cell>
          <table:table-cell table:style-name="ce5" office:value-type="float" office:value="3">
            <text:p>3</text:p>
          </table:table-cell>
          <table:table-cell table:style-name="ce15" office:value-type="string">
            <text:p>Eissturm</text:p>
          </table:table-cell>
          <table:table-cell office:value-type="float" office:value="58">
            <text:p>58</text:p>
          </table:table-cell>
          <table:table-cell table:style-name="Default" office:value-type="float" office:value="44">
            <text:p>44</text:p>
          </table:table-cell>
          <table:table-cell table:style-name="Default"/>
          <table:table-cell table:style-name="ce5" office:value-type="float" office:value="4">
            <text:p>4</text:p>
          </table:table-cell>
          <table:table-cell table:style-name="ce5" office:value-type="float" office:value="3">
            <text:p>3</text:p>
          </table:table-cell>
          <table:table-cell table:style-name="ce15" office:value-type="string">
            <text:p>Explosion</text:p>
          </table:table-cell>
          <table:table-cell office:value-type="float" office:value="10">
            <text:p>10</text:p>
          </table:table-cell>
          <table:table-cell table:style-name="Default"/>
          <table:table-cell/>
          <table:table-cell table:style-name="ce5" office:value-type="float" office:value="4">
            <text:p>4</text:p>
          </table:table-cell>
          <table:table-cell table:style-name="ce5" office:value-type="float" office:value="3">
            <text:p>3</text:p>
          </table:table-cell>
          <table:table-cell table:style-name="ce16" office:value-type="string">
            <text:p>Sandsturm</text:p>
          </table:table-cell>
          <table:table-cell office:value-type="float" office:value="46">
            <text:p>46</text:p>
          </table:table-cell>
          <table:table-cell table:number-columns-repeated="1005"/>
        </table:table-row>
        <table:table-row table:style-name="ro1">
          <table:table-cell table:style-name="Default" table:number-columns-repeated="3"/>
          <table:table-cell table:style-name="ce6" table:number-columns-repeated="2"/>
          <table:table-cell table:style-name="ce18"/>
          <table:table-cell/>
          <table:table-cell table:style-name="Default" table:number-columns-repeated="2"/>
          <table:table-cell table:style-name="ce6" table:number-columns-repeated="2"/>
          <table:table-cell table:style-name="ce18"/>
          <table:table-cell/>
          <table:table-cell table:style-name="Default"/>
          <table:table-cell/>
          <table:table-cell table:style-name="ce6" table:number-columns-repeated="2"/>
          <table:table-cell table:style-name="ce35"/>
          <table:table-cell table:number-columns-repeated="1006"/>
        </table:table-row>
        <table:table-row table:style-name="ro1">
          <table:table-cell table:style-name="Default" table:number-columns-repeated="3"/>
          <table:table-cell table:style-name="ce7" office:value-type="string">
            <text:p>Wasser</text:p>
          </table:table-cell>
          <table:table-cell table:style-name="ce7" office:value-type="string">
            <text:p>Luft</text:p>
          </table:table-cell>
          <table:table-cell table:style-name="ce7"/>
          <table:table-cell/>
          <table:table-cell table:style-name="Default" table:number-columns-repeated="2"/>
          <table:table-cell table:style-name="ce7" office:value-type="string">
            <text:p>Wasser</text:p>
          </table:table-cell>
          <table:table-cell table:style-name="ce7" office:value-type="string">
            <text:p>Feuer</text:p>
          </table:table-cell>
          <table:table-cell table:style-name="ce7"/>
          <table:table-cell/>
          <table:table-cell table:style-name="Default"/>
          <table:table-cell/>
          <table:table-cell table:style-name="ce7" office:value-type="string">
            <text:p>Erde</text:p>
          </table:table-cell>
          <table:table-cell table:style-name="ce7" office:value-type="string">
            <text:p>Luft</text:p>
          </table:table-cell>
          <table:table-cell table:style-name="ce7"/>
          <table:table-cell table:number-columns-repeated="1006"/>
        </table:table-row>
        <table:table-row table:style-name="ro1">
          <table:table-cell table:style-name="Default" table:number-columns-repeated="3"/>
          <table:table-cell table:style-name="ce4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style-name="ce19" office:value-type="string">
            <text:p>Regenschauer</text:p>
          </table:table-cell>
          <table:table-cell office:value-type="float" office:value="65">
            <text:p>65</text:p>
          </table:table-cell>
          <table:table-cell table:style-name="Default" office:value-type="float" office:value="3">
            <text:p>3</text:p>
          </table:table-cell>
          <table:table-cell table:style-name="Default"/>
          <table:table-cell table:style-name="ce4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style-name="ce33" office:value-type="string">
            <text:p>Wasserdampf</text:p>
          </table:table-cell>
          <table:table-cell office:value-type="float" office:value="71">
            <text:p>71</text:p>
          </table:table-cell>
          <table:table-cell table:style-name="Default"/>
          <table:table-cell/>
          <table:table-cell table:style-name="ce4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style-name="ce11" office:value-type="string">
            <text:p>Staub</text:p>
          </table:table-cell>
          <table:table-cell office:value-type="float" office:value="29">
            <text:p>29</text:p>
          </table:table-cell>
          <table:table-cell table:number-columns-repeated="1005"/>
        </table:table-row>
        <table:table-row table:style-name="ro1">
          <table:table-cell table:style-name="Default" table:number-columns-repeated="3"/>
          <table:table-cell table:style-name="ce5" office:value-type="float" office:value="3">
            <text:p>3</text:p>
          </table:table-cell>
          <table:table-cell table:style-name="ce5" office:value-type="float" office:value="1">
            <text:p>1</text:p>
          </table:table-cell>
          <table:table-cell table:style-name="ce20" office:value-type="string">
            <text:p>Wasserstrahl</text:p>
          </table:table-cell>
          <table:table-cell table:style-name="ce24" office:value-type="float" office:value="66">
            <text:p>66</text:p>
          </table:table-cell>
          <table:table-cell table:style-name="Default" office:value-type="float" office:value="6">
            <text:p>6</text:p>
          </table:table-cell>
          <table:table-cell table:style-name="Default"/>
          <table:table-cell table:style-name="ce5" office:value-type="float" office:value="3">
            <text:p>3</text:p>
          </table:table-cell>
          <table:table-cell table:style-name="ce5" office:value-type="float" office:value="1">
            <text:p>1</text:p>
          </table:table-cell>
          <table:table-cell table:style-name="ce23" office:value-type="string">
            <text:p>Nebel</text:p>
          </table:table-cell>
          <table:table-cell office:value-type="float" office:value="72">
            <text:p>72</text:p>
          </table:table-cell>
          <table:table-cell table:style-name="Default"/>
          <table:table-cell/>
          <table:table-cell table:style-name="ce5" office:value-type="float" office:value="3">
            <text:p>3</text:p>
          </table:table-cell>
          <table:table-cell table:style-name="ce5" office:value-type="float" office:value="1">
            <text:p>1</text:p>
          </table:table-cell>
          <table:table-cell table:style-name="ce12" office:value-type="string">
            <text:p>Sandhöhle</text:p>
          </table:table-cell>
          <table:table-cell office:value-type="float" office:value="30">
            <text:p>30</text:p>
          </table:table-cell>
          <table:table-cell table:number-columns-repeated="1005"/>
        </table:table-row>
        <table:table-row table:style-name="ro1">
          <table:table-cell table:style-name="Default" table:number-columns-repeated="3"/>
          <table:table-cell table:style-name="ce5" office:value-type="float" office:value="3">
            <text:p>3</text:p>
          </table:table-cell>
          <table:table-cell table:style-name="ce5" office:value-type="float" office:value="2">
            <text:p>2</text:p>
          </table:table-cell>
          <table:table-cell table:style-name="ce21" office:value-type="string">
            <text:p>Wasserfall</text:p>
          </table:table-cell>
          <table:table-cell table:style-name="ce25" office:value-type="float" office:value="67">
            <text:p>67</text:p>
          </table:table-cell>
          <table:table-cell table:style-name="Default" office:value-type="float" office:value="30">
            <text:p>30</text:p>
          </table:table-cell>
          <table:table-cell table:style-name="Default"/>
          <table:table-cell table:style-name="ce5" office:value-type="float" office:value="3">
            <text:p>3</text:p>
          </table:table-cell>
          <table:table-cell table:style-name="ce5" office:value-type="float" office:value="2">
            <text:p>2</text:p>
          </table:table-cell>
          <table:table-cell table:style-name="ce28" office:value-type="string">
            <text:p>Regenbogen</text:p>
          </table:table-cell>
          <table:table-cell office:value-type="float" office:value="73">
            <text:p>73</text:p>
          </table:table-cell>
          <table:table-cell table:style-name="Default"/>
          <table:table-cell/>
          <table:table-cell table:style-name="ce5" office:value-type="float" office:value="3">
            <text:p>3</text:p>
          </table:table-cell>
          <table:table-cell table:style-name="ce5" office:value-type="float" office:value="2">
            <text:p>2</text:p>
          </table:table-cell>
          <table:table-cell table:style-name="ce12" office:value-type="string">
            <text:p>Erdgas</text:p>
          </table:table-cell>
          <table:table-cell office:value-type="float" office:value="31">
            <text:p>31</text:p>
          </table:table-cell>
          <table:table-cell table:number-columns-repeated="1005"/>
        </table:table-row>
        <table:table-row table:style-name="ro1">
          <table:table-cell table:style-name="Default" table:number-columns-repeated="3"/>
          <table:table-cell table:style-name="ce5" office:value-type="float" office:value="4">
            <text:p>4</text:p>
          </table:table-cell>
          <table:table-cell table:style-name="ce5" office:value-type="float" office:value="1">
            <text:p>1</text:p>
          </table:table-cell>
          <table:table-cell table:style-name="ce15" office:value-type="string">
            <text:p>Monsun</text:p>
          </table:table-cell>
          <table:table-cell office:value-type="float" office:value="68">
            <text:p>68</text:p>
          </table:table-cell>
          <table:table-cell table:style-name="Default" table:number-columns-repeated="2"/>
          <table:table-cell table:style-name="ce5" office:value-type="float" office:value="4">
            <text:p>4</text:p>
          </table:table-cell>
          <table:table-cell table:style-name="ce5" office:value-type="float" office:value="1">
            <text:p>1</text:p>
          </table:table-cell>
          <table:table-cell table:style-name="ce12" office:value-type="string">
            <text:p>Wolke</text:p>
          </table:table-cell>
          <table:table-cell office:value-type="float" office:value="74">
            <text:p>74</text:p>
          </table:table-cell>
          <table:table-cell table:style-name="Default"/>
          <table:table-cell/>
          <table:table-cell table:style-name="ce5" office:value-type="float" office:value="4">
            <text:p>4</text:p>
          </table:table-cell>
          <table:table-cell table:style-name="ce5" office:value-type="float" office:value="1">
            <text:p>1</text:p>
          </table:table-cell>
          <table:table-cell table:style-name="ce16" office:value-type="string">
            <text:p>Wanderdüne</text:p>
          </table:table-cell>
          <table:table-cell office:value-type="float" office:value="32">
            <text:p>32</text:p>
          </table:table-cell>
          <table:table-cell table:number-columns-repeated="1005"/>
        </table:table-row>
        <table:table-row table:style-name="ro1">
          <table:table-cell table:style-name="Default" table:number-columns-repeated="3"/>
          <table:table-cell table:style-name="ce8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22" office:value-type="string">
            <text:p>Hurrikan</text:p>
          </table:table-cell>
          <table:table-cell office:value-type="float" office:value="69">
            <text:p>69</text:p>
          </table:table-cell>
          <table:table-cell table:style-name="Default" table:number-columns-repeated="2"/>
          <table:table-cell table:style-name="ce5" office:value-type="float" office:value="4">
            <text:p>4</text:p>
          </table:table-cell>
          <table:table-cell table:style-name="ce5" office:value-type="float" office:value="2">
            <text:p>2</text:p>
          </table:table-cell>
          <table:table-cell table:style-name="ce31" office:value-type="string">
            <text:p>Heiße Quelle</text:p>
          </table:table-cell>
          <table:table-cell office:value-type="float" office:value="75">
            <text:p>75</text:p>
          </table:table-cell>
          <table:table-cell table:style-name="Default"/>
          <table:table-cell/>
          <table:table-cell table:style-name="ce5" office:value-type="float" office:value="4">
            <text:p>4</text:p>
          </table:table-cell>
          <table:table-cell table:style-name="ce5" office:value-type="float" office:value="2">
            <text:p>2</text:p>
          </table:table-cell>
          <table:table-cell table:style-name="ce20" office:value-type="string">
            <text:p>Steinschlag</text:p>
          </table:table-cell>
          <table:table-cell office:value-type="float" office:value="33">
            <text:p>33</text:p>
          </table:table-cell>
          <table:table-cell table:number-columns-repeated="1005"/>
        </table:table-row>
        <table:table-row table:style-name="ro1">
          <table:table-cell table:style-name="Default" table:number-columns-repeated="3"/>
          <table:table-cell table:style-name="ce5" office:value-type="float" office:value="4">
            <text:p>4</text:p>
          </table:table-cell>
          <table:table-cell table:style-name="ce5" office:value-type="float" office:value="3">
            <text:p>3</text:p>
          </table:table-cell>
          <table:table-cell table:style-name="ce23" office:value-type="string">
            <text:p>Schneesturm</text:p>
          </table:table-cell>
          <table:table-cell office:value-type="float" office:value="70">
            <text:p>70</text:p>
          </table:table-cell>
          <table:table-cell table:style-name="Default" table:number-columns-repeated="2"/>
          <table:table-cell table:style-name="ce5" office:value-type="float" office:value="4">
            <text:p>4</text:p>
          </table:table-cell>
          <table:table-cell table:style-name="ce5" office:value-type="float" office:value="3">
            <text:p>3</text:p>
          </table:table-cell>
          <table:table-cell table:style-name="ce29" office:value-type="string">
            <text:p>Geysir</text:p>
          </table:table-cell>
          <table:table-cell office:value-type="float" office:value="76">
            <text:p>76</text:p>
          </table:table-cell>
          <table:table-cell table:style-name="Default"/>
          <table:table-cell/>
          <table:table-cell table:style-name="ce5" office:value-type="float" office:value="4">
            <text:p>4</text:p>
          </table:table-cell>
          <table:table-cell table:style-name="ce5" office:value-type="float" office:value="3">
            <text:p>3</text:p>
          </table:table-cell>
          <table:table-cell table:style-name="ce12" office:value-type="string">
            <text:p>Asteroid</text:p>
          </table:table-cell>
          <table:table-cell office:value-type="float" office:value="34">
            <text:p>34</text:p>
          </table:table-cell>
          <table:table-cell table:number-columns-repeated="1005"/>
        </table:table-row>
        <table:table-row table:style-name="ro1" table:number-rows-repeated="3">
          <table:table-cell table:number-columns-repeated="1024"/>
        </table:table-row>
        <table:table-row table:style-name="ro2">
          <table:table-cell table:style-name="ce2" office:value-type="string">
            <text:p>zauber_id</text:p>
          </table:table-cell>
          <table:table-cell table:style-name="ce2" office:value-type="string">
            <text:p>art</text:p>
          </table:table-cell>
          <table:table-cell table:style-name="ce2" office:value-type="string">
            <text:p>attribut</text:p>
          </table:table-cell>
          <table:table-cell table:style-name="ce10" office:value-type="string">
            <text:p>wert</text:p>
          </table:table-cell>
          <table:table-cell table:style-name="ce10" office:value-type="string">
            <text:p>runden</text:p>
          </table:table-cell>
          <table:table-cell table:style-name="ce10" office:value-type="string">
            <text:p>zurücksetzen</text:p>
          </table:table-cell>
          <table:table-cell/>
          <table:table-cell table:style-name="Default"/>
          <table:table-cell table:number-columns-repeated="1016"/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angriff</text:p>
          </table:table-cell>
          <table:table-cell office:value-type="string">
            <text:p>initiative</text:p>
          </table:table-cell>
          <table:table-cell office:value-type="float" office:value="-1">
            <text:p>-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angriff</text:p>
          </table:table-cell>
          <table:table-cell office:value-type="string">
            <text:p>initiative</text:p>
          </table:table-cell>
          <table:table-cell office:value-type="float" office:value="-2">
            <text:p>-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angriff</text:p>
          </table:table-cell>
          <table:table-cell office:value-type="string">
            <text:p>initiative</text:p>
          </table:table-cell>
          <table:table-cell office:value-type="float" office:value="-3">
            <text:p>-3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2">
          <table:table-cell office:value-type="float" office:value="38">
            <text:p>38</text:p>
          </table:table-cell>
          <table:table-cell office:value-type="string">
            <text:p>angriff</text:p>
          </table:table-cell>
          <table:table-cell office:value-type="string">
            <text:p>gesundheit</text:p>
          </table:table-cell>
          <table:table-cell office:value-type="float" office:value="-4">
            <text:p>-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2">
          <table:table-cell office:value-type="float" office:value="39">
            <text:p>39</text:p>
          </table:table-cell>
          <table:table-cell office:value-type="string">
            <text:p>angriff</text:p>
          </table:table-cell>
          <table:table-cell office:value-type="string">
            <text:p>magie</text:p>
          </table:table-cell>
          <table:table-cell office:value-type="float" office:value="-1">
            <text:p>-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2">
          <table:table-cell office:value-type="float" office:value="39">
            <text:p>39</text:p>
          </table:table-cell>
          <table:table-cell office:value-type="string">
            <text:p>angriff</text:p>
          </table:table-cell>
          <table:table-cell office:value-type="string">
            <text:p>gesundheit</text:p>
          </table:table-cell>
          <table:table-cell office:value-type="float" office:value="-1">
            <text:p>-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2">
          <table:table-cell office:value-type="float" office:value="40">
            <text:p>40</text:p>
          </table:table-cell>
          <table:table-cell office:value-type="string">
            <text:p>angriff</text:p>
          </table:table-cell>
          <table:table-cell office:value-type="string">
            <text:p>staerke</text:p>
          </table:table-cell>
          <table:table-cell office:value-type="float" office:value="-5">
            <text:p>-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2">
          <table:table-cell office:value-type="float" office:value="40">
            <text:p>40</text:p>
          </table:table-cell>
          <table:table-cell office:value-type="string">
            <text:p>angriff</text:p>
          </table:table-cell>
          <table:table-cell office:value-type="string">
            <text:p>gesundheit</text:p>
          </table:table-cell>
          <table:table-cell office:value-type="float" office:value="-5">
            <text:p>-5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float" office:value="59">
            <text:p>59</text:p>
          </table:table-cell>
          <table:table-cell office:value-type="string">
            <text:p>angriff</text:p>
          </table:table-cell>
          <table:table-cell office:value-type="string">
            <text:p>initiative</text:p>
          </table:table-cell>
          <table:table-cell office:value-type="float" office:value="-1">
            <text:p>-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2">
          <table:table-cell office:value-type="float" office:value="60">
            <text:p>60</text:p>
          </table:table-cell>
          <table:table-cell office:value-type="string">
            <text:p>angriff</text:p>
          </table:table-cell>
          <table:table-cell office:value-type="string">
            <text:p>gesundheit</text:p>
          </table:table-cell>
          <table:table-cell office:value-type="float" office:value="-2">
            <text:p>-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2">
          <table:table-cell office:value-type="float" office:value="61">
            <text:p>61</text:p>
          </table:table-cell>
          <table:table-cell office:value-type="string">
            <text:p>angriff</text:p>
          </table:table-cell>
          <table:table-cell office:value-type="string">
            <text:p>staerke</text:p>
          </table:table-cell>
          <table:table-cell office:value-type="float" office:value="-3">
            <text:p>-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1">
          <table:table-cell office:value-type="float" office:value="61">
            <text:p>61</text:p>
          </table:table-cell>
          <table:table-cell office:value-type="string">
            <text:p>angriff</text:p>
          </table:table-cell>
          <table:table-cell office:value-type="string">
            <text:p>initiative</text:p>
          </table:table-cell>
          <table:table-cell office:value-type="float" office:value="-3">
            <text:p>-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1">
          <table:table-cell office:value-type="float" office:value="63">
            <text:p>63</text:p>
          </table:table-cell>
          <table:table-cell office:value-type="string">
            <text:p>angriff</text:p>
          </table:table-cell>
          <table:table-cell office:value-type="string">
            <text:p>initiative</text:p>
          </table:table-cell>
          <table:table-cell office:value-type="float" office:value="-2">
            <text:p>-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1">
          <table:table-cell office:value-type="float" office:value="63">
            <text:p>63</text:p>
          </table:table-cell>
          <table:table-cell office:value-type="string">
            <text:p>angriff</text:p>
          </table:table-cell>
          <table:table-cell office:value-type="string">
            <text:p>ausweichen</text:p>
          </table:table-cell>
          <table:table-cell office:value-type="float" office:value="-2">
            <text:p>-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2">
          <table:table-cell office:value-type="float" office:value="62">
            <text:p>62</text:p>
          </table:table-cell>
          <table:table-cell office:value-type="string">
            <text:p>angriff</text:p>
          </table:table-cell>
          <table:table-cell office:value-type="string">
            <text:p>staerke</text:p>
          </table:table-cell>
          <table:table-cell office:value-type="float" office:value="-2">
            <text:p>-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2">
          <table:table-cell office:value-type="float" office:value="62">
            <text:p>62</text:p>
          </table:table-cell>
          <table:table-cell office:value-type="string">
            <text:p>angriff</text:p>
          </table:table-cell>
          <table:table-cell office:value-type="string">
            <text:p>gesundheit</text:p>
          </table:table-cell>
          <table:table-cell office:value-type="float" office:value="-2">
            <text:p>-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float" office:value="62">
            <text:p>62</text:p>
          </table:table-cell>
          <table:table-cell office:value-type="string">
            <text:p>angriff</text:p>
          </table:table-cell>
          <table:table-cell office:value-type="string">
            <text:p>initiative</text:p>
          </table:table-cell>
          <table:table-cell office:value-type="float" office:value="-2">
            <text:p>-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float" office:value="62">
            <text:p>62</text:p>
          </table:table-cell>
          <table:table-cell office:value-type="string">
            <text:p>angriff</text:p>
          </table:table-cell>
          <table:table-cell office:value-type="string">
            <text:p>ausweichen</text:p>
          </table:table-cell>
          <table:table-cell office:value-type="float" office:value="-2">
            <text:p>-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2">
          <table:table-cell office:value-type="float" office:value="64">
            <text:p>64</text:p>
          </table:table-cell>
          <table:table-cell office:value-type="string">
            <text:p>angriff</text:p>
          </table:table-cell>
          <table:table-cell office:value-type="string">
            <text:p>staerke</text:p>
          </table:table-cell>
          <table:table-cell office:value-type="float" office:value="-3">
            <text:p>-3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2">
          <table:table-cell office:value-type="float" office:value="64">
            <text:p>64</text:p>
          </table:table-cell>
          <table:table-cell office:value-type="string">
            <text:p>angriff</text:p>
          </table:table-cell>
          <table:table-cell office:value-type="string">
            <text:p>gesundheit</text:p>
          </table:table-cell>
          <table:table-cell office:value-type="float" office:value="-5">
            <text:p>-5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float" office:value="64">
            <text:p>64</text:p>
          </table:table-cell>
          <table:table-cell office:value-type="string">
            <text:p>angriff</text:p>
          </table:table-cell>
          <table:table-cell office:value-type="string">
            <text:p>ausweichen</text:p>
          </table:table-cell>
          <table:table-cell office:value-type="float" office:value="-1">
            <text:p>-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angriff</text:p>
          </table:table-cell>
          <table:table-cell office:value-type="string">
            <text:p>ausweichen</text:p>
          </table:table-cell>
          <table:table-cell office:value-type="float" office:value="-1">
            <text:p>-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angriff</text:p>
          </table:table-cell>
          <table:table-cell office:value-type="string">
            <text:p>ausweichen</text:p>
          </table:table-cell>
          <table:table-cell office:value-type="float" office:value="-2">
            <text:p>-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2">
          <table:table-cell office:value-type="float" office:value="55">
            <text:p>55</text:p>
          </table:table-cell>
          <table:table-cell office:value-type="string">
            <text:p>angriff</text:p>
          </table:table-cell>
          <table:table-cell office:value-type="string">
            <text:p>magie</text:p>
          </table:table-cell>
          <table:table-cell office:value-type="float" office:value="-5">
            <text:p>-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float" office:value="56">
            <text:p>56</text:p>
          </table:table-cell>
          <table:table-cell office:value-type="string">
            <text:p>angriff</text:p>
          </table:table-cell>
          <table:table-cell office:value-type="string">
            <text:p>ausweichen</text:p>
          </table:table-cell>
          <table:table-cell office:value-type="float" office:value="-6">
            <text:p>-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2">
          <table:table-cell office:value-type="float" office:value="57">
            <text:p>57</text:p>
          </table:table-cell>
          <table:table-cell office:value-type="string">
            <text:p>angriff</text:p>
          </table:table-cell>
          <table:table-cell office:value-type="string">
            <text:p>magie</text:p>
          </table:table-cell>
          <table:table-cell office:value-type="float" office:value="-2">
            <text:p>-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1">
          <table:table-cell office:value-type="float" office:value="57">
            <text:p>57</text:p>
          </table:table-cell>
          <table:table-cell office:value-type="string">
            <text:p>angriff</text:p>
          </table:table-cell>
          <table:table-cell office:value-type="string">
            <text:p>initiative</text:p>
          </table:table-cell>
          <table:table-cell office:value-type="float" office:value="-1">
            <text:p>-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1">
          <table:table-cell office:value-type="float" office:value="57">
            <text:p>57</text:p>
          </table:table-cell>
          <table:table-cell office:value-type="string">
            <text:p>angriff</text:p>
          </table:table-cell>
          <table:table-cell office:value-type="string">
            <text:p>ausweichen</text:p>
          </table:table-cell>
          <table:table-cell office:value-type="float" office:value="-1">
            <text:p>-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2">
          <table:table-cell office:value-type="float" office:value="57">
            <text:p>57</text:p>
          </table:table-cell>
          <table:table-cell office:value-type="string">
            <text:p>angriff</text:p>
          </table:table-cell>
          <table:table-cell office:value-type="string">
            <text:p>gesundheit</text:p>
          </table:table-cell>
          <table:table-cell office:value-type="float" office:value="-4">
            <text:p>-4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2">
          <table:table-cell office:value-type="float" office:value="58">
            <text:p>58</text:p>
          </table:table-cell>
          <table:table-cell office:value-type="string">
            <text:p>angriff</text:p>
          </table:table-cell>
          <table:table-cell office:value-type="string">
            <text:p>magie</text:p>
          </table:table-cell>
          <table:table-cell office:value-type="float" office:value="-2">
            <text:p>-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angriff</text:p>
          </table:table-cell>
          <table:table-cell office:value-type="string">
            <text:p>initiative</text:p>
          </table:table-cell>
          <table:table-cell office:value-type="float" office:value="-1">
            <text:p>-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angriff</text:p>
          </table:table-cell>
          <table:table-cell office:value-type="string">
            <text:p>ausweichen</text:p>
          </table:table-cell>
          <table:table-cell office:value-type="float" office:value="-1">
            <text:p>-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2">
          <table:table-cell office:value-type="float" office:value="58">
            <text:p>58</text:p>
          </table:table-cell>
          <table:table-cell office:value-type="string">
            <text:p>angriff</text:p>
          </table:table-cell>
          <table:table-cell office:value-type="string">
            <text:p>gesundheit</text:p>
          </table:table-cell>
          <table:table-cell office:value-type="float" office:value="-4">
            <text:p>-4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2">
          <table:table-cell office:value-type="float" office:value="58">
            <text:p>58</text:p>
          </table:table-cell>
          <table:table-cell office:value-type="string">
            <text:p>angriff</text:p>
          </table:table-cell>
          <table:table-cell office:value-type="string">
            <text:p>abwehr</text:p>
          </table:table-cell>
          <table:table-cell office:value-type="float" office:value="-3">
            <text:p>-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2">
          <table:table-cell office:value-type="float" office:value="65">
            <text:p>65</text:p>
          </table:table-cell>
          <table:table-cell office:value-type="string">
            <text:p>verteidigung</text:p>
          </table:table-cell>
          <table:table-cell office:value-type="string">
            <text:p>gesundheit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1">
          <table:table-cell office:value-type="float" office:value="66">
            <text:p>66</text:p>
          </table:table-cell>
          <table:table-cell office:value-type="string">
            <text:p>angriff</text:p>
          </table:table-cell>
          <table:table-cell office:value-type="string">
            <text:p>ausweichen</text:p>
          </table:table-cell>
          <table:table-cell office:value-type="float" office:value="-1">
            <text:p>-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2">
          <table:table-cell office:value-type="float" office:value="66">
            <text:p>66</text:p>
          </table:table-cell>
          <table:table-cell office:value-type="string">
            <text:p>angriff</text:p>
          </table:table-cell>
          <table:table-cell office:value-type="string">
            <text:p>abwehr</text:p>
          </table:table-cell>
          <table:table-cell office:value-type="float" office:value="-2">
            <text:p>-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2">
          <table:table-cell office:value-type="float" office:value="67">
            <text:p>67</text:p>
          </table:table-cell>
          <table:table-cell office:value-type="string">
            <text:p>verteidigung</text:p>
          </table:table-cell>
          <table:table-cell office:value-type="string">
            <text:p>gesundheit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2">
          <table:table-cell office:value-type="float" office:value="68">
            <text:p>68</text:p>
          </table:table-cell>
          <table:table-cell office:value-type="string">
            <text:p>angriff</text:p>
          </table:table-cell>
          <table:table-cell office:value-type="string">
            <text:p>staerke</text:p>
          </table:table-cell>
          <table:table-cell office:value-type="float" office:value="-3">
            <text:p>-3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2">
          <table:table-cell office:value-type="float" office:value="68">
            <text:p>68</text:p>
          </table:table-cell>
          <table:table-cell office:value-type="string">
            <text:p>angriff</text:p>
          </table:table-cell>
          <table:table-cell office:value-type="string">
            <text:p>magie</text:p>
          </table:table-cell>
          <table:table-cell office:value-type="float" office:value="-2">
            <text:p>-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float" office:value="68">
            <text:p>68</text:p>
          </table:table-cell>
          <table:table-cell office:value-type="string">
            <text:p>angriff</text:p>
          </table:table-cell>
          <table:table-cell office:value-type="string">
            <text:p>ausweichen</text:p>
          </table:table-cell>
          <table:table-cell office:value-type="float" office:value="-1">
            <text:p>-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float" office:value="69">
            <text:p>69</text:p>
          </table:table-cell>
          <table:table-cell office:value-type="string">
            <text:p>angriff</text:p>
          </table:table-cell>
          <table:table-cell office:value-type="string">
            <text:p>initiative</text:p>
          </table:table-cell>
          <table:table-cell office:value-type="float" office:value="-3">
            <text:p>-3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float" office:value="69">
            <text:p>69</text:p>
          </table:table-cell>
          <table:table-cell office:value-type="string">
            <text:p>angriff</text:p>
          </table:table-cell>
          <table:table-cell office:value-type="string">
            <text:p>ausweichen</text:p>
          </table:table-cell>
          <table:table-cell office:value-type="float" office:value="-4">
            <text:p>-4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2">
          <table:table-cell office:value-type="float" office:value="70">
            <text:p>70</text:p>
          </table:table-cell>
          <table:table-cell office:value-type="string">
            <text:p>angriff</text:p>
          </table:table-cell>
          <table:table-cell office:value-type="string">
            <text:p>gesundheit</text:p>
          </table:table-cell>
          <table:table-cell office:value-type="float" office:value="-3">
            <text:p>-3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angriff</text:p>
          </table:table-cell>
          <table:table-cell office:value-type="string">
            <text:p>initiative</text:p>
          </table:table-cell>
          <table:table-cell office:value-type="float" office:value="-4">
            <text:p>-4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angriff</text:p>
          </table:table-cell>
          <table:table-cell office:value-type="string">
            <text:p>ausweichen</text:p>
          </table:table-cell>
          <table:table-cell office:value-type="float" office:value="-3">
            <text:p>-3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2">
          <table:table-cell office:value-type="float" office:value="70">
            <text:p>70</text:p>
          </table:table-cell>
          <table:table-cell office:value-type="string">
            <text:p>angriff</text:p>
          </table:table-cell>
          <table:table-cell office:value-type="string">
            <text:p>abwehr</text:p>
          </table:table-cell>
          <table:table-cell office:value-type="float" office:value="-2">
            <text:p>-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angriff</text:p>
          </table:table-cell>
          <table:table-cell office:value-type="string">
            <text:p>magie</text:p>
          </table:table-cell>
          <table:table-cell office:value-type="float" office:value="-1">
            <text:p>-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angriff</text:p>
          </table:table-cell>
          <table:table-cell office:value-type="string">
            <text:p>gesundheit</text:p>
          </table:table-cell>
          <table:table-cell office:value-type="float" office:value="-2">
            <text:p>-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angriff</text:p>
          </table:table-cell>
          <table:table-cell office:value-type="string">
            <text:p>gesundheit</text:p>
          </table:table-cell>
          <table:table-cell office:value-type="float" office:value="-3">
            <text:p>-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angriff</text:p>
          </table:table-cell>
          <table:table-cell office:value-type="string">
            <text:p>intelligenz</text:p>
          </table:table-cell>
          <table:table-cell office:value-type="float" office:value="-4">
            <text:p>-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angriff</text:p>
          </table:table-cell>
          <table:table-cell office:value-type="string">
            <text:p>intelligenz</text:p>
          </table:table-cell>
          <table:table-cell office:value-type="float" office:value="-2">
            <text:p>-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angriff</text:p>
          </table:table-cell>
          <table:table-cell office:value-type="string">
            <text:p>magie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angriff</text:p>
          </table:table-cell>
          <table:table-cell office:value-type="string">
            <text:p>gesundheit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angriff</text:p>
          </table:table-cell>
          <table:table-cell office:value-type="string">
            <text:p>gesundheit</text:p>
          </table:table-cell>
          <table:table-cell office:value-type="float" office:value="-6">
            <text:p>-6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angriff</text:p>
          </table:table-cell>
          <table:table-cell office:value-type="string">
            <text:p>ausweichen</text:p>
          </table:table-cell>
          <table:table-cell office:value-type="float" office:value="-2">
            <text:p>-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2">
          <table:table-cell office:value-type="float" office:value="47">
            <text:p>47</text:p>
          </table:table-cell>
          <table:table-cell office:value-type="string">
            <text:p>angriff</text:p>
          </table:table-cell>
          <table:table-cell office:value-type="string">
            <text:p>magie</text:p>
          </table:table-cell>
          <table:table-cell office:value-type="float" office:value="-2">
            <text:p>-2</text:p>
          </table:table-cell>
          <table:table-cell table:number-columns-repeated="2" office:value-type="float" office:value="1">
            <text:p>1</text:p>
          </table:table-cell>
          <table:table-cell table:number-columns-repeated="1018"/>
        </table:table-row>
        <table:table-row table:style-name="ro2">
          <table:table-cell office:value-type="float" office:value="47">
            <text:p>47</text:p>
          </table:table-cell>
          <table:table-cell office:value-type="string">
            <text:p>angriff</text:p>
          </table:table-cell>
          <table:table-cell office:value-type="string">
            <text:p>abwehr</text:p>
          </table:table-cell>
          <table:table-cell office:value-type="float" office:value="-1">
            <text:p>-1</text:p>
          </table:table-cell>
          <table:table-cell table:number-columns-repeated="2" office:value-type="float" office:value="1">
            <text:p>1</text:p>
          </table:table-cell>
          <table:table-cell table:number-columns-repeated="1018"/>
        </table:table-row>
        <table:table-row table:style-name="ro2">
          <table:table-cell office:value-type="float" office:value="48">
            <text:p>48</text:p>
          </table:table-cell>
          <table:table-cell office:value-type="string">
            <text:p>verteidigung</text:p>
          </table:table-cell>
          <table:table-cell office:value-type="string">
            <text:p>intelligenz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1018"/>
        </table:table-row>
        <table:table-row table:style-name="ro2">
          <table:table-cell office:value-type="float" office:value="48">
            <text:p>48</text:p>
          </table:table-cell>
          <table:table-cell office:value-type="string">
            <text:p>verteidigung</text:p>
          </table:table-cell>
          <table:table-cell office:value-type="string">
            <text:p>magie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number-columns-repeated="1018"/>
        </table:table-row>
        <table:table-row table:style-name="ro2">
          <table:table-cell office:value-type="float" office:value="49">
            <text:p>49</text:p>
          </table:table-cell>
          <table:table-cell office:value-type="string">
            <text:p>angriff</text:p>
          </table:table-cell>
          <table:table-cell office:value-type="string">
            <text:p>intelligenz</text:p>
          </table:table-cell>
          <table:table-cell office:value-type="float" office:value="-2">
            <text:p>-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2">
          <table:table-cell office:value-type="float" office:value="49">
            <text:p>49</text:p>
          </table:table-cell>
          <table:table-cell office:value-type="string">
            <text:p>angriff</text:p>
          </table:table-cell>
          <table:table-cell office:value-type="string">
            <text:p>magie</text:p>
          </table:table-cell>
          <table:table-cell office:value-type="float" office:value="-4">
            <text:p>-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2">
          <table:table-cell office:value-type="float" office:value="50">
            <text:p>50</text:p>
          </table:table-cell>
          <table:table-cell office:value-type="string">
            <text:p>angriff</text:p>
          </table:table-cell>
          <table:table-cell office:value-type="string">
            <text:p>magie</text:p>
          </table:table-cell>
          <table:table-cell office:value-type="float" office:value="-5">
            <text:p>-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2">
          <table:table-cell office:value-type="float" office:value="50">
            <text:p>50</text:p>
          </table:table-cell>
          <table:table-cell office:value-type="string">
            <text:p>angriff</text:p>
          </table:table-cell>
          <table:table-cell office:value-type="string">
            <text:p>abwehr</text:p>
          </table:table-cell>
          <table:table-cell office:value-type="float" office:value="-1">
            <text:p>-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angriff</text:p>
          </table:table-cell>
          <table:table-cell office:value-type="string">
            <text:p>ausweichen</text:p>
          </table:table-cell>
          <table:table-cell office:value-type="float" office:value="-3">
            <text:p>-3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2">
          <table:table-cell office:value-type="float" office:value="51">
            <text:p>51</text:p>
          </table:table-cell>
          <table:table-cell office:value-type="string">
            <text:p>angriff</text:p>
          </table:table-cell>
          <table:table-cell office:value-type="string">
            <text:p>abwehr</text:p>
          </table:table-cell>
          <table:table-cell office:value-type="float" office:value="-4">
            <text:p>-4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2">
          <table:table-cell office:value-type="float" office:value="52">
            <text:p>52</text:p>
          </table:table-cell>
          <table:table-cell office:value-type="string">
            <text:p>angriff</text:p>
          </table:table-cell>
          <table:table-cell office:value-type="string">
            <text:p>staerke</text:p>
          </table:table-cell>
          <table:table-cell office:value-type="float" office:value="-3">
            <text:p>-3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2">
          <table:table-cell office:value-type="float" office:value="52">
            <text:p>52</text:p>
          </table:table-cell>
          <table:table-cell office:value-type="string">
            <text:p>angriff</text:p>
          </table:table-cell>
          <table:table-cell office:value-type="string">
            <text:p>magie</text:p>
          </table:table-cell>
          <table:table-cell office:value-type="float" office:value="-5">
            <text:p>-5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2">
          <table:table-cell office:value-type="float" office:value="52">
            <text:p>52</text:p>
          </table:table-cell>
          <table:table-cell office:value-type="string">
            <text:p>angriff</text:p>
          </table:table-cell>
          <table:table-cell office:value-type="string">
            <text:p>gesundheit</text:p>
          </table:table-cell>
          <table:table-cell office:value-type="float" office:value="-3">
            <text:p>-3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2">
          <table:table-cell office:value-type="float" office:value="52">
            <text:p>52</text:p>
          </table:table-cell>
          <table:table-cell office:value-type="string">
            <text:p>angriff</text:p>
          </table:table-cell>
          <table:table-cell office:value-type="string">
            <text:p>abwehr</text:p>
          </table:table-cell>
          <table:table-cell office:value-type="float" office:value="-2">
            <text:p>-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angriff</text:p>
          </table:table-cell>
          <table:table-cell office:value-type="string">
            <text:p>intelligenz</text:p>
          </table:table-cell>
          <table:table-cell office:value-type="float" office:value="-2">
            <text:p>-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angriff</text:p>
          </table:table-cell>
          <table:table-cell office:value-type="string">
            <text:p>gesundheit</text:p>
          </table:table-cell>
          <table:table-cell office:value-type="float" office:value="-1">
            <text:p>-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angriff</text:p>
          </table:table-cell>
          <table:table-cell office:value-type="string">
            <text:p>gesundheit</text:p>
          </table:table-cell>
          <table:table-cell office:value-type="float" office:value="-4">
            <text:p>-4</text:p>
          </table:table-cell>
          <table:table-cell table:number-columns-repeated="2" office:value-type="float" office:value="1">
            <text:p>1</text:p>
          </table:table-cell>
          <table:table-cell table:number-columns-repeated="1018"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angriff</text:p>
          </table:table-cell>
          <table:table-cell office:value-type="string">
            <text:p>intelligenz</text:p>
          </table:table-cell>
          <table:table-cell office:value-type="float" office:value="-1">
            <text:p>-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angriff</text:p>
          </table:table-cell>
          <table:table-cell office:value-type="string">
            <text:p>gesundheit</text:p>
          </table:table-cell>
          <table:table-cell office:value-type="float" office:value="-5">
            <text:p>-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angriff</text:p>
          </table:table-cell>
          <table:table-cell office:value-type="string">
            <text:p>gesundheit</text:p>
          </table:table-cell>
          <table:table-cell office:value-type="float" office:value="-4">
            <text:p>-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angriff</text:p>
          </table:table-cell>
          <table:table-cell office:value-type="string">
            <text:p>abwehr</text:p>
          </table:table-cell>
          <table:table-cell office:value-type="float" office:value="-3">
            <text:p>-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angriff</text:p>
          </table:table-cell>
          <table:table-cell office:value-type="string">
            <text:p>staerke</text:p>
          </table:table-cell>
          <table:table-cell office:value-type="float" office:value="-2">
            <text:p>-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angriff</text:p>
          </table:table-cell>
          <table:table-cell office:value-type="string">
            <text:p>intelligenz</text:p>
          </table:table-cell>
          <table:table-cell office:value-type="float" office:value="-2">
            <text:p>-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angriff</text:p>
          </table:table-cell>
          <table:table-cell office:value-type="string">
            <text:p>magie</text:p>
          </table:table-cell>
          <table:table-cell office:value-type="float" office:value="-2">
            <text:p>-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angriff</text:p>
          </table:table-cell>
          <table:table-cell office:value-type="string">
            <text:p>gesundheit</text:p>
          </table:table-cell>
          <table:table-cell office:value-type="float" office:value="-2">
            <text:p>-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angriff</text:p>
          </table:table-cell>
          <table:table-cell office:value-type="string">
            <text:p>staerke</text:p>
          </table:table-cell>
          <table:table-cell office:value-type="float" office:value="-3">
            <text:p>-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angriff</text:p>
          </table:table-cell>
          <table:table-cell office:value-type="string">
            <text:p>gesundheit</text:p>
          </table:table-cell>
          <table:table-cell office:value-type="float" office:value="-4">
            <text:p>-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angriff</text:p>
          </table:table-cell>
          <table:table-cell office:value-type="string">
            <text:p>ausweichen</text:p>
          </table:table-cell>
          <table:table-cell office:value-type="float" office:value="-2">
            <text:p>-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angriff</text:p>
          </table:table-cell>
          <table:table-cell office:value-type="string">
            <text:p>abwehr</text:p>
          </table:table-cell>
          <table:table-cell office:value-type="float" office:value="-2">
            <text:p>-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2">
          <table:table-cell office:value-type="float" office:value="71">
            <text:p>71</text:p>
          </table:table-cell>
          <table:table-cell office:value-type="string">
            <text:p>verteidigung</text:p>
          </table:table-cell>
          <table:table-cell office:value-type="string">
            <text:p>gesundheit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1">
          <table:table-cell office:value-type="float" office:value="72">
            <text:p>72</text:p>
          </table:table-cell>
          <table:table-cell office:value-type="string">
            <text:p>angriff</text:p>
          </table:table-cell>
          <table:table-cell office:value-type="string">
            <text:p>initiative</text:p>
          </table:table-cell>
          <table:table-cell office:value-type="float" office:value="-3">
            <text:p>-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1">
          <table:table-cell office:value-type="float" office:value="72">
            <text:p>72</text:p>
          </table:table-cell>
          <table:table-cell office:value-type="string">
            <text:p>angriff</text:p>
          </table:table-cell>
          <table:table-cell office:value-type="string">
            <text:p>ausweichen</text:p>
          </table:table-cell>
          <table:table-cell office:value-type="float" office:value="-1">
            <text:p>-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2">
          <table:table-cell office:value-type="float" office:value="73">
            <text:p>73</text:p>
          </table:table-cell>
          <table:table-cell office:value-type="string">
            <text:p>verteidigung</text:p>
          </table:table-cell>
          <table:table-cell office:value-type="string">
            <text:p>intelligenz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2">
          <table:table-cell office:value-type="float" office:value="73">
            <text:p>73</text:p>
          </table:table-cell>
          <table:table-cell office:value-type="string">
            <text:p>verteidigung</text:p>
          </table:table-cell>
          <table:table-cell office:value-type="string">
            <text:p>magie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2">
          <table:table-cell office:value-type="float" office:value="74">
            <text:p>74</text:p>
          </table:table-cell>
          <table:table-cell office:value-type="string">
            <text:p>angriff</text:p>
          </table:table-cell>
          <table:table-cell office:value-type="string">
            <text:p>intelligenz</text:p>
          </table:table-cell>
          <table:table-cell office:value-type="float" office:value="-3">
            <text:p>-3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2">
          <table:table-cell office:value-type="float" office:value="74">
            <text:p>74</text:p>
          </table:table-cell>
          <table:table-cell office:value-type="string">
            <text:p>angriff</text:p>
          </table:table-cell>
          <table:table-cell office:value-type="string">
            <text:p>magie</text:p>
          </table:table-cell>
          <table:table-cell office:value-type="float" office:value="-2">
            <text:p>-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2">
          <table:table-cell office:value-type="float" office:value="75">
            <text:p>75</text:p>
          </table:table-cell>
          <table:table-cell office:value-type="string">
            <text:p>verteidigung</text:p>
          </table:table-cell>
          <table:table-cell office:value-type="string">
            <text:p>staerke</text:p>
          </table:table-cell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2">
          <table:table-cell office:value-type="float" office:value="75">
            <text:p>75</text:p>
          </table:table-cell>
          <table:table-cell office:value-type="string">
            <text:p>verteidigung</text:p>
          </table:table-cell>
          <table:table-cell office:value-type="string">
            <text:p>gesundheit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2">
          <table:table-cell office:value-type="float" office:value="76">
            <text:p>76</text:p>
          </table:table-cell>
          <table:table-cell office:value-type="string">
            <text:p>verteidigung</text:p>
          </table:table-cell>
          <table:table-cell office:value-type="string">
            <text:p>intelligenz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2">
          <table:table-cell office:value-type="float" office:value="76">
            <text:p>76</text:p>
          </table:table-cell>
          <table:table-cell office:value-type="string">
            <text:p>verteidigung</text:p>
          </table:table-cell>
          <table:table-cell office:value-type="string">
            <text:p>magie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2">
          <table:table-cell office:value-type="float" office:value="76">
            <text:p>76</text:p>
          </table:table-cell>
          <table:table-cell office:value-type="string">
            <text:p>verteidigung</text:p>
          </table:table-cell>
          <table:table-cell office:value-type="string">
            <text:p>gesundheit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2">
          <table:table-cell office:value-type="float" office:value="76">
            <text:p>76</text:p>
          </table:table-cell>
          <table:table-cell office:value-type="string">
            <text:p>verteidigung</text:p>
          </table:table-cell>
          <table:table-cell office:value-type="string">
            <text:p>initiative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2">
          <table:table-cell office:value-type="float" office:value="76">
            <text:p>76</text:p>
          </table:table-cell>
          <table:table-cell office:value-type="string">
            <text:p>verteidigung</text:p>
          </table:table-cell>
          <table:table-cell office:value-type="string">
            <text:p>ausweichen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2">
          <table:table-cell office:value-type="float" office:value="17">
            <text:p>17</text:p>
          </table:table-cell>
          <table:table-cell office:value-type="string">
            <text:p>angriff</text:p>
          </table:table-cell>
          <table:table-cell office:value-type="string">
            <text:p>magie</text:p>
          </table:table-cell>
          <table:table-cell office:value-type="float" office:value="-2">
            <text:p>-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angriff</text:p>
          </table:table-cell>
          <table:table-cell office:value-type="string">
            <text:p>initiative</text:p>
          </table:table-cell>
          <table:table-cell office:value-type="float" office:value="-1">
            <text:p>-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angriff</text:p>
          </table:table-cell>
          <table:table-cell office:value-type="string">
            <text:p>gesundheit</text:p>
          </table:table-cell>
          <table:table-cell office:value-type="float" office:value="-3">
            <text:p>-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angriff</text:p>
          </table:table-cell>
          <table:table-cell office:value-type="string">
            <text:p>ausweichen</text:p>
          </table:table-cell>
          <table:table-cell office:value-type="float" office:value="-1">
            <text:p>-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angriff</text:p>
          </table:table-cell>
          <table:table-cell office:value-type="string">
            <text:p>gesundheit</text:p>
          </table:table-cell>
          <table:table-cell office:value-type="float" office:value="-2">
            <text:p>-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angriff</text:p>
          </table:table-cell>
          <table:table-cell office:value-type="string">
            <text:p>ausweichen</text:p>
          </table:table-cell>
          <table:table-cell office:value-type="float" office:value="-2">
            <text:p>-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angriff</text:p>
          </table:table-cell>
          <table:table-cell office:value-type="string">
            <text:p>staerke</text:p>
          </table:table-cell>
          <table:table-cell office:value-type="float" office:value="-3">
            <text:p>-3</text:p>
          </table:table-cell>
          <table:table-cell table:number-columns-repeated="2" office:value-type="float" office:value="1">
            <text:p>1</text:p>
          </table:table-cell>
          <table:table-cell table:number-columns-repeated="1018"/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angriff</text:p>
          </table:table-cell>
          <table:table-cell office:value-type="string">
            <text:p>gesundheit</text:p>
          </table:table-cell>
          <table:table-cell office:value-type="float" office:value="-1">
            <text:p>-1</text:p>
          </table:table-cell>
          <table:table-cell table:number-columns-repeated="2" office:value-type="float" office:value="1">
            <text:p>1</text:p>
          </table:table-cell>
          <table:table-cell table:number-columns-repeated="1018"/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angriff</text:p>
          </table:table-cell>
          <table:table-cell office:value-type="string">
            <text:p>abwehr</text:p>
          </table:table-cell>
          <table:table-cell office:value-type="float" office:value="-2">
            <text:p>-2</text:p>
          </table:table-cell>
          <table:table-cell table:number-columns-repeated="2" office:value-type="float" office:value="1">
            <text:p>1</text:p>
          </table:table-cell>
          <table:table-cell table:number-columns-repeated="1018"/>
        </table:table-row>
        <table:table-row table:style-name="ro2">
          <table:table-cell office:value-type="float" office:value="21">
            <text:p>21</text:p>
          </table:table-cell>
          <table:table-cell office:value-type="string">
            <text:p>angriff</text:p>
          </table:table-cell>
          <table:table-cell office:value-type="string">
            <text:p>staerke</text:p>
          </table:table-cell>
          <table:table-cell office:value-type="float" office:value="-4">
            <text:p>-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2">
          <table:table-cell office:value-type="float" office:value="21">
            <text:p>21</text:p>
          </table:table-cell>
          <table:table-cell office:value-type="string">
            <text:p>angriff</text:p>
          </table:table-cell>
          <table:table-cell office:value-type="string">
            <text:p>gesundheit</text:p>
          </table:table-cell>
          <table:table-cell office:value-type="float" office:value="-2">
            <text:p>-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angriff</text:p>
          </table:table-cell>
          <table:table-cell office:value-type="string">
            <text:p>gesundheit</text:p>
          </table:table-cell>
          <table:table-cell office:value-type="float" office:value="-5">
            <text:p>-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angriff</text:p>
          </table:table-cell>
          <table:table-cell office:value-type="string">
            <text:p>ausweichen</text:p>
          </table:table-cell>
          <table:table-cell office:value-type="float" office:value="-1">
            <text:p>-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angriff</text:p>
          </table:table-cell>
          <table:table-cell office:value-type="string">
            <text:p>abwehr</text:p>
          </table:table-cell>
          <table:table-cell office:value-type="float" office:value="-1">
            <text:p>-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angriff</text:p>
          </table:table-cell>
          <table:table-cell office:value-type="string">
            <text:p>magie</text:p>
          </table:table-cell>
          <table:table-cell office:value-type="float" office:value="-2">
            <text:p>-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2">
          <table:table-cell office:value-type="float" office:value="24">
            <text:p>24</text:p>
          </table:table-cell>
          <table:table-cell office:value-type="string">
            <text:p>angriff</text:p>
          </table:table-cell>
          <table:table-cell office:value-type="string">
            <text:p>intelligenz</text:p>
          </table:table-cell>
          <table:table-cell office:value-type="float" office:value="-2">
            <text:p>-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angriff</text:p>
          </table:table-cell>
          <table:table-cell office:value-type="string">
            <text:p>initiative</text:p>
          </table:table-cell>
          <table:table-cell office:value-type="float" office:value="-2">
            <text:p>-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angriff</text:p>
          </table:table-cell>
          <table:table-cell office:value-type="string">
            <text:p>staerke</text:p>
          </table:table-cell>
          <table:table-cell office:value-type="float" office:value="-3">
            <text:p>-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angriff</text:p>
          </table:table-cell>
          <table:table-cell office:value-type="string">
            <text:p>abwehr</text:p>
          </table:table-cell>
          <table:table-cell office:value-type="float" office:value="-3">
            <text:p>-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2">
          <table:table-cell office:value-type="float" office:value="26">
            <text:p>26</text:p>
          </table:table-cell>
          <table:table-cell office:value-type="string">
            <text:p>angriff</text:p>
          </table:table-cell>
          <table:table-cell office:value-type="string">
            <text:p>staerke</text:p>
          </table:table-cell>
          <table:table-cell office:value-type="float" office:value="-2">
            <text:p>-2</text:p>
          </table:table-cell>
          <table:table-cell table:number-columns-repeated="2" office:value-type="float" office:value="1">
            <text:p>1</text:p>
          </table:table-cell>
          <table:table-cell table:number-columns-repeated="1018"/>
        </table:table-row>
        <table:table-row table:style-name="ro2">
          <table:table-cell office:value-type="float" office:value="26">
            <text:p>26</text:p>
          </table:table-cell>
          <table:table-cell office:value-type="string">
            <text:p>angriff</text:p>
          </table:table-cell>
          <table:table-cell office:value-type="string">
            <text:p>gesundheit</text:p>
          </table:table-cell>
          <table:table-cell office:value-type="float" office:value="-2">
            <text:p>-2</text:p>
          </table:table-cell>
          <table:table-cell table:number-columns-repeated="2" office:value-type="float" office:value="1">
            <text:p>1</text:p>
          </table:table-cell>
          <table:table-cell table:number-columns-repeated="1018"/>
        </table:table-row>
        <table:table-row table:style-name="ro2">
          <table:table-cell office:value-type="float" office:value="26">
            <text:p>26</text:p>
          </table:table-cell>
          <table:table-cell office:value-type="string">
            <text:p>angriff</text:p>
          </table:table-cell>
          <table:table-cell office:value-type="string">
            <text:p>abwehr</text:p>
          </table:table-cell>
          <table:table-cell office:value-type="float" office:value="-3">
            <text:p>-3</text:p>
          </table:table-cell>
          <table:table-cell table:number-columns-repeated="2" office:value-type="float" office:value="1">
            <text:p>1</text:p>
          </table:table-cell>
          <table:table-cell table:number-columns-repeated="1018"/>
        </table:table-row>
        <table:table-row table:style-name="ro2">
          <table:table-cell office:value-type="float" office:value="27">
            <text:p>27</text:p>
          </table:table-cell>
          <table:table-cell office:value-type="string">
            <text:p>verteidigung</text:p>
          </table:table-cell>
          <table:table-cell office:value-type="string">
            <text:p>staerke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2">
          <table:table-cell office:value-type="float" office:value="27">
            <text:p>27</text:p>
          </table:table-cell>
          <table:table-cell office:value-type="string">
            <text:p>verteidigung</text:p>
          </table:table-cell>
          <table:table-cell office:value-type="string">
            <text:p>magie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2">
          <table:table-cell office:value-type="float" office:value="28">
            <text:p>28</text:p>
          </table:table-cell>
          <table:table-cell office:value-type="string">
            <text:p>angriff</text:p>
          </table:table-cell>
          <table:table-cell office:value-type="string">
            <text:p>staerke</text:p>
          </table:table-cell>
          <table:table-cell office:value-type="float" office:value="-5">
            <text:p>-5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2">
          <table:table-cell office:value-type="float" office:value="28">
            <text:p>28</text:p>
          </table:table-cell>
          <table:table-cell office:value-type="string">
            <text:p>angriff</text:p>
          </table:table-cell>
          <table:table-cell office:value-type="string">
            <text:p>gesundheit</text:p>
          </table:table-cell>
          <table:table-cell office:value-type="float" office:value="-3">
            <text:p>-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2">
          <table:table-cell office:value-type="float" office:value="41">
            <text:p>41</text:p>
          </table:table-cell>
          <table:table-cell office:value-type="string">
            <text:p>angriff</text:p>
          </table:table-cell>
          <table:table-cell office:value-type="string">
            <text:p>magie</text:p>
          </table:table-cell>
          <table:table-cell office:value-type="float" office:value="-4">
            <text:p>-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2">
          <table:table-cell office:value-type="float" office:value="41">
            <text:p>41</text:p>
          </table:table-cell>
          <table:table-cell office:value-type="string">
            <text:p>angriff</text:p>
          </table:table-cell>
          <table:table-cell office:value-type="string">
            <text:p>gesundheit</text:p>
          </table:table-cell>
          <table:table-cell office:value-type="float" office:value="-1">
            <text:p>-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2">
          <table:table-cell office:value-type="float" office:value="42">
            <text:p>42</text:p>
          </table:table-cell>
          <table:table-cell office:value-type="string">
            <text:p>angriff</text:p>
          </table:table-cell>
          <table:table-cell office:value-type="string">
            <text:p>staerke</text:p>
          </table:table-cell>
          <table:table-cell office:value-type="float" office:value="-3">
            <text:p>-3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2">
          <table:table-cell office:value-type="float" office:value="42">
            <text:p>42</text:p>
          </table:table-cell>
          <table:table-cell office:value-type="string">
            <text:p>angriff</text:p>
          </table:table-cell>
          <table:table-cell office:value-type="string">
            <text:p>abwehr</text:p>
          </table:table-cell>
          <table:table-cell office:value-type="float" office:value="-2">
            <text:p>-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2">
          <table:table-cell office:value-type="float" office:value="43">
            <text:p>43</text:p>
          </table:table-cell>
          <table:table-cell office:value-type="string">
            <text:p>angriff</text:p>
          </table:table-cell>
          <table:table-cell office:value-type="string">
            <text:p>gesundheit</text:p>
          </table:table-cell>
          <table:table-cell office:value-type="float" office:value="-4">
            <text:p>-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2">
          <table:table-cell office:value-type="float" office:value="44">
            <text:p>44</text:p>
          </table:table-cell>
          <table:table-cell office:value-type="string">
            <text:p>angriff</text:p>
          </table:table-cell>
          <table:table-cell office:value-type="string">
            <text:p>magie</text:p>
          </table:table-cell>
          <table:table-cell office:value-type="float" office:value="-1">
            <text:p>-1</text:p>
          </table:table-cell>
          <table:table-cell table:number-columns-repeated="2" office:value-type="float" office:value="1">
            <text:p>1</text:p>
          </table:table-cell>
          <table:table-cell table:number-columns-repeated="1018"/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angriff</text:p>
          </table:table-cell>
          <table:table-cell office:value-type="string">
            <text:p>initiative</text:p>
          </table:table-cell>
          <table:table-cell office:value-type="float" office:value="-3">
            <text:p>-3</text:p>
          </table:table-cell>
          <table:table-cell table:number-columns-repeated="2" office:value-type="float" office:value="1">
            <text:p>1</text:p>
          </table:table-cell>
          <table:table-cell table:number-columns-repeated="1018"/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angriff</text:p>
          </table:table-cell>
          <table:table-cell office:value-type="string">
            <text:p>ausweichen</text:p>
          </table:table-cell>
          <table:table-cell office:value-type="float" office:value="-3">
            <text:p>-3</text:p>
          </table:table-cell>
          <table:table-cell table:number-columns-repeated="2" office:value-type="float" office:value="1">
            <text:p>1</text:p>
          </table:table-cell>
          <table:table-cell table:number-columns-repeated="1018"/>
        </table:table-row>
        <table:table-row table:style-name="ro2">
          <table:table-cell office:value-type="float" office:value="45">
            <text:p>45</text:p>
          </table:table-cell>
          <table:table-cell office:value-type="string">
            <text:p>verteidigung</text:p>
          </table:table-cell>
          <table:table-cell office:value-type="string">
            <text:p>initiative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2">
          <table:table-cell office:value-type="float" office:value="45">
            <text:p>45</text:p>
          </table:table-cell>
          <table:table-cell office:value-type="string">
            <text:p>verteidigung</text:p>
          </table:table-cell>
          <table:table-cell office:value-type="string">
            <text:p>ausweichen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2">
          <table:table-cell office:value-type="float" office:value="46">
            <text:p>46</text:p>
          </table:table-cell>
          <table:table-cell office:value-type="string">
            <text:p>angriff</text:p>
          </table:table-cell>
          <table:table-cell office:value-type="string">
            <text:p>staerke</text:p>
          </table:table-cell>
          <table:table-cell office:value-type="float" office:value="-2">
            <text:p>-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2">
          <table:table-cell office:value-type="float" office:value="46">
            <text:p>46</text:p>
          </table:table-cell>
          <table:table-cell office:value-type="string">
            <text:p>angriff</text:p>
          </table:table-cell>
          <table:table-cell office:value-type="string">
            <text:p>gesundheit</text:p>
          </table:table-cell>
          <table:table-cell office:value-type="float" office:value="-2">
            <text:p>-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angriff</text:p>
          </table:table-cell>
          <table:table-cell office:value-type="string">
            <text:p>initiative</text:p>
          </table:table-cell>
          <table:table-cell office:value-type="float" office:value="-2">
            <text:p>-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angriff</text:p>
          </table:table-cell>
          <table:table-cell office:value-type="string">
            <text:p>ausweichen</text:p>
          </table:table-cell>
          <table:table-cell office:value-type="float" office:value="-2">
            <text:p>-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2">
          <table:table-cell office:value-type="float" office:value="46">
            <text:p>46</text:p>
          </table:table-cell>
          <table:table-cell office:value-type="string">
            <text:p>angriff</text:p>
          </table:table-cell>
          <table:table-cell office:value-type="string">
            <text:p>abwehr</text:p>
          </table:table-cell>
          <table:table-cell office:value-type="float" office:value="-2">
            <text:p>-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2">
          <table:table-cell office:value-type="float" office:value="29">
            <text:p>29</text:p>
          </table:table-cell>
          <table:table-cell office:value-type="string">
            <text:p>angriff</text:p>
          </table:table-cell>
          <table:table-cell office:value-type="string">
            <text:p>gesundheit</text:p>
          </table:table-cell>
          <table:table-cell office:value-type="float" office:value="-3">
            <text:p>-3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2">
          <table:table-cell office:value-type="float" office:value="30">
            <text:p>30</text:p>
          </table:table-cell>
          <table:table-cell office:value-type="string">
            <text:p>verteidigung</text:p>
          </table:table-cell>
          <table:table-cell office:value-type="string">
            <text:p>staerke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2">
          <table:table-cell office:value-type="float" office:value="30">
            <text:p>30</text:p>
          </table:table-cell>
          <table:table-cell office:value-type="string">
            <text:p>verteidigung</text:p>
          </table:table-cell>
          <table:table-cell office:value-type="string">
            <text:p>gesundheit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2">
          <table:table-cell office:value-type="float" office:value="30">
            <text:p>30</text:p>
          </table:table-cell>
          <table:table-cell office:value-type="string">
            <text:p>verteidigung</text:p>
          </table:table-cell>
          <table:table-cell office:value-type="string">
            <text:p>ausweichen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2">
          <table:table-cell office:value-type="float" office:value="30">
            <text:p>30</text:p>
          </table:table-cell>
          <table:table-cell office:value-type="string">
            <text:p>verteidigung</text:p>
          </table:table-cell>
          <table:table-cell office:value-type="string">
            <text:p>abwehr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2">
          <table:table-cell office:value-type="float" office:value="31">
            <text:p>31</text:p>
          </table:table-cell>
          <table:table-cell office:value-type="string">
            <text:p>angriff</text:p>
          </table:table-cell>
          <table:table-cell office:value-type="string">
            <text:p>gesundheit</text:p>
          </table:table-cell>
          <table:table-cell office:value-type="float" office:value="-4">
            <text:p>-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2">
          <table:table-cell office:value-type="float" office:value="31">
            <text:p>31</text:p>
          </table:table-cell>
          <table:table-cell office:value-type="string">
            <text:p>angriff</text:p>
          </table:table-cell>
          <table:table-cell office:value-type="string">
            <text:p>abwehr</text:p>
          </table:table-cell>
          <table:table-cell office:value-type="float" office:value="-2">
            <text:p>-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2">
          <table:table-cell office:value-type="float" office:value="32">
            <text:p>32</text:p>
          </table:table-cell>
          <table:table-cell office:value-type="string">
            <text:p>angriff</text:p>
          </table:table-cell>
          <table:table-cell office:value-type="string">
            <text:p>staerke</text:p>
          </table:table-cell>
          <table:table-cell office:value-type="float" office:value="-3">
            <text:p>-3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2">
          <table:table-cell office:value-type="float" office:value="32">
            <text:p>32</text:p>
          </table:table-cell>
          <table:table-cell office:value-type="string">
            <text:p>angriff</text:p>
          </table:table-cell>
          <table:table-cell office:value-type="string">
            <text:p>intelligenz</text:p>
          </table:table-cell>
          <table:table-cell office:value-type="float" office:value="-3">
            <text:p>-3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2">
          <table:table-cell office:value-type="float" office:value="32">
            <text:p>32</text:p>
          </table:table-cell>
          <table:table-cell office:value-type="string">
            <text:p>angriff</text:p>
          </table:table-cell>
          <table:table-cell office:value-type="string">
            <text:p>magie</text:p>
          </table:table-cell>
          <table:table-cell office:value-type="float" office:value="-3">
            <text:p>-3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2">
          <table:table-cell office:value-type="float" office:value="32">
            <text:p>32</text:p>
          </table:table-cell>
          <table:table-cell office:value-type="string">
            <text:p>angriff</text:p>
          </table:table-cell>
          <table:table-cell office:value-type="string">
            <text:p>abwehr</text:p>
          </table:table-cell>
          <table:table-cell office:value-type="float" office:value="-2">
            <text:p>-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2">
          <table:table-cell office:value-type="float" office:value="33">
            <text:p>33</text:p>
          </table:table-cell>
          <table:table-cell office:value-type="string">
            <text:p>angriff</text:p>
          </table:table-cell>
          <table:table-cell office:value-type="string">
            <text:p>staerke</text:p>
          </table:table-cell>
          <table:table-cell office:value-type="float" office:value="-6">
            <text:p>-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2">
          <table:table-cell office:value-type="float" office:value="33">
            <text:p>33</text:p>
          </table:table-cell>
          <table:table-cell office:value-type="string">
            <text:p>angriff</text:p>
          </table:table-cell>
          <table:table-cell office:value-type="string">
            <text:p>gesundheit</text:p>
          </table:table-cell>
          <table:table-cell office:value-type="float" office:value="-4">
            <text:p>-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angriff</text:p>
          </table:table-cell>
          <table:table-cell office:value-type="string">
            <text:p>staerke</text:p>
          </table:table-cell>
          <table:table-cell office:value-type="float" office:value="-8">
            <text:p>-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angriff</text:p>
          </table:table-cell>
          <table:table-cell office:value-type="string">
            <text:p>gesundheit</text:p>
          </table:table-cell>
          <table:table-cell office:value-type="float" office:value="-6">
            <text:p>-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 table:number-rows-repeated="653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Kombinationen_(2)" table:style-name="ta1">
        <table:table-column table:style-name="co3" table:default-cell-style-name="ce1"/>
        <table:table-column table:style-name="co13" table:number-columns-repeated="4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9"/>
        <table:table-column table:style-name="co17" table:default-cell-style-name="ce9"/>
        <table:table-column table:style-name="co10" table:number-columns-repeated="1015" table:default-cell-style-name="ce9"/>
        <table:table-row table:style-name="ro1">
          <table:table-cell table:style-name="ce3" office:value-type="string">
            <text:p>Kombination</text:p>
          </table:table-cell>
          <table:table-cell table:style-name="ce3" office:value-type="string">
            <text:p>Feuer</text:p>
          </table:table-cell>
          <table:table-cell table:style-name="ce3" office:value-type="string">
            <text:p>Erde</text:p>
          </table:table-cell>
          <table:table-cell table:style-name="ce3" office:value-type="string">
            <text:p>Luft</text:p>
          </table:table-cell>
          <table:table-cell table:style-name="ce3" office:value-type="string">
            <text:p>Wasser</text:p>
          </table:table-cell>
          <table:table-cell table:style-name="ce39" office:value-type="string">
            <text:p>Hauptelement</text:p>
          </table:table-cell>
          <table:table-cell table:style-name="ce39" office:value-type="string">
            <text:p>Nebenelement</text:p>
          </table:table-cell>
          <table:table-cell table:style-name="ce39" office:value-type="string">
            <text:p>Typ</text:p>
          </table:table-cell>
          <table:table-cell table:style-name="ce39" office:value-type="string">
            <text:p>Geschwindigkeit</text:p>
          </table:table-cell>
          <table:table-cell table:number-columns-repeated="1015"/>
        </table:table-row>
        <table:table-row table:style-name="ro1">
          <table:table-cell table:style-name="ce12" office:value-type="string">
            <text:p>Alkohol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table:formula="of:=IF([.B2]=MAX([.B2:.E2]);[.$B$1];&quot;&quot;)&amp;IF([.C2]=MAX([.B2:.E2]);[.$C$1];&quot;&quot;)&amp;IF([.D2]=MAX([.B2:.E2]);[.$D$1];&quot;&quot;)&amp;IF([.E2]=MAX([.B2:.E2]);[.$E$1];&quot;&quot;)" office:value-type="string" office:string-value="Feuer">
            <text:p>Feuer</text:p>
          </table:table-cell>
          <table:table-cell table:style-name="ce5" table:formula="of:=IF(AND([.B2]&lt;MAX([.B2:.E2]);[.B2]&gt;0);[.$B$1];&quot;&quot;)&amp;IF(AND([.C2]&lt;MAX([.B2:.E2]);[.C2]&gt;0);[.$C$1];&quot;&quot;)&amp;IF(AND([.D2]&lt;MAX([.B2:.E2]);[.D2]&gt;0);[.$D$1];&quot;&quot;)&amp;IF(AND([.E2]&lt;MAX([.B2:.E2]);[.E2]&gt;0);[.$E$1];&quot;&quot;)" office:value-type="string" office:string-value="Wasser">
            <text:p>Wasser</text:p>
          </table:table-cell>
          <table:table-cell table:style-name="ce40" office:value-type="string">
            <text:p>Materieformung</text:p>
          </table:table-cell>
          <table:table-cell table:style-name="ce40"/>
          <table:table-cell table:number-columns-repeated="1015"/>
        </table:table-row>
        <table:table-row table:style-name="ro1">
          <table:table-cell table:style-name="ce29" office:value-type="string">
            <text:p>Glut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table:formula="of:=IF([.B3]=MAX([.B3:.E3]);[.$B$1];&quot;&quot;)&amp;IF([.C3]=MAX([.B3:.E3]);[.$C$1];&quot;&quot;)&amp;IF([.D3]=MAX([.B3:.E3]);[.$D$1];&quot;&quot;)&amp;IF([.E3]=MAX([.B3:.E3]);[.$E$1];&quot;&quot;)" office:value-type="string" office:string-value="Feuer">
            <text:p>Feuer</text:p>
          </table:table-cell>
          <table:table-cell table:style-name="ce5" table:formula="of:=IF(AND([.B3]&lt;MAX([.B3:.E3]);[.B3]&gt;0);[.$B$1];&quot;&quot;)&amp;IF(AND([.C3]&lt;MAX([.B3:.E3]);[.C3]&gt;0);[.$C$1];&quot;&quot;)&amp;IF(AND([.D3]&lt;MAX([.B3:.E3]);[.D3]&gt;0);[.$D$1];&quot;&quot;)&amp;IF(AND([.E3]&lt;MAX([.B3:.E3]);[.E3]&gt;0);[.$E$1];&quot;&quot;)" office:value-type="string" office:string-value="Wasser">
            <text:p>Wasser</text:p>
          </table:table-cell>
          <table:table-cell table:style-name="ce40" office:value-type="string">
            <text:p>Schaden</text:p>
          </table:table-cell>
          <table:table-cell table:style-name="ce40" office:value-type="string">
            <text:p>langsam</text:p>
          </table:table-cell>
          <table:table-cell table:number-columns-repeated="1015"/>
        </table:table-row>
        <table:table-row table:style-name="ro1">
          <table:table-cell table:style-name="ce12" office:value-type="string">
            <text:p>Säure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">
            <text:p>2</text:p>
          </table:table-cell>
          <table:table-cell table:style-name="ce5" table:formula="of:=IF([.B4]=MAX([.B4:.E4]);[.$B$1];&quot;&quot;)&amp;IF([.C4]=MAX([.B4:.E4]);[.$C$1];&quot;&quot;)&amp;IF([.D4]=MAX([.B4:.E4]);[.$D$1];&quot;&quot;)&amp;IF([.E4]=MAX([.B4:.E4]);[.$E$1];&quot;&quot;)" office:value-type="string" office:string-value="Feuer">
            <text:p>Feuer</text:p>
          </table:table-cell>
          <table:table-cell table:style-name="ce5" table:formula="of:=IF(AND([.B4]&lt;MAX([.B4:.E4]);[.B4]&gt;0);[.$B$1];&quot;&quot;)&amp;IF(AND([.C4]&lt;MAX([.B4:.E4]);[.C4]&gt;0);[.$C$1];&quot;&quot;)&amp;IF(AND([.D4]&lt;MAX([.B4:.E4]);[.D4]&gt;0);[.$D$1];&quot;&quot;)&amp;IF(AND([.E4]&lt;MAX([.B4:.E4]);[.E4]&gt;0);[.$E$1];&quot;&quot;)" office:value-type="string" office:string-value="Wasser">
            <text:p>Wasser</text:p>
          </table:table-cell>
          <table:table-cell table:style-name="ce40" office:value-type="string">
            <text:p>Materieformung</text:p>
          </table:table-cell>
          <table:table-cell table:style-name="ce40"/>
          <table:table-cell table:number-columns-repeated="1015"/>
        </table:table-row>
        <table:table-row table:style-name="ro1">
          <table:table-cell table:style-name="ce29" office:value-type="string">
            <text:p>Ölbrand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table:formula="of:=IF([.B5]=MAX([.B5:.E5]);[.$B$1];&quot;&quot;)&amp;IF([.C5]=MAX([.B5:.E5]);[.$C$1];&quot;&quot;)&amp;IF([.D5]=MAX([.B5:.E5]);[.$D$1];&quot;&quot;)&amp;IF([.E5]=MAX([.B5:.E5]);[.$E$1];&quot;&quot;)" office:value-type="string" office:string-value="Feuer">
            <text:p>Feuer</text:p>
          </table:table-cell>
          <table:table-cell table:style-name="ce5" table:formula="of:=IF(AND([.B5]&lt;MAX([.B5:.E5]);[.B5]&gt;0);[.$B$1];&quot;&quot;)&amp;IF(AND([.C5]&lt;MAX([.B5:.E5]);[.C5]&gt;0);[.$C$1];&quot;&quot;)&amp;IF(AND([.D5]&lt;MAX([.B5:.E5]);[.D5]&gt;0);[.$D$1];&quot;&quot;)&amp;IF(AND([.E5]&lt;MAX([.B5:.E5]);[.E5]&gt;0);[.$E$1];&quot;&quot;)" office:value-type="string" office:string-value="Wasser">
            <text:p>Wasser</text:p>
          </table:table-cell>
          <table:table-cell table:style-name="ce40" office:value-type="string">
            <text:p>Schaden</text:p>
          </table:table-cell>
          <table:table-cell table:style-name="ce40" office:value-type="string">
            <text:p>langsam</text:p>
          </table:table-cell>
          <table:table-cell table:number-columns-repeated="1015"/>
        </table:table-row>
        <table:table-row table:style-name="ro1">
          <table:table-cell table:style-name="ce12" office:value-type="string">
            <text:p>Gift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">
            <text:p>2</text:p>
          </table:table-cell>
          <table:table-cell table:style-name="ce5" table:formula="of:=IF([.B6]=MAX([.B6:.E6]);[.$B$1];&quot;&quot;)&amp;IF([.C6]=MAX([.B6:.E6]);[.$C$1];&quot;&quot;)&amp;IF([.D6]=MAX([.B6:.E6]);[.$D$1];&quot;&quot;)&amp;IF([.E6]=MAX([.B6:.E6]);[.$E$1];&quot;&quot;)" office:value-type="string" office:string-value="Feuer">
            <text:p>Feuer</text:p>
          </table:table-cell>
          <table:table-cell table:style-name="ce5" table:formula="of:=IF(AND([.B6]&lt;MAX([.B6:.E6]);[.B6]&gt;0);[.$B$1];&quot;&quot;)&amp;IF(AND([.C6]&lt;MAX([.B6:.E6]);[.C6]&gt;0);[.$C$1];&quot;&quot;)&amp;IF(AND([.D6]&lt;MAX([.B6:.E6]);[.D6]&gt;0);[.$D$1];&quot;&quot;)&amp;IF(AND([.E6]&lt;MAX([.B6:.E6]);[.E6]&gt;0);[.$E$1];&quot;&quot;)" office:value-type="string" office:string-value="Wasser">
            <text:p>Wasser</text:p>
          </table:table-cell>
          <table:table-cell table:style-name="ce40" office:value-type="string">
            <text:p>Materieformung</text:p>
          </table:table-cell>
          <table:table-cell table:style-name="ce40"/>
          <table:table-cell table:number-columns-repeated="1015"/>
        </table:table-row>
        <table:table-row table:style-name="ro1">
          <table:table-cell table:style-name="ce15" office:value-type="string">
            <text:p>Explosion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3">
            <text:p>3</text:p>
          </table:table-cell>
          <table:table-cell table:style-name="ce5" table:formula="of:=IF([.B7]=MAX([.B7:.E7]);[.$B$1];&quot;&quot;)&amp;IF([.C7]=MAX([.B7:.E7]);[.$C$1];&quot;&quot;)&amp;IF([.D7]=MAX([.B7:.E7]);[.$D$1];&quot;&quot;)&amp;IF([.E7]=MAX([.B7:.E7]);[.$E$1];&quot;&quot;)" office:value-type="string" office:string-value="Feuer">
            <text:p>Feuer</text:p>
          </table:table-cell>
          <table:table-cell table:style-name="ce5" table:formula="of:=IF(AND([.B7]&lt;MAX([.B7:.E7]);[.B7]&gt;0);[.$B$1];&quot;&quot;)&amp;IF(AND([.C7]&lt;MAX([.B7:.E7]);[.C7]&gt;0);[.$C$1];&quot;&quot;)&amp;IF(AND([.D7]&lt;MAX([.B7:.E7]);[.D7]&gt;0);[.$D$1];&quot;&quot;)&amp;IF(AND([.E7]&lt;MAX([.B7:.E7]);[.E7]&gt;0);[.$E$1];&quot;&quot;)" office:value-type="string" office:string-value="Wasser">
            <text:p>Wasser</text:p>
          </table:table-cell>
          <table:table-cell table:style-name="ce40" office:value-type="string">
            <text:p>Schaden</text:p>
          </table:table-cell>
          <table:table-cell table:style-name="ce40" office:value-type="string">
            <text:p>schnell</text:p>
          </table:table-cell>
          <table:table-cell table:number-columns-repeated="1015"/>
        </table:table-row>
        <table:table-row table:style-name="ro1">
          <table:table-cell table:style-name="ce28" office:value-type="string">
            <text:p>Funke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table:formula="of:=IF([.B8]=MAX([.B8:.E8]);[.$B$1];&quot;&quot;)&amp;IF([.C8]=MAX([.B8:.E8]);[.$C$1];&quot;&quot;)&amp;IF([.D8]=MAX([.B8:.E8]);[.$D$1];&quot;&quot;)&amp;IF([.E8]=MAX([.B8:.E8]);[.$E$1];&quot;&quot;)" office:value-type="string" office:string-value="Feuer">
            <text:p>Feuer</text:p>
          </table:table-cell>
          <table:table-cell table:style-name="ce5" table:formula="of:=IF(AND([.B8]&lt;MAX([.B8:.E8]);[.B8]&gt;0);[.$B$1];&quot;&quot;)&amp;IF(AND([.C8]&lt;MAX([.B8:.E8]);[.C8]&gt;0);[.$C$1];&quot;&quot;)&amp;IF(AND([.D8]&lt;MAX([.B8:.E8]);[.D8]&gt;0);[.$D$1];&quot;&quot;)&amp;IF(AND([.E8]&lt;MAX([.B8:.E8]);[.E8]&gt;0);[.$E$1];&quot;&quot;)" office:value-type="string" office:string-value="Luft">
            <text:p>Luft</text:p>
          </table:table-cell>
          <table:table-cell table:style-name="ce40" office:value-type="string">
            <text:p>Sicht</text:p>
          </table:table-cell>
          <table:table-cell table:style-name="ce40"/>
          <table:table-cell table:number-columns-repeated="1015"/>
        </table:table-row>
        <table:table-row table:style-name="ro1">
          <table:table-cell table:style-name="ce28" office:value-type="string">
            <text:p>Flamme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table:formula="of:=IF([.B9]=MAX([.B9:.E9]);[.$B$1];&quot;&quot;)&amp;IF([.C9]=MAX([.B9:.E9]);[.$C$1];&quot;&quot;)&amp;IF([.D9]=MAX([.B9:.E9]);[.$D$1];&quot;&quot;)&amp;IF([.E9]=MAX([.B9:.E9]);[.$E$1];&quot;&quot;)" office:value-type="string" office:string-value="Feuer">
            <text:p>Feuer</text:p>
          </table:table-cell>
          <table:table-cell table:style-name="ce5" table:formula="of:=IF(AND([.B9]&lt;MAX([.B9:.E9]);[.B9]&gt;0);[.$B$1];&quot;&quot;)&amp;IF(AND([.C9]&lt;MAX([.B9:.E9]);[.C9]&gt;0);[.$C$1];&quot;&quot;)&amp;IF(AND([.D9]&lt;MAX([.B9:.E9]);[.D9]&gt;0);[.$D$1];&quot;&quot;)&amp;IF(AND([.E9]&lt;MAX([.B9:.E9]);[.E9]&gt;0);[.$E$1];&quot;&quot;)" office:value-type="string" office:string-value="Luft">
            <text:p>Luft</text:p>
          </table:table-cell>
          <table:table-cell table:style-name="ce40" office:value-type="string">
            <text:p>Sicht</text:p>
          </table:table-cell>
          <table:table-cell table:style-name="ce40"/>
          <table:table-cell table:number-columns-repeated="1015"/>
        </table:table-row>
        <table:table-row table:style-name="ro1">
          <table:table-cell table:style-name="ce29" office:value-type="string">
            <text:p>Feuerball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0">
            <text:p>0</text:p>
          </table:table-cell>
          <table:table-cell table:style-name="ce5" table:formula="of:=IF([.B10]=MAX([.B10:.E10]);[.$B$1];&quot;&quot;)&amp;IF([.C10]=MAX([.B10:.E10]);[.$C$1];&quot;&quot;)&amp;IF([.D10]=MAX([.B10:.E10]);[.$D$1];&quot;&quot;)&amp;IF([.E10]=MAX([.B10:.E10]);[.$E$1];&quot;&quot;)" office:value-type="string" office:string-value="Feuer">
            <text:p>Feuer</text:p>
          </table:table-cell>
          <table:table-cell table:style-name="ce5" table:formula="of:=IF(AND([.B10]&lt;MAX([.B10:.E10]);[.B10]&gt;0);[.$B$1];&quot;&quot;)&amp;IF(AND([.C10]&lt;MAX([.B10:.E10]);[.C10]&gt;0);[.$C$1];&quot;&quot;)&amp;IF(AND([.D10]&lt;MAX([.B10:.E10]);[.D10]&gt;0);[.$D$1];&quot;&quot;)&amp;IF(AND([.E10]&lt;MAX([.B10:.E10]);[.E10]&gt;0);[.$E$1];&quot;&quot;)" office:value-type="string" office:string-value="Luft">
            <text:p>Luft</text:p>
          </table:table-cell>
          <table:table-cell table:style-name="ce40" office:value-type="string">
            <text:p>Schaden</text:p>
          </table:table-cell>
          <table:table-cell table:style-name="ce40" office:value-type="string">
            <text:p>schnell</text:p>
          </table:table-cell>
          <table:table-cell table:number-columns-repeated="1015"/>
        </table:table-row>
        <table:table-row table:style-name="ro1">
          <table:table-cell table:style-name="ce28" office:value-type="string">
            <text:p>Lichtstrahl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table:formula="of:=IF([.B11]=MAX([.B11:.E11]);[.$B$1];&quot;&quot;)&amp;IF([.C11]=MAX([.B11:.E11]);[.$C$1];&quot;&quot;)&amp;IF([.D11]=MAX([.B11:.E11]);[.$D$1];&quot;&quot;)&amp;IF([.E11]=MAX([.B11:.E11]);[.$E$1];&quot;&quot;)" office:value-type="string" office:string-value="Feuer">
            <text:p>Feuer</text:p>
          </table:table-cell>
          <table:table-cell table:style-name="ce5" table:formula="of:=IF(AND([.B11]&lt;MAX([.B11:.E11]);[.B11]&gt;0);[.$B$1];&quot;&quot;)&amp;IF(AND([.C11]&lt;MAX([.B11:.E11]);[.C11]&gt;0);[.$C$1];&quot;&quot;)&amp;IF(AND([.D11]&lt;MAX([.B11:.E11]);[.D11]&gt;0);[.$D$1];&quot;&quot;)&amp;IF(AND([.E11]&lt;MAX([.B11:.E11]);[.E11]&gt;0);[.$E$1];&quot;&quot;)" office:value-type="string" office:string-value="Luft">
            <text:p>Luft</text:p>
          </table:table-cell>
          <table:table-cell table:style-name="ce40" office:value-type="string">
            <text:p>Sicht</text:p>
          </table:table-cell>
          <table:table-cell table:style-name="ce40"/>
          <table:table-cell table:number-columns-repeated="1015"/>
        </table:table-row>
        <table:table-row table:style-name="ro1">
          <table:table-cell table:style-name="ce29" office:value-type="string">
            <text:p>Blitz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0">
            <text:p>0</text:p>
          </table:table-cell>
          <table:table-cell table:style-name="ce5" table:formula="of:=IF([.B12]=MAX([.B12:.E12]);[.$B$1];&quot;&quot;)&amp;IF([.C12]=MAX([.B12:.E12]);[.$C$1];&quot;&quot;)&amp;IF([.D12]=MAX([.B12:.E12]);[.$D$1];&quot;&quot;)&amp;IF([.E12]=MAX([.B12:.E12]);[.$E$1];&quot;&quot;)" office:value-type="string" office:string-value="Feuer">
            <text:p>Feuer</text:p>
          </table:table-cell>
          <table:table-cell table:style-name="ce5" table:formula="of:=IF(AND([.B12]&lt;MAX([.B12:.E12]);[.B12]&gt;0);[.$B$1];&quot;&quot;)&amp;IF(AND([.C12]&lt;MAX([.B12:.E12]);[.C12]&gt;0);[.$C$1];&quot;&quot;)&amp;IF(AND([.D12]&lt;MAX([.B12:.E12]);[.D12]&gt;0);[.$D$1];&quot;&quot;)&amp;IF(AND([.E12]&lt;MAX([.B12:.E12]);[.E12]&gt;0);[.$E$1];&quot;&quot;)" office:value-type="string" office:string-value="Luft">
            <text:p>Luft</text:p>
          </table:table-cell>
          <table:table-cell table:style-name="ce40" office:value-type="string">
            <text:p>Schaden</text:p>
          </table:table-cell>
          <table:table-cell table:style-name="ce40" office:value-type="string">
            <text:p>schnell</text:p>
          </table:table-cell>
          <table:table-cell table:number-columns-repeated="1015"/>
        </table:table-row>
        <table:table-row table:style-name="ro1">
          <table:table-cell table:style-name="ce29" office:value-type="string">
            <text:p>Feuersturm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0">
            <text:p>0</text:p>
          </table:table-cell>
          <table:table-cell table:style-name="ce5" table:formula="of:=IF([.B13]=MAX([.B13:.E13]);[.$B$1];&quot;&quot;)&amp;IF([.C13]=MAX([.B13:.E13]);[.$C$1];&quot;&quot;)&amp;IF([.D13]=MAX([.B13:.E13]);[.$D$1];&quot;&quot;)&amp;IF([.E13]=MAX([.B13:.E13]);[.$E$1];&quot;&quot;)" office:value-type="string" office:string-value="Feuer">
            <text:p>Feuer</text:p>
          </table:table-cell>
          <table:table-cell table:style-name="ce5" table:formula="of:=IF(AND([.B13]&lt;MAX([.B13:.E13]);[.B13]&gt;0);[.$B$1];&quot;&quot;)&amp;IF(AND([.C13]&lt;MAX([.B13:.E13]);[.C13]&gt;0);[.$C$1];&quot;&quot;)&amp;IF(AND([.D13]&lt;MAX([.B13:.E13]);[.D13]&gt;0);[.$D$1];&quot;&quot;)&amp;IF(AND([.E13]&lt;MAX([.B13:.E13]);[.E13]&gt;0);[.$E$1];&quot;&quot;)" office:value-type="string" office:string-value="Luft">
            <text:p>Luft</text:p>
          </table:table-cell>
          <table:table-cell table:style-name="ce40" office:value-type="string">
            <text:p>Schaden</text:p>
          </table:table-cell>
          <table:table-cell table:style-name="ce40" office:value-type="string">
            <text:p>schnell</text:p>
          </table:table-cell>
          <table:table-cell table:number-columns-repeated="1015"/>
        </table:table-row>
        <table:table-row table:style-name="ro1">
          <table:table-cell table:style-name="ce12" office:value-type="string">
            <text:p>Asche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table:formula="of:=IF([.B14]=MAX([.B14:.E14]);[.$B$1];&quot;&quot;)&amp;IF([.C14]=MAX([.B14:.E14]);[.$C$1];&quot;&quot;)&amp;IF([.D14]=MAX([.B14:.E14]);[.$D$1];&quot;&quot;)&amp;IF([.E14]=MAX([.B14:.E14]);[.$E$1];&quot;&quot;)" office:value-type="string" office:string-value="Feuer">
            <text:p>Feuer</text:p>
          </table:table-cell>
          <table:table-cell table:style-name="ce5" table:formula="of:=IF(AND([.B14]&lt;MAX([.B14:.E14]);[.B14]&gt;0);[.$B$1];&quot;&quot;)&amp;IF(AND([.C14]&lt;MAX([.B14:.E14]);[.C14]&gt;0);[.$C$1];&quot;&quot;)&amp;IF(AND([.D14]&lt;MAX([.B14:.E14]);[.D14]&gt;0);[.$D$1];&quot;&quot;)&amp;IF(AND([.E14]&lt;MAX([.B14:.E14]);[.E14]&gt;0);[.$E$1];&quot;&quot;)" office:value-type="string" office:string-value="Erde">
            <text:p>Erde</text:p>
          </table:table-cell>
          <table:table-cell table:style-name="ce40" office:value-type="string">
            <text:p>Materieformung</text:p>
          </table:table-cell>
          <table:table-cell table:style-name="ce40"/>
          <table:table-cell table:number-columns-repeated="1015"/>
        </table:table-row>
        <table:table-row table:style-name="ro1">
          <table:table-cell table:style-name="ce29" office:value-type="string">
            <text:p>Schwelbrand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table:formula="of:=IF([.B15]=MAX([.B15:.E15]);[.$B$1];&quot;&quot;)&amp;IF([.C15]=MAX([.B15:.E15]);[.$C$1];&quot;&quot;)&amp;IF([.D15]=MAX([.B15:.E15]);[.$D$1];&quot;&quot;)&amp;IF([.E15]=MAX([.B15:.E15]);[.$E$1];&quot;&quot;)" office:value-type="string" office:string-value="Feuer">
            <text:p>Feuer</text:p>
          </table:table-cell>
          <table:table-cell table:style-name="ce5" table:formula="of:=IF(AND([.B15]&lt;MAX([.B15:.E15]);[.B15]&gt;0);[.$B$1];&quot;&quot;)&amp;IF(AND([.C15]&lt;MAX([.B15:.E15]);[.C15]&gt;0);[.$C$1];&quot;&quot;)&amp;IF(AND([.D15]&lt;MAX([.B15:.E15]);[.D15]&gt;0);[.$D$1];&quot;&quot;)&amp;IF(AND([.E15]&lt;MAX([.B15:.E15]);[.E15]&gt;0);[.$E$1];&quot;&quot;)" office:value-type="string" office:string-value="Erde">
            <text:p>Erde</text:p>
          </table:table-cell>
          <table:table-cell table:style-name="ce40" office:value-type="string">
            <text:p>Schaden</text:p>
          </table:table-cell>
          <table:table-cell table:style-name="ce40" office:value-type="string">
            <text:p>langsam</text:p>
          </table:table-cell>
          <table:table-cell table:number-columns-repeated="1015"/>
        </table:table-row>
        <table:table-row table:style-name="ro1">
          <table:table-cell table:style-name="ce29" office:value-type="string">
            <text:p>Lava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table:formula="of:=IF([.B16]=MAX([.B16:.E16]);[.$B$1];&quot;&quot;)&amp;IF([.C16]=MAX([.B16:.E16]);[.$C$1];&quot;&quot;)&amp;IF([.D16]=MAX([.B16:.E16]);[.$D$1];&quot;&quot;)&amp;IF([.E16]=MAX([.B16:.E16]);[.$E$1];&quot;&quot;)" office:value-type="string" office:string-value="Feuer">
            <text:p>Feuer</text:p>
          </table:table-cell>
          <table:table-cell table:style-name="ce5" table:formula="of:=IF(AND([.B16]&lt;MAX([.B16:.E16]);[.B16]&gt;0);[.$B$1];&quot;&quot;)&amp;IF(AND([.C16]&lt;MAX([.B16:.E16]);[.C16]&gt;0);[.$C$1];&quot;&quot;)&amp;IF(AND([.D16]&lt;MAX([.B16:.E16]);[.D16]&gt;0);[.$D$1];&quot;&quot;)&amp;IF(AND([.E16]&lt;MAX([.B16:.E16]);[.E16]&gt;0);[.$E$1];&quot;&quot;)" office:value-type="string" office:string-value="Erde">
            <text:p>Erde</text:p>
          </table:table-cell>
          <table:table-cell table:style-name="ce40" office:value-type="string">
            <text:p>Schaden</text:p>
          </table:table-cell>
          <table:table-cell table:style-name="ce40" office:value-type="string">
            <text:p>langsam</text:p>
          </table:table-cell>
          <table:table-cell table:number-columns-repeated="1015"/>
        </table:table-row>
        <table:table-row table:style-name="ro1">
          <table:table-cell table:style-name="ce12" office:value-type="string">
            <text:p>Glas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table:formula="of:=IF([.B17]=MAX([.B17:.E17]);[.$B$1];&quot;&quot;)&amp;IF([.C17]=MAX([.B17:.E17]);[.$C$1];&quot;&quot;)&amp;IF([.D17]=MAX([.B17:.E17]);[.$D$1];&quot;&quot;)&amp;IF([.E17]=MAX([.B17:.E17]);[.$E$1];&quot;&quot;)" office:value-type="string" office:string-value="Feuer">
            <text:p>Feuer</text:p>
          </table:table-cell>
          <table:table-cell table:style-name="ce5" table:formula="of:=IF(AND([.B17]&lt;MAX([.B17:.E17]);[.B17]&gt;0);[.$B$1];&quot;&quot;)&amp;IF(AND([.C17]&lt;MAX([.B17:.E17]);[.C17]&gt;0);[.$C$1];&quot;&quot;)&amp;IF(AND([.D17]&lt;MAX([.B17:.E17]);[.D17]&gt;0);[.$D$1];&quot;&quot;)&amp;IF(AND([.E17]&lt;MAX([.B17:.E17]);[.E17]&gt;0);[.$E$1];&quot;&quot;)" office:value-type="string" office:string-value="Erde">
            <text:p>Erde</text:p>
          </table:table-cell>
          <table:table-cell table:style-name="ce40" office:value-type="string">
            <text:p>Materieformung</text:p>
          </table:table-cell>
          <table:table-cell table:style-name="ce40"/>
          <table:table-cell table:number-columns-repeated="1015"/>
        </table:table-row>
        <table:table-row table:style-name="ro1">
          <table:table-cell table:style-name="ce12" office:value-type="string">
            <text:p>Metall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table:formula="of:=IF([.B18]=MAX([.B18:.E18]);[.$B$1];&quot;&quot;)&amp;IF([.C18]=MAX([.B18:.E18]);[.$C$1];&quot;&quot;)&amp;IF([.D18]=MAX([.B18:.E18]);[.$D$1];&quot;&quot;)&amp;IF([.E18]=MAX([.B18:.E18]);[.$E$1];&quot;&quot;)" office:value-type="string" office:string-value="Feuer">
            <text:p>Feuer</text:p>
          </table:table-cell>
          <table:table-cell table:style-name="ce5" table:formula="of:=IF(AND([.B18]&lt;MAX([.B18:.E18]);[.B18]&gt;0);[.$B$1];&quot;&quot;)&amp;IF(AND([.C18]&lt;MAX([.B18:.E18]);[.C18]&gt;0);[.$C$1];&quot;&quot;)&amp;IF(AND([.D18]&lt;MAX([.B18:.E18]);[.D18]&gt;0);[.$D$1];&quot;&quot;)&amp;IF(AND([.E18]&lt;MAX([.B18:.E18]);[.E18]&gt;0);[.$E$1];&quot;&quot;)" office:value-type="string" office:string-value="Erde">
            <text:p>Erde</text:p>
          </table:table-cell>
          <table:table-cell table:style-name="ce40" office:value-type="string">
            <text:p>Materieformung</text:p>
          </table:table-cell>
          <table:table-cell table:style-name="ce40"/>
          <table:table-cell table:number-columns-repeated="1015"/>
        </table:table-row>
        <table:table-row table:style-name="ro1">
          <table:table-cell table:style-name="ce29" office:value-type="string">
            <text:p>Magma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table:formula="of:=IF([.B19]=MAX([.B19:.E19]);[.$B$1];&quot;&quot;)&amp;IF([.C19]=MAX([.B19:.E19]);[.$C$1];&quot;&quot;)&amp;IF([.D19]=MAX([.B19:.E19]);[.$D$1];&quot;&quot;)&amp;IF([.E19]=MAX([.B19:.E19]);[.$E$1];&quot;&quot;)" office:value-type="string" office:string-value="Feuer">
            <text:p>Feuer</text:p>
          </table:table-cell>
          <table:table-cell table:style-name="ce5" table:formula="of:=IF(AND([.B19]&lt;MAX([.B19:.E19]);[.B19]&gt;0);[.$B$1];&quot;&quot;)&amp;IF(AND([.C19]&lt;MAX([.B19:.E19]);[.C19]&gt;0);[.$C$1];&quot;&quot;)&amp;IF(AND([.D19]&lt;MAX([.B19:.E19]);[.D19]&gt;0);[.$D$1];&quot;&quot;)&amp;IF(AND([.E19]&lt;MAX([.B19:.E19]);[.E19]&gt;0);[.$E$1];&quot;&quot;)" office:value-type="string" office:string-value="Erde">
            <text:p>Erde</text:p>
          </table:table-cell>
          <table:table-cell table:style-name="ce40" office:value-type="string">
            <text:p>Schaden</text:p>
          </table:table-cell>
          <table:table-cell table:style-name="ce40" office:value-type="string">
            <text:p>langsam</text:p>
          </table:table-cell>
          <table:table-cell table:number-columns-repeated="1015"/>
        </table:table-row>
        <table:table-row table:style-name="ro1">
          <table:table-cell table:style-name="ce12" office:value-type="string">
            <text:p>Kohle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table:formula="of:=IF([.B20]=MAX([.B20:.E20]);[.$B$1];&quot;&quot;)&amp;IF([.C20]=MAX([.B20:.E20]);[.$C$1];&quot;&quot;)&amp;IF([.D20]=MAX([.B20:.E20]);[.$D$1];&quot;&quot;)&amp;IF([.E20]=MAX([.B20:.E20]);[.$E$1];&quot;&quot;)" office:value-type="string" office:string-value="Erde">
            <text:p>Erde</text:p>
          </table:table-cell>
          <table:table-cell table:style-name="ce5" table:formula="of:=IF(AND([.B20]&lt;MAX([.B20:.E20]);[.B20]&gt;0);[.$B$1];&quot;&quot;)&amp;IF(AND([.C20]&lt;MAX([.B20:.E20]);[.C20]&gt;0);[.$C$1];&quot;&quot;)&amp;IF(AND([.D20]&lt;MAX([.B20:.E20]);[.D20]&gt;0);[.$D$1];&quot;&quot;)&amp;IF(AND([.E20]&lt;MAX([.B20:.E20]);[.E20]&gt;0);[.$E$1];&quot;&quot;)" office:value-type="string" office:string-value="Feuer">
            <text:p>Feuer</text:p>
          </table:table-cell>
          <table:table-cell table:style-name="ce40" office:value-type="string">
            <text:p>Materieformung</text:p>
          </table:table-cell>
          <table:table-cell table:style-name="ce40"/>
          <table:table-cell table:number-columns-repeated="1015"/>
        </table:table-row>
        <table:table-row table:style-name="ro1">
          <table:table-cell table:style-name="ce12" office:value-type="string">
            <text:p>Erdöl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table:formula="of:=IF([.B21]=MAX([.B21:.E21]);[.$B$1];&quot;&quot;)&amp;IF([.C21]=MAX([.B21:.E21]);[.$C$1];&quot;&quot;)&amp;IF([.D21]=MAX([.B21:.E21]);[.$D$1];&quot;&quot;)&amp;IF([.E21]=MAX([.B21:.E21]);[.$E$1];&quot;&quot;)" office:value-type="string" office:string-value="Erde">
            <text:p>Erde</text:p>
          </table:table-cell>
          <table:table-cell table:style-name="ce5" table:formula="of:=IF(AND([.B21]&lt;MAX([.B21:.E21]);[.B21]&gt;0);[.$B$1];&quot;&quot;)&amp;IF(AND([.C21]&lt;MAX([.B21:.E21]);[.C21]&gt;0);[.$C$1];&quot;&quot;)&amp;IF(AND([.D21]&lt;MAX([.B21:.E21]);[.D21]&gt;0);[.$D$1];&quot;&quot;)&amp;IF(AND([.E21]&lt;MAX([.B21:.E21]);[.E21]&gt;0);[.$E$1];&quot;&quot;)" office:value-type="string" office:string-value="Feuer">
            <text:p>Feuer</text:p>
          </table:table-cell>
          <table:table-cell table:style-name="ce40" office:value-type="string">
            <text:p>Materieformung</text:p>
          </table:table-cell>
          <table:table-cell table:style-name="ce40"/>
          <table:table-cell table:number-columns-repeated="1015"/>
        </table:table-row>
        <table:table-row table:style-name="ro1">
          <table:table-cell table:style-name="ce12" office:value-type="string">
            <text:p>Ton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table:formula="of:=IF([.B22]=MAX([.B22:.E22]);[.$B$1];&quot;&quot;)&amp;IF([.C22]=MAX([.B22:.E22]);[.$C$1];&quot;&quot;)&amp;IF([.D22]=MAX([.B22:.E22]);[.$D$1];&quot;&quot;)&amp;IF([.E22]=MAX([.B22:.E22]);[.$E$1];&quot;&quot;)" office:value-type="string" office:string-value="Erde">
            <text:p>Erde</text:p>
          </table:table-cell>
          <table:table-cell table:style-name="ce5" table:formula="of:=IF(AND([.B22]&lt;MAX([.B22:.E22]);[.B22]&gt;0);[.$B$1];&quot;&quot;)&amp;IF(AND([.C22]&lt;MAX([.B22:.E22]);[.C22]&gt;0);[.$C$1];&quot;&quot;)&amp;IF(AND([.D22]&lt;MAX([.B22:.E22]);[.D22]&gt;0);[.$D$1];&quot;&quot;)&amp;IF(AND([.E22]&lt;MAX([.B22:.E22]);[.E22]&gt;0);[.$E$1];&quot;&quot;)" office:value-type="string" office:string-value="Feuer">
            <text:p>Feuer</text:p>
          </table:table-cell>
          <table:table-cell table:style-name="ce40" office:value-type="string">
            <text:p>Materieformung</text:p>
          </table:table-cell>
          <table:table-cell table:style-name="ce40"/>
          <table:table-cell table:number-columns-repeated="1015"/>
        </table:table-row>
        <table:table-row table:style-name="ro1">
          <table:table-cell table:style-name="ce12" office:value-type="string">
            <text:p>Keramik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table:formula="of:=IF([.B23]=MAX([.B23:.E23]);[.$B$1];&quot;&quot;)&amp;IF([.C23]=MAX([.B23:.E23]);[.$C$1];&quot;&quot;)&amp;IF([.D23]=MAX([.B23:.E23]);[.$D$1];&quot;&quot;)&amp;IF([.E23]=MAX([.B23:.E23]);[.$E$1];&quot;&quot;)" office:value-type="string" office:string-value="Erde">
            <text:p>Erde</text:p>
          </table:table-cell>
          <table:table-cell table:style-name="ce5" table:formula="of:=IF(AND([.B23]&lt;MAX([.B23:.E23]);[.B23]&gt;0);[.$B$1];&quot;&quot;)&amp;IF(AND([.C23]&lt;MAX([.B23:.E23]);[.C23]&gt;0);[.$C$1];&quot;&quot;)&amp;IF(AND([.D23]&lt;MAX([.B23:.E23]);[.D23]&gt;0);[.$D$1];&quot;&quot;)&amp;IF(AND([.E23]&lt;MAX([.B23:.E23]);[.E23]&gt;0);[.$E$1];&quot;&quot;)" office:value-type="string" office:string-value="Feuer">
            <text:p>Feuer</text:p>
          </table:table-cell>
          <table:table-cell table:style-name="ce40" office:value-type="string">
            <text:p>Materieformung</text:p>
          </table:table-cell>
          <table:table-cell table:style-name="ce40"/>
          <table:table-cell table:number-columns-repeated="1015"/>
        </table:table-row>
        <table:table-row table:style-name="ro1">
          <table:table-cell table:style-name="ce12" office:value-type="string">
            <text:p>Kristall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table:formula="of:=IF([.B24]=MAX([.B24:.E24]);[.$B$1];&quot;&quot;)&amp;IF([.C24]=MAX([.B24:.E24]);[.$C$1];&quot;&quot;)&amp;IF([.D24]=MAX([.B24:.E24]);[.$D$1];&quot;&quot;)&amp;IF([.E24]=MAX([.B24:.E24]);[.$E$1];&quot;&quot;)" office:value-type="string" office:string-value="Erde">
            <text:p>Erde</text:p>
          </table:table-cell>
          <table:table-cell table:style-name="ce5" table:formula="of:=IF(AND([.B24]&lt;MAX([.B24:.E24]);[.B24]&gt;0);[.$B$1];&quot;&quot;)&amp;IF(AND([.C24]&lt;MAX([.B24:.E24]);[.C24]&gt;0);[.$C$1];&quot;&quot;)&amp;IF(AND([.D24]&lt;MAX([.B24:.E24]);[.D24]&gt;0);[.$D$1];&quot;&quot;)&amp;IF(AND([.E24]&lt;MAX([.B24:.E24]);[.E24]&gt;0);[.$E$1];&quot;&quot;)" office:value-type="string" office:string-value="Feuer">
            <text:p>Feuer</text:p>
          </table:table-cell>
          <table:table-cell table:style-name="ce40" office:value-type="string">
            <text:p>Materieformung</text:p>
          </table:table-cell>
          <table:table-cell table:style-name="ce40"/>
          <table:table-cell table:number-columns-repeated="1015"/>
        </table:table-row>
        <table:table-row table:style-name="ro1">
          <table:table-cell table:style-name="ce20" office:value-type="string">
            <text:p>Erdbeben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table:formula="of:=IF([.B25]=MAX([.B25:.E25]);[.$B$1];&quot;&quot;)&amp;IF([.C25]=MAX([.B25:.E25]);[.$C$1];&quot;&quot;)&amp;IF([.D25]=MAX([.B25:.E25]);[.$D$1];&quot;&quot;)&amp;IF([.E25]=MAX([.B25:.E25]);[.$E$1];&quot;&quot;)" office:value-type="string" office:string-value="Erde">
            <text:p>Erde</text:p>
          </table:table-cell>
          <table:table-cell table:style-name="ce5" table:formula="of:=IF(AND([.B25]&lt;MAX([.B25:.E25]);[.B25]&gt;0);[.$B$1];&quot;&quot;)&amp;IF(AND([.C25]&lt;MAX([.B25:.E25]);[.C25]&gt;0);[.$C$1];&quot;&quot;)&amp;IF(AND([.D25]&lt;MAX([.B25:.E25]);[.D25]&gt;0);[.$D$1];&quot;&quot;)&amp;IF(AND([.E25]&lt;MAX([.B25:.E25]);[.E25]&gt;0);[.$E$1];&quot;&quot;)" office:value-type="string" office:string-value="Feuer">
            <text:p>Feuer</text:p>
          </table:table-cell>
          <table:table-cell table:style-name="ce40" office:value-type="string">
            <text:p>Schaden</text:p>
          </table:table-cell>
          <table:table-cell table:style-name="ce40" office:value-type="string">
            <text:p>langsam</text:p>
          </table:table-cell>
          <table:table-cell table:number-columns-repeated="1015"/>
        </table:table-row>
        <table:table-row table:style-name="ro1">
          <table:table-cell table:style-name="ce12" office:value-type="string">
            <text:p>Staub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table:formula="of:=IF([.B26]=MAX([.B26:.E26]);[.$B$1];&quot;&quot;)&amp;IF([.C26]=MAX([.B26:.E26]);[.$C$1];&quot;&quot;)&amp;IF([.D26]=MAX([.B26:.E26]);[.$D$1];&quot;&quot;)&amp;IF([.E26]=MAX([.B26:.E26]);[.$E$1];&quot;&quot;)" office:value-type="string" office:string-value="Erde">
            <text:p>Erde</text:p>
          </table:table-cell>
          <table:table-cell table:style-name="ce5" table:formula="of:=IF(AND([.B26]&lt;MAX([.B26:.E26]);[.B26]&gt;0);[.$B$1];&quot;&quot;)&amp;IF(AND([.C26]&lt;MAX([.B26:.E26]);[.C26]&gt;0);[.$C$1];&quot;&quot;)&amp;IF(AND([.D26]&lt;MAX([.B26:.E26]);[.D26]&gt;0);[.$D$1];&quot;&quot;)&amp;IF(AND([.E26]&lt;MAX([.B26:.E26]);[.E26]&gt;0);[.$E$1];&quot;&quot;)" office:value-type="string" office:string-value="Luft">
            <text:p>Luft</text:p>
          </table:table-cell>
          <table:table-cell table:style-name="ce40" office:value-type="string">
            <text:p>Materieformung</text:p>
          </table:table-cell>
          <table:table-cell table:style-name="ce40"/>
          <table:table-cell table:number-columns-repeated="1015"/>
        </table:table-row>
        <table:table-row table:style-name="ro1">
          <table:table-cell table:style-name="ce12" office:value-type="string">
            <text:p>Sandhöhle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table:formula="of:=IF([.B27]=MAX([.B27:.E27]);[.$B$1];&quot;&quot;)&amp;IF([.C27]=MAX([.B27:.E27]);[.$C$1];&quot;&quot;)&amp;IF([.D27]=MAX([.B27:.E27]);[.$D$1];&quot;&quot;)&amp;IF([.E27]=MAX([.B27:.E27]);[.$E$1];&quot;&quot;)" office:value-type="string" office:string-value="Erde">
            <text:p>Erde</text:p>
          </table:table-cell>
          <table:table-cell table:style-name="ce5" table:formula="of:=IF(AND([.B27]&lt;MAX([.B27:.E27]);[.B27]&gt;0);[.$B$1];&quot;&quot;)&amp;IF(AND([.C27]&lt;MAX([.B27:.E27]);[.C27]&gt;0);[.$C$1];&quot;&quot;)&amp;IF(AND([.D27]&lt;MAX([.B27:.E27]);[.D27]&gt;0);[.$D$1];&quot;&quot;)&amp;IF(AND([.E27]&lt;MAX([.B27:.E27]);[.E27]&gt;0);[.$E$1];&quot;&quot;)" office:value-type="string" office:string-value="Luft">
            <text:p>Luft</text:p>
          </table:table-cell>
          <table:table-cell table:style-name="ce40" office:value-type="string">
            <text:p>Materieformung</text:p>
          </table:table-cell>
          <table:table-cell table:style-name="ce40"/>
          <table:table-cell table:number-columns-repeated="1015"/>
        </table:table-row>
        <table:table-row table:style-name="ro1">
          <table:table-cell table:style-name="ce12" office:value-type="string">
            <text:p>Erdgas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0">
            <text:p>0</text:p>
          </table:table-cell>
          <table:table-cell table:style-name="ce5" table:formula="of:=IF([.B28]=MAX([.B28:.E28]);[.$B$1];&quot;&quot;)&amp;IF([.C28]=MAX([.B28:.E28]);[.$C$1];&quot;&quot;)&amp;IF([.D28]=MAX([.B28:.E28]);[.$D$1];&quot;&quot;)&amp;IF([.E28]=MAX([.B28:.E28]);[.$E$1];&quot;&quot;)" office:value-type="string" office:string-value="Erde">
            <text:p>Erde</text:p>
          </table:table-cell>
          <table:table-cell table:style-name="ce5" table:formula="of:=IF(AND([.B28]&lt;MAX([.B28:.E28]);[.B28]&gt;0);[.$B$1];&quot;&quot;)&amp;IF(AND([.C28]&lt;MAX([.B28:.E28]);[.C28]&gt;0);[.$C$1];&quot;&quot;)&amp;IF(AND([.D28]&lt;MAX([.B28:.E28]);[.D28]&gt;0);[.$D$1];&quot;&quot;)&amp;IF(AND([.E28]&lt;MAX([.B28:.E28]);[.E28]&gt;0);[.$E$1];&quot;&quot;)" office:value-type="string" office:string-value="Luft">
            <text:p>Luft</text:p>
          </table:table-cell>
          <table:table-cell table:style-name="ce40" office:value-type="string">
            <text:p>Materieformung</text:p>
          </table:table-cell>
          <table:table-cell table:style-name="ce40"/>
          <table:table-cell table:number-columns-repeated="1015"/>
        </table:table-row>
        <table:table-row table:style-name="ro1">
          <table:table-cell table:style-name="ce16" office:value-type="string">
            <text:p>Wanderdüne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table:formula="of:=IF([.B29]=MAX([.B29:.E29]);[.$B$1];&quot;&quot;)&amp;IF([.C29]=MAX([.B29:.E29]);[.$C$1];&quot;&quot;)&amp;IF([.D29]=MAX([.B29:.E29]);[.$D$1];&quot;&quot;)&amp;IF([.E29]=MAX([.B29:.E29]);[.$E$1];&quot;&quot;)" office:value-type="string" office:string-value="Erde">
            <text:p>Erde</text:p>
          </table:table-cell>
          <table:table-cell table:style-name="ce5" table:formula="of:=IF(AND([.B29]&lt;MAX([.B29:.E29]);[.B29]&gt;0);[.$B$1];&quot;&quot;)&amp;IF(AND([.C29]&lt;MAX([.B29:.E29]);[.C29]&gt;0);[.$C$1];&quot;&quot;)&amp;IF(AND([.D29]&lt;MAX([.B29:.E29]);[.D29]&gt;0);[.$D$1];&quot;&quot;)&amp;IF(AND([.E29]&lt;MAX([.B29:.E29]);[.E29]&gt;0);[.$E$1];&quot;&quot;)" office:value-type="string" office:string-value="Luft">
            <text:p>Luft</text:p>
          </table:table-cell>
          <table:table-cell table:style-name="ce40" office:value-type="string">
            <text:p>Verjagen</text:p>
          </table:table-cell>
          <table:table-cell table:style-name="ce40"/>
          <table:table-cell table:number-columns-repeated="1015"/>
        </table:table-row>
        <table:table-row table:style-name="ro1">
          <table:table-cell table:style-name="ce20" office:value-type="string">
            <text:p>Steinschlag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0">
            <text:p>0</text:p>
          </table:table-cell>
          <table:table-cell table:style-name="ce5" table:formula="of:=IF([.B30]=MAX([.B30:.E30]);[.$B$1];&quot;&quot;)&amp;IF([.C30]=MAX([.B30:.E30]);[.$C$1];&quot;&quot;)&amp;IF([.D30]=MAX([.B30:.E30]);[.$D$1];&quot;&quot;)&amp;IF([.E30]=MAX([.B30:.E30]);[.$E$1];&quot;&quot;)" office:value-type="string" office:string-value="Erde">
            <text:p>Erde</text:p>
          </table:table-cell>
          <table:table-cell table:style-name="ce5" table:formula="of:=IF(AND([.B30]&lt;MAX([.B30:.E30]);[.B30]&gt;0);[.$B$1];&quot;&quot;)&amp;IF(AND([.C30]&lt;MAX([.B30:.E30]);[.C30]&gt;0);[.$C$1];&quot;&quot;)&amp;IF(AND([.D30]&lt;MAX([.B30:.E30]);[.D30]&gt;0);[.$D$1];&quot;&quot;)&amp;IF(AND([.E30]&lt;MAX([.B30:.E30]);[.E30]&gt;0);[.$E$1];&quot;&quot;)" office:value-type="string" office:string-value="Luft">
            <text:p>Luft</text:p>
          </table:table-cell>
          <table:table-cell table:style-name="ce40" office:value-type="string">
            <text:p>Schaden</text:p>
          </table:table-cell>
          <table:table-cell table:style-name="ce40" office:value-type="string">
            <text:p>schnell</text:p>
          </table:table-cell>
          <table:table-cell table:number-columns-repeated="1015"/>
        </table:table-row>
        <table:table-row table:style-name="ro1">
          <table:table-cell table:style-name="ce12" office:value-type="string">
            <text:p>Asteroid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0">
            <text:p>0</text:p>
          </table:table-cell>
          <table:table-cell table:style-name="ce5" table:formula="of:=IF([.B31]=MAX([.B31:.E31]);[.$B$1];&quot;&quot;)&amp;IF([.C31]=MAX([.B31:.E31]);[.$C$1];&quot;&quot;)&amp;IF([.D31]=MAX([.B31:.E31]);[.$D$1];&quot;&quot;)&amp;IF([.E31]=MAX([.B31:.E31]);[.$E$1];&quot;&quot;)" office:value-type="string" office:string-value="Erde">
            <text:p>Erde</text:p>
          </table:table-cell>
          <table:table-cell table:style-name="ce5" table:formula="of:=IF(AND([.B31]&lt;MAX([.B31:.E31]);[.B31]&gt;0);[.$B$1];&quot;&quot;)&amp;IF(AND([.C31]&lt;MAX([.B31:.E31]);[.C31]&gt;0);[.$C$1];&quot;&quot;)&amp;IF(AND([.D31]&lt;MAX([.B31:.E31]);[.D31]&gt;0);[.$D$1];&quot;&quot;)&amp;IF(AND([.E31]&lt;MAX([.B31:.E31]);[.E31]&gt;0);[.$E$1];&quot;&quot;)" office:value-type="string" office:string-value="Luft">
            <text:p>Luft</text:p>
          </table:table-cell>
          <table:table-cell table:style-name="ce40" office:value-type="string">
            <text:p>Schaden</text:p>
          </table:table-cell>
          <table:table-cell table:style-name="ce40" office:value-type="string">
            <text:p>schnell</text:p>
          </table:table-cell>
          <table:table-cell table:number-columns-repeated="1015"/>
        </table:table-row>
        <table:table-row table:style-name="ro1">
          <table:table-cell table:style-name="ce12" office:value-type="string">
            <text:p>Lehm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table:formula="of:=IF([.B32]=MAX([.B32:.E32]);[.$B$1];&quot;&quot;)&amp;IF([.C32]=MAX([.B32:.E32]);[.$C$1];&quot;&quot;)&amp;IF([.D32]=MAX([.B32:.E32]);[.$D$1];&quot;&quot;)&amp;IF([.E32]=MAX([.B32:.E32]);[.$E$1];&quot;&quot;)" office:value-type="string" office:string-value="Erde">
            <text:p>Erde</text:p>
          </table:table-cell>
          <table:table-cell table:style-name="ce5" table:formula="of:=IF(AND([.B32]&lt;MAX([.B32:.E32]);[.B32]&gt;0);[.$B$1];&quot;&quot;)&amp;IF(AND([.C32]&lt;MAX([.B32:.E32]);[.C32]&gt;0);[.$C$1];&quot;&quot;)&amp;IF(AND([.D32]&lt;MAX([.B32:.E32]);[.D32]&gt;0);[.$D$1];&quot;&quot;)&amp;IF(AND([.E32]&lt;MAX([.B32:.E32]);[.E32]&gt;0);[.$E$1];&quot;&quot;)" office:value-type="string" office:string-value="Wasser">
            <text:p>Wasser</text:p>
          </table:table-cell>
          <table:table-cell table:style-name="ce40" office:value-type="string">
            <text:p>Materieformung</text:p>
          </table:table-cell>
          <table:table-cell table:style-name="ce40"/>
          <table:table-cell table:number-columns-repeated="1015"/>
        </table:table-row>
        <table:table-row table:style-name="ro1">
          <table:table-cell table:style-name="ce12" office:value-type="string">
            <text:p>Tropfstein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table:formula="of:=IF([.B33]=MAX([.B33:.E33]);[.$B$1];&quot;&quot;)&amp;IF([.C33]=MAX([.B33:.E33]);[.$C$1];&quot;&quot;)&amp;IF([.D33]=MAX([.B33:.E33]);[.$D$1];&quot;&quot;)&amp;IF([.E33]=MAX([.B33:.E33]);[.$E$1];&quot;&quot;)" office:value-type="string" office:string-value="Erde">
            <text:p>Erde</text:p>
          </table:table-cell>
          <table:table-cell table:style-name="ce5" table:formula="of:=IF(AND([.B33]&lt;MAX([.B33:.E33]);[.B33]&gt;0);[.$B$1];&quot;&quot;)&amp;IF(AND([.C33]&lt;MAX([.B33:.E33]);[.C33]&gt;0);[.$C$1];&quot;&quot;)&amp;IF(AND([.D33]&lt;MAX([.B33:.E33]);[.D33]&gt;0);[.$D$1];&quot;&quot;)&amp;IF(AND([.E33]&lt;MAX([.B33:.E33]);[.E33]&gt;0);[.$E$1];&quot;&quot;)" office:value-type="string" office:string-value="Wasser">
            <text:p>Wasser</text:p>
          </table:table-cell>
          <table:table-cell table:style-name="ce40" office:value-type="string">
            <text:p>Materieformung</text:p>
          </table:table-cell>
          <table:table-cell table:style-name="ce40"/>
          <table:table-cell table:number-columns-repeated="1015"/>
        </table:table-row>
        <table:table-row table:style-name="ro1">
          <table:table-cell table:style-name="ce12" office:value-type="string">
            <text:p>Treibsand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">
            <text:p>2</text:p>
          </table:table-cell>
          <table:table-cell table:style-name="ce5" table:formula="of:=IF([.B34]=MAX([.B34:.E34]);[.$B$1];&quot;&quot;)&amp;IF([.C34]=MAX([.B34:.E34]);[.$C$1];&quot;&quot;)&amp;IF([.D34]=MAX([.B34:.E34]);[.$D$1];&quot;&quot;)&amp;IF([.E34]=MAX([.B34:.E34]);[.$E$1];&quot;&quot;)" office:value-type="string" office:string-value="Erde">
            <text:p>Erde</text:p>
          </table:table-cell>
          <table:table-cell table:style-name="ce5" table:formula="of:=IF(AND([.B34]&lt;MAX([.B34:.E34]);[.B34]&gt;0);[.$B$1];&quot;&quot;)&amp;IF(AND([.C34]&lt;MAX([.B34:.E34]);[.C34]&gt;0);[.$C$1];&quot;&quot;)&amp;IF(AND([.D34]&lt;MAX([.B34:.E34]);[.D34]&gt;0);[.$D$1];&quot;&quot;)&amp;IF(AND([.E34]&lt;MAX([.B34:.E34]);[.E34]&gt;0);[.$E$1];&quot;&quot;)" office:value-type="string" office:string-value="Wasser">
            <text:p>Wasser</text:p>
          </table:table-cell>
          <table:table-cell table:style-name="ce40" office:value-type="string">
            <text:p>Materieformung</text:p>
          </table:table-cell>
          <table:table-cell table:style-name="ce40"/>
          <table:table-cell table:number-columns-repeated="1015"/>
        </table:table-row>
        <table:table-row table:style-name="ro1">
          <table:table-cell table:style-name="ce12" office:value-type="string">
            <text:p>Sandstein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table:formula="of:=IF([.B35]=MAX([.B35:.E35]);[.$B$1];&quot;&quot;)&amp;IF([.C35]=MAX([.B35:.E35]);[.$C$1];&quot;&quot;)&amp;IF([.D35]=MAX([.B35:.E35]);[.$D$1];&quot;&quot;)&amp;IF([.E35]=MAX([.B35:.E35]);[.$E$1];&quot;&quot;)" office:value-type="string" office:string-value="Erde">
            <text:p>Erde</text:p>
          </table:table-cell>
          <table:table-cell table:style-name="ce5" table:formula="of:=IF(AND([.B35]&lt;MAX([.B35:.E35]);[.B35]&gt;0);[.$B$1];&quot;&quot;)&amp;IF(AND([.C35]&lt;MAX([.B35:.E35]);[.C35]&gt;0);[.$C$1];&quot;&quot;)&amp;IF(AND([.D35]&lt;MAX([.B35:.E35]);[.D35]&gt;0);[.$D$1];&quot;&quot;)&amp;IF(AND([.E35]&lt;MAX([.B35:.E35]);[.E35]&gt;0);[.$E$1];&quot;&quot;)" office:value-type="string" office:string-value="Wasser">
            <text:p>Wasser</text:p>
          </table:table-cell>
          <table:table-cell table:style-name="ce40" office:value-type="string">
            <text:p>Materieformung</text:p>
          </table:table-cell>
          <table:table-cell table:style-name="ce40"/>
          <table:table-cell table:number-columns-repeated="1015"/>
        </table:table-row>
        <table:table-row table:style-name="ro1">
          <table:table-cell table:style-name="ce12" office:value-type="string">
            <text:p>Kreide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">
            <text:p>2</text:p>
          </table:table-cell>
          <table:table-cell table:style-name="ce5" table:formula="of:=IF([.B36]=MAX([.B36:.E36]);[.$B$1];&quot;&quot;)&amp;IF([.C36]=MAX([.B36:.E36]);[.$C$1];&quot;&quot;)&amp;IF([.D36]=MAX([.B36:.E36]);[.$D$1];&quot;&quot;)&amp;IF([.E36]=MAX([.B36:.E36]);[.$E$1];&quot;&quot;)" office:value-type="string" office:string-value="Erde">
            <text:p>Erde</text:p>
          </table:table-cell>
          <table:table-cell table:style-name="ce5" table:formula="of:=IF(AND([.B36]&lt;MAX([.B36:.E36]);[.B36]&gt;0);[.$B$1];&quot;&quot;)&amp;IF(AND([.C36]&lt;MAX([.B36:.E36]);[.C36]&gt;0);[.$C$1];&quot;&quot;)&amp;IF(AND([.D36]&lt;MAX([.B36:.E36]);[.D36]&gt;0);[.$D$1];&quot;&quot;)&amp;IF(AND([.E36]&lt;MAX([.B36:.E36]);[.E36]&gt;0);[.$E$1];&quot;&quot;)" office:value-type="string" office:string-value="Wasser">
            <text:p>Wasser</text:p>
          </table:table-cell>
          <table:table-cell table:style-name="ce40" office:value-type="string">
            <text:p>Materieformung</text:p>
          </table:table-cell>
          <table:table-cell table:style-name="ce40"/>
          <table:table-cell table:number-columns-repeated="1015"/>
        </table:table-row>
        <table:table-row table:style-name="ro1">
          <table:table-cell table:style-name="ce12" office:value-type="string">
            <text:p>Gerölllawine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3">
            <text:p>3</text:p>
          </table:table-cell>
          <table:table-cell table:style-name="ce5" table:formula="of:=IF([.B37]=MAX([.B37:.E37]);[.$B$1];&quot;&quot;)&amp;IF([.C37]=MAX([.B37:.E37]);[.$C$1];&quot;&quot;)&amp;IF([.D37]=MAX([.B37:.E37]);[.$D$1];&quot;&quot;)&amp;IF([.E37]=MAX([.B37:.E37]);[.$E$1];&quot;&quot;)" office:value-type="string" office:string-value="Erde">
            <text:p>Erde</text:p>
          </table:table-cell>
          <table:table-cell table:style-name="ce5" table:formula="of:=IF(AND([.B37]&lt;MAX([.B37:.E37]);[.B37]&gt;0);[.$B$1];&quot;&quot;)&amp;IF(AND([.C37]&lt;MAX([.B37:.E37]);[.C37]&gt;0);[.$C$1];&quot;&quot;)&amp;IF(AND([.D37]&lt;MAX([.B37:.E37]);[.D37]&gt;0);[.$D$1];&quot;&quot;)&amp;IF(AND([.E37]&lt;MAX([.B37:.E37]);[.E37]&gt;0);[.$E$1];&quot;&quot;)" office:value-type="string" office:string-value="Wasser">
            <text:p>Wasser</text:p>
          </table:table-cell>
          <table:table-cell table:style-name="ce40" office:value-type="string">
            <text:p>Schaden</text:p>
          </table:table-cell>
          <table:table-cell table:style-name="ce40" office:value-type="string">
            <text:p>schnell</text:p>
          </table:table-cell>
          <table:table-cell table:number-columns-repeated="1015"/>
        </table:table-row>
        <table:table-row table:style-name="ro1">
          <table:table-cell table:style-name="ce16" office:value-type="string">
            <text:p>Donner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0">
            <text:p>0</text:p>
          </table:table-cell>
          <table:table-cell table:style-name="ce5" table:formula="of:=IF([.B38]=MAX([.B38:.E38]);[.$B$1];&quot;&quot;)&amp;IF([.C38]=MAX([.B38:.E38]);[.$C$1];&quot;&quot;)&amp;IF([.D38]=MAX([.B38:.E38]);[.$D$1];&quot;&quot;)&amp;IF([.E38]=MAX([.B38:.E38]);[.$E$1];&quot;&quot;)" office:value-type="string" office:string-value="Luft">
            <text:p>Luft</text:p>
          </table:table-cell>
          <table:table-cell table:style-name="ce5" table:formula="of:=IF(AND([.B38]&lt;MAX([.B38:.E38]);[.B38]&gt;0);[.$B$1];&quot;&quot;)&amp;IF(AND([.C38]&lt;MAX([.B38:.E38]);[.C38]&gt;0);[.$C$1];&quot;&quot;)&amp;IF(AND([.D38]&lt;MAX([.B38:.E38]);[.D38]&gt;0);[.$D$1];&quot;&quot;)&amp;IF(AND([.E38]&lt;MAX([.B38:.E38]);[.E38]&gt;0);[.$E$1];&quot;&quot;)" office:value-type="string" office:string-value="Erde">
            <text:p>Erde</text:p>
          </table:table-cell>
          <table:table-cell table:style-name="ce40" office:value-type="string">
            <text:p>Verjagen</text:p>
          </table:table-cell>
          <table:table-cell table:style-name="ce40"/>
          <table:table-cell table:number-columns-repeated="1015"/>
        </table:table-row>
        <table:table-row table:style-name="ro1">
          <table:table-cell table:style-name="ce15" office:value-type="string">
            <text:p>Korrosion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0">
            <text:p>0</text:p>
          </table:table-cell>
          <table:table-cell table:style-name="ce5" table:formula="of:=IF([.B39]=MAX([.B39:.E39]);[.$B$1];&quot;&quot;)&amp;IF([.C39]=MAX([.B39:.E39]);[.$C$1];&quot;&quot;)&amp;IF([.D39]=MAX([.B39:.E39]);[.$D$1];&quot;&quot;)&amp;IF([.E39]=MAX([.B39:.E39]);[.$E$1];&quot;&quot;)" office:value-type="string" office:string-value="Luft">
            <text:p>Luft</text:p>
          </table:table-cell>
          <table:table-cell table:style-name="ce5" table:formula="of:=IF(AND([.B39]&lt;MAX([.B39:.E39]);[.B39]&gt;0);[.$B$1];&quot;&quot;)&amp;IF(AND([.C39]&lt;MAX([.B39:.E39]);[.C39]&gt;0);[.$C$1];&quot;&quot;)&amp;IF(AND([.D39]&lt;MAX([.B39:.E39]);[.D39]&gt;0);[.$D$1];&quot;&quot;)&amp;IF(AND([.E39]&lt;MAX([.B39:.E39]);[.E39]&gt;0);[.$E$1];&quot;&quot;)" office:value-type="string" office:string-value="Erde">
            <text:p>Erde</text:p>
          </table:table-cell>
          <table:table-cell table:style-name="ce40" office:value-type="string">
            <text:p>Schaden</text:p>
          </table:table-cell>
          <table:table-cell table:style-name="ce40" office:value-type="string">
            <text:p>langsam</text:p>
          </table:table-cell>
          <table:table-cell table:number-columns-repeated="1015"/>
        </table:table-row>
        <table:table-row table:style-name="ro1">
          <table:table-cell table:style-name="ce23" office:value-type="string">
            <text:p>Smog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0">
            <text:p>0</text:p>
          </table:table-cell>
          <table:table-cell table:style-name="ce5" table:formula="of:=IF([.B40]=MAX([.B40:.E40]);[.$B$1];&quot;&quot;)&amp;IF([.C40]=MAX([.B40:.E40]);[.$C$1];&quot;&quot;)&amp;IF([.D40]=MAX([.B40:.E40]);[.$D$1];&quot;&quot;)&amp;IF([.E40]=MAX([.B40:.E40]);[.$E$1];&quot;&quot;)" office:value-type="string" office:string-value="Luft">
            <text:p>Luft</text:p>
          </table:table-cell>
          <table:table-cell table:style-name="ce5" table:formula="of:=IF(AND([.B40]&lt;MAX([.B40:.E40]);[.B40]&gt;0);[.$B$1];&quot;&quot;)&amp;IF(AND([.C40]&lt;MAX([.B40:.E40]);[.C40]&gt;0);[.$C$1];&quot;&quot;)&amp;IF(AND([.D40]&lt;MAX([.B40:.E40]);[.D40]&gt;0);[.$D$1];&quot;&quot;)&amp;IF(AND([.E40]&lt;MAX([.B40:.E40]);[.E40]&gt;0);[.$E$1];&quot;&quot;)" office:value-type="string" office:string-value="Erde">
            <text:p>Erde</text:p>
          </table:table-cell>
          <table:table-cell table:style-name="ce40" office:value-type="string">
            <text:p>Verbergen</text:p>
          </table:table-cell>
          <table:table-cell table:style-name="ce40"/>
          <table:table-cell table:number-columns-repeated="1015"/>
        </table:table-row>
        <table:table-row table:style-name="ro1">
          <table:table-cell table:style-name="ce16" office:value-type="string">
            <text:p>Windstoß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0">
            <text:p>0</text:p>
          </table:table-cell>
          <table:table-cell table:style-name="ce5" table:formula="of:=IF([.B41]=MAX([.B41:.E41]);[.$B$1];&quot;&quot;)&amp;IF([.C41]=MAX([.B41:.E41]);[.$C$1];&quot;&quot;)&amp;IF([.D41]=MAX([.B41:.E41]);[.$D$1];&quot;&quot;)&amp;IF([.E41]=MAX([.B41:.E41]);[.$E$1];&quot;&quot;)" office:value-type="string" office:string-value="Luft">
            <text:p>Luft</text:p>
          </table:table-cell>
          <table:table-cell table:style-name="ce5" table:formula="of:=IF(AND([.B41]&lt;MAX([.B41:.E41]);[.B41]&gt;0);[.$B$1];&quot;&quot;)&amp;IF(AND([.C41]&lt;MAX([.B41:.E41]);[.C41]&gt;0);[.$C$1];&quot;&quot;)&amp;IF(AND([.D41]&lt;MAX([.B41:.E41]);[.D41]&gt;0);[.$D$1];&quot;&quot;)&amp;IF(AND([.E41]&lt;MAX([.B41:.E41]);[.E41]&gt;0);[.$E$1];&quot;&quot;)" office:value-type="string" office:string-value="Erde">
            <text:p>Erde</text:p>
          </table:table-cell>
          <table:table-cell table:style-name="ce40" office:value-type="string">
            <text:p>Verjagen</text:p>
          </table:table-cell>
          <table:table-cell table:style-name="ce40"/>
          <table:table-cell table:number-columns-repeated="1015"/>
        </table:table-row>
        <table:table-row table:style-name="ro1">
          <table:table-cell table:style-name="ce23" office:value-type="string">
            <text:p>Erdloch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0">
            <text:p>0</text:p>
          </table:table-cell>
          <table:table-cell table:style-name="ce5" table:formula="of:=IF([.B42]=MAX([.B42:.E42]);[.$B$1];&quot;&quot;)&amp;IF([.C42]=MAX([.B42:.E42]);[.$C$1];&quot;&quot;)&amp;IF([.D42]=MAX([.B42:.E42]);[.$D$1];&quot;&quot;)&amp;IF([.E42]=MAX([.B42:.E42]);[.$E$1];&quot;&quot;)" office:value-type="string" office:string-value="Luft">
            <text:p>Luft</text:p>
          </table:table-cell>
          <table:table-cell table:style-name="ce5" table:formula="of:=IF(AND([.B42]&lt;MAX([.B42:.E42]);[.B42]&gt;0);[.$B$1];&quot;&quot;)&amp;IF(AND([.C42]&lt;MAX([.B42:.E42]);[.C42]&gt;0);[.$C$1];&quot;&quot;)&amp;IF(AND([.D42]&lt;MAX([.B42:.E42]);[.D42]&gt;0);[.$D$1];&quot;&quot;)&amp;IF(AND([.E42]&lt;MAX([.B42:.E42]);[.E42]&gt;0);[.$E$1];&quot;&quot;)" office:value-type="string" office:string-value="Erde">
            <text:p>Erde</text:p>
          </table:table-cell>
          <table:table-cell table:style-name="ce40" office:value-type="string">
            <text:p>Verbergen</text:p>
          </table:table-cell>
          <table:table-cell table:style-name="ce40"/>
          <table:table-cell table:number-columns-repeated="1015"/>
        </table:table-row>
        <table:table-row table:style-name="ro1">
          <table:table-cell table:style-name="ce16" office:value-type="string">
            <text:p>Sandsturm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0">
            <text:p>0</text:p>
          </table:table-cell>
          <table:table-cell table:style-name="ce5" table:formula="of:=IF([.B43]=MAX([.B43:.E43]);[.$B$1];&quot;&quot;)&amp;IF([.C43]=MAX([.B43:.E43]);[.$C$1];&quot;&quot;)&amp;IF([.D43]=MAX([.B43:.E43]);[.$D$1];&quot;&quot;)&amp;IF([.E43]=MAX([.B43:.E43]);[.$E$1];&quot;&quot;)" office:value-type="string" office:string-value="Luft">
            <text:p>Luft</text:p>
          </table:table-cell>
          <table:table-cell table:style-name="ce5" table:formula="of:=IF(AND([.B43]&lt;MAX([.B43:.E43]);[.B43]&gt;0);[.$B$1];&quot;&quot;)&amp;IF(AND([.C43]&lt;MAX([.B43:.E43]);[.C43]&gt;0);[.$C$1];&quot;&quot;)&amp;IF(AND([.D43]&lt;MAX([.B43:.E43]);[.D43]&gt;0);[.$D$1];&quot;&quot;)&amp;IF(AND([.E43]&lt;MAX([.B43:.E43]);[.E43]&gt;0);[.$E$1];&quot;&quot;)" office:value-type="string" office:string-value="Erde">
            <text:p>Erde</text:p>
          </table:table-cell>
          <table:table-cell table:style-name="ce40" office:value-type="string">
            <text:p>Verjagen</text:p>
          </table:table-cell>
          <table:table-cell table:style-name="ce40"/>
          <table:table-cell table:number-columns-repeated="1015"/>
        </table:table-row>
        <table:table-row table:style-name="ro1">
          <table:table-cell table:style-name="ce31" office:value-type="string">
            <text:p>Feuerhauch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0">
            <text:p>0</text:p>
          </table:table-cell>
          <table:table-cell table:style-name="ce5" table:formula="of:=IF([.B44]=MAX([.B44:.E44]);[.$B$1];&quot;&quot;)&amp;IF([.C44]=MAX([.B44:.E44]);[.$C$1];&quot;&quot;)&amp;IF([.D44]=MAX([.B44:.E44]);[.$D$1];&quot;&quot;)&amp;IF([.E44]=MAX([.B44:.E44]);[.$E$1];&quot;&quot;)" office:value-type="string" office:string-value="Luft">
            <text:p>Luft</text:p>
          </table:table-cell>
          <table:table-cell table:style-name="ce5" table:formula="of:=IF(AND([.B44]&lt;MAX([.B44:.E44]);[.B44]&gt;0);[.$B$1];&quot;&quot;)&amp;IF(AND([.C44]&lt;MAX([.B44:.E44]);[.C44]&gt;0);[.$C$1];&quot;&quot;)&amp;IF(AND([.D44]&lt;MAX([.B44:.E44]);[.D44]&gt;0);[.$D$1];&quot;&quot;)&amp;IF(AND([.E44]&lt;MAX([.B44:.E44]);[.E44]&gt;0);[.$E$1];&quot;&quot;)" office:value-type="string" office:string-value="Feuer">
            <text:p>Feuer</text:p>
          </table:table-cell>
          <table:table-cell table:style-name="ce40" office:value-type="string">
            <text:p>Heilung</text:p>
          </table:table-cell>
          <table:table-cell table:style-name="ce40" office:value-type="string">
            <text:p>schnell</text:p>
          </table:table-cell>
          <table:table-cell table:number-columns-repeated="1015"/>
        </table:table-row>
        <table:table-row table:style-name="ro1">
          <table:table-cell table:style-name="ce31" office:value-type="string">
            <text:p>Feueratem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0">
            <text:p>0</text:p>
          </table:table-cell>
          <table:table-cell table:style-name="ce5" table:formula="of:=IF([.B45]=MAX([.B45:.E45]);[.$B$1];&quot;&quot;)&amp;IF([.C45]=MAX([.B45:.E45]);[.$C$1];&quot;&quot;)&amp;IF([.D45]=MAX([.B45:.E45]);[.$D$1];&quot;&quot;)&amp;IF([.E45]=MAX([.B45:.E45]);[.$E$1];&quot;&quot;)" office:value-type="string" office:string-value="Luft">
            <text:p>Luft</text:p>
          </table:table-cell>
          <table:table-cell table:style-name="ce5" table:formula="of:=IF(AND([.B45]&lt;MAX([.B45:.E45]);[.B45]&gt;0);[.$B$1];&quot;&quot;)&amp;IF(AND([.C45]&lt;MAX([.B45:.E45]);[.C45]&gt;0);[.$C$1];&quot;&quot;)&amp;IF(AND([.D45]&lt;MAX([.B45:.E45]);[.D45]&gt;0);[.$D$1];&quot;&quot;)&amp;IF(AND([.E45]&lt;MAX([.B45:.E45]);[.E45]&gt;0);[.$E$1];&quot;&quot;)" office:value-type="string" office:string-value="Feuer">
            <text:p>Feuer</text:p>
          </table:table-cell>
          <table:table-cell table:style-name="ce40" office:value-type="string">
            <text:p>Heilung</text:p>
          </table:table-cell>
          <table:table-cell table:style-name="ce40" office:value-type="string">
            <text:p>schnell</text:p>
          </table:table-cell>
          <table:table-cell table:number-columns-repeated="1015"/>
        </table:table-row>
        <table:table-row table:style-name="ro1">
          <table:table-cell table:style-name="ce28" office:value-type="string">
            <text:p>Lichtwelle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0">
            <text:p>0</text:p>
          </table:table-cell>
          <table:table-cell table:style-name="ce5" table:formula="of:=IF([.B46]=MAX([.B46:.E46]);[.$B$1];&quot;&quot;)&amp;IF([.C46]=MAX([.B46:.E46]);[.$C$1];&quot;&quot;)&amp;IF([.D46]=MAX([.B46:.E46]);[.$D$1];&quot;&quot;)&amp;IF([.E46]=MAX([.B46:.E46]);[.$E$1];&quot;&quot;)" office:value-type="string" office:string-value="Luft">
            <text:p>Luft</text:p>
          </table:table-cell>
          <table:table-cell table:style-name="ce5" table:formula="of:=IF(AND([.B46]&lt;MAX([.B46:.E46]);[.B46]&gt;0);[.$B$1];&quot;&quot;)&amp;IF(AND([.C46]&lt;MAX([.B46:.E46]);[.C46]&gt;0);[.$C$1];&quot;&quot;)&amp;IF(AND([.D46]&lt;MAX([.B46:.E46]);[.D46]&gt;0);[.$D$1];&quot;&quot;)&amp;IF(AND([.E46]&lt;MAX([.B46:.E46]);[.E46]&gt;0);[.$E$1];&quot;&quot;)" office:value-type="string" office:string-value="Feuer">
            <text:p>Feuer</text:p>
          </table:table-cell>
          <table:table-cell table:style-name="ce40" office:value-type="string">
            <text:p>Sicht</text:p>
          </table:table-cell>
          <table:table-cell table:style-name="ce40"/>
          <table:table-cell table:number-columns-repeated="1015"/>
        </table:table-row>
        <table:table-row table:style-name="ro1">
          <table:table-cell table:style-name="ce29" office:value-type="string">
            <text:p>Funkenflug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0">
            <text:p>0</text:p>
          </table:table-cell>
          <table:table-cell table:style-name="ce5" table:formula="of:=IF([.B47]=MAX([.B47:.E47]);[.$B$1];&quot;&quot;)&amp;IF([.C47]=MAX([.B47:.E47]);[.$C$1];&quot;&quot;)&amp;IF([.D47]=MAX([.B47:.E47]);[.$D$1];&quot;&quot;)&amp;IF([.E47]=MAX([.B47:.E47]);[.$E$1];&quot;&quot;)" office:value-type="string" office:string-value="Luft">
            <text:p>Luft</text:p>
          </table:table-cell>
          <table:table-cell table:style-name="ce5" table:formula="of:=IF(AND([.B47]&lt;MAX([.B47:.E47]);[.B47]&gt;0);[.$B$1];&quot;&quot;)&amp;IF(AND([.C47]&lt;MAX([.B47:.E47]);[.C47]&gt;0);[.$C$1];&quot;&quot;)&amp;IF(AND([.D47]&lt;MAX([.B47:.E47]);[.D47]&gt;0);[.$D$1];&quot;&quot;)&amp;IF(AND([.E47]&lt;MAX([.B47:.E47]);[.E47]&gt;0);[.$E$1];&quot;&quot;)" office:value-type="string" office:string-value="Feuer">
            <text:p>Feuer</text:p>
          </table:table-cell>
          <table:table-cell table:style-name="ce40" office:value-type="string">
            <text:p>Schaden</text:p>
          </table:table-cell>
          <table:table-cell table:style-name="ce40" office:value-type="string">
            <text:p>schnell</text:p>
          </table:table-cell>
          <table:table-cell table:number-columns-repeated="1015"/>
        </table:table-row>
        <table:table-row table:style-name="ro1">
          <table:table-cell table:style-name="ce23" office:value-type="string">
            <text:p>Wüstenwind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0">
            <text:p>0</text:p>
          </table:table-cell>
          <table:table-cell table:style-name="ce5" table:formula="of:=IF([.B48]=MAX([.B48:.E48]);[.$B$1];&quot;&quot;)&amp;IF([.C48]=MAX([.B48:.E48]);[.$C$1];&quot;&quot;)&amp;IF([.D48]=MAX([.B48:.E48]);[.$D$1];&quot;&quot;)&amp;IF([.E48]=MAX([.B48:.E48]);[.$E$1];&quot;&quot;)" office:value-type="string" office:string-value="Luft">
            <text:p>Luft</text:p>
          </table:table-cell>
          <table:table-cell table:style-name="ce5" table:formula="of:=IF(AND([.B48]&lt;MAX([.B48:.E48]);[.B48]&gt;0);[.$B$1];&quot;&quot;)&amp;IF(AND([.C48]&lt;MAX([.B48:.E48]);[.C48]&gt;0);[.$C$1];&quot;&quot;)&amp;IF(AND([.D48]&lt;MAX([.B48:.E48]);[.D48]&gt;0);[.$D$1];&quot;&quot;)&amp;IF(AND([.E48]&lt;MAX([.B48:.E48]);[.E48]&gt;0);[.$E$1];&quot;&quot;)" office:value-type="string" office:string-value="Feuer">
            <text:p>Feuer</text:p>
          </table:table-cell>
          <table:table-cell table:style-name="ce40" office:value-type="string">
            <text:p>Verbergen</text:p>
          </table:table-cell>
          <table:table-cell table:style-name="ce40"/>
          <table:table-cell table:number-columns-repeated="1015"/>
        </table:table-row>
        <table:table-row table:style-name="ro1">
          <table:table-cell table:style-name="ce29" office:value-type="string">
            <text:p>Feuerschneise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0">
            <text:p>0</text:p>
          </table:table-cell>
          <table:table-cell table:style-name="ce5" table:formula="of:=IF([.B49]=MAX([.B49:.E49]);[.$B$1];&quot;&quot;)&amp;IF([.C49]=MAX([.B49:.E49]);[.$C$1];&quot;&quot;)&amp;IF([.D49]=MAX([.B49:.E49]);[.$D$1];&quot;&quot;)&amp;IF([.E49]=MAX([.B49:.E49]);[.$E$1];&quot;&quot;)" office:value-type="string" office:string-value="Luft">
            <text:p>Luft</text:p>
          </table:table-cell>
          <table:table-cell table:style-name="ce5" table:formula="of:=IF(AND([.B49]&lt;MAX([.B49:.E49]);[.B49]&gt;0);[.$B$1];&quot;&quot;)&amp;IF(AND([.C49]&lt;MAX([.B49:.E49]);[.C49]&gt;0);[.$C$1];&quot;&quot;)&amp;IF(AND([.D49]&lt;MAX([.B49:.E49]);[.D49]&gt;0);[.$D$1];&quot;&quot;)&amp;IF(AND([.E49]&lt;MAX([.B49:.E49]);[.E49]&gt;0);[.$E$1];&quot;&quot;)" office:value-type="string" office:string-value="Feuer">
            <text:p>Feuer</text:p>
          </table:table-cell>
          <table:table-cell table:style-name="ce40" office:value-type="string">
            <text:p>Schaden</text:p>
          </table:table-cell>
          <table:table-cell table:style-name="ce40" office:value-type="string">
            <text:p>schnell</text:p>
          </table:table-cell>
          <table:table-cell table:number-columns-repeated="1015"/>
        </table:table-row>
        <table:table-row table:style-name="ro1">
          <table:table-cell table:style-name="ce16" office:value-type="string">
            <text:p>Böe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1">
            <text:p>1</text:p>
          </table:table-cell>
          <table:table-cell table:style-name="ce5" table:formula="of:=IF([.B50]=MAX([.B50:.E50]);[.$B$1];&quot;&quot;)&amp;IF([.C50]=MAX([.B50:.E50]);[.$C$1];&quot;&quot;)&amp;IF([.D50]=MAX([.B50:.E50]);[.$D$1];&quot;&quot;)&amp;IF([.E50]=MAX([.B50:.E50]);[.$E$1];&quot;&quot;)" office:value-type="string" office:string-value="Luft">
            <text:p>Luft</text:p>
          </table:table-cell>
          <table:table-cell table:style-name="ce5" table:formula="of:=IF(AND([.B50]&lt;MAX([.B50:.E50]);[.B50]&gt;0);[.$B$1];&quot;&quot;)&amp;IF(AND([.C50]&lt;MAX([.B50:.E50]);[.C50]&gt;0);[.$C$1];&quot;&quot;)&amp;IF(AND([.D50]&lt;MAX([.B50:.E50]);[.D50]&gt;0);[.$D$1];&quot;&quot;)&amp;IF(AND([.E50]&lt;MAX([.B50:.E50]);[.E50]&gt;0);[.$E$1];&quot;&quot;)" office:value-type="string" office:string-value="Wasser">
            <text:p>Wasser</text:p>
          </table:table-cell>
          <table:table-cell table:style-name="ce40" office:value-type="string">
            <text:p>Verjagen</text:p>
          </table:table-cell>
          <table:table-cell table:style-name="ce40"/>
          <table:table-cell table:number-columns-repeated="1015"/>
        </table:table-row>
        <table:table-row table:style-name="ro1">
          <table:table-cell table:style-name="ce16" office:value-type="string">
            <text:p>Windhose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1">
            <text:p>1</text:p>
          </table:table-cell>
          <table:table-cell table:style-name="ce5" table:formula="of:=IF([.B51]=MAX([.B51:.E51]);[.$B$1];&quot;&quot;)&amp;IF([.C51]=MAX([.B51:.E51]);[.$C$1];&quot;&quot;)&amp;IF([.D51]=MAX([.B51:.E51]);[.$D$1];&quot;&quot;)&amp;IF([.E51]=MAX([.B51:.E51]);[.$E$1];&quot;&quot;)" office:value-type="string" office:string-value="Luft">
            <text:p>Luft</text:p>
          </table:table-cell>
          <table:table-cell table:style-name="ce5" table:formula="of:=IF(AND([.B51]&lt;MAX([.B51:.E51]);[.B51]&gt;0);[.$B$1];&quot;&quot;)&amp;IF(AND([.C51]&lt;MAX([.B51:.E51]);[.C51]&gt;0);[.$C$1];&quot;&quot;)&amp;IF(AND([.D51]&lt;MAX([.B51:.E51]);[.D51]&gt;0);[.$D$1];&quot;&quot;)&amp;IF(AND([.E51]&lt;MAX([.B51:.E51]);[.E51]&gt;0);[.$E$1];&quot;&quot;)" office:value-type="string" office:string-value="Wasser">
            <text:p>Wasser</text:p>
          </table:table-cell>
          <table:table-cell table:style-name="ce40" office:value-type="string">
            <text:p>Verjagen</text:p>
          </table:table-cell>
          <table:table-cell table:style-name="ce40"/>
          <table:table-cell table:number-columns-repeated="1015"/>
        </table:table-row>
        <table:table-row table:style-name="ro1">
          <table:table-cell table:style-name="ce16" office:value-type="string">
            <text:p>Gewitter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2">
            <text:p>2</text:p>
          </table:table-cell>
          <table:table-cell table:style-name="ce5" table:formula="of:=IF([.B52]=MAX([.B52:.E52]);[.$B$1];&quot;&quot;)&amp;IF([.C52]=MAX([.B52:.E52]);[.$C$1];&quot;&quot;)&amp;IF([.D52]=MAX([.B52:.E52]);[.$D$1];&quot;&quot;)&amp;IF([.E52]=MAX([.B52:.E52]);[.$E$1];&quot;&quot;)" office:value-type="string" office:string-value="Luft">
            <text:p>Luft</text:p>
          </table:table-cell>
          <table:table-cell table:style-name="ce5" table:formula="of:=IF(AND([.B52]&lt;MAX([.B52:.E52]);[.B52]&gt;0);[.$B$1];&quot;&quot;)&amp;IF(AND([.C52]&lt;MAX([.B52:.E52]);[.C52]&gt;0);[.$C$1];&quot;&quot;)&amp;IF(AND([.D52]&lt;MAX([.B52:.E52]);[.D52]&gt;0);[.$D$1];&quot;&quot;)&amp;IF(AND([.E52]&lt;MAX([.B52:.E52]);[.E52]&gt;0);[.$E$1];&quot;&quot;)" office:value-type="string" office:string-value="Wasser">
            <text:p>Wasser</text:p>
          </table:table-cell>
          <table:table-cell table:style-name="ce40" office:value-type="string">
            <text:p>Verjagen</text:p>
          </table:table-cell>
          <table:table-cell table:style-name="ce40"/>
          <table:table-cell table:number-columns-repeated="1015"/>
        </table:table-row>
        <table:table-row table:style-name="ro1">
          <table:table-cell table:style-name="ce15" office:value-type="string">
            <text:p>Tornado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1">
            <text:p>1</text:p>
          </table:table-cell>
          <table:table-cell table:style-name="ce5" table:formula="of:=IF([.B53]=MAX([.B53:.E53]);[.$B$1];&quot;&quot;)&amp;IF([.C53]=MAX([.B53:.E53]);[.$C$1];&quot;&quot;)&amp;IF([.D53]=MAX([.B53:.E53]);[.$D$1];&quot;&quot;)&amp;IF([.E53]=MAX([.B53:.E53]);[.$E$1];&quot;&quot;)" office:value-type="string" office:string-value="Luft">
            <text:p>Luft</text:p>
          </table:table-cell>
          <table:table-cell table:style-name="ce5" table:formula="of:=IF(AND([.B53]&lt;MAX([.B53:.E53]);[.B53]&gt;0);[.$B$1];&quot;&quot;)&amp;IF(AND([.C53]&lt;MAX([.B53:.E53]);[.C53]&gt;0);[.$C$1];&quot;&quot;)&amp;IF(AND([.D53]&lt;MAX([.B53:.E53]);[.D53]&gt;0);[.$D$1];&quot;&quot;)&amp;IF(AND([.E53]&lt;MAX([.B53:.E53]);[.E53]&gt;0);[.$E$1];&quot;&quot;)" office:value-type="string" office:string-value="Wasser">
            <text:p>Wasser</text:p>
          </table:table-cell>
          <table:table-cell table:style-name="ce40" office:value-type="string">
            <text:p>Schaden</text:p>
          </table:table-cell>
          <table:table-cell table:style-name="ce40" office:value-type="string">
            <text:p>langsam</text:p>
          </table:table-cell>
          <table:table-cell table:number-columns-repeated="1015"/>
        </table:table-row>
        <table:table-row table:style-name="ro1">
          <table:table-cell table:style-name="ce15" office:value-type="string">
            <text:p>Orkan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2">
            <text:p>2</text:p>
          </table:table-cell>
          <table:table-cell table:style-name="ce5" table:formula="of:=IF([.B54]=MAX([.B54:.E54]);[.$B$1];&quot;&quot;)&amp;IF([.C54]=MAX([.B54:.E54]);[.$C$1];&quot;&quot;)&amp;IF([.D54]=MAX([.B54:.E54]);[.$D$1];&quot;&quot;)&amp;IF([.E54]=MAX([.B54:.E54]);[.$E$1];&quot;&quot;)" office:value-type="string" office:string-value="Luft">
            <text:p>Luft</text:p>
          </table:table-cell>
          <table:table-cell table:style-name="ce5" table:formula="of:=IF(AND([.B54]&lt;MAX([.B54:.E54]);[.B54]&gt;0);[.$B$1];&quot;&quot;)&amp;IF(AND([.C54]&lt;MAX([.B54:.E54]);[.C54]&gt;0);[.$C$1];&quot;&quot;)&amp;IF(AND([.D54]&lt;MAX([.B54:.E54]);[.D54]&gt;0);[.$D$1];&quot;&quot;)&amp;IF(AND([.E54]&lt;MAX([.B54:.E54]);[.E54]&gt;0);[.$E$1];&quot;&quot;)" office:value-type="string" office:string-value="Wasser">
            <text:p>Wasser</text:p>
          </table:table-cell>
          <table:table-cell table:style-name="ce40" office:value-type="string">
            <text:p>Schaden</text:p>
          </table:table-cell>
          <table:table-cell table:style-name="ce40" office:value-type="string">
            <text:p>langsam</text:p>
          </table:table-cell>
          <table:table-cell table:number-columns-repeated="1015"/>
        </table:table-row>
        <table:table-row table:style-name="ro1">
          <table:table-cell table:style-name="ce15" office:value-type="string">
            <text:p>Eissturm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3">
            <text:p>3</text:p>
          </table:table-cell>
          <table:table-cell table:style-name="ce5" table:formula="of:=IF([.B55]=MAX([.B55:.E55]);[.$B$1];&quot;&quot;)&amp;IF([.C55]=MAX([.B55:.E55]);[.$C$1];&quot;&quot;)&amp;IF([.D55]=MAX([.B55:.E55]);[.$D$1];&quot;&quot;)&amp;IF([.E55]=MAX([.B55:.E55]);[.$E$1];&quot;&quot;)" office:value-type="string" office:string-value="Luft">
            <text:p>Luft</text:p>
          </table:table-cell>
          <table:table-cell table:style-name="ce5" table:formula="of:=IF(AND([.B55]&lt;MAX([.B55:.E55]);[.B55]&gt;0);[.$B$1];&quot;&quot;)&amp;IF(AND([.C55]&lt;MAX([.B55:.E55]);[.C55]&gt;0);[.$C$1];&quot;&quot;)&amp;IF(AND([.D55]&lt;MAX([.B55:.E55]);[.D55]&gt;0);[.$D$1];&quot;&quot;)&amp;IF(AND([.E55]&lt;MAX([.B55:.E55]);[.E55]&gt;0);[.$E$1];&quot;&quot;)" office:value-type="string" office:string-value="Wasser">
            <text:p>Wasser</text:p>
          </table:table-cell>
          <table:table-cell table:style-name="ce40" office:value-type="string">
            <text:p>Schaden</text:p>
          </table:table-cell>
          <table:table-cell table:style-name="ce40" office:value-type="string">
            <text:p>langsam</text:p>
          </table:table-cell>
          <table:table-cell table:number-columns-repeated="1015"/>
        </table:table-row>
        <table:table-row table:style-name="ro1">
          <table:table-cell table:style-name="ce12" office:value-type="string">
            <text:p>Schlamm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">
            <text:p>2</text:p>
          </table:table-cell>
          <table:table-cell table:style-name="ce5" table:formula="of:=IF([.B56]=MAX([.B56:.E56]);[.$B$1];&quot;&quot;)&amp;IF([.C56]=MAX([.B56:.E56]);[.$C$1];&quot;&quot;)&amp;IF([.D56]=MAX([.B56:.E56]);[.$D$1];&quot;&quot;)&amp;IF([.E56]=MAX([.B56:.E56]);[.$E$1];&quot;&quot;)" office:value-type="string" office:string-value="Wasser">
            <text:p>Wasser</text:p>
          </table:table-cell>
          <table:table-cell table:style-name="ce5" table:formula="of:=IF(AND([.B56]&lt;MAX([.B56:.E56]);[.B56]&gt;0);[.$B$1];&quot;&quot;)&amp;IF(AND([.C56]&lt;MAX([.B56:.E56]);[.C56]&gt;0);[.$C$1];&quot;&quot;)&amp;IF(AND([.D56]&lt;MAX([.B56:.E56]);[.D56]&gt;0);[.$D$1];&quot;&quot;)&amp;IF(AND([.E56]&lt;MAX([.B56:.E56]);[.E56]&gt;0);[.$E$1];&quot;&quot;)" office:value-type="string" office:string-value="Erde">
            <text:p>Erde</text:p>
          </table:table-cell>
          <table:table-cell table:style-name="ce40" office:value-type="string">
            <text:p>Materieformung</text:p>
          </table:table-cell>
          <table:table-cell table:style-name="ce40"/>
          <table:table-cell table:number-columns-repeated="1015"/>
        </table:table-row>
        <table:table-row table:style-name="ro1">
          <table:table-cell table:style-name="ce12" office:value-type="string">
            <text:p>Salzwasser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3">
            <text:p>3</text:p>
          </table:table-cell>
          <table:table-cell table:style-name="ce5" table:formula="of:=IF([.B57]=MAX([.B57:.E57]);[.$B$1];&quot;&quot;)&amp;IF([.C57]=MAX([.B57:.E57]);[.$C$1];&quot;&quot;)&amp;IF([.D57]=MAX([.B57:.E57]);[.$D$1];&quot;&quot;)&amp;IF([.E57]=MAX([.B57:.E57]);[.$E$1];&quot;&quot;)" office:value-type="string" office:string-value="Wasser">
            <text:p>Wasser</text:p>
          </table:table-cell>
          <table:table-cell table:style-name="ce5" table:formula="of:=IF(AND([.B57]&lt;MAX([.B57:.E57]);[.B57]&gt;0);[.$B$1];&quot;&quot;)&amp;IF(AND([.C57]&lt;MAX([.B57:.E57]);[.C57]&gt;0);[.$C$1];&quot;&quot;)&amp;IF(AND([.D57]&lt;MAX([.B57:.E57]);[.D57]&gt;0);[.$D$1];&quot;&quot;)&amp;IF(AND([.E57]&lt;MAX([.B57:.E57]);[.E57]&gt;0);[.$E$1];&quot;&quot;)" office:value-type="string" office:string-value="Erde">
            <text:p>Erde</text:p>
          </table:table-cell>
          <table:table-cell table:style-name="ce40" office:value-type="string">
            <text:p>Materieformung</text:p>
          </table:table-cell>
          <table:table-cell table:style-name="ce40"/>
          <table:table-cell table:number-columns-repeated="1015"/>
        </table:table-row>
        <table:table-row table:style-name="ro1">
          <table:table-cell table:style-name="ce14" office:value-type="string">
            <text:p>Gletscher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3">
            <text:p>3</text:p>
          </table:table-cell>
          <table:table-cell table:style-name="ce5" table:formula="of:=IF([.B58]=MAX([.B58:.E58]);[.$B$1];&quot;&quot;)&amp;IF([.C58]=MAX([.B58:.E58]);[.$C$1];&quot;&quot;)&amp;IF([.D58]=MAX([.B58:.E58]);[.$D$1];&quot;&quot;)&amp;IF([.E58]=MAX([.B58:.E58]);[.$E$1];&quot;&quot;)" office:value-type="string" office:string-value="Wasser">
            <text:p>Wasser</text:p>
          </table:table-cell>
          <table:table-cell table:style-name="ce5" table:formula="of:=IF(AND([.B58]&lt;MAX([.B58:.E58]);[.B58]&gt;0);[.$B$1];&quot;&quot;)&amp;IF(AND([.C58]&lt;MAX([.B58:.E58]);[.C58]&gt;0);[.$C$1];&quot;&quot;)&amp;IF(AND([.D58]&lt;MAX([.B58:.E58]);[.D58]&gt;0);[.$D$1];&quot;&quot;)&amp;IF(AND([.E58]&lt;MAX([.B58:.E58]);[.E58]&gt;0);[.$E$1];&quot;&quot;)" office:value-type="string" office:string-value="Erde">
            <text:p>Erde</text:p>
          </table:table-cell>
          <table:table-cell table:style-name="ce40" office:value-type="string">
            <text:p>Materieformung</text:p>
          </table:table-cell>
          <table:table-cell table:style-name="ce40"/>
          <table:table-cell table:number-columns-repeated="1015"/>
        </table:table-row>
        <table:table-row table:style-name="ro1">
          <table:table-cell table:style-name="ce15" office:value-type="string">
            <text:p>Tsunami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4">
            <text:p>4</text:p>
          </table:table-cell>
          <table:table-cell table:style-name="ce5" table:formula="of:=IF([.B59]=MAX([.B59:.E59]);[.$B$1];&quot;&quot;)&amp;IF([.C59]=MAX([.B59:.E59]);[.$C$1];&quot;&quot;)&amp;IF([.D59]=MAX([.B59:.E59]);[.$D$1];&quot;&quot;)&amp;IF([.E59]=MAX([.B59:.E59]);[.$E$1];&quot;&quot;)" office:value-type="string" office:string-value="Wasser">
            <text:p>Wasser</text:p>
          </table:table-cell>
          <table:table-cell table:style-name="ce5" table:formula="of:=IF(AND([.B59]&lt;MAX([.B59:.E59]);[.B59]&gt;0);[.$B$1];&quot;&quot;)&amp;IF(AND([.C59]&lt;MAX([.B59:.E59]);[.C59]&gt;0);[.$C$1];&quot;&quot;)&amp;IF(AND([.D59]&lt;MAX([.B59:.E59]);[.D59]&gt;0);[.$D$1];&quot;&quot;)&amp;IF(AND([.E59]&lt;MAX([.B59:.E59]);[.E59]&gt;0);[.$E$1];&quot;&quot;)" office:value-type="string" office:string-value="Erde">
            <text:p>Erde</text:p>
          </table:table-cell>
          <table:table-cell table:style-name="ce40" office:value-type="string">
            <text:p>Schaden</text:p>
          </table:table-cell>
          <table:table-cell table:style-name="ce40" office:value-type="string">
            <text:p>langsam</text:p>
          </table:table-cell>
          <table:table-cell table:number-columns-repeated="1015"/>
        </table:table-row>
        <table:table-row table:style-name="ro1">
          <table:table-cell table:style-name="ce36" office:value-type="string">
            <text:p>Wasserfall</text:p>
          </table:table-cell>
          <table:table-cell table:style-name="ce38" office:value-type="float" office:value="0">
            <text:p>0</text:p>
          </table:table-cell>
          <table:table-cell table:style-name="ce38" office:value-type="float" office:value="2">
            <text:p>2</text:p>
          </table:table-cell>
          <table:table-cell table:style-name="ce38" office:value-type="float" office:value="0">
            <text:p>0</text:p>
          </table:table-cell>
          <table:table-cell table:style-name="ce38" office:value-type="float" office:value="4">
            <text:p>4</text:p>
          </table:table-cell>
          <table:table-cell table:style-name="ce38" table:formula="of:=IF([.B60]=MAX([.B60:.E60]);[.$B$1];&quot;&quot;)&amp;IF([.C60]=MAX([.B60:.E60]);[.$C$1];&quot;&quot;)&amp;IF([.D60]=MAX([.B60:.E60]);[.$D$1];&quot;&quot;)&amp;IF([.E60]=MAX([.B60:.E60]);[.$E$1];&quot;&quot;)" office:value-type="string" office:string-value="Wasser">
            <text:p>Wasser</text:p>
          </table:table-cell>
          <table:table-cell table:style-name="ce38" table:formula="of:=IF(AND([.B60]&lt;MAX([.B60:.E60]);[.B60]&gt;0);[.$B$1];&quot;&quot;)&amp;IF(AND([.C60]&lt;MAX([.B60:.E60]);[.C60]&gt;0);[.$C$1];&quot;&quot;)&amp;IF(AND([.D60]&lt;MAX([.B60:.E60]);[.D60]&gt;0);[.$D$1];&quot;&quot;)&amp;IF(AND([.E60]&lt;MAX([.B60:.E60]);[.E60]&gt;0);[.$E$1];&quot;&quot;)" office:value-type="string" office:string-value="Erde">
            <text:p>Erde</text:p>
          </table:table-cell>
          <table:table-cell table:style-name="ce41" office:value-type="string">
            <text:p>Heilung</text:p>
          </table:table-cell>
          <table:table-cell table:style-name="ce41" office:value-type="string">
            <text:p>schnell</text:p>
          </table:table-cell>
          <table:table-cell table:number-columns-repeated="1015"/>
        </table:table-row>
        <table:table-row table:style-name="ro1">
          <table:table-cell table:style-name="ce16" office:value-type="string">
            <text:p>Wasserwelle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4">
            <text:p>4</text:p>
          </table:table-cell>
          <table:table-cell table:style-name="ce5" table:formula="of:=IF([.B61]=MAX([.B61:.E61]);[.$B$1];&quot;&quot;)&amp;IF([.C61]=MAX([.B61:.E61]);[.$C$1];&quot;&quot;)&amp;IF([.D61]=MAX([.B61:.E61]);[.$D$1];&quot;&quot;)&amp;IF([.E61]=MAX([.B61:.E61]);[.$E$1];&quot;&quot;)" office:value-type="string" office:string-value="Wasser">
            <text:p>Wasser</text:p>
          </table:table-cell>
          <table:table-cell table:style-name="ce5" table:formula="of:=IF(AND([.B61]&lt;MAX([.B61:.E61]);[.B61]&gt;0);[.$B$1];&quot;&quot;)&amp;IF(AND([.C61]&lt;MAX([.B61:.E61]);[.C61]&gt;0);[.$C$1];&quot;&quot;)&amp;IF(AND([.D61]&lt;MAX([.B61:.E61]);[.D61]&gt;0);[.$D$1];&quot;&quot;)&amp;IF(AND([.E61]&lt;MAX([.B61:.E61]);[.E61]&gt;0);[.$E$1];&quot;&quot;)" office:value-type="string" office:string-value="Erde">
            <text:p>Erde</text:p>
          </table:table-cell>
          <table:table-cell table:style-name="ce40" office:value-type="string">
            <text:p>Verjagen</text:p>
          </table:table-cell>
          <table:table-cell table:style-name="ce40"/>
          <table:table-cell table:number-columns-repeated="1015"/>
        </table:table-row>
        <table:table-row table:style-name="ro1">
          <table:table-cell table:style-name="ce15" office:value-type="string">
            <text:p>Muräne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4">
            <text:p>4</text:p>
          </table:table-cell>
          <table:table-cell table:style-name="ce5" table:formula="of:=IF([.B62]=MAX([.B62:.E62]);[.$B$1];&quot;&quot;)&amp;IF([.C62]=MAX([.B62:.E62]);[.$C$1];&quot;&quot;)&amp;IF([.D62]=MAX([.B62:.E62]);[.$D$1];&quot;&quot;)&amp;IF([.E62]=MAX([.B62:.E62]);[.$E$1];&quot;&quot;)" office:value-type="string" office:string-value="Wasser">
            <text:p>Wasser</text:p>
          </table:table-cell>
          <table:table-cell table:style-name="ce5" table:formula="of:=IF(AND([.B62]&lt;MAX([.B62:.E62]);[.B62]&gt;0);[.$B$1];&quot;&quot;)&amp;IF(AND([.C62]&lt;MAX([.B62:.E62]);[.C62]&gt;0);[.$C$1];&quot;&quot;)&amp;IF(AND([.D62]&lt;MAX([.B62:.E62]);[.D62]&gt;0);[.$D$1];&quot;&quot;)&amp;IF(AND([.E62]&lt;MAX([.B62:.E62]);[.E62]&gt;0);[.$E$1];&quot;&quot;)" office:value-type="string" office:string-value="Erde">
            <text:p>Erde</text:p>
          </table:table-cell>
          <table:table-cell table:style-name="ce40" office:value-type="string">
            <text:p>Schaden</text:p>
          </table:table-cell>
          <table:table-cell table:style-name="ce40" office:value-type="string">
            <text:p>langsam</text:p>
          </table:table-cell>
          <table:table-cell table:number-columns-repeated="1015"/>
        </table:table-row>
        <table:table-row table:style-name="ro1">
          <table:table-cell table:style-name="ce31" office:value-type="string">
            <text:p>Regenschauer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style-name="ce5" table:formula="of:=IF([.B63]=MAX([.B63:.E63]);[.$B$1];&quot;&quot;)&amp;IF([.C63]=MAX([.B63:.E63]);[.$C$1];&quot;&quot;)&amp;IF([.D63]=MAX([.B63:.E63]);[.$D$1];&quot;&quot;)&amp;IF([.E63]=MAX([.B63:.E63]);[.$E$1];&quot;&quot;)" office:value-type="string" office:string-value="Wasser">
            <text:p>Wasser</text:p>
          </table:table-cell>
          <table:table-cell table:style-name="ce5" table:formula="of:=IF(AND([.B63]&lt;MAX([.B63:.E63]);[.B63]&gt;0);[.$B$1];&quot;&quot;)&amp;IF(AND([.C63]&lt;MAX([.B63:.E63]);[.C63]&gt;0);[.$C$1];&quot;&quot;)&amp;IF(AND([.D63]&lt;MAX([.B63:.E63]);[.D63]&gt;0);[.$D$1];&quot;&quot;)&amp;IF(AND([.E63]&lt;MAX([.B63:.E63]);[.E63]&gt;0);[.$E$1];&quot;&quot;)" office:value-type="string" office:string-value="Luft">
            <text:p>Luft</text:p>
          </table:table-cell>
          <table:table-cell table:style-name="ce40" office:value-type="string">
            <text:p>Heilung</text:p>
          </table:table-cell>
          <table:table-cell table:style-name="ce40" office:value-type="string">
            <text:p>langsam</text:p>
          </table:table-cell>
          <table:table-cell table:number-columns-repeated="1015"/>
        </table:table-row>
        <table:table-row table:style-name="ro1">
          <table:table-cell table:style-name="ce20" office:value-type="string">
            <text:p>Wasserstrahl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3">
            <text:p>3</text:p>
          </table:table-cell>
          <table:table-cell table:style-name="ce5" table:formula="of:=IF([.B64]=MAX([.B64:.E64]);[.$B$1];&quot;&quot;)&amp;IF([.C64]=MAX([.B64:.E64]);[.$C$1];&quot;&quot;)&amp;IF([.D64]=MAX([.B64:.E64]);[.$D$1];&quot;&quot;)&amp;IF([.E64]=MAX([.B64:.E64]);[.$E$1];&quot;&quot;)" office:value-type="string" office:string-value="Wasser">
            <text:p>Wasser</text:p>
          </table:table-cell>
          <table:table-cell table:style-name="ce5" table:formula="of:=IF(AND([.B64]&lt;MAX([.B64:.E64]);[.B64]&gt;0);[.$B$1];&quot;&quot;)&amp;IF(AND([.C64]&lt;MAX([.B64:.E64]);[.C64]&gt;0);[.$C$1];&quot;&quot;)&amp;IF(AND([.D64]&lt;MAX([.B64:.E64]);[.D64]&gt;0);[.$D$1];&quot;&quot;)&amp;IF(AND([.E64]&lt;MAX([.B64:.E64]);[.E64]&gt;0);[.$E$1];&quot;&quot;)" office:value-type="string" office:string-value="Luft">
            <text:p>Luft</text:p>
          </table:table-cell>
          <table:table-cell table:style-name="ce40" office:value-type="string">
            <text:p>Schaden</text:p>
          </table:table-cell>
          <table:table-cell table:style-name="ce40" office:value-type="string">
            <text:p>schnell</text:p>
          </table:table-cell>
          <table:table-cell table:number-columns-repeated="1015"/>
        </table:table-row>
        <table:table-row table:style-name="ro1">
          <table:table-cell table:style-name="ce37" office:value-type="string">
            <text:p>Wasserwelle</text:p>
          </table:table-cell>
          <table:table-cell table:style-name="ce38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8" office:value-type="float" office:value="2">
            <text:p>2</text:p>
          </table:table-cell>
          <table:table-cell table:style-name="ce38" office:value-type="float" office:value="3">
            <text:p>3</text:p>
          </table:table-cell>
          <table:table-cell table:style-name="ce38" table:formula="of:=IF([.B65]=MAX([.B65:.E65]);[.$B$1];&quot;&quot;)&amp;IF([.C65]=MAX([.B65:.E65]);[.$C$1];&quot;&quot;)&amp;IF([.D65]=MAX([.B65:.E65]);[.$D$1];&quot;&quot;)&amp;IF([.E65]=MAX([.B65:.E65]);[.$E$1];&quot;&quot;)" office:value-type="string" office:string-value="Wasser">
            <text:p>Wasser</text:p>
          </table:table-cell>
          <table:table-cell table:style-name="ce38" table:formula="of:=IF(AND([.B65]&lt;MAX([.B65:.E65]);[.B65]&gt;0);[.$B$1];&quot;&quot;)&amp;IF(AND([.C65]&lt;MAX([.B65:.E65]);[.C65]&gt;0);[.$C$1];&quot;&quot;)&amp;IF(AND([.D65]&lt;MAX([.B65:.E65]);[.D65]&gt;0);[.$D$1];&quot;&quot;)&amp;IF(AND([.E65]&lt;MAX([.B65:.E65]);[.E65]&gt;0);[.$E$1];&quot;&quot;)" office:value-type="string" office:string-value="Luft">
            <text:p>Luft</text:p>
          </table:table-cell>
          <table:table-cell table:style-name="ce41" office:value-type="string">
            <text:p>Verjagen</text:p>
          </table:table-cell>
          <table:table-cell table:style-name="ce41"/>
          <table:table-cell table:number-columns-repeated="1015"/>
        </table:table-row>
        <table:table-row table:style-name="ro1">
          <table:table-cell table:style-name="ce31" office:value-type="string">
            <text:p>Wasserfall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3">
            <text:p>3</text:p>
          </table:table-cell>
          <table:table-cell table:style-name="ce5" table:formula="of:=IF([.B66]=MAX([.B66:.E66]);[.$B$1];&quot;&quot;)&amp;IF([.C66]=MAX([.B66:.E66]);[.$C$1];&quot;&quot;)&amp;IF([.D66]=MAX([.B66:.E66]);[.$D$1];&quot;&quot;)&amp;IF([.E66]=MAX([.B66:.E66]);[.$E$1];&quot;&quot;)" office:value-type="string" office:string-value="Wasser">
            <text:p>Wasser</text:p>
          </table:table-cell>
          <table:table-cell table:style-name="ce5" table:formula="of:=IF(AND([.B66]&lt;MAX([.B66:.E66]);[.B66]&gt;0);[.$B$1];&quot;&quot;)&amp;IF(AND([.C66]&lt;MAX([.B66:.E66]);[.C66]&gt;0);[.$C$1];&quot;&quot;)&amp;IF(AND([.D66]&lt;MAX([.B66:.E66]);[.D66]&gt;0);[.$D$1];&quot;&quot;)&amp;IF(AND([.E66]&lt;MAX([.B66:.E66]);[.E66]&gt;0);[.$E$1];&quot;&quot;)" office:value-type="string" office:string-value="Luft">
            <text:p>Luft</text:p>
          </table:table-cell>
          <table:table-cell table:style-name="ce40" office:value-type="string">
            <text:p>Heilung</text:p>
          </table:table-cell>
          <table:table-cell table:style-name="ce40" office:value-type="string">
            <text:p>schnell</text:p>
          </table:table-cell>
          <table:table-cell table:number-columns-repeated="1015"/>
        </table:table-row>
        <table:table-row table:style-name="ro1">
          <table:table-cell table:style-name="ce15" office:value-type="string">
            <text:p>Monsun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4">
            <text:p>4</text:p>
          </table:table-cell>
          <table:table-cell table:style-name="ce5" table:formula="of:=IF([.B67]=MAX([.B67:.E67]);[.$B$1];&quot;&quot;)&amp;IF([.C67]=MAX([.B67:.E67]);[.$C$1];&quot;&quot;)&amp;IF([.D67]=MAX([.B67:.E67]);[.$D$1];&quot;&quot;)&amp;IF([.E67]=MAX([.B67:.E67]);[.$E$1];&quot;&quot;)" office:value-type="string" office:string-value="Wasser">
            <text:p>Wasser</text:p>
          </table:table-cell>
          <table:table-cell table:style-name="ce5" table:formula="of:=IF(AND([.B67]&lt;MAX([.B67:.E67]);[.B67]&gt;0);[.$B$1];&quot;&quot;)&amp;IF(AND([.C67]&lt;MAX([.B67:.E67]);[.C67]&gt;0);[.$C$1];&quot;&quot;)&amp;IF(AND([.D67]&lt;MAX([.B67:.E67]);[.D67]&gt;0);[.$D$1];&quot;&quot;)&amp;IF(AND([.E67]&lt;MAX([.B67:.E67]);[.E67]&gt;0);[.$E$1];&quot;&quot;)" office:value-type="string" office:string-value="Luft">
            <text:p>Luft</text:p>
          </table:table-cell>
          <table:table-cell table:style-name="ce40" office:value-type="string">
            <text:p>Schaden</text:p>
          </table:table-cell>
          <table:table-cell table:style-name="ce40" office:value-type="string">
            <text:p>langsam</text:p>
          </table:table-cell>
          <table:table-cell table:number-columns-repeated="1015"/>
        </table:table-row>
        <table:table-row table:style-name="ro1">
          <table:table-cell table:style-name="ce15" office:value-type="string">
            <text:p>Hurrikan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4">
            <text:p>4</text:p>
          </table:table-cell>
          <table:table-cell table:style-name="ce5" table:formula="of:=IF([.B68]=MAX([.B68:.E68]);[.$B$1];&quot;&quot;)&amp;IF([.C68]=MAX([.B68:.E68]);[.$C$1];&quot;&quot;)&amp;IF([.D68]=MAX([.B68:.E68]);[.$D$1];&quot;&quot;)&amp;IF([.E68]=MAX([.B68:.E68]);[.$E$1];&quot;&quot;)" office:value-type="string" office:string-value="Wasser">
            <text:p>Wasser</text:p>
          </table:table-cell>
          <table:table-cell table:style-name="ce5" table:formula="of:=IF(AND([.B68]&lt;MAX([.B68:.E68]);[.B68]&gt;0);[.$B$1];&quot;&quot;)&amp;IF(AND([.C68]&lt;MAX([.B68:.E68]);[.C68]&gt;0);[.$C$1];&quot;&quot;)&amp;IF(AND([.D68]&lt;MAX([.B68:.E68]);[.D68]&gt;0);[.$D$1];&quot;&quot;)&amp;IF(AND([.E68]&lt;MAX([.B68:.E68]);[.E68]&gt;0);[.$E$1];&quot;&quot;)" office:value-type="string" office:string-value="Luft">
            <text:p>Luft</text:p>
          </table:table-cell>
          <table:table-cell table:style-name="ce40" office:value-type="string">
            <text:p>Schaden</text:p>
          </table:table-cell>
          <table:table-cell table:style-name="ce40" office:value-type="string">
            <text:p>langsam</text:p>
          </table:table-cell>
          <table:table-cell table:number-columns-repeated="1015"/>
        </table:table-row>
        <table:table-row table:style-name="ro1">
          <table:table-cell table:style-name="ce23" office:value-type="string">
            <text:p>Schneesturm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4">
            <text:p>4</text:p>
          </table:table-cell>
          <table:table-cell table:style-name="ce5" table:formula="of:=IF([.B69]=MAX([.B69:.E69]);[.$B$1];&quot;&quot;)&amp;IF([.C69]=MAX([.B69:.E69]);[.$C$1];&quot;&quot;)&amp;IF([.D69]=MAX([.B69:.E69]);[.$D$1];&quot;&quot;)&amp;IF([.E69]=MAX([.B69:.E69]);[.$E$1];&quot;&quot;)" office:value-type="string" office:string-value="Wasser">
            <text:p>Wasser</text:p>
          </table:table-cell>
          <table:table-cell table:style-name="ce5" table:formula="of:=IF(AND([.B69]&lt;MAX([.B69:.E69]);[.B69]&gt;0);[.$B$1];&quot;&quot;)&amp;IF(AND([.C69]&lt;MAX([.B69:.E69]);[.C69]&gt;0);[.$C$1];&quot;&quot;)&amp;IF(AND([.D69]&lt;MAX([.B69:.E69]);[.D69]&gt;0);[.$D$1];&quot;&quot;)&amp;IF(AND([.E69]&lt;MAX([.B69:.E69]);[.E69]&gt;0);[.$E$1];&quot;&quot;)" office:value-type="string" office:string-value="Luft">
            <text:p>Luft</text:p>
          </table:table-cell>
          <table:table-cell table:style-name="ce40" office:value-type="string">
            <text:p>Verbergen</text:p>
          </table:table-cell>
          <table:table-cell table:style-name="ce40"/>
          <table:table-cell table:number-columns-repeated="1015"/>
        </table:table-row>
        <table:table-row table:style-name="ro1">
          <table:table-cell table:style-name="ce23" office:value-type="string">
            <text:p>Wasserdampf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">
            <text:p>2</text:p>
          </table:table-cell>
          <table:table-cell table:style-name="ce5" table:formula="of:=IF([.B70]=MAX([.B70:.E70]);[.$B$1];&quot;&quot;)&amp;IF([.C70]=MAX([.B70:.E70]);[.$C$1];&quot;&quot;)&amp;IF([.D70]=MAX([.B70:.E70]);[.$D$1];&quot;&quot;)&amp;IF([.E70]=MAX([.B70:.E70]);[.$E$1];&quot;&quot;)" office:value-type="string" office:string-value="Wasser">
            <text:p>Wasser</text:p>
          </table:table-cell>
          <table:table-cell table:style-name="ce5" table:formula="of:=IF(AND([.B70]&lt;MAX([.B70:.E70]);[.B70]&gt;0);[.$B$1];&quot;&quot;)&amp;IF(AND([.C70]&lt;MAX([.B70:.E70]);[.C70]&gt;0);[.$C$1];&quot;&quot;)&amp;IF(AND([.D70]&lt;MAX([.B70:.E70]);[.D70]&gt;0);[.$D$1];&quot;&quot;)&amp;IF(AND([.E70]&lt;MAX([.B70:.E70]);[.E70]&gt;0);[.$E$1];&quot;&quot;)" office:value-type="string" office:string-value="Feuer">
            <text:p>Feuer</text:p>
          </table:table-cell>
          <table:table-cell table:style-name="ce40" office:value-type="string">
            <text:p>Verbergen</text:p>
          </table:table-cell>
          <table:table-cell table:style-name="ce40"/>
          <table:table-cell table:number-columns-repeated="1015"/>
        </table:table-row>
        <table:table-row table:style-name="ro1">
          <table:table-cell table:style-name="ce23" office:value-type="string">
            <text:p>Nebel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3">
            <text:p>3</text:p>
          </table:table-cell>
          <table:table-cell table:style-name="ce5" table:formula="of:=IF([.B71]=MAX([.B71:.E71]);[.$B$1];&quot;&quot;)&amp;IF([.C71]=MAX([.B71:.E71]);[.$C$1];&quot;&quot;)&amp;IF([.D71]=MAX([.B71:.E71]);[.$D$1];&quot;&quot;)&amp;IF([.E71]=MAX([.B71:.E71]);[.$E$1];&quot;&quot;)" office:value-type="string" office:string-value="Wasser">
            <text:p>Wasser</text:p>
          </table:table-cell>
          <table:table-cell table:style-name="ce5" table:formula="of:=IF(AND([.B71]&lt;MAX([.B71:.E71]);[.B71]&gt;0);[.$B$1];&quot;&quot;)&amp;IF(AND([.C71]&lt;MAX([.B71:.E71]);[.C71]&gt;0);[.$C$1];&quot;&quot;)&amp;IF(AND([.D71]&lt;MAX([.B71:.E71]);[.D71]&gt;0);[.$D$1];&quot;&quot;)&amp;IF(AND([.E71]&lt;MAX([.B71:.E71]);[.E71]&gt;0);[.$E$1];&quot;&quot;)" office:value-type="string" office:string-value="Feuer">
            <text:p>Feuer</text:p>
          </table:table-cell>
          <table:table-cell table:style-name="ce40" office:value-type="string">
            <text:p>Verbergen</text:p>
          </table:table-cell>
          <table:table-cell table:style-name="ce40"/>
          <table:table-cell table:number-columns-repeated="1015"/>
        </table:table-row>
        <table:table-row table:style-name="ro1">
          <table:table-cell table:style-name="ce28" office:value-type="string">
            <text:p>Regenbogen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3">
            <text:p>3</text:p>
          </table:table-cell>
          <table:table-cell table:style-name="ce5" table:formula="of:=IF([.B72]=MAX([.B72:.E72]);[.$B$1];&quot;&quot;)&amp;IF([.C72]=MAX([.B72:.E72]);[.$C$1];&quot;&quot;)&amp;IF([.D72]=MAX([.B72:.E72]);[.$D$1];&quot;&quot;)&amp;IF([.E72]=MAX([.B72:.E72]);[.$E$1];&quot;&quot;)" office:value-type="string" office:string-value="Wasser">
            <text:p>Wasser</text:p>
          </table:table-cell>
          <table:table-cell table:style-name="ce5" table:formula="of:=IF(AND([.B72]&lt;MAX([.B72:.E72]);[.B72]&gt;0);[.$B$1];&quot;&quot;)&amp;IF(AND([.C72]&lt;MAX([.B72:.E72]);[.C72]&gt;0);[.$C$1];&quot;&quot;)&amp;IF(AND([.D72]&lt;MAX([.B72:.E72]);[.D72]&gt;0);[.$D$1];&quot;&quot;)&amp;IF(AND([.E72]&lt;MAX([.B72:.E72]);[.E72]&gt;0);[.$E$1];&quot;&quot;)" office:value-type="string" office:string-value="Feuer">
            <text:p>Feuer</text:p>
          </table:table-cell>
          <table:table-cell table:style-name="ce40" office:value-type="string">
            <text:p>Sicht</text:p>
          </table:table-cell>
          <table:table-cell table:style-name="ce40"/>
          <table:table-cell table:number-columns-repeated="1015"/>
        </table:table-row>
        <table:table-row table:style-name="ro1">
          <table:table-cell table:style-name="ce12" office:value-type="string">
            <text:p>Wolke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4">
            <text:p>4</text:p>
          </table:table-cell>
          <table:table-cell table:style-name="ce5" table:formula="of:=IF([.B73]=MAX([.B73:.E73]);[.$B$1];&quot;&quot;)&amp;IF([.C73]=MAX([.B73:.E73]);[.$C$1];&quot;&quot;)&amp;IF([.D73]=MAX([.B73:.E73]);[.$D$1];&quot;&quot;)&amp;IF([.E73]=MAX([.B73:.E73]);[.$E$1];&quot;&quot;)" office:value-type="string" office:string-value="Wasser">
            <text:p>Wasser</text:p>
          </table:table-cell>
          <table:table-cell table:style-name="ce5" table:formula="of:=IF(AND([.B73]&lt;MAX([.B73:.E73]);[.B73]&gt;0);[.$B$1];&quot;&quot;)&amp;IF(AND([.C73]&lt;MAX([.B73:.E73]);[.C73]&gt;0);[.$C$1];&quot;&quot;)&amp;IF(AND([.D73]&lt;MAX([.B73:.E73]);[.D73]&gt;0);[.$D$1];&quot;&quot;)&amp;IF(AND([.E73]&lt;MAX([.B73:.E73]);[.E73]&gt;0);[.$E$1];&quot;&quot;)" office:value-type="string" office:string-value="Feuer">
            <text:p>Feuer</text:p>
          </table:table-cell>
          <table:table-cell table:style-name="ce40" office:value-type="string">
            <text:p>Materieformung</text:p>
          </table:table-cell>
          <table:table-cell table:style-name="ce40"/>
          <table:table-cell table:number-columns-repeated="1015"/>
        </table:table-row>
        <table:table-row table:style-name="ro1">
          <table:table-cell table:style-name="ce31" office:value-type="string">
            <text:p>Heiße Quelle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4">
            <text:p>4</text:p>
          </table:table-cell>
          <table:table-cell table:style-name="ce5" table:formula="of:=IF([.B74]=MAX([.B74:.E74]);[.$B$1];&quot;&quot;)&amp;IF([.C74]=MAX([.B74:.E74]);[.$C$1];&quot;&quot;)&amp;IF([.D74]=MAX([.B74:.E74]);[.$D$1];&quot;&quot;)&amp;IF([.E74]=MAX([.B74:.E74]);[.$E$1];&quot;&quot;)" office:value-type="string" office:string-value="Wasser">
            <text:p>Wasser</text:p>
          </table:table-cell>
          <table:table-cell table:style-name="ce5" table:formula="of:=IF(AND([.B74]&lt;MAX([.B74:.E74]);[.B74]&gt;0);[.$B$1];&quot;&quot;)&amp;IF(AND([.C74]&lt;MAX([.B74:.E74]);[.C74]&gt;0);[.$C$1];&quot;&quot;)&amp;IF(AND([.D74]&lt;MAX([.B74:.E74]);[.D74]&gt;0);[.$D$1];&quot;&quot;)&amp;IF(AND([.E74]&lt;MAX([.B74:.E74]);[.E74]&gt;0);[.$E$1];&quot;&quot;)" office:value-type="string" office:string-value="Feuer">
            <text:p>Feuer</text:p>
          </table:table-cell>
          <table:table-cell table:style-name="ce40" office:value-type="string">
            <text:p>Heilung</text:p>
          </table:table-cell>
          <table:table-cell table:style-name="ce40" office:value-type="string">
            <text:p>langsam</text:p>
          </table:table-cell>
          <table:table-cell table:number-columns-repeated="1015"/>
        </table:table-row>
        <table:table-row table:style-name="ro1">
          <table:table-cell table:style-name="ce29" office:value-type="string">
            <text:p>Geysir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4">
            <text:p>4</text:p>
          </table:table-cell>
          <table:table-cell table:style-name="ce5" table:formula="of:=IF([.B75]=MAX([.B75:.E75]);[.$B$1];&quot;&quot;)&amp;IF([.C75]=MAX([.B75:.E75]);[.$C$1];&quot;&quot;)&amp;IF([.D75]=MAX([.B75:.E75]);[.$D$1];&quot;&quot;)&amp;IF([.E75]=MAX([.B75:.E75]);[.$E$1];&quot;&quot;)" office:value-type="string" office:string-value="Wasser">
            <text:p>Wasser</text:p>
          </table:table-cell>
          <table:table-cell table:style-name="ce5" table:formula="of:=IF(AND([.B75]&lt;MAX([.B75:.E75]);[.B75]&gt;0);[.$B$1];&quot;&quot;)&amp;IF(AND([.C75]&lt;MAX([.B75:.E75]);[.C75]&gt;0);[.$C$1];&quot;&quot;)&amp;IF(AND([.D75]&lt;MAX([.B75:.E75]);[.D75]&gt;0);[.$D$1];&quot;&quot;)&amp;IF(AND([.E75]&lt;MAX([.B75:.E75]);[.E75]&gt;0);[.$E$1];&quot;&quot;)" office:value-type="string" office:string-value="Feuer">
            <text:p>Feuer</text:p>
          </table:table-cell>
          <table:table-cell table:style-name="ce40" office:value-type="string">
            <text:p>Schaden</text:p>
          </table:table-cell>
          <table:table-cell table:style-name="ce40" office:value-type="string">
            <text:p>schnell</text:p>
          </table:table-cell>
          <table:table-cell table:number-columns-repeated="1015"/>
        </table:table-row>
        <table:table-row table:style-name="ro1" table:number-rows-repeated="654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aumansicht" table:style-name="ta1">
        <table:table-column table:style-name="co18" table:default-cell-style-name="ce44"/>
        <table:table-column table:style-name="co3" table:number-columns-repeated="5" table:default-cell-style-name="ce1"/>
        <table:table-column table:style-name="co19" table:default-cell-style-name="ce9"/>
        <table:table-column table:style-name="co20" table:default-cell-style-name="ce9"/>
        <table:table-column table:style-name="co21" table:default-cell-style-name="ce9"/>
        <table:table-column table:style-name="co22" table:default-cell-style-name="ce9"/>
        <table:table-column table:style-name="co23" table:default-cell-style-name="ce9"/>
        <table:table-column table:style-name="co24" table:default-cell-style-name="ce9"/>
        <table:table-column table:style-name="co25" table:default-cell-style-name="ce9"/>
        <table:table-column table:style-name="co10" table:number-columns-repeated="1011" table:default-cell-style-name="ce9"/>
        <table:table-row table:style-name="ro1">
          <table:table-cell table:style-name="ce42" office:value-type="string">
            <text:p>Feuerdrache</text:p>
          </table:table-cell>
          <table:table-cell table:style-name="ce53" office:value-type="string">
            <text:p>Stufe 1</text:p>
          </table:table-cell>
          <table:table-cell table:style-name="ce53" office:value-type="string">
            <text:p>Stufe 2</text:p>
          </table:table-cell>
          <table:table-cell table:style-name="ce53" office:value-type="string">
            <text:p>Stufe 3</text:p>
          </table:table-cell>
          <table:table-cell table:style-name="ce53" office:value-type="string">
            <text:p>Stufe 4</text:p>
          </table:table-cell>
          <table:table-cell table:style-name="ce53" office:value-type="string">
            <text:p>Stufe 5</text:p>
          </table:table-cell>
          <table:table-cell table:number-columns-repeated="1018"/>
        </table:table-row>
        <table:table-row table:style-name="ro1">
          <table:table-cell table:style-name="ce43" office:value-type="string">
            <text:p>Materieformung:</text:p>
          </table:table-cell>
          <table:table-cell table:style-name="ce54" office:value-type="string">
            <text:p>Asche 2100</text:p>
          </table:table-cell>
          <table:table-cell table:style-name="ce54" office:value-type="string">
            <text:p>Glas 4100</text:p>
          </table:table-cell>
          <table:table-cell table:style-name="ce54" office:value-type="string">
            <text:p>Metall 4200</text:p>
          </table:table-cell>
          <table:table-cell/>
          <table:table-cell office:value-type="string">
            <text:p>Feuer/Erde</text:p>
          </table:table-cell>
          <table:table-cell table:number-columns-repeated="1018"/>
        </table:table-row>
        <table:table-row table:style-name="ro1">
          <table:table-cell/>
          <table:table-cell table:style-name="ce54" office:value-type="string">
            <text:p>Alkohol 2001</text:p>
          </table:table-cell>
          <table:table-cell table:style-name="ce54" office:value-type="string">
            <text:p>Säure 3002</text:p>
          </table:table-cell>
          <table:table-cell table:style-name="ce54" office:value-type="string">
            <text:p>Gift 4002</text:p>
          </table:table-cell>
          <table:table-cell/>
          <table:table-cell office:value-type="string">
            <text:p>Feuer/Wasser</text:p>
          </table:table-cell>
          <table:table-cell table:number-columns-repeated="1018"/>
        </table:table-row>
        <table:table-row table:style-name="ro1">
          <table:table-cell table:style-name="ce45" office:value-type="string">
            <text:p>Schaden (schnell):</text:p>
          </table:table-cell>
          <table:table-cell table:style-name="ce55" office:value-type="string">
            <text:p>Explosion</text:p>
          </table:table-cell>
          <table:table-cell table:number-columns-repeated="3"/>
          <table:table-cell office:value-type="string">
            <text:p>Feuer/Wasser</text:p>
          </table:table-cell>
          <table:table-cell table:number-columns-repeated="1018"/>
        </table:table-row>
        <table:table-row table:style-name="ro1">
          <table:table-cell/>
          <table:table-cell table:style-name="ce55" office:value-type="string">
            <text:p>Feuerball</text:p>
          </table:table-cell>
          <table:table-cell table:style-name="ce55" office:value-type="string">
            <text:p>Blitz</text:p>
          </table:table-cell>
          <table:table-cell table:style-name="ce55" office:value-type="string">
            <text:p>Feuersturm</text:p>
          </table:table-cell>
          <table:table-cell/>
          <table:table-cell office:value-type="string">
            <text:p>Feuer/Luft</text:p>
          </table:table-cell>
          <table:table-cell table:number-columns-repeated="2"/>
          <table:table-cell table:style-name="ce64"/>
          <table:table-cell table:number-columns-repeated="1015"/>
        </table:table-row>
        <table:table-row table:style-name="ro1">
          <table:table-cell table:style-name="ce46" office:value-type="string">
            <text:p>Schaden (langsam):</text:p>
          </table:table-cell>
          <table:table-cell table:style-name="ce56" office:value-type="string">
            <text:p>Schwelbrand</text:p>
          </table:table-cell>
          <table:table-cell table:style-name="ce56" office:value-type="string">
            <text:p>Lava</text:p>
          </table:table-cell>
          <table:table-cell table:style-name="ce56" office:value-type="string">
            <text:p>Magma</text:p>
          </table:table-cell>
          <table:table-cell/>
          <table:table-cell office:value-type="string">
            <text:p>Feuer/Erde</text:p>
          </table:table-cell>
          <table:table-cell table:number-columns-repeated="1018"/>
        </table:table-row>
        <table:table-row table:style-name="ro1">
          <table:table-cell/>
          <table:table-cell table:style-name="ce56" office:value-type="string">
            <text:p>Glut</text:p>
          </table:table-cell>
          <table:table-cell table:style-name="ce56" office:value-type="string">
            <text:p>Ölbrand</text:p>
          </table:table-cell>
          <table:table-cell table:number-columns-repeated="2"/>
          <table:table-cell office:value-type="string">
            <text:p>Feuer/Wasser</text:p>
          </table:table-cell>
          <table:table-cell table:number-columns-repeated="1018"/>
        </table:table-row>
        <table:table-row table:style-name="ro1">
          <table:table-cell table:style-name="ce47" office:value-type="string">
            <text:p>Sicht</text:p>
          </table:table-cell>
          <table:table-cell table:style-name="ce57" office:value-type="string">
            <text:p>Funke</text:p>
          </table:table-cell>
          <table:table-cell table:style-name="ce57" office:value-type="string">
            <text:p>Flamme</text:p>
          </table:table-cell>
          <table:table-cell table:style-name="ce57" office:value-type="string">
            <text:p>Lichtstrahl</text:p>
          </table:table-cell>
          <table:table-cell/>
          <table:table-cell office:value-type="string">
            <text:p>Feuer/Luft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42" office:value-type="string">
            <text:p>Erddrache</text:p>
          </table:table-cell>
          <table:table-cell table:number-columns-repeated="1023"/>
        </table:table-row>
        <table:table-row table:style-name="ro1">
          <table:table-cell table:style-name="ce43" office:value-type="string">
            <text:p>Materieformung:</text:p>
          </table:table-cell>
          <table:table-cell table:style-name="ce54" office:value-type="string">
            <text:p>Lehm</text:p>
          </table:table-cell>
          <table:table-cell table:style-name="ce54" office:value-type="string">
            <text:p>Tropfstein</text:p>
          </table:table-cell>
          <table:table-cell table:style-name="ce54" office:value-type="string">
            <text:p>Treibsand</text:p>
          </table:table-cell>
          <table:table-cell table:style-name="ce54" office:value-type="string">
            <text:p>Sandstein</text:p>
          </table:table-cell>
          <table:table-cell table:style-name="ce54" office:value-type="string">
            <text:p>Kreide</text:p>
          </table:table-cell>
          <table:table-cell table:number-columns-repeated="1018"/>
        </table:table-row>
        <table:table-row table:style-name="ro1">
          <table:table-cell/>
          <table:table-cell table:style-name="ce54" office:value-type="string">
            <text:p>Kohle</text:p>
          </table:table-cell>
          <table:table-cell table:style-name="ce54" office:value-type="string">
            <text:p>Erdöl</text:p>
          </table:table-cell>
          <table:table-cell table:style-name="ce54" office:value-type="string">
            <text:p>Ton</text:p>
          </table:table-cell>
          <table:table-cell table:style-name="ce54" office:value-type="string">
            <text:p>Keramik</text:p>
          </table:table-cell>
          <table:table-cell table:style-name="ce54" office:value-type="string">
            <text:p>Kristall</text:p>
          </table:table-cell>
          <table:table-cell table:number-columns-repeated="1018"/>
        </table:table-row>
        <table:table-row table:style-name="ro1">
          <table:table-cell/>
          <table:table-cell table:style-name="ce54" office:value-type="string">
            <text:p>Staub</text:p>
          </table:table-cell>
          <table:table-cell table:style-name="ce54" office:value-type="string">
            <text:p>Sandhöhle</text:p>
          </table:table-cell>
          <table:table-cell table:style-name="ce54" office:value-type="string">
            <text:p>Erdgas</text:p>
          </table:table-cell>
          <table:table-cell table:number-columns-repeated="1020"/>
        </table:table-row>
        <table:table-row table:style-name="ro1">
          <table:table-cell table:style-name="ce45" office:value-type="string">
            <text:p>Schaden (schnell):</text:p>
          </table:table-cell>
          <table:table-cell table:style-name="ce55" office:value-type="string">
            <text:p>Steinschlag</text:p>
          </table:table-cell>
          <table:table-cell table:style-name="ce62" office:value-type="string">
            <text:p>Asteroid</text:p>
          </table:table-cell>
          <table:table-cell table:style-name="ce62" office:value-type="string">
            <text:p>Gerölllawine</text:p>
          </table:table-cell>
          <table:table-cell table:number-columns-repeated="1020"/>
        </table:table-row>
        <table:table-row table:style-name="ro1">
          <table:table-cell table:style-name="ce46" office:value-type="string">
            <text:p>Schaden (langsam):</text:p>
          </table:table-cell>
          <table:table-cell table:style-name="ce56" office:value-type="string">
            <text:p>Erdbeben</text:p>
          </table:table-cell>
          <table:table-cell table:number-columns-repeated="1022"/>
        </table:table-row>
        <table:table-row table:style-name="ro1">
          <table:table-cell table:style-name="ce48" office:value-type="string">
            <text:p>Verjagen:</text:p>
          </table:table-cell>
          <table:table-cell table:style-name="ce58" office:value-type="string">
            <text:p>Wanderdüne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42" office:value-type="string">
            <text:p>Luftdrache</text:p>
          </table:table-cell>
          <table:table-cell table:number-columns-repeated="1023"/>
        </table:table-row>
        <table:table-row table:style-name="ro1">
          <table:table-cell table:style-name="ce45" office:value-type="string">
            <text:p>Schaden (schnell):</text:p>
          </table:table-cell>
          <table:table-cell table:style-name="ce55" office:value-type="string">
            <text:p>Funkenflug</text:p>
          </table:table-cell>
          <table:table-cell table:style-name="ce55" office:value-type="string">
            <text:p>Feuerschneiße</text:p>
          </table:table-cell>
          <table:table-cell table:number-columns-repeated="1021"/>
        </table:table-row>
        <table:table-row table:style-name="ro1">
          <table:table-cell table:style-name="ce46" office:value-type="string">
            <text:p>Schaden (langsam):</text:p>
          </table:table-cell>
          <table:table-cell table:style-name="ce56" office:value-type="string">
            <text:p>Korrosion</text:p>
          </table:table-cell>
          <table:table-cell table:number-columns-repeated="1022"/>
        </table:table-row>
        <table:table-row table:style-name="ro1">
          <table:table-cell/>
          <table:table-cell table:style-name="ce56" office:value-type="string">
            <text:p>Tornado</text:p>
          </table:table-cell>
          <table:table-cell table:style-name="ce56" office:value-type="string">
            <text:p>Orkan</text:p>
          </table:table-cell>
          <table:table-cell table:style-name="ce56" office:value-type="string">
            <text:p>Eissturm</text:p>
          </table:table-cell>
          <table:table-cell table:number-columns-repeated="1020"/>
        </table:table-row>
        <table:table-row table:style-name="ro1">
          <table:table-cell table:style-name="ce47" office:value-type="string">
            <text:p>Sicht:</text:p>
          </table:table-cell>
          <table:table-cell table:style-name="ce57" office:value-type="string">
            <text:p>Lichtwelle</text:p>
          </table:table-cell>
          <table:table-cell table:number-columns-repeated="1022"/>
        </table:table-row>
        <table:table-row table:style-name="ro1">
          <table:table-cell table:style-name="ce49" office:value-type="string">
            <text:p>Verbergen:</text:p>
          </table:table-cell>
          <table:table-cell table:style-name="ce59" office:value-type="string">
            <text:p>Wüstenwind</text:p>
          </table:table-cell>
          <table:table-cell table:number-columns-repeated="1022"/>
        </table:table-row>
        <table:table-row table:style-name="ro1">
          <table:table-cell/>
          <table:table-cell table:style-name="ce59" office:value-type="string">
            <text:p>Smog</text:p>
          </table:table-cell>
          <table:table-cell table:style-name="ce59" office:value-type="string">
            <text:p>Erdloch</text:p>
          </table:table-cell>
          <table:table-cell table:number-columns-repeated="1021"/>
        </table:table-row>
        <table:table-row table:style-name="ro1">
          <table:table-cell table:style-name="ce50" office:value-type="string">
            <text:p>Heilung (schnell):</text:p>
          </table:table-cell>
          <table:table-cell table:style-name="ce60" office:value-type="string">
            <text:p>Feuerhauch</text:p>
          </table:table-cell>
          <table:table-cell table:style-name="ce60" office:value-type="string">
            <text:p>Feueratem</text:p>
          </table:table-cell>
          <table:table-cell table:number-columns-repeated="1021"/>
        </table:table-row>
        <table:table-row table:style-name="ro1">
          <table:table-cell table:style-name="ce48" office:value-type="string">
            <text:p>Verjagen:</text:p>
          </table:table-cell>
          <table:table-cell table:style-name="ce58" office:value-type="string">
            <text:p>Böe</text:p>
          </table:table-cell>
          <table:table-cell table:style-name="ce58" office:value-type="string">
            <text:p>Windhose</text:p>
          </table:table-cell>
          <table:table-cell table:style-name="ce58" office:value-type="string">
            <text:p>Gewitter</text:p>
          </table:table-cell>
          <table:table-cell/>
          <table:table-cell table:style-name="ce63"/>
          <table:table-cell table:number-columns-repeated="1018"/>
        </table:table-row>
        <table:table-row table:style-name="ro1">
          <table:table-cell/>
          <table:table-cell table:style-name="ce58" office:value-type="string">
            <text:p>Donner</text:p>
          </table:table-cell>
          <table:table-cell table:style-name="ce58" office:value-type="string">
            <text:p>Windstoß</text:p>
          </table:table-cell>
          <table:table-cell table:style-name="ce58" office:value-type="string">
            <text:p>Sandsturm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42" office:value-type="string">
            <text:p>Wasserdrache</text:p>
          </table:table-cell>
          <table:table-cell table:number-columns-repeated="1023"/>
        </table:table-row>
        <table:table-row table:style-name="ro1">
          <table:table-cell table:style-name="ce43" office:value-type="string">
            <text:p>Materieformung:</text:p>
          </table:table-cell>
          <table:table-cell table:style-name="ce54" office:value-type="string">
            <text:p>Schlamm</text:p>
          </table:table-cell>
          <table:table-cell table:style-name="ce54" office:value-type="string">
            <text:p>Salzwasser</text:p>
          </table:table-cell>
          <table:table-cell table:style-name="ce54" office:value-type="string">
            <text:p>Gletscher</text:p>
          </table:table-cell>
          <table:table-cell table:number-columns-repeated="1020"/>
        </table:table-row>
        <table:table-row table:style-name="ro1">
          <table:table-cell/>
          <table:table-cell table:style-name="ce54" office:value-type="string">
            <text:p>Wolke</text:p>
          </table:table-cell>
          <table:table-cell table:number-columns-repeated="1022"/>
        </table:table-row>
        <table:table-row table:style-name="ro1">
          <table:table-cell table:style-name="ce45" office:value-type="string">
            <text:p>Schaden (schnell):</text:p>
          </table:table-cell>
          <table:table-cell table:style-name="ce55" office:value-type="string">
            <text:p>Geysir</text:p>
          </table:table-cell>
          <table:table-cell table:number-columns-repeated="1022"/>
        </table:table-row>
        <table:table-row table:style-name="ro1">
          <table:table-cell table:style-name="ce51"/>
          <table:table-cell table:style-name="ce55" office:value-type="string">
            <text:p>Wasserstrahl</text:p>
          </table:table-cell>
          <table:table-cell table:number-columns-repeated="1022"/>
        </table:table-row>
        <table:table-row table:style-name="ro1">
          <table:table-cell table:style-name="ce46" office:value-type="string">
            <text:p>Schaden (langsam):</text:p>
          </table:table-cell>
          <table:table-cell table:style-name="ce56" office:value-type="string">
            <text:p>Tsunami</text:p>
          </table:table-cell>
          <table:table-cell table:style-name="ce56" office:value-type="string">
            <text:p>Moräne</text:p>
          </table:table-cell>
          <table:table-cell table:number-columns-repeated="1021"/>
        </table:table-row>
        <table:table-row table:style-name="ro1">
          <table:table-cell/>
          <table:table-cell table:style-name="ce56" office:value-type="string">
            <text:p>Monsun</text:p>
          </table:table-cell>
          <table:table-cell table:style-name="ce56" office:value-type="string">
            <text:p>Hurrikan</text:p>
          </table:table-cell>
          <table:table-cell table:number-columns-repeated="1021"/>
        </table:table-row>
        <table:table-row table:style-name="ro1">
          <table:table-cell table:style-name="ce47" office:value-type="string">
            <text:p>Sicht:</text:p>
          </table:table-cell>
          <table:table-cell table:style-name="ce57" office:value-type="string">
            <text:p>Regenbogen</text:p>
          </table:table-cell>
          <table:table-cell table:number-columns-repeated="1022"/>
        </table:table-row>
        <table:table-row table:style-name="ro1">
          <table:table-cell table:style-name="ce49" office:value-type="string">
            <text:p>Verbergen:</text:p>
          </table:table-cell>
          <table:table-cell table:style-name="ce59" office:value-type="string">
            <text:p>Schneesturm</text:p>
          </table:table-cell>
          <table:table-cell table:number-columns-repeated="1022"/>
        </table:table-row>
        <table:table-row table:style-name="ro1">
          <table:table-cell/>
          <table:table-cell table:style-name="ce59" office:value-type="string">
            <text:p>Wasserdampf</text:p>
          </table:table-cell>
          <table:table-cell table:style-name="ce59" office:value-type="string">
            <text:p>Nebel</text:p>
          </table:table-cell>
          <table:table-cell table:number-columns-repeated="1021"/>
        </table:table-row>
        <table:table-row table:style-name="ro1">
          <table:table-cell table:style-name="ce50" office:value-type="string">
            <text:p>Heilung (schnell):</text:p>
          </table:table-cell>
          <table:table-cell table:style-name="ce60" office:value-type="string">
            <text:p>Wasserfall</text:p>
          </table:table-cell>
          <table:table-cell table:number-columns-repeated="1022"/>
        </table:table-row>
        <table:table-row table:style-name="ro1">
          <table:table-cell table:style-name="ce52" office:value-type="string">
            <text:p>Heilung (langsam):</text:p>
          </table:table-cell>
          <table:table-cell table:style-name="ce61" office:value-type="string">
            <text:p>Regenschauer</text:p>
          </table:table-cell>
          <table:table-cell table:number-columns-repeated="1022"/>
        </table:table-row>
        <table:table-row table:style-name="ro1">
          <table:table-cell/>
          <table:table-cell table:style-name="ce61" office:value-type="string">
            <text:p>Heiße Quelle</text:p>
          </table:table-cell>
          <table:table-cell table:number-columns-repeated="1022"/>
        </table:table-row>
        <table:table-row table:style-name="ro1">
          <table:table-cell table:style-name="ce48" office:value-type="string">
            <text:p>Verjagen:</text:p>
          </table:table-cell>
          <table:table-cell table:style-name="ce58" office:value-type="string">
            <text:p>Wasserwelle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9"/>
          <table:table-cell office:value-type="string">
            <text:p>Feuerdrache</text:p>
          </table:table-cell>
          <table:table-cell office:value-type="string">
            <text:p>Erddrache</text:p>
          </table:table-cell>
          <table:table-cell table:style-name="ce9" office:value-type="string">
            <text:p>Luftdrache</text:p>
          </table:table-cell>
          <table:table-cell table:style-name="ce9" office:value-type="string">
            <text:p>Wasserdrache</text:p>
          </table:table-cell>
          <table:table-cell table:number-columns-repeated="1019"/>
        </table:table-row>
        <table:table-row table:style-name="ro1">
          <table:table-cell table:style-name="ce43" office:value-type="string">
            <text:p>Materieformung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1019"/>
        </table:table-row>
        <table:table-row table:style-name="ro1">
          <table:table-cell table:style-name="ce45" office:value-type="string">
            <text:p>Schaden schnell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1019"/>
        </table:table-row>
        <table:table-row table:style-name="ro1">
          <table:table-cell table:style-name="ce46" office:value-type="string">
            <text:p>Schaden langsam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table:number-columns-repeated="1019"/>
        </table:table-row>
        <table:table-row table:style-name="ro1">
          <table:table-cell table:style-name="ce47" office:value-type="string">
            <text:p>Sicht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9"/>
        </table:table-row>
        <table:table-row table:style-name="ro1">
          <table:table-cell table:style-name="ce49" office:value-type="string">
            <text:p>Verbergen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table:number-columns-repeated="1019"/>
        </table:table-row>
        <table:table-row table:style-name="ro1">
          <table:table-cell table:style-name="ce50" office:value-type="string">
            <text:p>Heilung schnell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table:style-name="ce52" office:value-type="string">
            <text:p>Heilung langsam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1">
          <table:table-cell table:style-name="ce48" office:value-type="string">
            <text:p>Verjagen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table:style-name="ce9" table:number-columns-repeated="5"/>
          <table:table-cell table:number-columns-repeated="1019"/>
        </table:table-row>
        <table:table-row table:style-name="ro1">
          <table:table-cell office:value-type="string">
            <text:p>Drachenstärke:</text:p>
          </table:table-cell>
          <table:table-cell table:number-columns-repeated="2"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table:number-columns-repeated="1019"/>
        </table:table-row>
        <table:table-row table:style-name="ro1">
          <table:table-cell office:value-type="string">
            <text:p>Verteidigung: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table:number-columns-repeated="1019"/>
        </table:table-row>
        <table:table-row table:style-name="ro1">
          <table:table-cell office:value-type="string">
            <text:p>Stärkster Drache:</text:p>
          </table:table-cell>
          <table:table-cell/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Schwächster Drache:</text:p>
          </table:table-cell>
          <table:table-cell table:number-columns-repeated="2"/>
          <table:table-cell table:style-name="ce9"/>
          <table:table-cell office:value-type="string">
            <text:p>x</text:p>
          </table:table-cell>
          <table:table-cell table:number-columns-repeated="1019"/>
        </table:table-row>
        <table:table-row table:style-name="ro1" table:number-rows-repeated="6547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aumansicht_(2)" table:style-name="ta1">
        <table:table-column table:style-name="co18" table:default-cell-style-name="ce44"/>
        <table:table-column table:style-name="co3" table:number-columns-repeated="5" table:default-cell-style-name="ce1"/>
        <table:table-column table:style-name="co19" table:default-cell-style-name="ce9"/>
        <table:table-column table:style-name="co20" table:default-cell-style-name="ce9"/>
        <table:table-column table:style-name="co21" table:default-cell-style-name="ce9"/>
        <table:table-column table:style-name="co22" table:default-cell-style-name="ce9"/>
        <table:table-column table:style-name="co23" table:default-cell-style-name="ce9"/>
        <table:table-column table:style-name="co24" table:default-cell-style-name="ce9"/>
        <table:table-column table:style-name="co25" table:default-cell-style-name="ce9"/>
        <table:table-column table:style-name="co10" table:number-columns-repeated="1011" table:default-cell-style-name="ce9"/>
        <table:table-row table:style-name="ro1">
          <table:table-cell table:style-name="ce42" office:value-type="string">
            <text:p>Feuerdrache</text:p>
          </table:table-cell>
          <table:table-cell table:style-name="ce53" office:value-type="string">
            <text:p>Stufe 1</text:p>
          </table:table-cell>
          <table:table-cell table:style-name="ce53" office:value-type="string">
            <text:p>Stufe 2</text:p>
          </table:table-cell>
          <table:table-cell table:style-name="ce53" office:value-type="string">
            <text:p>Stufe 3</text:p>
          </table:table-cell>
          <table:table-cell table:style-name="ce53" office:value-type="string">
            <text:p>Stufe 4</text:p>
          </table:table-cell>
          <table:table-cell table:style-name="ce53" office:value-type="string">
            <text:p>Stufe 5</text:p>
          </table:table-cell>
          <table:table-cell table:number-columns-repeated="1018"/>
        </table:table-row>
        <table:table-row table:style-name="ro1">
          <table:table-cell table:style-name="ce43" office:value-type="string">
            <text:p>Materieformung:</text:p>
          </table:table-cell>
          <table:table-cell table:style-name="ce54" office:value-type="string">
            <text:p>Asche</text:p>
          </table:table-cell>
          <table:table-cell table:style-name="ce54" office:value-type="string">
            <text:p>Glas</text:p>
          </table:table-cell>
          <table:table-cell table:style-name="ce54" office:value-type="string">
            <text:p>Metall</text:p>
          </table:table-cell>
          <table:table-cell table:number-columns-repeated="1020"/>
        </table:table-row>
        <table:table-row table:style-name="ro1">
          <table:table-cell/>
          <table:table-cell table:style-name="ce54" office:value-type="string">
            <text:p>Alkohol</text:p>
          </table:table-cell>
          <table:table-cell table:style-name="ce54" office:value-type="string">
            <text:p>Säure</text:p>
          </table:table-cell>
          <table:table-cell table:style-name="ce54" office:value-type="string">
            <text:p>Gift</text:p>
          </table:table-cell>
          <table:table-cell table:number-columns-repeated="1020"/>
        </table:table-row>
        <table:table-row table:style-name="ro1">
          <table:table-cell table:style-name="ce45" office:value-type="string">
            <text:p>Schaden:</text:p>
          </table:table-cell>
          <table:table-cell table:style-name="ce55" office:value-type="string">
            <text:p>Feuerball</text:p>
          </table:table-cell>
          <table:table-cell table:style-name="ce55" office:value-type="string">
            <text:p>Blitz</text:p>
          </table:table-cell>
          <table:table-cell table:style-name="ce55" office:value-type="string">
            <text:p>Feuersturm</text:p>
          </table:table-cell>
          <table:table-cell table:number-columns-repeated="1020"/>
        </table:table-row>
        <table:table-row table:style-name="ro1">
          <table:table-cell/>
          <table:table-cell table:style-name="ce55" office:value-type="string">
            <text:p>Schwelbrand</text:p>
          </table:table-cell>
          <table:table-cell table:style-name="ce55" office:value-type="string">
            <text:p>Lava</text:p>
          </table:table-cell>
          <table:table-cell table:style-name="ce55" office:value-type="string">
            <text:p>Magma</text:p>
          </table:table-cell>
          <table:table-cell table:number-columns-repeated="4"/>
          <table:table-cell table:style-name="ce64"/>
          <table:table-cell table:number-columns-repeated="1015"/>
        </table:table-row>
        <table:table-row table:style-name="ro1">
          <table:table-cell table:style-name="ce51"/>
          <table:table-cell table:style-name="ce55" office:value-type="string">
            <text:p>Glut</text:p>
          </table:table-cell>
          <table:table-cell table:style-name="ce55" office:value-type="string">
            <text:p>Ölbrand</text:p>
          </table:table-cell>
          <table:table-cell table:style-name="ce55" office:value-type="string">
            <text:p>Explosion</text:p>
          </table:table-cell>
          <table:table-cell table:number-columns-repeated="1020"/>
        </table:table-row>
        <table:table-row table:style-name="ro1">
          <table:table-cell table:style-name="ce47" office:value-type="string">
            <text:p>Sicht</text:p>
          </table:table-cell>
          <table:table-cell table:style-name="ce57" office:value-type="string">
            <text:p>Funke</text:p>
          </table:table-cell>
          <table:table-cell table:style-name="ce57" office:value-type="string">
            <text:p>Flamme</text:p>
          </table:table-cell>
          <table:table-cell table:style-name="ce57" office:value-type="string">
            <text:p>Lichtstrahl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42" office:value-type="string">
            <text:p>Erddrache</text:p>
          </table:table-cell>
          <table:table-cell table:number-columns-repeated="1023"/>
        </table:table-row>
        <table:table-row table:style-name="ro1">
          <table:table-cell table:style-name="ce43" office:value-type="string">
            <text:p>Materieformung:</text:p>
          </table:table-cell>
          <table:table-cell table:style-name="ce54" office:value-type="string">
            <text:p>Lehm</text:p>
          </table:table-cell>
          <table:table-cell table:style-name="ce54" office:value-type="string">
            <text:p>Tropfstein</text:p>
          </table:table-cell>
          <table:table-cell table:style-name="ce54" office:value-type="string">
            <text:p>Treibsand</text:p>
          </table:table-cell>
          <table:table-cell table:style-name="ce54" office:value-type="string">
            <text:p>Sandstein</text:p>
          </table:table-cell>
          <table:table-cell table:style-name="ce54" office:value-type="string">
            <text:p>Kreide</text:p>
          </table:table-cell>
          <table:table-cell table:number-columns-repeated="1018"/>
        </table:table-row>
        <table:table-row table:style-name="ro1">
          <table:table-cell/>
          <table:table-cell table:style-name="ce54" office:value-type="string">
            <text:p>Kohle</text:p>
          </table:table-cell>
          <table:table-cell table:style-name="ce54" office:value-type="string">
            <text:p>Erdöl</text:p>
          </table:table-cell>
          <table:table-cell table:style-name="ce54" office:value-type="string">
            <text:p>Ton</text:p>
          </table:table-cell>
          <table:table-cell table:style-name="ce54" office:value-type="string">
            <text:p>Keramik</text:p>
          </table:table-cell>
          <table:table-cell table:style-name="ce54" office:value-type="string">
            <text:p>Kristall</text:p>
          </table:table-cell>
          <table:table-cell table:number-columns-repeated="1018"/>
        </table:table-row>
        <table:table-row table:style-name="ro1">
          <table:table-cell/>
          <table:table-cell table:style-name="ce54" office:value-type="string">
            <text:p>Staub</text:p>
          </table:table-cell>
          <table:table-cell table:style-name="ce54" office:value-type="string">
            <text:p>Sandhöhle</text:p>
          </table:table-cell>
          <table:table-cell table:style-name="ce54" office:value-type="string">
            <text:p>Erdgas</text:p>
          </table:table-cell>
          <table:table-cell table:number-columns-repeated="1020"/>
        </table:table-row>
        <table:table-row table:style-name="ro1">
          <table:table-cell table:style-name="ce45" office:value-type="string">
            <text:p>Schaden:</text:p>
          </table:table-cell>
          <table:table-cell table:style-name="ce55" office:value-type="string">
            <text:p>Steinschlag</text:p>
          </table:table-cell>
          <table:table-cell table:style-name="ce62" office:value-type="string">
            <text:p>Asteroid</text:p>
          </table:table-cell>
          <table:table-cell table:style-name="ce62" office:value-type="string">
            <text:p>Gerölllawine</text:p>
          </table:table-cell>
          <table:table-cell table:number-columns-repeated="1020"/>
        </table:table-row>
        <table:table-row table:style-name="ro1">
          <table:table-cell table:style-name="ce51"/>
          <table:table-cell table:style-name="ce55" office:value-type="string">
            <text:p>Erdbeben</text:p>
          </table:table-cell>
          <table:table-cell table:number-columns-repeated="1022"/>
        </table:table-row>
        <table:table-row table:style-name="ro1">
          <table:table-cell table:style-name="ce48" office:value-type="string">
            <text:p>Verjagen:</text:p>
          </table:table-cell>
          <table:table-cell table:style-name="ce58" office:value-type="string">
            <text:p>Wanderdüne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42" office:value-type="string">
            <text:p>Luftdrache</text:p>
          </table:table-cell>
          <table:table-cell table:number-columns-repeated="1023"/>
        </table:table-row>
        <table:table-row table:style-name="ro1">
          <table:table-cell table:style-name="ce45" office:value-type="string">
            <text:p>Schaden:</text:p>
          </table:table-cell>
          <table:table-cell table:style-name="ce55" office:value-type="string">
            <text:p>Funkenflug</text:p>
          </table:table-cell>
          <table:table-cell table:style-name="ce55" office:value-type="string">
            <text:p>Feuerschneiße</text:p>
          </table:table-cell>
          <table:table-cell table:number-columns-repeated="1021"/>
        </table:table-row>
        <table:table-row table:style-name="ro1">
          <table:table-cell table:style-name="ce51"/>
          <table:table-cell table:style-name="ce55" office:value-type="string">
            <text:p>Korrosion</text:p>
          </table:table-cell>
          <table:table-cell table:number-columns-repeated="1022"/>
        </table:table-row>
        <table:table-row table:style-name="ro1">
          <table:table-cell/>
          <table:table-cell table:style-name="ce55" office:value-type="string">
            <text:p>Tornado</text:p>
          </table:table-cell>
          <table:table-cell table:style-name="ce55" office:value-type="string">
            <text:p>Orkan</text:p>
          </table:table-cell>
          <table:table-cell table:style-name="ce55" office:value-type="string">
            <text:p>Eissturm</text:p>
          </table:table-cell>
          <table:table-cell table:number-columns-repeated="1020"/>
        </table:table-row>
        <table:table-row table:style-name="ro1">
          <table:table-cell table:style-name="ce47" office:value-type="string">
            <text:p>Sicht:</text:p>
          </table:table-cell>
          <table:table-cell table:style-name="ce57" office:value-type="string">
            <text:p>Lichtwelle</text:p>
          </table:table-cell>
          <table:table-cell table:style-name="ce57" office:value-type="string">
            <text:p>Wüstenwind</text:p>
          </table:table-cell>
          <table:table-cell table:number-columns-repeated="1021"/>
        </table:table-row>
        <table:table-row table:style-name="ro1">
          <table:table-cell table:style-name="ce51"/>
          <table:table-cell table:style-name="ce57" office:value-type="string">
            <text:p>Smog</text:p>
          </table:table-cell>
          <table:table-cell table:style-name="ce57" office:value-type="string">
            <text:p>Erdloch</text:p>
          </table:table-cell>
          <table:table-cell table:number-columns-repeated="1021"/>
        </table:table-row>
        <table:table-row table:style-name="ro1">
          <table:table-cell table:style-name="ce50" office:value-type="string">
            <text:p>Heilung:</text:p>
          </table:table-cell>
          <table:table-cell table:style-name="ce60" office:value-type="string">
            <text:p>Feuerhauch</text:p>
          </table:table-cell>
          <table:table-cell table:style-name="ce60" office:value-type="string">
            <text:p>Feueratem</text:p>
          </table:table-cell>
          <table:table-cell table:number-columns-repeated="1021"/>
        </table:table-row>
        <table:table-row table:style-name="ro1">
          <table:table-cell table:style-name="ce48" office:value-type="string">
            <text:p>Verjagen:</text:p>
          </table:table-cell>
          <table:table-cell table:style-name="ce58" office:value-type="string">
            <text:p>Böe</text:p>
          </table:table-cell>
          <table:table-cell table:style-name="ce58" office:value-type="string">
            <text:p>Windhose</text:p>
          </table:table-cell>
          <table:table-cell table:style-name="ce58" office:value-type="string">
            <text:p>Gewitter</text:p>
          </table:table-cell>
          <table:table-cell/>
          <table:table-cell table:style-name="ce63"/>
          <table:table-cell table:number-columns-repeated="1018"/>
        </table:table-row>
        <table:table-row table:style-name="ro1">
          <table:table-cell/>
          <table:table-cell table:style-name="ce58" office:value-type="string">
            <text:p>Donner</text:p>
          </table:table-cell>
          <table:table-cell table:style-name="ce58" office:value-type="string">
            <text:p>Windstoß</text:p>
          </table:table-cell>
          <table:table-cell table:style-name="ce58" office:value-type="string">
            <text:p>Sandsturm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42" office:value-type="string">
            <text:p>Wasserdrache</text:p>
          </table:table-cell>
          <table:table-cell table:number-columns-repeated="1023"/>
        </table:table-row>
        <table:table-row table:style-name="ro1">
          <table:table-cell table:style-name="ce43" office:value-type="string">
            <text:p>Materieformung:</text:p>
          </table:table-cell>
          <table:table-cell table:style-name="ce54" office:value-type="string">
            <text:p>Schlamm</text:p>
          </table:table-cell>
          <table:table-cell table:style-name="ce54" office:value-type="string">
            <text:p>Salzwasser</text:p>
          </table:table-cell>
          <table:table-cell table:style-name="ce54" office:value-type="string">
            <text:p>Gletscher</text:p>
          </table:table-cell>
          <table:table-cell table:number-columns-repeated="1020"/>
        </table:table-row>
        <table:table-row table:style-name="ro1">
          <table:table-cell/>
          <table:table-cell table:style-name="ce54" office:value-type="string">
            <text:p>Wolke</text:p>
          </table:table-cell>
          <table:table-cell table:number-columns-repeated="1022"/>
        </table:table-row>
        <table:table-row table:style-name="ro1">
          <table:table-cell table:style-name="ce45" office:value-type="string">
            <text:p>Schaden (schnell):</text:p>
          </table:table-cell>
          <table:table-cell table:style-name="ce55" office:value-type="string">
            <text:p>Geysir</text:p>
          </table:table-cell>
          <table:table-cell table:number-columns-repeated="1022"/>
        </table:table-row>
        <table:table-row table:style-name="ro1">
          <table:table-cell table:style-name="ce51"/>
          <table:table-cell table:style-name="ce55" office:value-type="string">
            <text:p>Wasserstrahl</text:p>
          </table:table-cell>
          <table:table-cell table:style-name="ce55" office:value-type="string">
            <text:p>Monsun</text:p>
          </table:table-cell>
          <table:table-cell table:style-name="ce55" office:value-type="string">
            <text:p>Hurrikan</text:p>
          </table:table-cell>
          <table:table-cell table:style-name="ce63"/>
          <table:table-cell table:number-columns-repeated="4"/>
          <table:table-cell table:style-name="ce1" table:number-columns-repeated="1015"/>
        </table:table-row>
        <table:table-row table:style-name="ro1">
          <table:table-cell table:style-name="ce51"/>
          <table:table-cell table:style-name="ce55" office:value-type="string">
            <text:p>Tsunami</text:p>
          </table:table-cell>
          <table:table-cell table:style-name="ce55" office:value-type="string">
            <text:p>Moräne</text:p>
          </table:table-cell>
          <table:table-cell table:style-name="ce63" table:number-columns-repeated="2"/>
          <table:table-cell table:number-columns-repeated="4"/>
          <table:table-cell table:style-name="ce1" table:number-columns-repeated="1015"/>
        </table:table-row>
        <table:table-row table:style-name="ro1">
          <table:table-cell table:style-name="ce47" office:value-type="string">
            <text:p>Sicht:</text:p>
          </table:table-cell>
          <table:table-cell table:style-name="ce57" office:value-type="string">
            <text:p>Schneesturm</text:p>
          </table:table-cell>
          <table:table-cell table:number-columns-repeated="7"/>
          <table:table-cell table:style-name="ce1" table:number-columns-repeated="1015"/>
        </table:table-row>
        <table:table-row table:style-name="ro1">
          <table:table-cell table:style-name="ce51"/>
          <table:table-cell table:style-name="ce57" office:value-type="string">
            <text:p>Wasserdampf</text:p>
          </table:table-cell>
          <table:table-cell table:style-name="ce57" office:value-type="string">
            <text:p>Nebel</text:p>
          </table:table-cell>
          <table:table-cell table:style-name="ce57" office:value-type="string">
            <text:p>Regenbogen</text:p>
          </table:table-cell>
          <table:table-cell table:number-columns-repeated="5"/>
          <table:table-cell table:style-name="ce1" table:number-columns-repeated="1015"/>
        </table:table-row>
        <table:table-row table:style-name="ro1">
          <table:table-cell table:style-name="ce50" office:value-type="string">
            <text:p>Heilung:</text:p>
          </table:table-cell>
          <table:table-cell table:style-name="ce60" office:value-type="string">
            <text:p>Regenschauer</text:p>
          </table:table-cell>
          <table:table-cell table:style-name="ce60" office:value-type="string">
            <text:p>Wasserfall</text:p>
          </table:table-cell>
          <table:table-cell table:number-columns-repeated="6"/>
          <table:table-cell table:style-name="ce1" table:number-columns-repeated="1015"/>
        </table:table-row>
        <table:table-row table:style-name="ro1">
          <table:table-cell table:style-name="ce51"/>
          <table:table-cell table:style-name="ce60" office:value-type="string">
            <text:p>Heiße Quelle</text:p>
          </table:table-cell>
          <table:table-cell table:number-columns-repeated="7"/>
          <table:table-cell table:style-name="ce1" table:number-columns-repeated="1015"/>
        </table:table-row>
        <table:table-row table:style-name="ro1">
          <table:table-cell table:style-name="ce48" office:value-type="string">
            <text:p>Verjagen:</text:p>
          </table:table-cell>
          <table:table-cell table:style-name="ce58" office:value-type="string">
            <text:p>Wasserwelle</text:p>
          </table:table-cell>
          <table:table-cell table:number-columns-repeated="7"/>
          <table:table-cell table:style-name="ce1" table:number-columns-repeated="1015"/>
        </table:table-row>
        <table:table-row table:style-name="ro1" table:number-rows-repeated="3">
          <table:table-cell table:number-columns-repeated="9"/>
          <table:table-cell table:style-name="ce1" table:number-columns-repeated="1015"/>
        </table:table-row>
        <table:table-row table:style-name="ro1">
          <table:table-cell table:style-name="ce9"/>
          <table:table-cell office:value-type="string">
            <text:p>Feuerdrache</text:p>
          </table:table-cell>
          <table:table-cell office:value-type="string">
            <text:p>Erddrache</text:p>
          </table:table-cell>
          <table:table-cell table:style-name="ce9" office:value-type="string">
            <text:p>Luftdrache</text:p>
          </table:table-cell>
          <table:table-cell table:style-name="ce9" office:value-type="string">
            <text:p>Wasserdrache</text:p>
          </table:table-cell>
          <table:table-cell table:number-columns-repeated="4"/>
          <table:table-cell table:style-name="ce1" table:number-columns-repeated="1015"/>
        </table:table-row>
        <table:table-row table:style-name="ro1">
          <table:table-cell table:style-name="ce43" office:value-type="string">
            <text:p>Materieformung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4"/>
          <table:table-cell table:style-name="ce1" table:number-columns-repeated="1015"/>
        </table:table-row>
        <table:table-row table:style-name="ro1">
          <table:table-cell table:style-name="ce45" office:value-type="string">
            <text:p>Schaden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table:number-columns-repeated="2" office:value-type="float" office:value="6">
            <text:p>6</text:p>
          </table:table-cell>
          <table:table-cell table:number-columns-repeated="4"/>
          <table:table-cell table:style-name="ce1" table:number-columns-repeated="1015"/>
        </table:table-row>
        <table:table-row table:style-name="ro1">
          <table:table-cell table:style-name="ce47" office:value-type="string">
            <text:p>Sicht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/>
          <table:table-cell table:style-name="ce1" table:number-columns-repeated="1015"/>
        </table:table-row>
        <table:table-row table:style-name="ro1">
          <table:table-cell table:style-name="ce49" office:value-type="string">
            <text:p>Verbergen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table:number-columns-repeated="4"/>
          <table:table-cell table:style-name="ce1" table:number-columns-repeated="1015"/>
        </table:table-row>
        <table:table-row table:style-name="ro1">
          <table:table-cell table:style-name="ce50" office:value-type="string">
            <text:p>Heilung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4"/>
          <table:table-cell table:style-name="ce1" table:number-columns-repeated="1015"/>
        </table:table-row>
        <table:table-row table:style-name="ro1">
          <table:table-cell table:style-name="ce48" office:value-type="string">
            <text:p>Verjagen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4"/>
          <table:table-cell table:style-name="ce1" table:number-columns-repeated="1015"/>
        </table:table-row>
        <table:table-row table:style-name="ro1">
          <table:table-cell table:style-name="ce9" table:number-columns-repeated="5"/>
          <table:table-cell table:number-columns-repeated="4"/>
          <table:table-cell table:style-name="ce1" table:number-columns-repeated="1015"/>
        </table:table-row>
        <table:table-row table:style-name="ro1">
          <table:table-cell office:value-type="string">
            <text:p>Drachenstärke:</text:p>
          </table:table-cell>
          <table:table-cell table:number-columns-repeated="2"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table:number-columns-repeated="4"/>
          <table:table-cell table:style-name="ce1" table:number-columns-repeated="1015"/>
        </table:table-row>
        <table:table-row table:style-name="ro1">
          <table:table-cell office:value-type="string">
            <text:p>Verteidigung: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table:number-columns-repeated="4"/>
          <table:table-cell table:style-name="ce1" table:number-columns-repeated="1015"/>
        </table:table-row>
        <table:table-row table:style-name="ro1">
          <table:table-cell office:value-type="string">
            <text:p>Stärkster Drache:</text:p>
          </table:table-cell>
          <table:table-cell/>
          <table:table-cell office:value-type="string">
            <text:p>x</text:p>
          </table:table-cell>
          <table:table-cell table:number-columns-repeated="6"/>
          <table:table-cell table:style-name="ce1" table:number-columns-repeated="1015"/>
        </table:table-row>
        <table:table-row table:style-name="ro1">
          <table:table-cell office:value-type="string">
            <text:p>Schwächster Drache:</text:p>
          </table:table-cell>
          <table:table-cell table:number-columns-repeated="2"/>
          <table:table-cell table:style-name="ce9"/>
          <table:table-cell office:value-type="string">
            <text:p>x</text:p>
          </table:table-cell>
          <table:table-cell table:number-columns-repeated="4"/>
          <table:table-cell table:style-name="ce1" table:number-columns-repeated="1015"/>
        </table:table-row>
        <table:table-row table:style-name="ro1" table:number-rows-repeated="6548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le2" table:style-name="ta2">
        <table:table-column table:style-name="co10" table:default-cell-style-name="ce9"/>
        <table:table-column table:style-name="co10" table:default-cell-style-name="ce65"/>
        <table:table-column table:style-name="co10" table:number-columns-repeated="1022" table:default-cell-style-name="ce9"/>
        <table:table-row table:style-name="ro1">
          <table:table-cell/>
          <table:table-cell office:value-type="string">
            <text:p>Cosinus</text:p>
          </table:table-cell>
          <table:table-cell office:value-type="string">
            <text:p>Tangens</text:p>
          </table:table-cell>
          <table:table-cell table:number-columns-repeated="1021"/>
        </table:table-row>
        <table:table-row table:style-name="ro1">
          <table:table-cell office:value-type="float" office:value="-100">
            <text:p>-100</text:p>
          </table:table-cell>
          <table:table-cell table:formula="of:=COS([.A2]/100*(PI()/2))" office:value-type="float" office:value="6.12323399573677E-017">
            <text:p>0,00</text:p>
          </table:table-cell>
          <table:table-cell table:formula="of:=TAN(([.A2]/100)*(PI()/2))^2+1" office:value-type="float" office:value="2.66709378811357E+032">
            <text:p>2,67E+032</text:p>
          </table:table-cell>
          <table:table-cell table:number-columns-repeated="1021"/>
        </table:table-row>
        <table:table-row table:style-name="ro1">
          <table:table-cell office:value-type="float" office:value="-99">
            <text:p>-99</text:p>
          </table:table-cell>
          <table:table-cell table:formula="of:=COS([.A3]/100*(PI()/2))" office:value-type="float" office:value="0.0157073173118206">
            <text:p>0,02</text:p>
          </table:table-cell>
          <table:table-cell table:formula="of:=TAN(([.A3]/100)*(PI()/2))^2+1" office:value-type="float" office:value="4053.18069547684">
            <text:p>4053,18</text:p>
          </table:table-cell>
          <table:table-cell table:number-columns-repeated="1021"/>
        </table:table-row>
        <table:table-row table:style-name="ro1">
          <table:table-cell office:value-type="float" office:value="-98">
            <text:p>-98</text:p>
          </table:table-cell>
          <table:table-cell table:formula="of:=COS([.A4]/100*(PI()/2))" office:value-type="float" office:value="0.0314107590781284">
            <text:p>0,03</text:p>
          </table:table-cell>
          <table:table-cell table:formula="of:=TAN(([.A4]/100)*(PI()/2))^2+1" office:value-type="float" office:value="1013.54523556438">
            <text:p>1013,55</text:p>
          </table:table-cell>
          <table:table-cell table:number-columns-repeated="1021"/>
        </table:table-row>
        <table:table-row table:style-name="ro1">
          <table:table-cell office:value-type="float" office:value="-97">
            <text:p>-97</text:p>
          </table:table-cell>
          <table:table-cell table:formula="of:=COS([.A5]/100*(PI()/2))" office:value-type="float" office:value="0.0471064507096427">
            <text:p>0,05</text:p>
          </table:table-cell>
          <table:table-cell table:formula="of:=TAN(([.A5]/100)*(PI()/2))^2+1" office:value-type="float" office:value="450.649853173322">
            <text:p>450,65</text:p>
          </table:table-cell>
          <table:table-cell table:number-columns-repeated="1021"/>
        </table:table-row>
        <table:table-row table:style-name="ro1">
          <table:table-cell office:value-type="float" office:value="-96">
            <text:p>-96</text:p>
          </table:table-cell>
          <table:table-cell table:formula="of:=COS([.A6]/100*(PI()/2))" office:value-type="float" office:value="0.0627905195293135">
            <text:p>0,06</text:p>
          </table:table-cell>
          <table:table-cell table:formula="of:=TAN(([.A6]/100)*(PI()/2))^2+1" office:value-type="float" office:value="253.636555793644">
            <text:p>253,64</text:p>
          </table:table-cell>
          <table:table-cell table:number-columns-repeated="1021"/>
        </table:table-row>
        <table:table-row table:style-name="ro1">
          <table:table-cell office:value-type="float" office:value="-95">
            <text:p>-95</text:p>
          </table:table-cell>
          <table:table-cell table:formula="of:=COS([.A7]/100*(PI()/2))" office:value-type="float" office:value="0.078459095727845">
            <text:p>0,08</text:p>
          </table:table-cell>
          <table:table-cell table:formula="of:=TAN(([.A7]/100)*(PI()/2))^2+1" office:value-type="float" office:value="162.447638797588">
            <text:p>162,45</text:p>
          </table:table-cell>
          <table:table-cell table:number-columns-repeated="1021"/>
        </table:table-row>
        <table:table-row table:style-name="ro1">
          <table:table-cell office:value-type="float" office:value="-94">
            <text:p>-94</text:p>
          </table:table-cell>
          <table:table-cell table:formula="of:=COS([.A8]/100*(PI()/2))" office:value-type="float" office:value="0.0941083133185145">
            <text:p>0,09</text:p>
          </table:table-cell>
          <table:table-cell table:formula="of:=TAN(([.A8]/100)*(PI()/2))^2+1" office:value-type="float" office:value="112.913019281502">
            <text:p>112,91</text:p>
          </table:table-cell>
          <table:table-cell table:number-columns-repeated="1021"/>
        </table:table-row>
        <table:table-row table:style-name="ro1">
          <table:table-cell office:value-type="float" office:value="-93">
            <text:p>-93</text:p>
          </table:table-cell>
          <table:table-cell table:formula="of:=COS([.A9]/100*(PI()/2))" office:value-type="float" office:value="0.109734311091045">
            <text:p>0,11</text:p>
          </table:table-cell>
          <table:table-cell table:formula="of:=TAN(([.A9]/100)*(PI()/2))^2+1" office:value-type="float" office:value="83.0453112207446">
            <text:p>83,05</text:p>
          </table:table-cell>
          <table:table-cell table:number-columns-repeated="1021"/>
        </table:table-row>
        <table:table-row table:style-name="ro1">
          <table:table-cell office:value-type="float" office:value="-92">
            <text:p>-92</text:p>
          </table:table-cell>
          <table:table-cell table:formula="of:=COS([.A10]/100*(PI()/2))" office:value-type="float" office:value="0.125333233564304">
            <text:p>0,13</text:p>
          </table:table-cell>
          <table:table-cell table:formula="of:=TAN(([.A10]/100)*(PI()/2))^2+1" office:value-type="float" office:value="63.6601285122502">
            <text:p>63,66</text:p>
          </table:table-cell>
          <table:table-cell table:number-columns-repeated="1021"/>
        </table:table-row>
        <table:table-row table:style-name="ro1">
          <table:table-cell office:value-type="float" office:value="-91">
            <text:p>-91</text:p>
          </table:table-cell>
          <table:table-cell table:formula="of:=COS([.A11]/100*(PI()/2))" office:value-type="float" office:value="0.140901231937583">
            <text:p>0,14</text:p>
          </table:table-cell>
          <table:table-cell table:formula="of:=TAN(([.A11]/100)*(PI()/2))^2+1" office:value-type="float" office:value="50.3698223846132">
            <text:p>50,37</text:p>
          </table:table-cell>
          <table:table-cell table:number-columns-repeated="1021"/>
        </table:table-row>
        <table:table-row table:style-name="ro1">
          <table:table-cell office:value-type="float" office:value="-90">
            <text:p>-90</text:p>
          </table:table-cell>
          <table:table-cell table:formula="of:=COS([.A12]/100*(PI()/2))" office:value-type="float" office:value="0.156434465040231">
            <text:p>0,16</text:p>
          </table:table-cell>
          <table:table-cell table:formula="of:=TAN(([.A12]/100)*(PI()/2))^2+1" office:value-type="float" office:value="40.8634581890614">
            <text:p>40,86</text:p>
          </table:table-cell>
          <table:table-cell table:number-columns-repeated="1021"/>
        </table:table-row>
        <table:table-row table:style-name="ro1">
          <table:table-cell office:value-type="float" office:value="-89">
            <text:p>-89</text:p>
          </table:table-cell>
          <table:table-cell table:formula="of:=COS([.A13]/100*(PI()/2))" office:value-type="float" office:value="0.17192910027941">
            <text:p>0,17</text:p>
          </table:table-cell>
          <table:table-cell table:formula="of:=TAN(([.A13]/100)*(PI()/2))^2+1" office:value-type="float" office:value="33.8299393382071">
            <text:p>33,83</text:p>
          </table:table-cell>
          <table:table-cell table:number-columns-repeated="1021"/>
        </table:table-row>
        <table:table-row table:style-name="ro1">
          <table:table-cell office:value-type="float" office:value="-88">
            <text:p>-88</text:p>
          </table:table-cell>
          <table:table-cell table:formula="of:=COS([.A14]/100*(PI()/2))" office:value-type="float" office:value="0.187381314585725">
            <text:p>0,19</text:p>
          </table:table-cell>
          <table:table-cell table:formula="of:=TAN(([.A14]/100)*(PI()/2))^2+1" office:value-type="float" office:value="28.4804886980925">
            <text:p>28,48</text:p>
          </table:table-cell>
          <table:table-cell table:number-columns-repeated="1021"/>
        </table:table-row>
        <table:table-row table:style-name="ro1">
          <table:table-cell office:value-type="float" office:value="-87">
            <text:p>-87</text:p>
          </table:table-cell>
          <table:table-cell table:formula="of:=COS([.A15]/100*(PI()/2))" office:value-type="float" office:value="0.202787295356512">
            <text:p>0,20</text:p>
          </table:table-cell>
          <table:table-cell table:formula="of:=TAN(([.A15]/100)*(PI()/2))^2+1" office:value-type="float" office:value="24.3174770208379">
            <text:p>24,32</text:p>
          </table:table-cell>
          <table:table-cell table:number-columns-repeated="1021"/>
        </table:table-row>
        <table:table-row table:style-name="ro1">
          <table:table-cell office:value-type="float" office:value="-86">
            <text:p>-86</text:p>
          </table:table-cell>
          <table:table-cell table:formula="of:=COS([.A16]/100*(PI()/2))" office:value-type="float" office:value="0.218143241396543">
            <text:p>0,22</text:p>
          </table:table-cell>
          <table:table-cell table:formula="of:=TAN(([.A16]/100)*(PI()/2))^2+1" office:value-type="float" office:value="21.0143749019218">
            <text:p>21,01</text:p>
          </table:table-cell>
          <table:table-cell table:number-columns-repeated="1021"/>
        </table:table-row>
        <table:table-row table:style-name="ro1">
          <table:table-cell office:value-type="float" office:value="-85">
            <text:p>-85</text:p>
          </table:table-cell>
          <table:table-cell table:formula="of:=COS([.A17]/100*(PI()/2))" office:value-type="float" office:value="0.233445363855905">
            <text:p>0,23</text:p>
          </table:table-cell>
          <table:table-cell table:formula="of:=TAN(([.A17]/100)*(PI()/2))^2+1" office:value-type="float" office:value="18.3497221747153">
            <text:p>18,35</text:p>
          </table:table-cell>
          <table:table-cell table:number-columns-repeated="1021"/>
        </table:table-row>
        <table:table-row table:style-name="ro1">
          <table:table-cell office:value-type="float" office:value="-84">
            <text:p>-84</text:p>
          </table:table-cell>
          <table:table-cell table:formula="of:=COS([.A18]/100*(PI()/2))" office:value-type="float" office:value="0.248689887164855">
            <text:p>0,25</text:p>
          </table:table-cell>
          <table:table-cell table:formula="of:=TAN(([.A18]/100)*(PI()/2))^2+1" office:value-type="float" office:value="16.1690219060272">
            <text:p>16,17</text:p>
          </table:table-cell>
          <table:table-cell table:number-columns-repeated="1021"/>
        </table:table-row>
        <table:table-row table:style-name="ro1">
          <table:table-cell office:value-type="float" office:value="-83">
            <text:p>-83</text:p>
          </table:table-cell>
          <table:table-cell table:formula="of:=COS([.A19]/100*(PI()/2))" office:value-type="float" office:value="0.263873049965373">
            <text:p>0,26</text:p>
          </table:table-cell>
          <table:table-cell table:formula="of:=TAN(([.A19]/100)*(PI()/2))^2+1" office:value-type="float" office:value="14.3618347802365">
            <text:p>14,36</text:p>
          </table:table-cell>
          <table:table-cell table:number-columns-repeated="1021"/>
        </table:table-row>
        <table:table-row table:style-name="ro1">
          <table:table-cell office:value-type="float" office:value="-82">
            <text:p>-82</text:p>
          </table:table-cell>
          <table:table-cell table:formula="of:=COS([.A20]/100*(PI()/2))" office:value-type="float" office:value="0.278991106039229">
            <text:p>0,28</text:p>
          </table:table-cell>
          <table:table-cell table:formula="of:=TAN(([.A20]/100)*(PI()/2))^2+1" office:value-type="float" office:value="12.8475194183006">
            <text:p>12,85</text:p>
          </table:table-cell>
          <table:table-cell table:number-columns-repeated="1021"/>
        </table:table-row>
        <table:table-row table:style-name="ro1">
          <table:table-cell office:value-type="float" office:value="-81">
            <text:p>-81</text:p>
          </table:table-cell>
          <table:table-cell table:formula="of:=COS([.A21]/100*(PI()/2))" office:value-type="float" office:value="0.294040325232304">
            <text:p>0,29</text:p>
          </table:table-cell>
          <table:table-cell table:formula="of:=TAN(([.A21]/100)*(PI()/2))^2+1" office:value-type="float" office:value="11.566080511831">
            <text:p>11,57</text:p>
          </table:table-cell>
          <table:table-cell table:number-columns-repeated="1021"/>
        </table:table-row>
        <table:table-row table:style-name="ro1">
          <table:table-cell office:value-type="float" office:value="-80">
            <text:p>-80</text:p>
          </table:table-cell>
          <table:table-cell table:formula="of:=COS([.A22]/100*(PI()/2))" office:value-type="float" office:value="0.309016994374947">
            <text:p>0,31</text:p>
          </table:table-cell>
          <table:table-cell table:formula="of:=TAN(([.A22]/100)*(PI()/2))^2+1" office:value-type="float" office:value="10.4721359549996">
            <text:p>10,47</text:p>
          </table:table-cell>
          <table:table-cell table:number-columns-repeated="1021"/>
        </table:table-row>
        <table:table-row table:style-name="ro1">
          <table:table-cell office:value-type="float" office:value="-79">
            <text:p>-79</text:p>
          </table:table-cell>
          <table:table-cell table:formula="of:=COS([.A23]/100*(PI()/2))" office:value-type="float" office:value="0.323917418198149">
            <text:p>0,32</text:p>
          </table:table-cell>
          <table:table-cell table:formula="of:=TAN(([.A23]/100)*(PI()/2))^2+1" office:value-type="float" office:value="9.5308447566098">
            <text:p>9,53</text:p>
          </table:table-cell>
          <table:table-cell table:number-columns-repeated="1021"/>
        </table:table-row>
        <table:table-row table:style-name="ro1">
          <table:table-cell office:value-type="float" office:value="-78">
            <text:p>-78</text:p>
          </table:table-cell>
          <table:table-cell table:formula="of:=COS([.A24]/100*(PI()/2))" office:value-type="float" office:value="0.338737920245291">
            <text:p>0,34</text:p>
          </table:table-cell>
          <table:table-cell table:formula="of:=TAN(([.A24]/100)*(PI()/2))^2+1" office:value-type="float" office:value="8.71509983491544">
            <text:p>8,72</text:p>
          </table:table-cell>
          <table:table-cell table:number-columns-repeated="1021"/>
        </table:table-row>
        <table:table-row table:style-name="ro1">
          <table:table-cell office:value-type="float" office:value="-77">
            <text:p>-77</text:p>
          </table:table-cell>
          <table:table-cell table:formula="of:=COS([.A25]/100*(PI()/2))" office:value-type="float" office:value="0.353474843779257">
            <text:p>0,35</text:p>
          </table:table-cell>
          <table:table-cell table:formula="of:=TAN(([.A25]/100)*(PI()/2))^2+1" office:value-type="float" office:value="8.0035558079438">
            <text:p>8</text:p>
          </table:table-cell>
          <table:table-cell table:number-columns-repeated="1021"/>
        </table:table-row>
        <table:table-row table:style-name="ro1">
          <table:table-cell office:value-type="float" office:value="-76">
            <text:p>-76</text:p>
          </table:table-cell>
          <table:table-cell table:formula="of:=COS([.A26]/100*(PI()/2))" office:value-type="float" office:value="0.368124552684678">
            <text:p>0,37</text:p>
          </table:table-cell>
          <table:table-cell table:formula="of:=TAN(([.A26]/100)*(PI()/2))^2+1" office:value-type="float" office:value="7.37921953821075">
            <text:p>7,38</text:p>
          </table:table-cell>
          <table:table-cell table:number-columns-repeated="1021"/>
        </table:table-row>
        <table:table-row table:style-name="ro1">
          <table:table-cell office:value-type="float" office:value="-75">
            <text:p>-75</text:p>
          </table:table-cell>
          <table:table-cell table:formula="of:=COS([.A27]/100*(PI()/2))" office:value-type="float" office:value="0.38268343236509">
            <text:p>0,38</text:p>
          </table:table-cell>
          <table:table-cell table:formula="of:=TAN(([.A27]/100)*(PI()/2))^2+1" office:value-type="float" office:value="6.82842712474619">
            <text:p>6,83</text:p>
          </table:table-cell>
          <table:table-cell table:number-columns-repeated="1021"/>
        </table:table-row>
        <table:table-row table:style-name="ro1">
          <table:table-cell office:value-type="float" office:value="-74">
            <text:p>-74</text:p>
          </table:table-cell>
          <table:table-cell table:formula="of:=COS([.A28]/100*(PI()/2))" office:value-type="float" office:value="0.397147890634781">
            <text:p>0,40</text:p>
          </table:table-cell>
          <table:table-cell table:formula="of:=TAN(([.A28]/100)*(PI()/2))^2+1" office:value-type="float" office:value="6.34009082683477">
            <text:p>6,34</text:p>
          </table:table-cell>
          <table:table-cell table:number-columns-repeated="1021"/>
        </table:table-row>
        <table:table-row table:style-name="ro1">
          <table:table-cell office:value-type="float" office:value="-73">
            <text:p>-73</text:p>
          </table:table-cell>
          <table:table-cell table:formula="of:=COS([.A29]/100*(PI()/2))" office:value-type="float" office:value="0.411514358605109">
            <text:p>0,41</text:p>
          </table:table-cell>
          <table:table-cell table:formula="of:=TAN(([.A29]/100)*(PI()/2))^2+1" office:value-type="float" office:value="5.90513748558451">
            <text:p>5,91</text:p>
          </table:table-cell>
          <table:table-cell table:number-columns-repeated="1021"/>
        </table:table-row>
        <table:table-row table:style-name="ro1">
          <table:table-cell office:value-type="float" office:value="-72">
            <text:p>-72</text:p>
          </table:table-cell>
          <table:table-cell table:formula="of:=COS([.A30]/100*(PI()/2))" office:value-type="float" office:value="0.425779291565073">
            <text:p>0,43</text:p>
          </table:table-cell>
          <table:table-cell table:formula="of:=TAN(([.A30]/100)*(PI()/2))^2+1" office:value-type="float" office:value="5.51608474761954">
            <text:p>5,52</text:p>
          </table:table-cell>
          <table:table-cell table:number-columns-repeated="1021"/>
        </table:table-row>
        <table:table-row table:style-name="ro1">
          <table:table-cell office:value-type="float" office:value="-71">
            <text:p>-71</text:p>
          </table:table-cell>
          <table:table-cell table:formula="of:=COS([.A31]/100*(PI()/2))" office:value-type="float" office:value="0.439939169855915">
            <text:p>0,44</text:p>
          </table:table-cell>
          <table:table-cell table:formula="of:=TAN(([.A31]/100)*(PI()/2))^2+1" office:value-type="float" office:value="5.16671775829009">
            <text:p>5,17</text:p>
          </table:table-cell>
          <table:table-cell table:number-columns-repeated="1021"/>
        </table:table-row>
        <table:table-row table:style-name="ro1">
          <table:table-cell office:value-type="float" office:value="-70">
            <text:p>-70</text:p>
          </table:table-cell>
          <table:table-cell table:formula="of:=COS([.A32]/100*(PI()/2))" office:value-type="float" office:value="0.453990499739547">
            <text:p>0,45</text:p>
          </table:table-cell>
          <table:table-cell table:formula="of:=TAN(([.A32]/100)*(PI()/2))^2+1" office:value-type="float" office:value="4.85183999631918">
            <text:p>4,85</text:p>
          </table:table-cell>
          <table:table-cell table:number-columns-repeated="1021"/>
        </table:table-row>
        <table:table-row table:style-name="ro1">
          <table:table-cell office:value-type="float" office:value="-69">
            <text:p>-69</text:p>
          </table:table-cell>
          <table:table-cell table:formula="of:=COS([.A33]/100*(PI()/2))" office:value-type="float" office:value="0.467929814260573">
            <text:p>0,47</text:p>
          </table:table-cell>
          <table:table-cell table:formula="of:=TAN(([.A33]/100)*(PI()/2))^2+1" office:value-type="float" office:value="4.56707943669849">
            <text:p>4,57</text:p>
          </table:table-cell>
          <table:table-cell table:number-columns-repeated="1021"/>
        </table:table-row>
        <table:table-row table:style-name="ro1">
          <table:table-cell office:value-type="float" office:value="-68">
            <text:p>-68</text:p>
          </table:table-cell>
          <table:table-cell table:formula="of:=COS([.A34]/100*(PI()/2))" office:value-type="float" office:value="0.481753674101715">
            <text:p>0,48</text:p>
          </table:table-cell>
          <table:table-cell table:formula="of:=TAN(([.A34]/100)*(PI()/2))^2+1" office:value-type="float" office:value="4.30873643365412">
            <text:p>4,31</text:p>
          </table:table-cell>
          <table:table-cell table:number-columns-repeated="1021"/>
        </table:table-row>
        <table:table-row table:style-name="ro1">
          <table:table-cell office:value-type="float" office:value="-67">
            <text:p>-67</text:p>
          </table:table-cell>
          <table:table-cell table:formula="of:=COS([.A35]/100*(PI()/2))" office:value-type="float" office:value="0.495458668432408">
            <text:p>0,50</text:p>
          </table:table-cell>
          <table:table-cell table:formula="of:=TAN(([.A35]/100)*(PI()/2))^2+1" office:value-type="float" office:value="4.07366336827934">
            <text:p>4,07</text:p>
          </table:table-cell>
          <table:table-cell table:number-columns-repeated="1021"/>
        </table:table-row>
        <table:table-row table:style-name="ro1">
          <table:table-cell office:value-type="float" office:value="-66">
            <text:p>-66</text:p>
          </table:table-cell>
          <table:table-cell table:formula="of:=COS([.A36]/100*(PI()/2))" office:value-type="float" office:value="0.509041415750371">
            <text:p>0,51</text:p>
          </table:table-cell>
          <table:table-cell table:formula="of:=TAN(([.A36]/100)*(PI()/2))^2+1" office:value-type="float" office:value="3.85916870039236">
            <text:p>3,86</text:p>
          </table:table-cell>
          <table:table-cell table:number-columns-repeated="1021"/>
        </table:table-row>
        <table:table-row table:style-name="ro1">
          <table:table-cell office:value-type="float" office:value="-65">
            <text:p>-65</text:p>
          </table:table-cell>
          <table:table-cell table:formula="of:=COS([.A37]/100*(PI()/2))" office:value-type="float" office:value="0.522498564715949">
            <text:p>0,52</text:p>
          </table:table-cell>
          <table:table-cell table:formula="of:=TAN(([.A37]/100)*(PI()/2))^2+1" office:value-type="float" office:value="3.66293992878508">
            <text:p>3,66</text:p>
          </table:table-cell>
          <table:table-cell table:number-columns-repeated="1021"/>
        </table:table-row>
        <table:table-row table:style-name="ro1">
          <table:table-cell office:value-type="float" office:value="-64">
            <text:p>-64</text:p>
          </table:table-cell>
          <table:table-cell table:formula="of:=COS([.A38]/100*(PI()/2))" office:value-type="float" office:value="0.535826794978997">
            <text:p>0,54</text:p>
          </table:table-cell>
          <table:table-cell table:formula="of:=TAN(([.A38]/100)*(PI()/2))^2+1" office:value-type="float" office:value="3.48298131819578">
            <text:p>3,48</text:p>
          </table:table-cell>
          <table:table-cell table:number-columns-repeated="1021"/>
        </table:table-row>
        <table:table-row table:style-name="ro1">
          <table:table-cell office:value-type="float" office:value="-63">
            <text:p>-63</text:p>
          </table:table-cell>
          <table:table-cell table:formula="of:=COS([.A39]/100*(PI()/2))" office:value-type="float" office:value="0.549022817998132">
            <text:p>0,55</text:p>
          </table:table-cell>
          <table:table-cell table:formula="of:=TAN(([.A39]/100)*(PI()/2))^2+1" office:value-type="float" office:value="3.31756324466696">
            <text:p>3,32</text:p>
          </table:table-cell>
          <table:table-cell table:number-columns-repeated="1021"/>
        </table:table-row>
        <table:table-row table:style-name="ro1">
          <table:table-cell office:value-type="float" office:value="-62">
            <text:p>-62</text:p>
          </table:table-cell>
          <table:table-cell table:formula="of:=COS([.A40]/100*(PI()/2))" office:value-type="float" office:value="0.562083377852131">
            <text:p>0,56</text:p>
          </table:table-cell>
          <table:table-cell table:formula="of:=TAN(([.A40]/100)*(PI()/2))^2+1" office:value-type="float" office:value="3.16518074645484">
            <text:p>3,17</text:p>
          </table:table-cell>
          <table:table-cell table:number-columns-repeated="1021"/>
        </table:table-row>
        <table:table-row table:style-name="ro1">
          <table:table-cell office:value-type="float" office:value="-61">
            <text:p>-61</text:p>
          </table:table-cell>
          <table:table-cell table:formula="of:=COS([.A41]/100*(PI()/2))" office:value-type="float" office:value="0.575005252043279">
            <text:p>0,58</text:p>
          </table:table-cell>
          <table:table-cell table:formula="of:=TAN(([.A41]/100)*(PI()/2))^2+1" office:value-type="float" office:value="3.02451941708481">
            <text:p>3,02</text:p>
          </table:table-cell>
          <table:table-cell table:number-columns-repeated="1021"/>
        </table:table-row>
        <table:table-row table:style-name="ro1">
          <table:table-cell office:value-type="float" office:value="-60">
            <text:p>-60</text:p>
          </table:table-cell>
          <table:table-cell table:formula="of:=COS([.A42]/100*(PI()/2))" office:value-type="float" office:value="0.587785252292473">
            <text:p>0,59</text:p>
          </table:table-cell>
          <table:table-cell table:formula="of:=TAN(([.A42]/100)*(PI()/2))^2+1" office:value-type="float" office:value="2.89442719099991">
            <text:p>2,89</text:p>
          </table:table-cell>
          <table:table-cell table:number-columns-repeated="1021"/>
        </table:table-row>
        <table:table-row table:style-name="ro1">
          <table:table-cell office:value-type="float" office:value="-59">
            <text:p>-59</text:p>
          </table:table-cell>
          <table:table-cell table:formula="of:=COS([.A43]/100*(PI()/2))" office:value-type="float" office:value="0.600420225325884">
            <text:p>0,60</text:p>
          </table:table-cell>
          <table:table-cell table:formula="of:=TAN(([.A43]/100)*(PI()/2))^2+1" office:value-type="float" office:value="2.77389088644005">
            <text:p>2,77</text:p>
          </table:table-cell>
          <table:table-cell table:number-columns-repeated="1021"/>
        </table:table-row>
        <table:table-row table:style-name="ro1">
          <table:table-cell office:value-type="float" office:value="-58">
            <text:p>-58</text:p>
          </table:table-cell>
          <table:table-cell table:formula="of:=COS([.A44]/100*(PI()/2))" office:value-type="float" office:value="0.612907053652977">
            <text:p>0,61</text:p>
          </table:table-cell>
          <table:table-cell table:formula="of:=TAN(([.A44]/100)*(PI()/2))^2+1" office:value-type="float" office:value="2.66201661049496">
            <text:p>2,66</text:p>
          </table:table-cell>
          <table:table-cell table:number-columns-repeated="1021"/>
        </table:table-row>
        <table:table-row table:style-name="ro1">
          <table:table-cell office:value-type="float" office:value="-57">
            <text:p>-57</text:p>
          </table:table-cell>
          <table:table-cell table:formula="of:=COS([.A45]/100*(PI()/2))" office:value-type="float" office:value="0.625242656335705">
            <text:p>0,63</text:p>
          </table:table-cell>
          <table:table-cell table:formula="of:=TAN(([.A45]/100)*(PI()/2))^2+1" office:value-type="float" office:value="2.55801331636804">
            <text:p>2,56</text:p>
          </table:table-cell>
          <table:table-cell table:number-columns-repeated="1021"/>
        </table:table-row>
        <table:table-row table:style-name="ro1">
          <table:table-cell office:value-type="float" office:value="-56">
            <text:p>-56</text:p>
          </table:table-cell>
          <table:table-cell table:formula="of:=COS([.A46]/100*(PI()/2))" office:value-type="float" office:value="0.63742398974869">
            <text:p>0,64</text:p>
          </table:table-cell>
          <table:table-cell table:formula="of:=TAN(([.A46]/100)*(PI()/2))^2+1" office:value-type="float" office:value="2.46117894640879">
            <text:p>2,46</text:p>
          </table:table-cell>
          <table:table-cell table:number-columns-repeated="1021"/>
        </table:table-row>
        <table:table-row table:style-name="ro1">
          <table:table-cell office:value-type="float" office:value="-55">
            <text:p>-55</text:p>
          </table:table-cell>
          <table:table-cell table:formula="of:=COS([.A47]/100*(PI()/2))" office:value-type="float" office:value="0.649448048330184">
            <text:p>0,65</text:p>
          </table:table-cell>
          <table:table-cell table:formula="of:=TAN(([.A47]/100)*(PI()/2))^2+1" office:value-type="float" office:value="2.37088870646592">
            <text:p>2,37</text:p>
          </table:table-cell>
          <table:table-cell table:number-columns-repeated="1021"/>
        </table:table-row>
        <table:table-row table:style-name="ro1">
          <table:table-cell office:value-type="float" office:value="-54">
            <text:p>-54</text:p>
          </table:table-cell>
          <table:table-cell table:formula="of:=COS([.A48]/100*(PI()/2))" office:value-type="float" office:value="0.661311865323652">
            <text:p>0,66</text:p>
          </table:table-cell>
          <table:table-cell table:formula="of:=TAN(([.A48]/100)*(PI()/2))^2+1" office:value-type="float" office:value="2.28658510503387">
            <text:p>2,29</text:p>
          </table:table-cell>
          <table:table-cell table:number-columns-repeated="1021"/>
        </table:table-row>
        <table:table-row table:style-name="ro1">
          <table:table-cell office:value-type="float" office:value="-53">
            <text:p>-53</text:p>
          </table:table-cell>
          <table:table-cell table:formula="of:=COS([.A49]/100*(PI()/2))" office:value-type="float" office:value="0.673012513509773">
            <text:p>0,67</text:p>
          </table:table-cell>
          <table:table-cell table:formula="of:=TAN(([.A49]/100)*(PI()/2))^2+1" office:value-type="float" office:value="2.2077694600847">
            <text:p>2,21</text:p>
          </table:table-cell>
          <table:table-cell table:number-columns-repeated="1021"/>
        </table:table-row>
        <table:table-row table:style-name="ro1">
          <table:table-cell office:value-type="float" office:value="-52">
            <text:p>-52</text:p>
          </table:table-cell>
          <table:table-cell table:formula="of:=COS([.A50]/100*(PI()/2))" office:value-type="float" office:value="0.684547105928689">
            <text:p>0,68</text:p>
          </table:table-cell>
          <table:table-cell table:formula="of:=TAN(([.A50]/100)*(PI()/2))^2+1" office:value-type="float" office:value="2.13399463159032">
            <text:p>2,13</text:p>
          </table:table-cell>
          <table:table-cell table:number-columns-repeated="1021"/>
        </table:table-row>
        <table:table-row table:style-name="ro1">
          <table:table-cell office:value-type="float" office:value="-51">
            <text:p>-51</text:p>
          </table:table-cell>
          <table:table-cell table:formula="of:=COS([.A51]/100*(PI()/2))" office:value-type="float" office:value="0.695912796592314">
            <text:p>0,70</text:p>
          </table:table-cell>
          <table:table-cell table:formula="of:=TAN(([.A51]/100)*(PI()/2))^2+1" office:value-type="float" office:value="2.06485878172306">
            <text:p>2,06</text:p>
          </table:table-cell>
          <table:table-cell table:number-columns-repeated="1021"/>
        </table:table-row>
        <table:table-row table:style-name="ro1">
          <table:table-cell office:value-type="float" office:value="-50">
            <text:p>-50</text:p>
          </table:table-cell>
          <table:table-cell table:formula="of:=COS([.A52]/100*(PI()/2))" office:value-type="float" office:value="0.707106781186548">
            <text:p>0,71</text:p>
          </table:table-cell>
          <table:table-cell table:formula="of:=TAN(([.A52]/100)*(PI()/2))^2+1" office:value-type="float" office:value="2">
            <text:p>2</text:p>
          </table:table-cell>
          <table:table-cell table:number-columns-repeated="1021"/>
        </table:table-row>
        <table:table-row table:style-name="ro1">
          <table:table-cell office:value-type="float" office:value="-49">
            <text:p>-49</text:p>
          </table:table-cell>
          <table:table-cell table:formula="of:=COS([.A53]/100*(PI()/2))" office:value-type="float" office:value="0.718126297763189">
            <text:p>0,72</text:p>
          </table:table-cell>
          <table:table-cell table:formula="of:=TAN(([.A53]/100)*(PI()/2))^2+1" office:value-type="float" office:value="1.93909165906665">
            <text:p>1,94</text:p>
          </table:table-cell>
          <table:table-cell table:number-columns-repeated="1021"/>
        </table:table-row>
        <table:table-row table:style-name="ro1">
          <table:table-cell office:value-type="float" office:value="-48">
            <text:p>-48</text:p>
          </table:table-cell>
          <table:table-cell table:formula="of:=COS([.A54]/100*(PI()/2))" office:value-type="float" office:value="0.728968627421412">
            <text:p>0,73</text:p>
          </table:table-cell>
          <table:table-cell table:formula="of:=TAN(([.A54]/100)*(PI()/2))^2+1" office:value-type="float" office:value="1.88183838983223">
            <text:p>1,88</text:p>
          </table:table-cell>
          <table:table-cell table:number-columns-repeated="1021"/>
        </table:table-row>
        <table:table-row table:style-name="ro1">
          <table:table-cell office:value-type="float" office:value="-47">
            <text:p>-47</text:p>
          </table:table-cell>
          <table:table-cell table:formula="of:=COS([.A55]/100*(PI()/2))" office:value-type="float" office:value="0.73963109497861">
            <text:p>0,74</text:p>
          </table:table-cell>
          <table:table-cell table:formula="of:=TAN(([.A55]/100)*(PI()/2))^2+1" office:value-type="float" office:value="1.82797258338514">
            <text:p>1,83</text:p>
          </table:table-cell>
          <table:table-cell table:number-columns-repeated="1021"/>
        </table:table-row>
        <table:table-row table:style-name="ro1">
          <table:table-cell office:value-type="float" office:value="-46">
            <text:p>-46</text:p>
          </table:table-cell>
          <table:table-cell table:formula="of:=COS([.A56]/100*(PI()/2))" office:value-type="float" office:value="0.75011106963046">
            <text:p>0,75</text:p>
          </table:table-cell>
          <table:table-cell table:formula="of:=TAN(([.A56]/100)*(PI()/2))^2+1" office:value-type="float" office:value="1.77725134240045">
            <text:p>1,78</text:p>
          </table:table-cell>
          <table:table-cell table:number-columns-repeated="1021"/>
        </table:table-row>
        <table:table-row table:style-name="ro1">
          <table:table-cell office:value-type="float" office:value="-45">
            <text:p>-45</text:p>
          </table:table-cell>
          <table:table-cell table:formula="of:=COS([.A57]/100*(PI()/2))" office:value-type="float" office:value="0.760405965600031">
            <text:p>0,76</text:p>
          </table:table-cell>
          <table:table-cell table:formula="of:=TAN(([.A57]/100)*(PI()/2))^2+1" office:value-type="float" office:value="1.72945381728175">
            <text:p>1,73</text:p>
          </table:table-cell>
          <table:table-cell table:number-columns-repeated="1021"/>
        </table:table-row>
        <table:table-row table:style-name="ro1">
          <table:table-cell office:value-type="float" office:value="-44">
            <text:p>-44</text:p>
          </table:table-cell>
          <table:table-cell table:formula="of:=COS([.A58]/100*(PI()/2))" office:value-type="float" office:value="0.770513242775789">
            <text:p>0,77</text:p>
          </table:table-cell>
          <table:table-cell table:formula="of:=TAN(([.A58]/100)*(PI()/2))^2+1" office:value-type="float" office:value="1.68437887259309">
            <text:p>1,68</text:p>
          </table:table-cell>
          <table:table-cell table:number-columns-repeated="1021"/>
        </table:table-row>
        <table:table-row table:style-name="ro1">
          <table:table-cell office:value-type="float" office:value="-43">
            <text:p>-43</text:p>
          </table:table-cell>
          <table:table-cell table:formula="of:=COS([.A59]/100*(PI()/2))" office:value-type="float" office:value="0.78043040733833">
            <text:p>0,78</text:p>
          </table:table-cell>
          <table:table-cell table:formula="of:=TAN(([.A59]/100)*(PI()/2))^2+1" office:value-type="float" office:value="1.64184303785743">
            <text:p>1,64</text:p>
          </table:table-cell>
          <table:table-cell table:number-columns-repeated="1021"/>
        </table:table-row>
        <table:table-row table:style-name="ro1">
          <table:table-cell office:value-type="float" office:value="-42">
            <text:p>-42</text:p>
          </table:table-cell>
          <table:table-cell table:formula="of:=COS([.A60]/100*(PI()/2))" office:value-type="float" office:value="0.79015501237569">
            <text:p>0,79</text:p>
          </table:table-cell>
          <table:table-cell table:formula="of:=TAN(([.A60]/100)*(PI()/2))^2+1" office:value-type="float" office:value="1.60167870386217">
            <text:p>1,6</text:p>
          </table:table-cell>
          <table:table-cell table:number-columns-repeated="1021"/>
        </table:table-row>
        <table:table-row table:style-name="ro1">
          <table:table-cell office:value-type="float" office:value="-41">
            <text:p>-41</text:p>
          </table:table-cell>
          <table:table-cell table:formula="of:=COS([.A61]/100*(PI()/2))" office:value-type="float" office:value="0.799684658487091">
            <text:p>0,80</text:p>
          </table:table-cell>
          <table:table-cell table:formula="of:=TAN(([.A61]/100)*(PI()/2))^2+1" office:value-type="float" office:value="1.56373253149006">
            <text:p>1,56</text:p>
          </table:table-cell>
          <table:table-cell table:number-columns-repeated="1021"/>
        </table:table-row>
        <table:table-row table:style-name="ro1">
          <table:table-cell office:value-type="float" office:value="-40">
            <text:p>-40</text:p>
          </table:table-cell>
          <table:table-cell table:formula="of:=COS([.A62]/100*(PI()/2))" office:value-type="float" office:value="0.809016994374947">
            <text:p>0,81</text:p>
          </table:table-cell>
          <table:table-cell table:formula="of:=TAN(([.A62]/100)*(PI()/2))^2+1" office:value-type="float" office:value="1.52786404500042">
            <text:p>1,53</text:p>
          </table:table-cell>
          <table:table-cell table:number-columns-repeated="1021"/>
        </table:table-row>
        <table:table-row table:style-name="ro1">
          <table:table-cell office:value-type="float" office:value="-39">
            <text:p>-39</text:p>
          </table:table-cell>
          <table:table-cell table:formula="of:=COS([.A63]/100*(PI()/2))" office:value-type="float" office:value="0.818149717425023">
            <text:p>0,82</text:p>
          </table:table-cell>
          <table:table-cell table:formula="of:=TAN(([.A63]/100)*(PI()/2))^2+1" office:value-type="float" office:value="1.49394438579401">
            <text:p>1,49</text:p>
          </table:table-cell>
          <table:table-cell table:number-columns-repeated="1021"/>
        </table:table-row>
        <table:table-row table:style-name="ro1">
          <table:table-cell office:value-type="float" office:value="-38">
            <text:p>-38</text:p>
          </table:table-cell>
          <table:table-cell table:formula="of:=COS([.A64]/100*(PI()/2))" office:value-type="float" office:value="0.827080574274562">
            <text:p>0,83</text:p>
          </table:table-cell>
          <table:table-cell table:formula="of:=TAN(([.A64]/100)*(PI()/2))^2+1" office:value-type="float" office:value="1.46185520614727">
            <text:p>1,46</text:p>
          </table:table-cell>
          <table:table-cell table:number-columns-repeated="1021"/>
        </table:table-row>
        <table:table-row table:style-name="ro1">
          <table:table-cell office:value-type="float" office:value="-37">
            <text:p>-37</text:p>
          </table:table-cell>
          <table:table-cell table:formula="of:=COS([.A65]/100*(PI()/2))" office:value-type="float" office:value="0.83580736136827">
            <text:p>0,84</text:p>
          </table:table-cell>
          <table:table-cell table:formula="of:=TAN(([.A65]/100)*(PI()/2))^2+1" office:value-type="float" office:value="1.43148768530962">
            <text:p>1,43</text:p>
          </table:table-cell>
          <table:table-cell table:number-columns-repeated="1021"/>
        </table:table-row>
        <table:table-row table:style-name="ro1">
          <table:table-cell office:value-type="float" office:value="-36">
            <text:p>-36</text:p>
          </table:table-cell>
          <table:table-cell table:formula="of:=COS([.A66]/100*(PI()/2))" office:value-type="float" office:value="0.844327925502015">
            <text:p>0,84</text:p>
          </table:table-cell>
          <table:table-cell table:formula="of:=TAN(([.A66]/100)*(PI()/2))^2+1" office:value-type="float" office:value="1.40274165281543">
            <text:p>1,4</text:p>
          </table:table-cell>
          <table:table-cell table:number-columns-repeated="1021"/>
        </table:table-row>
        <table:table-row table:style-name="ro1">
          <table:table-cell office:value-type="float" office:value="-35">
            <text:p>-35</text:p>
          </table:table-cell>
          <table:table-cell table:formula="of:=COS([.A67]/100*(PI()/2))" office:value-type="float" office:value="0.852640164354092">
            <text:p>0,85</text:p>
          </table:table-cell>
          <table:table-cell table:formula="of:=TAN(([.A67]/100)*(PI()/2))^2+1" office:value-type="float" office:value="1.37552480594492">
            <text:p>1,38</text:p>
          </table:table-cell>
          <table:table-cell table:number-columns-repeated="1021"/>
        </table:table-row>
        <table:table-row table:style-name="ro1">
          <table:table-cell office:value-type="float" office:value="-34">
            <text:p>-34</text:p>
          </table:table-cell>
          <table:table-cell table:formula="of:=COS([.A68]/100*(PI()/2))" office:value-type="float" office:value="0.860742027003944">
            <text:p>0,86</text:p>
          </table:table-cell>
          <table:table-cell table:formula="of:=TAN(([.A68]/100)*(PI()/2))^2+1" office:value-type="float" office:value="1.34975201003801">
            <text:p>1,35</text:p>
          </table:table-cell>
          <table:table-cell table:number-columns-repeated="1021"/>
        </table:table-row>
        <table:table-row table:style-name="ro1">
          <table:table-cell office:value-type="float" office:value="-33">
            <text:p>-33</text:p>
          </table:table-cell>
          <table:table-cell table:formula="of:=COS([.A69]/100*(PI()/2))" office:value-type="float" office:value="0.868631514438191">
            <text:p>0,87</text:p>
          </table:table-cell>
          <table:table-cell table:formula="of:=TAN(([.A69]/100)*(PI()/2))^2+1" office:value-type="float" office:value="1.32534467187271">
            <text:p>1,33</text:p>
          </table:table-cell>
          <table:table-cell table:number-columns-repeated="1021"/>
        </table:table-row>
        <table:table-row table:style-name="ro1">
          <table:table-cell office:value-type="float" office:value="-32">
            <text:p>-32</text:p>
          </table:table-cell>
          <table:table-cell table:formula="of:=COS([.A70]/100*(PI()/2))" office:value-type="float" office:value="0.876306680043864">
            <text:p>0,88</text:p>
          </table:table-cell>
          <table:table-cell table:formula="of:=TAN(([.A70]/100)*(PI()/2))^2+1" office:value-type="float" office:value="1.30223017760759">
            <text:p>1,3</text:p>
          </table:table-cell>
          <table:table-cell table:number-columns-repeated="1021"/>
        </table:table-row>
        <table:table-row table:style-name="ro1">
          <table:table-cell office:value-type="float" office:value="-31">
            <text:p>-31</text:p>
          </table:table-cell>
          <table:table-cell table:formula="of:=COS([.A71]/100*(PI()/2))" office:value-type="float" office:value="0.883765630088693">
            <text:p>0,88</text:p>
          </table:table-cell>
          <table:table-cell table:formula="of:=TAN(([.A71]/100)*(PI()/2))^2+1" office:value-type="float" office:value="1.28034138789058">
            <text:p>1,28</text:p>
          </table:table-cell>
          <table:table-cell table:number-columns-repeated="1021"/>
        </table:table-row>
        <table:table-row table:style-name="ro1">
          <table:table-cell office:value-type="float" office:value="-30">
            <text:p>-30</text:p>
          </table:table-cell>
          <table:table-cell table:formula="of:=COS([.A72]/100*(PI()/2))" office:value-type="float" office:value="0.891006524188368">
            <text:p>0,89</text:p>
          </table:table-cell>
          <table:table-cell table:formula="of:=TAN(([.A72]/100)*(PI()/2))^2+1" office:value-type="float" office:value="1.2596161836825">
            <text:p>1,26</text:p>
          </table:table-cell>
          <table:table-cell table:number-columns-repeated="1021"/>
        </table:table-row>
        <table:table-row table:style-name="ro1">
          <table:table-cell office:value-type="float" office:value="-29">
            <text:p>-29</text:p>
          </table:table-cell>
          <table:table-cell table:formula="of:=COS([.A73]/100*(PI()/2))" office:value-type="float" office:value="0.898027575760616">
            <text:p>0,90</text:p>
          </table:table-cell>
          <table:table-cell table:formula="of:=TAN(([.A73]/100)*(PI()/2))^2+1" office:value-type="float" office:value="1.23999705715858">
            <text:p>1,24</text:p>
          </table:table-cell>
          <table:table-cell table:number-columns-repeated="1021"/>
        </table:table-row>
        <table:table-row table:style-name="ro1">
          <table:table-cell office:value-type="float" office:value="-28">
            <text:p>-28</text:p>
          </table:table-cell>
          <table:table-cell table:formula="of:=COS([.A74]/100*(PI()/2))" office:value-type="float" office:value="0.90482705246602">
            <text:p>0,90</text:p>
          </table:table-cell>
          <table:table-cell table:formula="of:=TAN(([.A74]/100)*(PI()/2))^2+1" office:value-type="float" office:value="1.2214307427528">
            <text:p>1,22</text:p>
          </table:table-cell>
          <table:table-cell table:number-columns-repeated="1021"/>
        </table:table-row>
        <table:table-row table:style-name="ro1">
          <table:table-cell office:value-type="float" office:value="-27">
            <text:p>-27</text:p>
          </table:table-cell>
          <table:table-cell table:formula="of:=COS([.A75]/100*(PI()/2))" office:value-type="float" office:value="0.911403276635445">
            <text:p>0,91</text:p>
          </table:table-cell>
          <table:table-cell table:formula="of:=TAN(([.A75]/100)*(PI()/2))^2+1" office:value-type="float" office:value="1.20386788401729">
            <text:p>1,2</text:p>
          </table:table-cell>
          <table:table-cell table:number-columns-repeated="1021"/>
        </table:table-row>
        <table:table-row table:style-name="ro1">
          <table:table-cell office:value-type="float" office:value="-26">
            <text:p>-26</text:p>
          </table:table-cell>
          <table:table-cell table:formula="of:=COS([.A76]/100*(PI()/2))" office:value-type="float" office:value="0.917754625683981">
            <text:p>0,92</text:p>
          </table:table-cell>
          <table:table-cell table:formula="of:=TAN(([.A76]/100)*(PI()/2))^2+1" office:value-type="float" office:value="1.18726273249415">
            <text:p>1,19</text:p>
          </table:table-cell>
          <table:table-cell table:number-columns-repeated="1021"/>
        </table:table-row>
        <table:table-row table:style-name="ro1">
          <table:table-cell office:value-type="float" office:value="-25">
            <text:p>-25</text:p>
          </table:table-cell>
          <table:table-cell table:formula="of:=COS([.A77]/100*(PI()/2))" office:value-type="float" office:value="0.923879532511287">
            <text:p>0,92</text:p>
          </table:table-cell>
          <table:table-cell table:formula="of:=TAN(([.A77]/100)*(PI()/2))^2+1" office:value-type="float" office:value="1.17157287525381">
            <text:p>1,17</text:p>
          </table:table-cell>
          <table:table-cell table:number-columns-repeated="1021"/>
        </table:table-row>
        <table:table-row table:style-name="ro1">
          <table:table-cell office:value-type="float" office:value="-24">
            <text:p>-24</text:p>
          </table:table-cell>
          <table:table-cell table:formula="of:=COS([.A78]/100*(PI()/2))" office:value-type="float" office:value="0.929776485888251">
            <text:p>0,93</text:p>
          </table:table-cell>
          <table:table-cell table:formula="of:=TAN(([.A78]/100)*(PI()/2))^2+1" office:value-type="float" office:value="1.15675898815053">
            <text:p>1,16</text:p>
          </table:table-cell>
          <table:table-cell table:number-columns-repeated="1021"/>
        </table:table-row>
        <table:table-row table:style-name="ro1">
          <table:table-cell office:value-type="float" office:value="-23">
            <text:p>-23</text:p>
          </table:table-cell>
          <table:table-cell table:formula="of:=COS([.A79]/100*(PI()/2))" office:value-type="float" office:value="0.935444030829867">
            <text:p>0,94</text:p>
          </table:table-cell>
          <table:table-cell table:formula="of:=TAN(([.A79]/100)*(PI()/2))^2+1" office:value-type="float" office:value="1.14278461219167">
            <text:p>1,14</text:p>
          </table:table-cell>
          <table:table-cell table:number-columns-repeated="1021"/>
        </table:table-row>
        <table:table-row table:style-name="ro1">
          <table:table-cell office:value-type="float" office:value="-22">
            <text:p>-22</text:p>
          </table:table-cell>
          <table:table-cell table:formula="of:=COS([.A80]/100*(PI()/2))" office:value-type="float" office:value="0.940880768954225">
            <text:p>0,94</text:p>
          </table:table-cell>
          <table:table-cell table:formula="of:=TAN(([.A80]/100)*(PI()/2))^2+1" office:value-type="float" office:value="1.1296159507197">
            <text:p>1,13</text:p>
          </table:table-cell>
          <table:table-cell table:number-columns-repeated="1021"/>
        </table:table-row>
        <table:table-row table:style-name="ro1">
          <table:table-cell office:value-type="float" office:value="-21">
            <text:p>-21</text:p>
          </table:table-cell>
          <table:table-cell table:formula="of:=COS([.A81]/100*(PI()/2))" office:value-type="float" office:value="0.946085358827545">
            <text:p>0,95</text:p>
          </table:table-cell>
          <table:table-cell table:formula="of:=TAN(([.A81]/100)*(PI()/2))^2+1" office:value-type="float" office:value="1.11722168537004">
            <text:p>1,12</text:p>
          </table:table-cell>
          <table:table-cell table:number-columns-repeated="1021"/>
        </table:table-row>
        <table:table-row table:style-name="ro1">
          <table:table-cell office:value-type="float" office:value="-20">
            <text:p>-20</text:p>
          </table:table-cell>
          <table:table-cell table:formula="of:=COS([.A82]/100*(PI()/2))" office:value-type="float" office:value="0.951056516295153">
            <text:p>0,95</text:p>
          </table:table-cell>
          <table:table-cell table:formula="of:=TAN(([.A82]/100)*(PI()/2))^2+1" office:value-type="float" office:value="1.10557280900008">
            <text:p>1,11</text:p>
          </table:table-cell>
          <table:table-cell table:number-columns-repeated="1021"/>
        </table:table-row>
        <table:table-row table:style-name="ro1">
          <table:table-cell office:value-type="float" office:value="-19">
            <text:p>-19</text:p>
          </table:table-cell>
          <table:table-cell table:formula="of:=COS([.A83]/100*(PI()/2))" office:value-type="float" office:value="0.95579301479833">
            <text:p>0,96</text:p>
          </table:table-cell>
          <table:table-cell table:formula="of:=TAN(([.A83]/100)*(PI()/2))^2+1" office:value-type="float" office:value="1.09464247398837">
            <text:p>1,09</text:p>
          </table:table-cell>
          <table:table-cell table:number-columns-repeated="1021"/>
        </table:table-row>
        <table:table-row table:style-name="ro1">
          <table:table-cell office:value-type="float" office:value="-18">
            <text:p>-18</text:p>
          </table:table-cell>
          <table:table-cell table:formula="of:=COS([.A84]/100*(PI()/2))" office:value-type="float" office:value="0.960293685676943">
            <text:p>0,96</text:p>
          </table:table-cell>
          <table:table-cell table:formula="of:=TAN(([.A84]/100)*(PI()/2))^2+1" office:value-type="float" office:value="1.08440585448253">
            <text:p>1,08</text:p>
          </table:table-cell>
          <table:table-cell table:number-columns-repeated="1021"/>
        </table:table-row>
        <table:table-row table:style-name="ro1">
          <table:table-cell office:value-type="float" office:value="-17">
            <text:p>-17</text:p>
          </table:table-cell>
          <table:table-cell table:formula="of:=COS([.A85]/100*(PI()/2))" office:value-type="float" office:value="0.964557418457798">
            <text:p>0,96</text:p>
          </table:table-cell>
          <table:table-cell table:formula="of:=TAN(([.A85]/100)*(PI()/2))^2+1" office:value-type="float" office:value="1.07484002133293">
            <text:p>1,07</text:p>
          </table:table-cell>
          <table:table-cell table:number-columns-repeated="1021"/>
        </table:table-row>
        <table:table-row table:style-name="ro1">
          <table:table-cell office:value-type="float" office:value="-16">
            <text:p>-16</text:p>
          </table:table-cell>
          <table:table-cell table:formula="of:=COS([.A86]/100*(PI()/2))" office:value-type="float" office:value="0.968583161128631">
            <text:p>0,97</text:p>
          </table:table-cell>
          <table:table-cell table:formula="of:=TAN(([.A86]/100)*(PI()/2))^2+1" office:value-type="float" office:value="1.06592382858928">
            <text:p>1,07</text:p>
          </table:table-cell>
          <table:table-cell table:number-columns-repeated="1021"/>
        </table:table-row>
        <table:table-row table:style-name="ro1">
          <table:table-cell office:value-type="float" office:value="-15">
            <text:p>-15</text:p>
          </table:table-cell>
          <table:table-cell table:formula="of:=COS([.A87]/100*(PI()/2))" office:value-type="float" office:value="0.972369920397676">
            <text:p>0,97</text:p>
          </table:table-cell>
          <table:table-cell table:formula="of:=TAN(([.A87]/100)*(PI()/2))^2+1" office:value-type="float" office:value="1.05763781056145">
            <text:p>1,06</text:p>
          </table:table-cell>
          <table:table-cell table:number-columns-repeated="1021"/>
        </table:table-row>
        <table:table-row table:style-name="ro1">
          <table:table-cell office:value-type="float" office:value="-14">
            <text:p>-14</text:p>
          </table:table-cell>
          <table:table-cell table:formula="of:=COS([.A88]/100*(PI()/2))" office:value-type="float" office:value="0.975916761938747">
            <text:p>0,98</text:p>
          </table:table-cell>
          <table:table-cell table:formula="of:=TAN(([.A88]/100)*(PI()/2))^2+1" office:value-type="float" office:value="1.04996408855637">
            <text:p>1,05</text:p>
          </table:table-cell>
          <table:table-cell table:number-columns-repeated="1021"/>
        </table:table-row>
        <table:table-row table:style-name="ro1">
          <table:table-cell office:value-type="float" office:value="-13">
            <text:p>-13</text:p>
          </table:table-cell>
          <table:table-cell table:formula="of:=COS([.A89]/100*(PI()/2))" office:value-type="float" office:value="0.979222810621766">
            <text:p>0,98</text:p>
          </table:table-cell>
          <table:table-cell table:formula="of:=TAN(([.A89]/100)*(PI()/2))^2+1" office:value-type="float" office:value="1.04288628650117">
            <text:p>1,04</text:p>
          </table:table-cell>
          <table:table-cell table:number-columns-repeated="1021"/>
        </table:table-row>
        <table:table-row table:style-name="ro1">
          <table:table-cell office:value-type="float" office:value="-12">
            <text:p>-12</text:p>
          </table:table-cell>
          <table:table-cell table:formula="of:=COS([.A90]/100*(PI()/2))" office:value-type="float" office:value="0.982287250728689">
            <text:p>0,98</text:p>
          </table:table-cell>
          <table:table-cell table:formula="of:=TAN(([.A90]/100)*(PI()/2))^2+1" office:value-type="float" office:value="1.03638945475047">
            <text:p>1,04</text:p>
          </table:table-cell>
          <table:table-cell table:number-columns-repeated="1021"/>
        </table:table-row>
        <table:table-row table:style-name="ro1">
          <table:table-cell office:value-type="float" office:value="-11">
            <text:p>-11</text:p>
          </table:table-cell>
          <table:table-cell table:formula="of:=COS([.A91]/100*(PI()/2))" office:value-type="float" office:value="0.985109326154774">
            <text:p>0,99</text:p>
          </table:table-cell>
          <table:table-cell table:formula="of:=TAN(([.A91]/100)*(PI()/2))^2+1" office:value-type="float" office:value="1.03046000145472">
            <text:p>1,03</text:p>
          </table:table-cell>
          <table:table-cell table:number-columns-repeated="1021"/>
        </table:table-row>
        <table:table-row table:style-name="ro1">
          <table:table-cell office:value-type="float" office:value="-10">
            <text:p>-10</text:p>
          </table:table-cell>
          <table:table-cell table:formula="of:=COS([.A92]/100*(PI()/2))" office:value-type="float" office:value="0.987688340595138">
            <text:p>0,99</text:p>
          </table:table-cell>
          <table:table-cell table:formula="of:=TAN(([.A92]/100)*(PI()/2))^2+1" office:value-type="float" office:value="1.02508563093692">
            <text:p>1,03</text:p>
          </table:table-cell>
          <table:table-cell table:number-columns-repeated="1021"/>
        </table:table-row>
        <table:table-row table:style-name="ro1">
          <table:table-cell office:value-type="float" office:value="-9">
            <text:p>-9</text:p>
          </table:table-cell>
          <table:table-cell table:formula="of:=COS([.A93]/100*(PI()/2))" office:value-type="float" office:value="0.990023657716558">
            <text:p>0,99</text:p>
          </table:table-cell>
          <table:table-cell table:formula="of:=TAN(([.A93]/100)*(PI()/2))^2+1" office:value-type="float" office:value="1.02025528858924">
            <text:p>1,02</text:p>
          </table:table-cell>
          <table:table-cell table:number-columns-repeated="1021"/>
        </table:table-row>
        <table:table-row table:style-name="ro1">
          <table:table-cell office:value-type="float" office:value="-8">
            <text:p>-8</text:p>
          </table:table-cell>
          <table:table-cell table:formula="of:=COS([.A94]/100*(PI()/2))" office:value-type="float" office:value="0.992114701314478">
            <text:p>0,99</text:p>
          </table:table-cell>
          <table:table-cell table:formula="of:=TAN(([.A94]/100)*(PI()/2))^2+1" office:value-type="float" office:value="1.01595911185858">
            <text:p>1,02</text:p>
          </table:table-cell>
          <table:table-cell table:number-columns-repeated="1021"/>
        </table:table-row>
        <table:table-row table:style-name="ro1">
          <table:table-cell office:value-type="float" office:value="-7">
            <text:p>-7</text:p>
          </table:table-cell>
          <table:table-cell table:formula="of:=COS([.A95]/100*(PI()/2))" office:value-type="float" office:value="0.99396095545518">
            <text:p>0,99</text:p>
          </table:table-cell>
          <table:table-cell table:formula="of:=TAN(([.A95]/100)*(PI()/2))^2+1" office:value-type="float" office:value="1.01218838694279">
            <text:p>1,01</text:p>
          </table:table-cell>
          <table:table-cell table:number-columns-repeated="1021"/>
        </table:table-row>
        <table:table-row table:style-name="ro1">
          <table:table-cell office:value-type="float" office:value="-6">
            <text:p>-6</text:p>
          </table:table-cell>
          <table:table-cell table:formula="of:=COS([.A96]/100*(PI()/2))" office:value-type="float" office:value="0.99556196460308">
            <text:p>1,00</text:p>
          </table:table-cell>
          <table:table-cell table:formula="of:=TAN(([.A96]/100)*(PI()/2))^2+1" office:value-type="float" office:value="1.00893551086746">
            <text:p>1,01</text:p>
          </table:table-cell>
          <table:table-cell table:number-columns-repeated="1021"/>
        </table:table-row>
        <table:table-row table:style-name="ro1">
          <table:table-cell office:value-type="float" office:value="-5">
            <text:p>-5</text:p>
          </table:table-cell>
          <table:table-cell table:formula="of:=COS([.A97]/100*(PI()/2))" office:value-type="float" office:value="0.996917333733128">
            <text:p>1,00</text:p>
          </table:table-cell>
          <table:table-cell table:formula="of:=TAN(([.A97]/100)*(PI()/2))^2+1" office:value-type="float" office:value="1.00619395865711">
            <text:p>1,01</text:p>
          </table:table-cell>
          <table:table-cell table:number-columns-repeated="1021"/>
        </table:table-row>
        <table:table-row table:style-name="ro1">
          <table:table-cell office:value-type="float" office:value="-4">
            <text:p>-4</text:p>
          </table:table-cell>
          <table:table-cell table:formula="of:=COS([.A98]/100*(PI()/2))" office:value-type="float" office:value="0.998026728428271">
            <text:p>1,00</text:p>
          </table:table-cell>
          <table:table-cell table:formula="of:=TAN(([.A98]/100)*(PI()/2))^2+1" office:value-type="float" office:value="1.00395825535564">
            <text:p>1</text:p>
          </table:table-cell>
          <table:table-cell table:number-columns-repeated="1021"/>
        </table:table-row>
        <table:table-row table:style-name="ro1">
          <table:table-cell office:value-type="float" office:value="-3">
            <text:p>-3</text:p>
          </table:table-cell>
          <table:table-cell table:formula="of:=COS([.A99]/100*(PI()/2))" office:value-type="float" office:value="0.99888987496197">
            <text:p>1,00</text:p>
          </table:table-cell>
          <table:table-cell table:formula="of:=TAN(([.A99]/100)*(PI()/2))^2+1" office:value-type="float" office:value="1.00222395268884">
            <text:p>1</text:p>
          </table:table-cell>
          <table:table-cell table:number-columns-repeated="1021"/>
        </table:table-row>
        <table:table-row table:style-name="ro1">
          <table:table-cell office:value-type="float" office:value="-2">
            <text:p>-2</text:p>
          </table:table-cell>
          <table:table-cell table:formula="of:=COS([.A100]/100*(PI()/2))" office:value-type="float" office:value="0.999506560365731">
            <text:p>1,00</text:p>
          </table:table-cell>
          <table:table-cell table:formula="of:=TAN(([.A100]/100)*(PI()/2))^2+1" office:value-type="float" office:value="1.00098761019743">
            <text:p>1</text:p>
          </table:table-cell>
          <table:table-cell table:number-columns-repeated="1021"/>
        </table:table-row>
        <table:table-row table:style-name="ro1">
          <table:table-cell office:value-type="float" office:value="-1">
            <text:p>-1</text:p>
          </table:table-cell>
          <table:table-cell table:formula="of:=COS([.A101]/100*(PI()/2))" office:value-type="float" office:value="0.999876632481661">
            <text:p>1,00</text:p>
          </table:table-cell>
          <table:table-cell table:formula="of:=TAN(([.A101]/100)*(PI()/2))^2+1" office:value-type="float" office:value="1.00024678070282">
            <text:p>1</text:p>
          </table:table-cell>
          <table:table-cell table:number-columns-repeated="1021"/>
        </table:table-row>
        <table:table-row table:style-name="ro1">
          <table:table-cell office:value-type="float" office:value="0">
            <text:p>0</text:p>
          </table:table-cell>
          <table:table-cell table:formula="of:=COS([.A102]/100*(PI()/2))" office:value-type="float" office:value="1">
            <text:p>1,00</text:p>
          </table:table-cell>
          <table:table-cell table:formula="of:=TAN(([.A102]/100)*(PI()/2))^2+1"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float" office:value="1">
            <text:p>1</text:p>
          </table:table-cell>
          <table:table-cell table:formula="of:=COS([.A103]/100*(PI()/2))" office:value-type="float" office:value="0.999876632481661">
            <text:p>1,00</text:p>
          </table:table-cell>
          <table:table-cell table:formula="of:=TAN(([.A103]/100)*(PI()/2))^2+1" office:value-type="float" office:value="1.00024678070282">
            <text:p>1</text:p>
          </table:table-cell>
          <table:table-cell table:number-columns-repeated="1021"/>
        </table:table-row>
        <table:table-row table:style-name="ro1">
          <table:table-cell office:value-type="float" office:value="2">
            <text:p>2</text:p>
          </table:table-cell>
          <table:table-cell table:formula="of:=COS([.A104]/100*(PI()/2))" office:value-type="float" office:value="0.999506560365731">
            <text:p>1,00</text:p>
          </table:table-cell>
          <table:table-cell table:formula="of:=TAN(([.A104]/100)*(PI()/2))^2+1" office:value-type="float" office:value="1.00098761019743">
            <text:p>1</text:p>
          </table:table-cell>
          <table:table-cell table:number-columns-repeated="1021"/>
        </table:table-row>
        <table:table-row table:style-name="ro1">
          <table:table-cell office:value-type="float" office:value="3">
            <text:p>3</text:p>
          </table:table-cell>
          <table:table-cell table:formula="of:=COS([.A105]/100*(PI()/2))" office:value-type="float" office:value="0.99888987496197">
            <text:p>1,00</text:p>
          </table:table-cell>
          <table:table-cell table:formula="of:=TAN(([.A105]/100)*(PI()/2))^2+1" office:value-type="float" office:value="1.00222395268884">
            <text:p>1</text:p>
          </table:table-cell>
          <table:table-cell table:number-columns-repeated="1021"/>
        </table:table-row>
        <table:table-row table:style-name="ro1">
          <table:table-cell office:value-type="float" office:value="4">
            <text:p>4</text:p>
          </table:table-cell>
          <table:table-cell table:formula="of:=COS([.A106]/100*(PI()/2))" office:value-type="float" office:value="0.998026728428271">
            <text:p>1,00</text:p>
          </table:table-cell>
          <table:table-cell table:formula="of:=TAN(([.A106]/100)*(PI()/2))^2+1" office:value-type="float" office:value="1.00395825535564">
            <text:p>1</text:p>
          </table:table-cell>
          <table:table-cell table:number-columns-repeated="1021"/>
        </table:table-row>
        <table:table-row table:style-name="ro1">
          <table:table-cell office:value-type="float" office:value="5">
            <text:p>5</text:p>
          </table:table-cell>
          <table:table-cell table:formula="of:=COS([.A107]/100*(PI()/2))" office:value-type="float" office:value="0.996917333733128">
            <text:p>1,00</text:p>
          </table:table-cell>
          <table:table-cell table:formula="of:=TAN(([.A107]/100)*(PI()/2))^2+1" office:value-type="float" office:value="1.00619395865711">
            <text:p>1,01</text:p>
          </table:table-cell>
          <table:table-cell table:number-columns-repeated="1021"/>
        </table:table-row>
        <table:table-row table:style-name="ro1">
          <table:table-cell office:value-type="float" office:value="6">
            <text:p>6</text:p>
          </table:table-cell>
          <table:table-cell table:formula="of:=COS([.A108]/100*(PI()/2))" office:value-type="float" office:value="0.99556196460308">
            <text:p>1,00</text:p>
          </table:table-cell>
          <table:table-cell table:formula="of:=TAN(([.A108]/100)*(PI()/2))^2+1" office:value-type="float" office:value="1.00893551086746">
            <text:p>1,01</text:p>
          </table:table-cell>
          <table:table-cell table:number-columns-repeated="1021"/>
        </table:table-row>
        <table:table-row table:style-name="ro1">
          <table:table-cell office:value-type="float" office:value="7">
            <text:p>7</text:p>
          </table:table-cell>
          <table:table-cell table:formula="of:=COS([.A109]/100*(PI()/2))" office:value-type="float" office:value="0.99396095545518">
            <text:p>0,99</text:p>
          </table:table-cell>
          <table:table-cell table:formula="of:=TAN(([.A109]/100)*(PI()/2))^2+1" office:value-type="float" office:value="1.01218838694279">
            <text:p>1,01</text:p>
          </table:table-cell>
          <table:table-cell table:number-columns-repeated="1021"/>
        </table:table-row>
        <table:table-row table:style-name="ro1">
          <table:table-cell office:value-type="float" office:value="8">
            <text:p>8</text:p>
          </table:table-cell>
          <table:table-cell table:formula="of:=COS([.A110]/100*(PI()/2))" office:value-type="float" office:value="0.992114701314478">
            <text:p>0,99</text:p>
          </table:table-cell>
          <table:table-cell table:formula="of:=TAN(([.A110]/100)*(PI()/2))^2+1" office:value-type="float" office:value="1.01595911185858">
            <text:p>1,02</text:p>
          </table:table-cell>
          <table:table-cell table:number-columns-repeated="1021"/>
        </table:table-row>
        <table:table-row table:style-name="ro1">
          <table:table-cell office:value-type="float" office:value="9">
            <text:p>9</text:p>
          </table:table-cell>
          <table:table-cell table:formula="of:=COS([.A111]/100*(PI()/2))" office:value-type="float" office:value="0.990023657716558">
            <text:p>0,99</text:p>
          </table:table-cell>
          <table:table-cell table:formula="of:=TAN(([.A111]/100)*(PI()/2))^2+1" office:value-type="float" office:value="1.02025528858924">
            <text:p>1,02</text:p>
          </table:table-cell>
          <table:table-cell table:number-columns-repeated="1021"/>
        </table:table-row>
        <table:table-row table:style-name="ro1">
          <table:table-cell office:value-type="float" office:value="10">
            <text:p>10</text:p>
          </table:table-cell>
          <table:table-cell table:formula="of:=COS([.A112]/100*(PI()/2))" office:value-type="float" office:value="0.987688340595138">
            <text:p>0,99</text:p>
          </table:table-cell>
          <table:table-cell table:formula="of:=TAN(([.A112]/100)*(PI()/2))^2+1" office:value-type="float" office:value="1.02508563093692">
            <text:p>1,03</text:p>
          </table:table-cell>
          <table:table-cell table:number-columns-repeated="1021"/>
        </table:table-row>
        <table:table-row table:style-name="ro1">
          <table:table-cell office:value-type="float" office:value="11">
            <text:p>11</text:p>
          </table:table-cell>
          <table:table-cell table:formula="of:=COS([.A113]/100*(PI()/2))" office:value-type="float" office:value="0.985109326154774">
            <text:p>0,99</text:p>
          </table:table-cell>
          <table:table-cell table:formula="of:=TAN(([.A113]/100)*(PI()/2))^2+1" office:value-type="float" office:value="1.03046000145472">
            <text:p>1,03</text:p>
          </table:table-cell>
          <table:table-cell table:number-columns-repeated="1021"/>
        </table:table-row>
        <table:table-row table:style-name="ro1">
          <table:table-cell office:value-type="float" office:value="12">
            <text:p>12</text:p>
          </table:table-cell>
          <table:table-cell table:formula="of:=COS([.A114]/100*(PI()/2))" office:value-type="float" office:value="0.982287250728689">
            <text:p>0,98</text:p>
          </table:table-cell>
          <table:table-cell table:formula="of:=TAN(([.A114]/100)*(PI()/2))^2+1" office:value-type="float" office:value="1.03638945475047">
            <text:p>1,04</text:p>
          </table:table-cell>
          <table:table-cell table:number-columns-repeated="1021"/>
        </table:table-row>
        <table:table-row table:style-name="ro1">
          <table:table-cell office:value-type="float" office:value="13">
            <text:p>13</text:p>
          </table:table-cell>
          <table:table-cell table:formula="of:=COS([.A115]/100*(PI()/2))" office:value-type="float" office:value="0.979222810621766">
            <text:p>0,98</text:p>
          </table:table-cell>
          <table:table-cell table:formula="of:=TAN(([.A115]/100)*(PI()/2))^2+1" office:value-type="float" office:value="1.04288628650117">
            <text:p>1,04</text:p>
          </table:table-cell>
          <table:table-cell table:number-columns-repeated="1021"/>
        </table:table-row>
        <table:table-row table:style-name="ro1">
          <table:table-cell office:value-type="float" office:value="14">
            <text:p>14</text:p>
          </table:table-cell>
          <table:table-cell table:formula="of:=COS([.A116]/100*(PI()/2))" office:value-type="float" office:value="0.975916761938747">
            <text:p>0,98</text:p>
          </table:table-cell>
          <table:table-cell table:formula="of:=TAN(([.A116]/100)*(PI()/2))^2+1" office:value-type="float" office:value="1.04996408855637">
            <text:p>1,05</text:p>
          </table:table-cell>
          <table:table-cell table:number-columns-repeated="1021"/>
        </table:table-row>
        <table:table-row table:style-name="ro1">
          <table:table-cell office:value-type="float" office:value="15">
            <text:p>15</text:p>
          </table:table-cell>
          <table:table-cell table:formula="of:=COS([.A117]/100*(PI()/2))" office:value-type="float" office:value="0.972369920397676">
            <text:p>0,97</text:p>
          </table:table-cell>
          <table:table-cell table:formula="of:=TAN(([.A117]/100)*(PI()/2))^2+1" office:value-type="float" office:value="1.05763781056145">
            <text:p>1,06</text:p>
          </table:table-cell>
          <table:table-cell table:number-columns-repeated="1021"/>
        </table:table-row>
        <table:table-row table:style-name="ro1">
          <table:table-cell office:value-type="float" office:value="16">
            <text:p>16</text:p>
          </table:table-cell>
          <table:table-cell table:formula="of:=COS([.A118]/100*(PI()/2))" office:value-type="float" office:value="0.968583161128631">
            <text:p>0,97</text:p>
          </table:table-cell>
          <table:table-cell table:formula="of:=TAN(([.A118]/100)*(PI()/2))^2+1" office:value-type="float" office:value="1.06592382858928">
            <text:p>1,07</text:p>
          </table:table-cell>
          <table:table-cell table:number-columns-repeated="1021"/>
        </table:table-row>
        <table:table-row table:style-name="ro1">
          <table:table-cell office:value-type="float" office:value="17">
            <text:p>17</text:p>
          </table:table-cell>
          <table:table-cell table:formula="of:=COS([.A119]/100*(PI()/2))" office:value-type="float" office:value="0.964557418457798">
            <text:p>0,96</text:p>
          </table:table-cell>
          <table:table-cell table:formula="of:=TAN(([.A119]/100)*(PI()/2))^2+1" office:value-type="float" office:value="1.07484002133293">
            <text:p>1,07</text:p>
          </table:table-cell>
          <table:table-cell table:number-columns-repeated="1021"/>
        </table:table-row>
        <table:table-row table:style-name="ro1">
          <table:table-cell office:value-type="float" office:value="18">
            <text:p>18</text:p>
          </table:table-cell>
          <table:table-cell table:formula="of:=COS([.A120]/100*(PI()/2))" office:value-type="float" office:value="0.960293685676943">
            <text:p>0,96</text:p>
          </table:table-cell>
          <table:table-cell table:formula="of:=TAN(([.A120]/100)*(PI()/2))^2+1" office:value-type="float" office:value="1.08440585448253">
            <text:p>1,08</text:p>
          </table:table-cell>
          <table:table-cell table:number-columns-repeated="1021"/>
        </table:table-row>
        <table:table-row table:style-name="ro1">
          <table:table-cell office:value-type="float" office:value="19">
            <text:p>19</text:p>
          </table:table-cell>
          <table:table-cell table:formula="of:=COS([.A121]/100*(PI()/2))" office:value-type="float" office:value="0.95579301479833">
            <text:p>0,96</text:p>
          </table:table-cell>
          <table:table-cell table:formula="of:=TAN(([.A121]/100)*(PI()/2))^2+1" office:value-type="float" office:value="1.09464247398837">
            <text:p>1,09</text:p>
          </table:table-cell>
          <table:table-cell table:number-columns-repeated="1021"/>
        </table:table-row>
        <table:table-row table:style-name="ro1">
          <table:table-cell office:value-type="float" office:value="20">
            <text:p>20</text:p>
          </table:table-cell>
          <table:table-cell table:formula="of:=COS([.A122]/100*(PI()/2))" office:value-type="float" office:value="0.951056516295153">
            <text:p>0,95</text:p>
          </table:table-cell>
          <table:table-cell table:formula="of:=TAN(([.A122]/100)*(PI()/2))^2+1" office:value-type="float" office:value="1.10557280900008">
            <text:p>1,11</text:p>
          </table:table-cell>
          <table:table-cell table:number-columns-repeated="1021"/>
        </table:table-row>
        <table:table-row table:style-name="ro1">
          <table:table-cell office:value-type="float" office:value="21">
            <text:p>21</text:p>
          </table:table-cell>
          <table:table-cell table:formula="of:=COS([.A123]/100*(PI()/2))" office:value-type="float" office:value="0.946085358827545">
            <text:p>0,95</text:p>
          </table:table-cell>
          <table:table-cell table:formula="of:=TAN(([.A123]/100)*(PI()/2))^2+1" office:value-type="float" office:value="1.11722168537004">
            <text:p>1,12</text:p>
          </table:table-cell>
          <table:table-cell table:number-columns-repeated="1021"/>
        </table:table-row>
        <table:table-row table:style-name="ro1">
          <table:table-cell office:value-type="float" office:value="22">
            <text:p>22</text:p>
          </table:table-cell>
          <table:table-cell table:formula="of:=COS([.A124]/100*(PI()/2))" office:value-type="float" office:value="0.940880768954225">
            <text:p>0,94</text:p>
          </table:table-cell>
          <table:table-cell table:formula="of:=TAN(([.A124]/100)*(PI()/2))^2+1" office:value-type="float" office:value="1.1296159507197">
            <text:p>1,13</text:p>
          </table:table-cell>
          <table:table-cell table:number-columns-repeated="1021"/>
        </table:table-row>
        <table:table-row table:style-name="ro1">
          <table:table-cell office:value-type="float" office:value="23">
            <text:p>23</text:p>
          </table:table-cell>
          <table:table-cell table:formula="of:=COS([.A125]/100*(PI()/2))" office:value-type="float" office:value="0.935444030829867">
            <text:p>0,94</text:p>
          </table:table-cell>
          <table:table-cell table:formula="of:=TAN(([.A125]/100)*(PI()/2))^2+1" office:value-type="float" office:value="1.14278461219167">
            <text:p>1,14</text:p>
          </table:table-cell>
          <table:table-cell table:number-columns-repeated="1021"/>
        </table:table-row>
        <table:table-row table:style-name="ro1">
          <table:table-cell office:value-type="float" office:value="24">
            <text:p>24</text:p>
          </table:table-cell>
          <table:table-cell table:formula="of:=COS([.A126]/100*(PI()/2))" office:value-type="float" office:value="0.929776485888251">
            <text:p>0,93</text:p>
          </table:table-cell>
          <table:table-cell table:formula="of:=TAN(([.A126]/100)*(PI()/2))^2+1" office:value-type="float" office:value="1.15675898815053">
            <text:p>1,16</text:p>
          </table:table-cell>
          <table:table-cell table:number-columns-repeated="1021"/>
        </table:table-row>
        <table:table-row table:style-name="ro1">
          <table:table-cell office:value-type="float" office:value="25">
            <text:p>25</text:p>
          </table:table-cell>
          <table:table-cell table:formula="of:=COS([.A127]/100*(PI()/2))" office:value-type="float" office:value="0.923879532511287">
            <text:p>0,92</text:p>
          </table:table-cell>
          <table:table-cell table:formula="of:=TAN(([.A127]/100)*(PI()/2))^2+1" office:value-type="float" office:value="1.17157287525381">
            <text:p>1,17</text:p>
          </table:table-cell>
          <table:table-cell table:number-columns-repeated="1021"/>
        </table:table-row>
        <table:table-row table:style-name="ro1">
          <table:table-cell office:value-type="float" office:value="26">
            <text:p>26</text:p>
          </table:table-cell>
          <table:table-cell table:formula="of:=COS([.A128]/100*(PI()/2))" office:value-type="float" office:value="0.917754625683981">
            <text:p>0,92</text:p>
          </table:table-cell>
          <table:table-cell table:formula="of:=TAN(([.A128]/100)*(PI()/2))^2+1" office:value-type="float" office:value="1.18726273249415">
            <text:p>1,19</text:p>
          </table:table-cell>
          <table:table-cell table:number-columns-repeated="1021"/>
        </table:table-row>
        <table:table-row table:style-name="ro1">
          <table:table-cell office:value-type="float" office:value="27">
            <text:p>27</text:p>
          </table:table-cell>
          <table:table-cell table:formula="of:=COS([.A129]/100*(PI()/2))" office:value-type="float" office:value="0.911403276635445">
            <text:p>0,91</text:p>
          </table:table-cell>
          <table:table-cell table:formula="of:=TAN(([.A129]/100)*(PI()/2))^2+1" office:value-type="float" office:value="1.20386788401729">
            <text:p>1,2</text:p>
          </table:table-cell>
          <table:table-cell table:number-columns-repeated="1021"/>
        </table:table-row>
        <table:table-row table:style-name="ro1">
          <table:table-cell office:value-type="float" office:value="28">
            <text:p>28</text:p>
          </table:table-cell>
          <table:table-cell table:formula="of:=COS([.A130]/100*(PI()/2))" office:value-type="float" office:value="0.90482705246602">
            <text:p>0,90</text:p>
          </table:table-cell>
          <table:table-cell table:formula="of:=TAN(([.A130]/100)*(PI()/2))^2+1" office:value-type="float" office:value="1.2214307427528">
            <text:p>1,22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table:formula="of:=COS([.A131]/100*(PI()/2))" office:value-type="float" office:value="0.898027575760616">
            <text:p>0,90</text:p>
          </table:table-cell>
          <table:table-cell table:formula="of:=TAN(([.A131]/100)*(PI()/2))^2+1" office:value-type="float" office:value="1.23999705715858">
            <text:p>1,24</text:p>
          </table:table-cell>
          <table:table-cell table:number-columns-repeated="1021"/>
        </table:table-row>
        <table:table-row table:style-name="ro1">
          <table:table-cell office:value-type="float" office:value="30">
            <text:p>30</text:p>
          </table:table-cell>
          <table:table-cell table:formula="of:=COS([.A132]/100*(PI()/2))" office:value-type="float" office:value="0.891006524188368">
            <text:p>0,89</text:p>
          </table:table-cell>
          <table:table-cell table:formula="of:=TAN(([.A132]/100)*(PI()/2))^2+1" office:value-type="float" office:value="1.2596161836825">
            <text:p>1,26</text:p>
          </table:table-cell>
          <table:table-cell table:number-columns-repeated="1021"/>
        </table:table-row>
        <table:table-row table:style-name="ro1">
          <table:table-cell office:value-type="float" office:value="31">
            <text:p>31</text:p>
          </table:table-cell>
          <table:table-cell table:formula="of:=COS([.A133]/100*(PI()/2))" office:value-type="float" office:value="0.883765630088693">
            <text:p>0,88</text:p>
          </table:table-cell>
          <table:table-cell table:formula="of:=TAN(([.A133]/100)*(PI()/2))^2+1" office:value-type="float" office:value="1.28034138789058">
            <text:p>1,28</text:p>
          </table:table-cell>
          <table:table-cell table:number-columns-repeated="1021"/>
        </table:table-row>
        <table:table-row table:style-name="ro1">
          <table:table-cell office:value-type="float" office:value="32">
            <text:p>32</text:p>
          </table:table-cell>
          <table:table-cell table:formula="of:=COS([.A134]/100*(PI()/2))" office:value-type="float" office:value="0.876306680043864">
            <text:p>0,88</text:p>
          </table:table-cell>
          <table:table-cell table:formula="of:=TAN(([.A134]/100)*(PI()/2))^2+1" office:value-type="float" office:value="1.30223017760759">
            <text:p>1,3</text:p>
          </table:table-cell>
          <table:table-cell table:number-columns-repeated="1021"/>
        </table:table-row>
        <table:table-row table:style-name="ro1">
          <table:table-cell office:value-type="float" office:value="33">
            <text:p>33</text:p>
          </table:table-cell>
          <table:table-cell table:formula="of:=COS([.A135]/100*(PI()/2))" office:value-type="float" office:value="0.868631514438191">
            <text:p>0,87</text:p>
          </table:table-cell>
          <table:table-cell table:formula="of:=TAN(([.A135]/100)*(PI()/2))^2+1" office:value-type="float" office:value="1.32534467187271">
            <text:p>1,33</text:p>
          </table:table-cell>
          <table:table-cell table:number-columns-repeated="1021"/>
        </table:table-row>
        <table:table-row table:style-name="ro1">
          <table:table-cell office:value-type="float" office:value="34">
            <text:p>34</text:p>
          </table:table-cell>
          <table:table-cell table:formula="of:=COS([.A136]/100*(PI()/2))" office:value-type="float" office:value="0.860742027003944">
            <text:p>0,86</text:p>
          </table:table-cell>
          <table:table-cell table:formula="of:=TAN(([.A136]/100)*(PI()/2))^2+1" office:value-type="float" office:value="1.34975201003801">
            <text:p>1,35</text:p>
          </table:table-cell>
          <table:table-cell table:number-columns-repeated="1021"/>
        </table:table-row>
        <table:table-row table:style-name="ro1">
          <table:table-cell office:value-type="float" office:value="35">
            <text:p>35</text:p>
          </table:table-cell>
          <table:table-cell table:formula="of:=COS([.A137]/100*(PI()/2))" office:value-type="float" office:value="0.852640164354092">
            <text:p>0,85</text:p>
          </table:table-cell>
          <table:table-cell table:formula="of:=TAN(([.A137]/100)*(PI()/2))^2+1" office:value-type="float" office:value="1.37552480594492">
            <text:p>1,38</text:p>
          </table:table-cell>
          <table:table-cell table:number-columns-repeated="1021"/>
        </table:table-row>
        <table:table-row table:style-name="ro1">
          <table:table-cell office:value-type="float" office:value="36">
            <text:p>36</text:p>
          </table:table-cell>
          <table:table-cell table:formula="of:=COS([.A138]/100*(PI()/2))" office:value-type="float" office:value="0.844327925502015">
            <text:p>0,84</text:p>
          </table:table-cell>
          <table:table-cell table:formula="of:=TAN(([.A138]/100)*(PI()/2))^2+1" office:value-type="float" office:value="1.40274165281543">
            <text:p>1,4</text:p>
          </table:table-cell>
          <table:table-cell table:number-columns-repeated="1021"/>
        </table:table-row>
        <table:table-row table:style-name="ro1">
          <table:table-cell office:value-type="float" office:value="37">
            <text:p>37</text:p>
          </table:table-cell>
          <table:table-cell table:formula="of:=COS([.A139]/100*(PI()/2))" office:value-type="float" office:value="0.83580736136827">
            <text:p>0,84</text:p>
          </table:table-cell>
          <table:table-cell table:formula="of:=TAN(([.A139]/100)*(PI()/2))^2+1" office:value-type="float" office:value="1.43148768530962">
            <text:p>1,43</text:p>
          </table:table-cell>
          <table:table-cell table:number-columns-repeated="1021"/>
        </table:table-row>
        <table:table-row table:style-name="ro1">
          <table:table-cell office:value-type="float" office:value="38">
            <text:p>38</text:p>
          </table:table-cell>
          <table:table-cell table:formula="of:=COS([.A140]/100*(PI()/2))" office:value-type="float" office:value="0.827080574274562">
            <text:p>0,83</text:p>
          </table:table-cell>
          <table:table-cell table:formula="of:=TAN(([.A140]/100)*(PI()/2))^2+1" office:value-type="float" office:value="1.46185520614727">
            <text:p>1,46</text:p>
          </table:table-cell>
          <table:table-cell table:number-columns-repeated="1021"/>
        </table:table-row>
        <table:table-row table:style-name="ro1">
          <table:table-cell office:value-type="float" office:value="39">
            <text:p>39</text:p>
          </table:table-cell>
          <table:table-cell table:formula="of:=COS([.A141]/100*(PI()/2))" office:value-type="float" office:value="0.818149717425023">
            <text:p>0,82</text:p>
          </table:table-cell>
          <table:table-cell table:formula="of:=TAN(([.A141]/100)*(PI()/2))^2+1" office:value-type="float" office:value="1.49394438579401">
            <text:p>1,49</text:p>
          </table:table-cell>
          <table:table-cell table:number-columns-repeated="1021"/>
        </table:table-row>
        <table:table-row table:style-name="ro1">
          <table:table-cell office:value-type="float" office:value="40">
            <text:p>40</text:p>
          </table:table-cell>
          <table:table-cell table:formula="of:=COS([.A142]/100*(PI()/2))" office:value-type="float" office:value="0.809016994374947">
            <text:p>0,81</text:p>
          </table:table-cell>
          <table:table-cell table:formula="of:=TAN(([.A142]/100)*(PI()/2))^2+1" office:value-type="float" office:value="1.52786404500042">
            <text:p>1,53</text:p>
          </table:table-cell>
          <table:table-cell table:number-columns-repeated="1021"/>
        </table:table-row>
        <table:table-row table:style-name="ro1">
          <table:table-cell office:value-type="float" office:value="41">
            <text:p>41</text:p>
          </table:table-cell>
          <table:table-cell table:formula="of:=COS([.A143]/100*(PI()/2))" office:value-type="float" office:value="0.799684658487091">
            <text:p>0,80</text:p>
          </table:table-cell>
          <table:table-cell table:formula="of:=TAN(([.A143]/100)*(PI()/2))^2+1" office:value-type="float" office:value="1.56373253149006">
            <text:p>1,56</text:p>
          </table:table-cell>
          <table:table-cell table:number-columns-repeated="1021"/>
        </table:table-row>
        <table:table-row table:style-name="ro1">
          <table:table-cell office:value-type="float" office:value="42">
            <text:p>42</text:p>
          </table:table-cell>
          <table:table-cell table:formula="of:=COS([.A144]/100*(PI()/2))" office:value-type="float" office:value="0.79015501237569">
            <text:p>0,79</text:p>
          </table:table-cell>
          <table:table-cell table:formula="of:=TAN(([.A144]/100)*(PI()/2))^2+1" office:value-type="float" office:value="1.60167870386217">
            <text:p>1,6</text:p>
          </table:table-cell>
          <table:table-cell table:number-columns-repeated="1021"/>
        </table:table-row>
        <table:table-row table:style-name="ro1">
          <table:table-cell office:value-type="float" office:value="43">
            <text:p>43</text:p>
          </table:table-cell>
          <table:table-cell table:formula="of:=COS([.A145]/100*(PI()/2))" office:value-type="float" office:value="0.78043040733833">
            <text:p>0,78</text:p>
          </table:table-cell>
          <table:table-cell table:formula="of:=TAN(([.A145]/100)*(PI()/2))^2+1" office:value-type="float" office:value="1.64184303785743">
            <text:p>1,64</text:p>
          </table:table-cell>
          <table:table-cell table:number-columns-repeated="1021"/>
        </table:table-row>
        <table:table-row table:style-name="ro1">
          <table:table-cell office:value-type="float" office:value="44">
            <text:p>44</text:p>
          </table:table-cell>
          <table:table-cell table:formula="of:=COS([.A146]/100*(PI()/2))" office:value-type="float" office:value="0.770513242775789">
            <text:p>0,77</text:p>
          </table:table-cell>
          <table:table-cell table:formula="of:=TAN(([.A146]/100)*(PI()/2))^2+1" office:value-type="float" office:value="1.68437887259309">
            <text:p>1,68</text:p>
          </table:table-cell>
          <table:table-cell table:number-columns-repeated="1021"/>
        </table:table-row>
        <table:table-row table:style-name="ro1">
          <table:table-cell office:value-type="float" office:value="45">
            <text:p>45</text:p>
          </table:table-cell>
          <table:table-cell table:formula="of:=COS([.A147]/100*(PI()/2))" office:value-type="float" office:value="0.760405965600031">
            <text:p>0,76</text:p>
          </table:table-cell>
          <table:table-cell table:formula="of:=TAN(([.A147]/100)*(PI()/2))^2+1" office:value-type="float" office:value="1.72945381728175">
            <text:p>1,73</text:p>
          </table:table-cell>
          <table:table-cell table:number-columns-repeated="1021"/>
        </table:table-row>
        <table:table-row table:style-name="ro1">
          <table:table-cell office:value-type="float" office:value="46">
            <text:p>46</text:p>
          </table:table-cell>
          <table:table-cell table:formula="of:=COS([.A148]/100*(PI()/2))" office:value-type="float" office:value="0.75011106963046">
            <text:p>0,75</text:p>
          </table:table-cell>
          <table:table-cell table:formula="of:=TAN(([.A148]/100)*(PI()/2))^2+1" office:value-type="float" office:value="1.77725134240045">
            <text:p>1,78</text:p>
          </table:table-cell>
          <table:table-cell table:number-columns-repeated="1021"/>
        </table:table-row>
        <table:table-row table:style-name="ro1">
          <table:table-cell office:value-type="float" office:value="47">
            <text:p>47</text:p>
          </table:table-cell>
          <table:table-cell table:formula="of:=COS([.A149]/100*(PI()/2))" office:value-type="float" office:value="0.73963109497861">
            <text:p>0,74</text:p>
          </table:table-cell>
          <table:table-cell table:formula="of:=TAN(([.A149]/100)*(PI()/2))^2+1" office:value-type="float" office:value="1.82797258338514">
            <text:p>1,83</text:p>
          </table:table-cell>
          <table:table-cell table:number-columns-repeated="1021"/>
        </table:table-row>
        <table:table-row table:style-name="ro1">
          <table:table-cell office:value-type="float" office:value="48">
            <text:p>48</text:p>
          </table:table-cell>
          <table:table-cell table:formula="of:=COS([.A150]/100*(PI()/2))" office:value-type="float" office:value="0.728968627421412">
            <text:p>0,73</text:p>
          </table:table-cell>
          <table:table-cell table:formula="of:=TAN(([.A150]/100)*(PI()/2))^2+1" office:value-type="float" office:value="1.88183838983223">
            <text:p>1,88</text:p>
          </table:table-cell>
          <table:table-cell table:number-columns-repeated="1021"/>
        </table:table-row>
        <table:table-row table:style-name="ro1">
          <table:table-cell office:value-type="float" office:value="49">
            <text:p>49</text:p>
          </table:table-cell>
          <table:table-cell table:formula="of:=COS([.A151]/100*(PI()/2))" office:value-type="float" office:value="0.718126297763189">
            <text:p>0,72</text:p>
          </table:table-cell>
          <table:table-cell table:formula="of:=TAN(([.A151]/100)*(PI()/2))^2+1" office:value-type="float" office:value="1.93909165906665">
            <text:p>1,94</text:p>
          </table:table-cell>
          <table:table-cell table:number-columns-repeated="1021"/>
        </table:table-row>
        <table:table-row table:style-name="ro1">
          <table:table-cell office:value-type="float" office:value="50">
            <text:p>50</text:p>
          </table:table-cell>
          <table:table-cell table:formula="of:=COS([.A152]/100*(PI()/2))" office:value-type="float" office:value="0.707106781186548">
            <text:p>0,71</text:p>
          </table:table-cell>
          <table:table-cell table:formula="of:=TAN(([.A152]/100)*(PI()/2))^2+1" office:value-type="float" office:value="2">
            <text:p>2</text:p>
          </table:table-cell>
          <table:table-cell table:number-columns-repeated="1021"/>
        </table:table-row>
        <table:table-row table:style-name="ro1">
          <table:table-cell office:value-type="float" office:value="51">
            <text:p>51</text:p>
          </table:table-cell>
          <table:table-cell table:formula="of:=COS([.A153]/100*(PI()/2))" office:value-type="float" office:value="0.695912796592314">
            <text:p>0,70</text:p>
          </table:table-cell>
          <table:table-cell table:formula="of:=TAN(([.A153]/100)*(PI()/2))^2+1" office:value-type="float" office:value="2.06485878172306">
            <text:p>2,06</text:p>
          </table:table-cell>
          <table:table-cell table:number-columns-repeated="1021"/>
        </table:table-row>
        <table:table-row table:style-name="ro1">
          <table:table-cell office:value-type="float" office:value="52">
            <text:p>52</text:p>
          </table:table-cell>
          <table:table-cell table:formula="of:=COS([.A154]/100*(PI()/2))" office:value-type="float" office:value="0.684547105928689">
            <text:p>0,68</text:p>
          </table:table-cell>
          <table:table-cell table:formula="of:=TAN(([.A154]/100)*(PI()/2))^2+1" office:value-type="float" office:value="2.13399463159032">
            <text:p>2,13</text:p>
          </table:table-cell>
          <table:table-cell table:number-columns-repeated="1021"/>
        </table:table-row>
        <table:table-row table:style-name="ro1">
          <table:table-cell office:value-type="float" office:value="53">
            <text:p>53</text:p>
          </table:table-cell>
          <table:table-cell table:formula="of:=COS([.A155]/100*(PI()/2))" office:value-type="float" office:value="0.673012513509773">
            <text:p>0,67</text:p>
          </table:table-cell>
          <table:table-cell table:formula="of:=TAN(([.A155]/100)*(PI()/2))^2+1" office:value-type="float" office:value="2.2077694600847">
            <text:p>2,21</text:p>
          </table:table-cell>
          <table:table-cell table:number-columns-repeated="1021"/>
        </table:table-row>
        <table:table-row table:style-name="ro1">
          <table:table-cell office:value-type="float" office:value="54">
            <text:p>54</text:p>
          </table:table-cell>
          <table:table-cell table:formula="of:=COS([.A156]/100*(PI()/2))" office:value-type="float" office:value="0.661311865323652">
            <text:p>0,66</text:p>
          </table:table-cell>
          <table:table-cell table:formula="of:=TAN(([.A156]/100)*(PI()/2))^2+1" office:value-type="float" office:value="2.28658510503387">
            <text:p>2,29</text:p>
          </table:table-cell>
          <table:table-cell table:number-columns-repeated="1021"/>
        </table:table-row>
        <table:table-row table:style-name="ro1">
          <table:table-cell office:value-type="float" office:value="55">
            <text:p>55</text:p>
          </table:table-cell>
          <table:table-cell table:formula="of:=COS([.A157]/100*(PI()/2))" office:value-type="float" office:value="0.649448048330184">
            <text:p>0,65</text:p>
          </table:table-cell>
          <table:table-cell table:formula="of:=TAN(([.A157]/100)*(PI()/2))^2+1" office:value-type="float" office:value="2.37088870646592">
            <text:p>2,37</text:p>
          </table:table-cell>
          <table:table-cell table:number-columns-repeated="1021"/>
        </table:table-row>
        <table:table-row table:style-name="ro1">
          <table:table-cell office:value-type="float" office:value="56">
            <text:p>56</text:p>
          </table:table-cell>
          <table:table-cell table:formula="of:=COS([.A158]/100*(PI()/2))" office:value-type="float" office:value="0.63742398974869">
            <text:p>0,64</text:p>
          </table:table-cell>
          <table:table-cell table:formula="of:=TAN(([.A158]/100)*(PI()/2))^2+1" office:value-type="float" office:value="2.46117894640879">
            <text:p>2,46</text:p>
          </table:table-cell>
          <table:table-cell table:number-columns-repeated="1021"/>
        </table:table-row>
        <table:table-row table:style-name="ro1">
          <table:table-cell office:value-type="float" office:value="57">
            <text:p>57</text:p>
          </table:table-cell>
          <table:table-cell table:formula="of:=COS([.A159]/100*(PI()/2))" office:value-type="float" office:value="0.625242656335705">
            <text:p>0,63</text:p>
          </table:table-cell>
          <table:table-cell table:formula="of:=TAN(([.A159]/100)*(PI()/2))^2+1" office:value-type="float" office:value="2.55801331636804">
            <text:p>2,56</text:p>
          </table:table-cell>
          <table:table-cell table:number-columns-repeated="1021"/>
        </table:table-row>
        <table:table-row table:style-name="ro1">
          <table:table-cell office:value-type="float" office:value="58">
            <text:p>58</text:p>
          </table:table-cell>
          <table:table-cell table:formula="of:=COS([.A160]/100*(PI()/2))" office:value-type="float" office:value="0.612907053652977">
            <text:p>0,61</text:p>
          </table:table-cell>
          <table:table-cell table:formula="of:=TAN(([.A160]/100)*(PI()/2))^2+1" office:value-type="float" office:value="2.66201661049496">
            <text:p>2,66</text:p>
          </table:table-cell>
          <table:table-cell table:number-columns-repeated="1021"/>
        </table:table-row>
        <table:table-row table:style-name="ro1">
          <table:table-cell office:value-type="float" office:value="59">
            <text:p>59</text:p>
          </table:table-cell>
          <table:table-cell table:formula="of:=COS([.A161]/100*(PI()/2))" office:value-type="float" office:value="0.600420225325884">
            <text:p>0,60</text:p>
          </table:table-cell>
          <table:table-cell table:formula="of:=TAN(([.A161]/100)*(PI()/2))^2+1" office:value-type="float" office:value="2.77389088644005">
            <text:p>2,77</text:p>
          </table:table-cell>
          <table:table-cell table:number-columns-repeated="1021"/>
        </table:table-row>
        <table:table-row table:style-name="ro1">
          <table:table-cell office:value-type="float" office:value="60">
            <text:p>60</text:p>
          </table:table-cell>
          <table:table-cell table:formula="of:=COS([.A162]/100*(PI()/2))" office:value-type="float" office:value="0.587785252292473">
            <text:p>0,59</text:p>
          </table:table-cell>
          <table:table-cell table:formula="of:=TAN(([.A162]/100)*(PI()/2))^2+1" office:value-type="float" office:value="2.89442719099991">
            <text:p>2,89</text:p>
          </table:table-cell>
          <table:table-cell table:number-columns-repeated="1021"/>
        </table:table-row>
        <table:table-row table:style-name="ro1">
          <table:table-cell office:value-type="float" office:value="61">
            <text:p>61</text:p>
          </table:table-cell>
          <table:table-cell table:formula="of:=COS([.A163]/100*(PI()/2))" office:value-type="float" office:value="0.575005252043279">
            <text:p>0,58</text:p>
          </table:table-cell>
          <table:table-cell table:formula="of:=TAN(([.A163]/100)*(PI()/2))^2+1" office:value-type="float" office:value="3.02451941708481">
            <text:p>3,02</text:p>
          </table:table-cell>
          <table:table-cell table:number-columns-repeated="1021"/>
        </table:table-row>
        <table:table-row table:style-name="ro1">
          <table:table-cell office:value-type="float" office:value="62">
            <text:p>62</text:p>
          </table:table-cell>
          <table:table-cell table:formula="of:=COS([.A164]/100*(PI()/2))" office:value-type="float" office:value="0.562083377852131">
            <text:p>0,56</text:p>
          </table:table-cell>
          <table:table-cell table:formula="of:=TAN(([.A164]/100)*(PI()/2))^2+1" office:value-type="float" office:value="3.16518074645484">
            <text:p>3,17</text:p>
          </table:table-cell>
          <table:table-cell table:number-columns-repeated="1021"/>
        </table:table-row>
        <table:table-row table:style-name="ro1">
          <table:table-cell office:value-type="float" office:value="63">
            <text:p>63</text:p>
          </table:table-cell>
          <table:table-cell table:formula="of:=COS([.A165]/100*(PI()/2))" office:value-type="float" office:value="0.549022817998132">
            <text:p>0,55</text:p>
          </table:table-cell>
          <table:table-cell table:formula="of:=TAN(([.A165]/100)*(PI()/2))^2+1" office:value-type="float" office:value="3.31756324466696">
            <text:p>3,32</text:p>
          </table:table-cell>
          <table:table-cell table:number-columns-repeated="1021"/>
        </table:table-row>
        <table:table-row table:style-name="ro1">
          <table:table-cell office:value-type="float" office:value="64">
            <text:p>64</text:p>
          </table:table-cell>
          <table:table-cell table:formula="of:=COS([.A166]/100*(PI()/2))" office:value-type="float" office:value="0.535826794978997">
            <text:p>0,54</text:p>
          </table:table-cell>
          <table:table-cell table:formula="of:=TAN(([.A166]/100)*(PI()/2))^2+1" office:value-type="float" office:value="3.48298131819578">
            <text:p>3,48</text:p>
          </table:table-cell>
          <table:table-cell table:number-columns-repeated="1021"/>
        </table:table-row>
        <table:table-row table:style-name="ro1">
          <table:table-cell office:value-type="float" office:value="65">
            <text:p>65</text:p>
          </table:table-cell>
          <table:table-cell table:formula="of:=COS([.A167]/100*(PI()/2))" office:value-type="float" office:value="0.522498564715949">
            <text:p>0,52</text:p>
          </table:table-cell>
          <table:table-cell table:formula="of:=TAN(([.A167]/100)*(PI()/2))^2+1" office:value-type="float" office:value="3.66293992878508">
            <text:p>3,66</text:p>
          </table:table-cell>
          <table:table-cell table:number-columns-repeated="1021"/>
        </table:table-row>
        <table:table-row table:style-name="ro1">
          <table:table-cell office:value-type="float" office:value="66">
            <text:p>66</text:p>
          </table:table-cell>
          <table:table-cell table:formula="of:=COS([.A168]/100*(PI()/2))" office:value-type="float" office:value="0.509041415750371">
            <text:p>0,51</text:p>
          </table:table-cell>
          <table:table-cell table:formula="of:=TAN(([.A168]/100)*(PI()/2))^2+1" office:value-type="float" office:value="3.85916870039236">
            <text:p>3,86</text:p>
          </table:table-cell>
          <table:table-cell table:number-columns-repeated="1021"/>
        </table:table-row>
        <table:table-row table:style-name="ro1">
          <table:table-cell office:value-type="float" office:value="67">
            <text:p>67</text:p>
          </table:table-cell>
          <table:table-cell table:formula="of:=COS([.A169]/100*(PI()/2))" office:value-type="float" office:value="0.495458668432408">
            <text:p>0,50</text:p>
          </table:table-cell>
          <table:table-cell table:formula="of:=TAN(([.A169]/100)*(PI()/2))^2+1" office:value-type="float" office:value="4.07366336827934">
            <text:p>4,07</text:p>
          </table:table-cell>
          <table:table-cell table:number-columns-repeated="1021"/>
        </table:table-row>
        <table:table-row table:style-name="ro1">
          <table:table-cell office:value-type="float" office:value="68">
            <text:p>68</text:p>
          </table:table-cell>
          <table:table-cell table:formula="of:=COS([.A170]/100*(PI()/2))" office:value-type="float" office:value="0.481753674101715">
            <text:p>0,48</text:p>
          </table:table-cell>
          <table:table-cell table:formula="of:=TAN(([.A170]/100)*(PI()/2))^2+1" office:value-type="float" office:value="4.30873643365412">
            <text:p>4,31</text:p>
          </table:table-cell>
          <table:table-cell table:number-columns-repeated="1021"/>
        </table:table-row>
        <table:table-row table:style-name="ro1">
          <table:table-cell office:value-type="float" office:value="69">
            <text:p>69</text:p>
          </table:table-cell>
          <table:table-cell table:formula="of:=COS([.A171]/100*(PI()/2))" office:value-type="float" office:value="0.467929814260573">
            <text:p>0,47</text:p>
          </table:table-cell>
          <table:table-cell table:formula="of:=TAN(([.A171]/100)*(PI()/2))^2+1" office:value-type="float" office:value="4.56707943669849">
            <text:p>4,57</text:p>
          </table:table-cell>
          <table:table-cell table:number-columns-repeated="1021"/>
        </table:table-row>
        <table:table-row table:style-name="ro1">
          <table:table-cell office:value-type="float" office:value="70">
            <text:p>70</text:p>
          </table:table-cell>
          <table:table-cell table:formula="of:=COS([.A172]/100*(PI()/2))" office:value-type="float" office:value="0.453990499739547">
            <text:p>0,45</text:p>
          </table:table-cell>
          <table:table-cell table:formula="of:=TAN(([.A172]/100)*(PI()/2))^2+1" office:value-type="float" office:value="4.85183999631918">
            <text:p>4,85</text:p>
          </table:table-cell>
          <table:table-cell table:number-columns-repeated="1021"/>
        </table:table-row>
        <table:table-row table:style-name="ro1">
          <table:table-cell office:value-type="float" office:value="71">
            <text:p>71</text:p>
          </table:table-cell>
          <table:table-cell table:formula="of:=COS([.A173]/100*(PI()/2))" office:value-type="float" office:value="0.439939169855915">
            <text:p>0,44</text:p>
          </table:table-cell>
          <table:table-cell table:formula="of:=TAN(([.A173]/100)*(PI()/2))^2+1" office:value-type="float" office:value="5.16671775829009">
            <text:p>5,17</text:p>
          </table:table-cell>
          <table:table-cell table:number-columns-repeated="1021"/>
        </table:table-row>
        <table:table-row table:style-name="ro1">
          <table:table-cell office:value-type="float" office:value="72">
            <text:p>72</text:p>
          </table:table-cell>
          <table:table-cell table:formula="of:=COS([.A174]/100*(PI()/2))" office:value-type="float" office:value="0.425779291565073">
            <text:p>0,43</text:p>
          </table:table-cell>
          <table:table-cell table:formula="of:=TAN(([.A174]/100)*(PI()/2))^2+1" office:value-type="float" office:value="5.51608474761954">
            <text:p>5,52</text:p>
          </table:table-cell>
          <table:table-cell table:number-columns-repeated="1021"/>
        </table:table-row>
        <table:table-row table:style-name="ro1">
          <table:table-cell office:value-type="float" office:value="73">
            <text:p>73</text:p>
          </table:table-cell>
          <table:table-cell table:formula="of:=COS([.A175]/100*(PI()/2))" office:value-type="float" office:value="0.411514358605109">
            <text:p>0,41</text:p>
          </table:table-cell>
          <table:table-cell table:formula="of:=TAN(([.A175]/100)*(PI()/2))^2+1" office:value-type="float" office:value="5.90513748558451">
            <text:p>5,91</text:p>
          </table:table-cell>
          <table:table-cell table:number-columns-repeated="1021"/>
        </table:table-row>
        <table:table-row table:style-name="ro1">
          <table:table-cell office:value-type="float" office:value="74">
            <text:p>74</text:p>
          </table:table-cell>
          <table:table-cell table:formula="of:=COS([.A176]/100*(PI()/2))" office:value-type="float" office:value="0.397147890634781">
            <text:p>0,40</text:p>
          </table:table-cell>
          <table:table-cell table:formula="of:=TAN(([.A176]/100)*(PI()/2))^2+1" office:value-type="float" office:value="6.34009082683477">
            <text:p>6,34</text:p>
          </table:table-cell>
          <table:table-cell table:number-columns-repeated="1021"/>
        </table:table-row>
        <table:table-row table:style-name="ro1">
          <table:table-cell office:value-type="float" office:value="75">
            <text:p>75</text:p>
          </table:table-cell>
          <table:table-cell table:formula="of:=COS([.A177]/100*(PI()/2))" office:value-type="float" office:value="0.38268343236509">
            <text:p>0,38</text:p>
          </table:table-cell>
          <table:table-cell table:formula="of:=TAN(([.A177]/100)*(PI()/2))^2+1" office:value-type="float" office:value="6.82842712474619">
            <text:p>6,83</text:p>
          </table:table-cell>
          <table:table-cell table:number-columns-repeated="1021"/>
        </table:table-row>
        <table:table-row table:style-name="ro1">
          <table:table-cell office:value-type="float" office:value="76">
            <text:p>76</text:p>
          </table:table-cell>
          <table:table-cell table:formula="of:=COS([.A178]/100*(PI()/2))" office:value-type="float" office:value="0.368124552684678">
            <text:p>0,37</text:p>
          </table:table-cell>
          <table:table-cell table:formula="of:=TAN(([.A178]/100)*(PI()/2))^2+1" office:value-type="float" office:value="7.37921953821075">
            <text:p>7,38</text:p>
          </table:table-cell>
          <table:table-cell table:number-columns-repeated="1021"/>
        </table:table-row>
        <table:table-row table:style-name="ro1">
          <table:table-cell office:value-type="float" office:value="77">
            <text:p>77</text:p>
          </table:table-cell>
          <table:table-cell table:formula="of:=COS([.A179]/100*(PI()/2))" office:value-type="float" office:value="0.353474843779257">
            <text:p>0,35</text:p>
          </table:table-cell>
          <table:table-cell table:formula="of:=TAN(([.A179]/100)*(PI()/2))^2+1" office:value-type="float" office:value="8.0035558079438">
            <text:p>8</text:p>
          </table:table-cell>
          <table:table-cell table:number-columns-repeated="1021"/>
        </table:table-row>
        <table:table-row table:style-name="ro1">
          <table:table-cell office:value-type="float" office:value="78">
            <text:p>78</text:p>
          </table:table-cell>
          <table:table-cell table:formula="of:=COS([.A180]/100*(PI()/2))" office:value-type="float" office:value="0.338737920245291">
            <text:p>0,34</text:p>
          </table:table-cell>
          <table:table-cell table:formula="of:=TAN(([.A180]/100)*(PI()/2))^2+1" office:value-type="float" office:value="8.71509983491544">
            <text:p>8,72</text:p>
          </table:table-cell>
          <table:table-cell table:number-columns-repeated="1021"/>
        </table:table-row>
        <table:table-row table:style-name="ro1">
          <table:table-cell office:value-type="float" office:value="79">
            <text:p>79</text:p>
          </table:table-cell>
          <table:table-cell table:formula="of:=COS([.A181]/100*(PI()/2))" office:value-type="float" office:value="0.323917418198149">
            <text:p>0,32</text:p>
          </table:table-cell>
          <table:table-cell table:formula="of:=TAN(([.A181]/100)*(PI()/2))^2+1" office:value-type="float" office:value="9.5308447566098">
            <text:p>9,53</text:p>
          </table:table-cell>
          <table:table-cell table:number-columns-repeated="1021"/>
        </table:table-row>
        <table:table-row table:style-name="ro1">
          <table:table-cell office:value-type="float" office:value="80">
            <text:p>80</text:p>
          </table:table-cell>
          <table:table-cell table:formula="of:=COS([.A182]/100*(PI()/2))" office:value-type="float" office:value="0.309016994374947">
            <text:p>0,31</text:p>
          </table:table-cell>
          <table:table-cell table:formula="of:=TAN(([.A182]/100)*(PI()/2))^2+1" office:value-type="float" office:value="10.4721359549996">
            <text:p>10,47</text:p>
          </table:table-cell>
          <table:table-cell table:number-columns-repeated="1021"/>
        </table:table-row>
        <table:table-row table:style-name="ro1">
          <table:table-cell office:value-type="float" office:value="81">
            <text:p>81</text:p>
          </table:table-cell>
          <table:table-cell table:formula="of:=COS([.A183]/100*(PI()/2))" office:value-type="float" office:value="0.294040325232304">
            <text:p>0,29</text:p>
          </table:table-cell>
          <table:table-cell table:formula="of:=TAN(([.A183]/100)*(PI()/2))^2+1" office:value-type="float" office:value="11.566080511831">
            <text:p>11,57</text:p>
          </table:table-cell>
          <table:table-cell table:number-columns-repeated="1021"/>
        </table:table-row>
        <table:table-row table:style-name="ro1">
          <table:table-cell office:value-type="float" office:value="82">
            <text:p>82</text:p>
          </table:table-cell>
          <table:table-cell table:formula="of:=COS([.A184]/100*(PI()/2))" office:value-type="float" office:value="0.278991106039229">
            <text:p>0,28</text:p>
          </table:table-cell>
          <table:table-cell table:formula="of:=TAN(([.A184]/100)*(PI()/2))^2+1" office:value-type="float" office:value="12.8475194183006">
            <text:p>12,85</text:p>
          </table:table-cell>
          <table:table-cell table:number-columns-repeated="1021"/>
        </table:table-row>
        <table:table-row table:style-name="ro1">
          <table:table-cell office:value-type="float" office:value="83">
            <text:p>83</text:p>
          </table:table-cell>
          <table:table-cell table:formula="of:=COS([.A185]/100*(PI()/2))" office:value-type="float" office:value="0.263873049965373">
            <text:p>0,26</text:p>
          </table:table-cell>
          <table:table-cell table:formula="of:=TAN(([.A185]/100)*(PI()/2))^2+1" office:value-type="float" office:value="14.3618347802365">
            <text:p>14,36</text:p>
          </table:table-cell>
          <table:table-cell table:number-columns-repeated="1021"/>
        </table:table-row>
        <table:table-row table:style-name="ro1">
          <table:table-cell office:value-type="float" office:value="84">
            <text:p>84</text:p>
          </table:table-cell>
          <table:table-cell table:formula="of:=COS([.A186]/100*(PI()/2))" office:value-type="float" office:value="0.248689887164855">
            <text:p>0,25</text:p>
          </table:table-cell>
          <table:table-cell table:formula="of:=TAN(([.A186]/100)*(PI()/2))^2+1" office:value-type="float" office:value="16.1690219060272">
            <text:p>16,17</text:p>
          </table:table-cell>
          <table:table-cell table:number-columns-repeated="1021"/>
        </table:table-row>
        <table:table-row table:style-name="ro1">
          <table:table-cell office:value-type="float" office:value="85">
            <text:p>85</text:p>
          </table:table-cell>
          <table:table-cell table:formula="of:=COS([.A187]/100*(PI()/2))" office:value-type="float" office:value="0.233445363855905">
            <text:p>0,23</text:p>
          </table:table-cell>
          <table:table-cell table:formula="of:=TAN(([.A187]/100)*(PI()/2))^2+1" office:value-type="float" office:value="18.3497221747153">
            <text:p>18,35</text:p>
          </table:table-cell>
          <table:table-cell table:number-columns-repeated="1021"/>
        </table:table-row>
        <table:table-row table:style-name="ro1">
          <table:table-cell office:value-type="float" office:value="86">
            <text:p>86</text:p>
          </table:table-cell>
          <table:table-cell table:formula="of:=COS([.A188]/100*(PI()/2))" office:value-type="float" office:value="0.218143241396543">
            <text:p>0,22</text:p>
          </table:table-cell>
          <table:table-cell table:formula="of:=TAN(([.A188]/100)*(PI()/2))^2+1" office:value-type="float" office:value="21.0143749019218">
            <text:p>21,01</text:p>
          </table:table-cell>
          <table:table-cell table:number-columns-repeated="1021"/>
        </table:table-row>
        <table:table-row table:style-name="ro1">
          <table:table-cell office:value-type="float" office:value="87">
            <text:p>87</text:p>
          </table:table-cell>
          <table:table-cell table:formula="of:=COS([.A189]/100*(PI()/2))" office:value-type="float" office:value="0.202787295356512">
            <text:p>0,20</text:p>
          </table:table-cell>
          <table:table-cell table:formula="of:=TAN(([.A189]/100)*(PI()/2))^2+1" office:value-type="float" office:value="24.3174770208379">
            <text:p>24,32</text:p>
          </table:table-cell>
          <table:table-cell table:number-columns-repeated="1021"/>
        </table:table-row>
        <table:table-row table:style-name="ro1">
          <table:table-cell office:value-type="float" office:value="88">
            <text:p>88</text:p>
          </table:table-cell>
          <table:table-cell table:formula="of:=COS([.A190]/100*(PI()/2))" office:value-type="float" office:value="0.187381314585725">
            <text:p>0,19</text:p>
          </table:table-cell>
          <table:table-cell table:formula="of:=TAN(([.A190]/100)*(PI()/2))^2+1" office:value-type="float" office:value="28.4804886980925">
            <text:p>28,48</text:p>
          </table:table-cell>
          <table:table-cell table:number-columns-repeated="1021"/>
        </table:table-row>
        <table:table-row table:style-name="ro1">
          <table:table-cell office:value-type="float" office:value="89">
            <text:p>89</text:p>
          </table:table-cell>
          <table:table-cell table:formula="of:=COS([.A191]/100*(PI()/2))" office:value-type="float" office:value="0.17192910027941">
            <text:p>0,17</text:p>
          </table:table-cell>
          <table:table-cell table:formula="of:=TAN(([.A191]/100)*(PI()/2))^2+1" office:value-type="float" office:value="33.8299393382071">
            <text:p>33,83</text:p>
          </table:table-cell>
          <table:table-cell table:number-columns-repeated="1021"/>
        </table:table-row>
        <table:table-row table:style-name="ro1">
          <table:table-cell office:value-type="float" office:value="90">
            <text:p>90</text:p>
          </table:table-cell>
          <table:table-cell table:formula="of:=COS([.A192]/100*(PI()/2))" office:value-type="float" office:value="0.156434465040231">
            <text:p>0,16</text:p>
          </table:table-cell>
          <table:table-cell table:formula="of:=TAN(([.A192]/100)*(PI()/2))^2+1" office:value-type="float" office:value="40.8634581890614">
            <text:p>40,86</text:p>
          </table:table-cell>
          <table:table-cell table:number-columns-repeated="1021"/>
        </table:table-row>
        <table:table-row table:style-name="ro1">
          <table:table-cell office:value-type="float" office:value="91">
            <text:p>91</text:p>
          </table:table-cell>
          <table:table-cell table:formula="of:=COS([.A193]/100*(PI()/2))" office:value-type="float" office:value="0.140901231937583">
            <text:p>0,14</text:p>
          </table:table-cell>
          <table:table-cell table:formula="of:=TAN(([.A193]/100)*(PI()/2))^2+1" office:value-type="float" office:value="50.3698223846132">
            <text:p>50,37</text:p>
          </table:table-cell>
          <table:table-cell table:number-columns-repeated="1021"/>
        </table:table-row>
        <table:table-row table:style-name="ro1">
          <table:table-cell office:value-type="float" office:value="92">
            <text:p>92</text:p>
          </table:table-cell>
          <table:table-cell table:formula="of:=COS([.A194]/100*(PI()/2))" office:value-type="float" office:value="0.125333233564304">
            <text:p>0,13</text:p>
          </table:table-cell>
          <table:table-cell table:formula="of:=TAN(([.A194]/100)*(PI()/2))^2+1" office:value-type="float" office:value="63.6601285122502">
            <text:p>63,66</text:p>
          </table:table-cell>
          <table:table-cell table:number-columns-repeated="1021"/>
        </table:table-row>
        <table:table-row table:style-name="ro1">
          <table:table-cell office:value-type="float" office:value="93">
            <text:p>93</text:p>
          </table:table-cell>
          <table:table-cell table:formula="of:=COS([.A195]/100*(PI()/2))" office:value-type="float" office:value="0.109734311091045">
            <text:p>0,11</text:p>
          </table:table-cell>
          <table:table-cell table:formula="of:=TAN(([.A195]/100)*(PI()/2))^2+1" office:value-type="float" office:value="83.0453112207446">
            <text:p>83,05</text:p>
          </table:table-cell>
          <table:table-cell table:number-columns-repeated="1021"/>
        </table:table-row>
        <table:table-row table:style-name="ro1">
          <table:table-cell office:value-type="float" office:value="94">
            <text:p>94</text:p>
          </table:table-cell>
          <table:table-cell table:formula="of:=COS([.A196]/100*(PI()/2))" office:value-type="float" office:value="0.0941083133185145">
            <text:p>0,09</text:p>
          </table:table-cell>
          <table:table-cell table:formula="of:=TAN(([.A196]/100)*(PI()/2))^2+1" office:value-type="float" office:value="112.913019281502">
            <text:p>112,91</text:p>
          </table:table-cell>
          <table:table-cell table:number-columns-repeated="1021"/>
        </table:table-row>
        <table:table-row table:style-name="ro1">
          <table:table-cell office:value-type="float" office:value="95">
            <text:p>95</text:p>
          </table:table-cell>
          <table:table-cell table:formula="of:=COS([.A197]/100*(PI()/2))" office:value-type="float" office:value="0.078459095727845">
            <text:p>0,08</text:p>
          </table:table-cell>
          <table:table-cell table:formula="of:=TAN(([.A197]/100)*(PI()/2))^2+1" office:value-type="float" office:value="162.447638797588">
            <text:p>162,45</text:p>
          </table:table-cell>
          <table:table-cell table:number-columns-repeated="1021"/>
        </table:table-row>
        <table:table-row table:style-name="ro1">
          <table:table-cell office:value-type="float" office:value="96">
            <text:p>96</text:p>
          </table:table-cell>
          <table:table-cell table:formula="of:=COS([.A198]/100*(PI()/2))" office:value-type="float" office:value="0.0627905195293135">
            <text:p>0,06</text:p>
          </table:table-cell>
          <table:table-cell table:formula="of:=TAN(([.A198]/100)*(PI()/2))^2+1" office:value-type="float" office:value="253.636555793644">
            <text:p>253,64</text:p>
          </table:table-cell>
          <table:table-cell table:number-columns-repeated="1021"/>
        </table:table-row>
        <table:table-row table:style-name="ro1">
          <table:table-cell office:value-type="float" office:value="97">
            <text:p>97</text:p>
          </table:table-cell>
          <table:table-cell table:formula="of:=COS([.A199]/100*(PI()/2))" office:value-type="float" office:value="0.0471064507096427">
            <text:p>0,05</text:p>
          </table:table-cell>
          <table:table-cell table:formula="of:=TAN(([.A199]/100)*(PI()/2))^2+1" office:value-type="float" office:value="450.649853173322">
            <text:p>450,65</text:p>
          </table:table-cell>
          <table:table-cell table:number-columns-repeated="1021"/>
        </table:table-row>
        <table:table-row table:style-name="ro1">
          <table:table-cell office:value-type="float" office:value="98">
            <text:p>98</text:p>
          </table:table-cell>
          <table:table-cell table:formula="of:=COS([.A200]/100*(PI()/2))" office:value-type="float" office:value="0.0314107590781284">
            <text:p>0,03</text:p>
          </table:table-cell>
          <table:table-cell table:formula="of:=TAN(([.A200]/100)*(PI()/2))^2+1" office:value-type="float" office:value="1013.54523556438">
            <text:p>1013,55</text:p>
          </table:table-cell>
          <table:table-cell table:number-columns-repeated="1021"/>
        </table:table-row>
        <table:table-row table:style-name="ro1">
          <table:table-cell office:value-type="float" office:value="99">
            <text:p>99</text:p>
          </table:table-cell>
          <table:table-cell table:formula="of:=COS([.A201]/100*(PI()/2))" office:value-type="float" office:value="0.0157073173118206">
            <text:p>0,02</text:p>
          </table:table-cell>
          <table:table-cell table:formula="of:=TAN(([.A201]/100)*(PI()/2))^2+1" office:value-type="float" office:value="4053.18069547684">
            <text:p>4053,18</text:p>
          </table:table-cell>
          <table:table-cell table:number-columns-repeated="1021"/>
        </table:table-row>
        <table:table-row table:style-name="ro1">
          <table:table-cell office:value-type="float" office:value="100">
            <text:p>100</text:p>
          </table:table-cell>
          <table:table-cell table:formula="of:=COS([.A202]/100*(PI()/2))" office:value-type="float" office:value="6.12323399573677E-017">
            <text:p>0,00</text:p>
          </table:table-cell>
          <table:table-cell table:formula="of:=TAN(([.A202]/100)*(PI()/2))^2+1" office:value-type="float" office:value="2.66709378811357E+032">
            <text:p>2,67E+032</text:p>
          </table:table-cell>
          <table:table-cell table:number-columns-repeated="1021"/>
        </table:table-row>
        <table:table-row table:style-name="ro1" table:number-rows-repeated="6533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le3" table:style-name="ta3">
        <table:table-column table:style-name="co26" table:default-cell-style-name="ce9"/>
        <table:table-column table:style-name="co16" table:default-cell-style-name="ce9"/>
        <table:table-column table:style-name="co14" table:default-cell-style-name="ce9"/>
        <table:table-column table:style-name="co27" table:default-cell-style-name="ce9"/>
        <table:table-column table:style-name="co28" table:default-cell-style-name="ce9"/>
        <table:table-column table:style-name="co29" table:default-cell-style-name="ce9"/>
        <table:table-column table:style-name="co30" table:default-cell-style-name="ce9"/>
        <table:table-column table:style-name="co31" table:default-cell-style-name="ce9"/>
        <table:table-column table:style-name="co32" table:default-cell-style-name="ce9"/>
        <table:table-column table:style-name="co10" table:number-columns-repeated="1015" table:default-cell-style-name="ce9"/>
        <table:table-row table:style-name="ro1">
          <table:table-cell office:value-type="string">
            <text:p>bilder_id</text:p>
          </table:table-cell>
          <table:table-cell table:style-name="ce39" office:value-type="string">
            <text:p>zauberart_id</text:p>
          </table:table-cell>
          <table:table-cell table:style-name="ce3" office:value-type="string">
            <text:p>titel</text:p>
          </table:table-cell>
          <table:table-cell table:style-name="ce39" office:value-type="string">
            <text:p>hauptelement_id</text:p>
          </table:table-cell>
          <table:table-cell table:style-name="ce39" office:value-type="string">
            <text:p>nebenelement_id</text:p>
          </table:table-cell>
          <table:table-cell table:style-name="ce3" office:value-type="string">
            <text:p>Feuer</text:p>
          </table:table-cell>
          <table:table-cell table:style-name="ce3" office:value-type="string">
            <text:p>Erde</text:p>
          </table:table-cell>
          <table:table-cell table:style-name="ce3" office:value-type="string">
            <text:p>Luft</text:p>
          </table:table-cell>
          <table:table-cell table:style-name="ce3" office:value-type="string">
            <text:p>Wasser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table:style-name="ce40" office:value-type="float" office:value="1">
            <text:p>1</text:p>
          </table:table-cell>
          <table:table-cell table:style-name="ce29" office:value-type="string">
            <text:p>Glut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table:style-name="ce40" office:value-type="float" office:value="5">
            <text:p>5</text:p>
          </table:table-cell>
          <table:table-cell table:style-name="ce12" office:value-type="string">
            <text:p>Säure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">
            <text:p>2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table:style-name="ce40" office:value-type="float" office:value="1">
            <text:p>1</text:p>
          </table:table-cell>
          <table:table-cell table:style-name="ce29" office:value-type="string">
            <text:p>Ölbrand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table:style-name="ce40" office:value-type="float" office:value="5">
            <text:p>5</text:p>
          </table:table-cell>
          <table:table-cell table:style-name="ce12" office:value-type="string">
            <text:p>Gift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">
            <text:p>2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table:style-name="ce40" office:value-type="float" office:value="1">
            <text:p>1</text:p>
          </table:table-cell>
          <table:table-cell table:style-name="ce15" office:value-type="string">
            <text:p>Explosion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3">
            <text:p>3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table:style-name="ce40" office:value-type="float" office:value="6">
            <text:p>6</text:p>
          </table:table-cell>
          <table:table-cell table:style-name="ce28" office:value-type="string">
            <text:p>Funke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table:style-name="ce40" office:value-type="float" office:value="6">
            <text:p>6</text:p>
          </table:table-cell>
          <table:table-cell table:style-name="ce28" office:value-type="string">
            <text:p>Flamme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table:style-name="ce40" office:value-type="float" office:value="1">
            <text:p>1</text:p>
          </table:table-cell>
          <table:table-cell table:style-name="ce29" office:value-type="string">
            <text:p>Feuerball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table:style-name="ce40" office:value-type="float" office:value="6">
            <text:p>6</text:p>
          </table:table-cell>
          <table:table-cell table:style-name="ce28" office:value-type="string">
            <text:p>Lichtstrahl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table:style-name="ce40" office:value-type="float" office:value="1">
            <text:p>1</text:p>
          </table:table-cell>
          <table:table-cell table:style-name="ce29" office:value-type="string">
            <text:p>Blitz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table:style-name="ce40" office:value-type="float" office:value="1">
            <text:p>1</text:p>
          </table:table-cell>
          <table:table-cell table:style-name="ce29" office:value-type="string">
            <text:p>Feuersturm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table:style-name="ce40" office:value-type="float" office:value="5">
            <text:p>5</text:p>
          </table:table-cell>
          <table:table-cell table:style-name="ce12" office:value-type="string">
            <text:p>Asche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table:style-name="ce40" office:value-type="float" office:value="1">
            <text:p>1</text:p>
          </table:table-cell>
          <table:table-cell table:style-name="ce29" office:value-type="string">
            <text:p>Schwelbrand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table:style-name="ce40" office:value-type="float" office:value="1">
            <text:p>1</text:p>
          </table:table-cell>
          <table:table-cell table:style-name="ce29" office:value-type="string">
            <text:p>Lava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table:style-name="ce40" office:value-type="float" office:value="5">
            <text:p>5</text:p>
          </table:table-cell>
          <table:table-cell table:style-name="ce12" office:value-type="string">
            <text:p>Glas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table:style-name="ce40" office:value-type="float" office:value="5">
            <text:p>5</text:p>
          </table:table-cell>
          <table:table-cell table:style-name="ce12" office:value-type="string">
            <text:p>Metall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table:style-name="ce40" office:value-type="float" office:value="1">
            <text:p>1</text:p>
          </table:table-cell>
          <table:table-cell table:style-name="ce29" office:value-type="string">
            <text:p>Magma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table:style-name="ce40" office:value-type="float" office:value="5">
            <text:p>5</text:p>
          </table:table-cell>
          <table:table-cell table:style-name="ce12" office:value-type="string">
            <text:p>Kohle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table:style-name="ce40" office:value-type="float" office:value="5">
            <text:p>5</text:p>
          </table:table-cell>
          <table:table-cell table:style-name="ce12" office:value-type="string">
            <text:p>Erdöl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table:style-name="ce40" office:value-type="float" office:value="5">
            <text:p>5</text:p>
          </table:table-cell>
          <table:table-cell table:style-name="ce12" office:value-type="string">
            <text:p>Ton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table:style-name="ce40" office:value-type="float" office:value="5">
            <text:p>5</text:p>
          </table:table-cell>
          <table:table-cell table:style-name="ce12" office:value-type="string">
            <text:p>Keramik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table:style-name="ce40" office:value-type="float" office:value="5">
            <text:p>5</text:p>
          </table:table-cell>
          <table:table-cell table:style-name="ce12" office:value-type="string">
            <text:p>Kristall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table:style-name="ce40" office:value-type="float" office:value="1">
            <text:p>1</text:p>
          </table:table-cell>
          <table:table-cell table:style-name="ce20" office:value-type="string">
            <text:p>Erdbeben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table:style-name="ce40" office:value-type="float" office:value="5">
            <text:p>5</text:p>
          </table:table-cell>
          <table:table-cell table:style-name="ce12" office:value-type="string">
            <text:p>Staub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table:style-name="ce40" office:value-type="float" office:value="5">
            <text:p>5</text:p>
          </table:table-cell>
          <table:table-cell table:style-name="ce12" office:value-type="string">
            <text:p>Sandhöhle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table:style-name="ce40" office:value-type="float" office:value="5">
            <text:p>5</text:p>
          </table:table-cell>
          <table:table-cell table:style-name="ce12" office:value-type="string">
            <text:p>Erdgas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table:style-name="ce40" office:value-type="float" office:value="7">
            <text:p>7</text:p>
          </table:table-cell>
          <table:table-cell table:style-name="ce16" office:value-type="string">
            <text:p>Wanderdüne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table:style-name="ce40" office:value-type="float" office:value="1">
            <text:p>1</text:p>
          </table:table-cell>
          <table:table-cell table:style-name="ce20" office:value-type="string">
            <text:p>Steinschlag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table:style-name="ce40" office:value-type="float" office:value="1">
            <text:p>1</text:p>
          </table:table-cell>
          <table:table-cell table:style-name="ce12" office:value-type="string">
            <text:p>Asteroid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table:style-name="ce40" office:value-type="float" office:value="5">
            <text:p>5</text:p>
          </table:table-cell>
          <table:table-cell table:style-name="ce12" office:value-type="string">
            <text:p>Lehm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table:style-name="ce40" office:value-type="float" office:value="5">
            <text:p>5</text:p>
          </table:table-cell>
          <table:table-cell table:style-name="ce12" office:value-type="string">
            <text:p>Tropfstein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table:style-name="ce40" office:value-type="float" office:value="5">
            <text:p>5</text:p>
          </table:table-cell>
          <table:table-cell table:style-name="ce12" office:value-type="string">
            <text:p>Treibsand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">
            <text:p>2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table:style-name="ce40" office:value-type="float" office:value="5">
            <text:p>5</text:p>
          </table:table-cell>
          <table:table-cell table:style-name="ce12" office:value-type="string">
            <text:p>Sandstein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table:style-name="ce40" office:value-type="float" office:value="5">
            <text:p>5</text:p>
          </table:table-cell>
          <table:table-cell table:style-name="ce12" office:value-type="string">
            <text:p>Kreide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">
            <text:p>2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table:style-name="ce40" office:value-type="float" office:value="1">
            <text:p>1</text:p>
          </table:table-cell>
          <table:table-cell table:style-name="ce12" office:value-type="string">
            <text:p>Gerölllawine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3">
            <text:p>3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table:style-name="ce40" office:value-type="float" office:value="7">
            <text:p>7</text:p>
          </table:table-cell>
          <table:table-cell table:style-name="ce16" office:value-type="string">
            <text:p>Donner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table:style-name="ce40" office:value-type="float" office:value="1">
            <text:p>1</text:p>
          </table:table-cell>
          <table:table-cell table:style-name="ce15" office:value-type="string">
            <text:p>Korrosion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table:style-name="ce40" office:value-type="float" office:value="8">
            <text:p>8</text:p>
          </table:table-cell>
          <table:table-cell table:style-name="ce23" office:value-type="string">
            <text:p>Smog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table:style-name="ce40" office:value-type="float" office:value="7">
            <text:p>7</text:p>
          </table:table-cell>
          <table:table-cell table:style-name="ce16" office:value-type="string">
            <text:p>Windstoß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table:style-name="ce40" office:value-type="float" office:value="8">
            <text:p>8</text:p>
          </table:table-cell>
          <table:table-cell table:style-name="ce23" office:value-type="string">
            <text:p>Erdloch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table:style-name="ce40" office:value-type="float" office:value="7">
            <text:p>7</text:p>
          </table:table-cell>
          <table:table-cell table:style-name="ce16" office:value-type="string">
            <text:p>Sandsturm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table:style-name="ce40" office:value-type="float" office:value="2">
            <text:p>2</text:p>
          </table:table-cell>
          <table:table-cell table:style-name="ce31" office:value-type="string">
            <text:p>Feuerhauch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table:style-name="ce40" office:value-type="float" office:value="2">
            <text:p>2</text:p>
          </table:table-cell>
          <table:table-cell table:style-name="ce31" office:value-type="string">
            <text:p>Feueratem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table:style-name="ce40" office:value-type="float" office:value="6">
            <text:p>6</text:p>
          </table:table-cell>
          <table:table-cell table:style-name="ce28" office:value-type="string">
            <text:p>Lichtwelle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table:style-name="ce40" office:value-type="float" office:value="1">
            <text:p>1</text:p>
          </table:table-cell>
          <table:table-cell table:style-name="ce29" office:value-type="string">
            <text:p>Funkenflug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table:style-name="ce40" office:value-type="float" office:value="8">
            <text:p>8</text:p>
          </table:table-cell>
          <table:table-cell table:style-name="ce23" office:value-type="string">
            <text:p>Wüstenwind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table:style-name="ce40" office:value-type="float" office:value="1">
            <text:p>1</text:p>
          </table:table-cell>
          <table:table-cell table:style-name="ce29" office:value-type="string">
            <text:p>Feuerschneise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table:style-name="ce40" office:value-type="float" office:value="7">
            <text:p>7</text:p>
          </table:table-cell>
          <table:table-cell table:style-name="ce16" office:value-type="string">
            <text:p>Böe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table:style-name="ce40" office:value-type="float" office:value="7">
            <text:p>7</text:p>
          </table:table-cell>
          <table:table-cell table:style-name="ce16" office:value-type="string">
            <text:p>Windhose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table:style-name="ce40" office:value-type="float" office:value="7">
            <text:p>7</text:p>
          </table:table-cell>
          <table:table-cell table:style-name="ce16" office:value-type="string">
            <text:p>Gewitter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2">
            <text:p>2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table:style-name="ce40" office:value-type="float" office:value="1">
            <text:p>1</text:p>
          </table:table-cell>
          <table:table-cell table:style-name="ce15" office:value-type="string">
            <text:p>Tornado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table:style-name="ce40" office:value-type="float" office:value="1">
            <text:p>1</text:p>
          </table:table-cell>
          <table:table-cell table:style-name="ce15" office:value-type="string">
            <text:p>Orkan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2">
            <text:p>2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table:style-name="ce40" office:value-type="float" office:value="1">
            <text:p>1</text:p>
          </table:table-cell>
          <table:table-cell table:style-name="ce15" office:value-type="string">
            <text:p>Eissturm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3">
            <text:p>3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table:style-name="ce40" office:value-type="float" office:value="5">
            <text:p>5</text:p>
          </table:table-cell>
          <table:table-cell table:style-name="ce12" office:value-type="string">
            <text:p>Schlamm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">
            <text:p>2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table:style-name="ce40" office:value-type="float" office:value="5">
            <text:p>5</text:p>
          </table:table-cell>
          <table:table-cell table:style-name="ce12" office:value-type="string">
            <text:p>Salzwasser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3">
            <text:p>3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table:style-name="ce40" office:value-type="float" office:value="5">
            <text:p>5</text:p>
          </table:table-cell>
          <table:table-cell table:style-name="ce14" office:value-type="string">
            <text:p>Gletscher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3">
            <text:p>3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table:style-name="ce40" office:value-type="float" office:value="1">
            <text:p>1</text:p>
          </table:table-cell>
          <table:table-cell table:style-name="ce15" office:value-type="string">
            <text:p>Tsunami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4">
            <text:p>4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table:style-name="ce40" office:value-type="float" office:value="2">
            <text:p>2</text:p>
          </table:table-cell>
          <table:table-cell table:style-name="ce31" office:value-type="string">
            <text:p>Wasserfall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4">
            <text:p>4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table:style-name="ce40" office:value-type="float" office:value="1">
            <text:p>1</text:p>
          </table:table-cell>
          <table:table-cell table:style-name="ce15" office:value-type="string">
            <text:p>Muräne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4">
            <text:p>4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table:style-name="ce40" office:value-type="float" office:value="2">
            <text:p>2</text:p>
          </table:table-cell>
          <table:table-cell table:style-name="ce31" office:value-type="string">
            <text:p>Regenschauer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table:style-name="ce40" office:value-type="float" office:value="1">
            <text:p>1</text:p>
          </table:table-cell>
          <table:table-cell table:style-name="ce20" office:value-type="string">
            <text:p>Wasserstrahl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3">
            <text:p>3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table:style-name="ce40" office:value-type="float" office:value="7">
            <text:p>7</text:p>
          </table:table-cell>
          <table:table-cell table:style-name="ce16" office:value-type="string">
            <text:p>Wasserwelle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3">
            <text:p>3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table:style-name="ce40" office:value-type="float" office:value="1">
            <text:p>1</text:p>
          </table:table-cell>
          <table:table-cell table:style-name="ce15" office:value-type="string">
            <text:p>Monsun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4">
            <text:p>4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table:style-name="ce40" office:value-type="float" office:value="1">
            <text:p>1</text:p>
          </table:table-cell>
          <table:table-cell table:style-name="ce15" office:value-type="string">
            <text:p>Hurrikan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4">
            <text:p>4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table:style-name="ce40" office:value-type="float" office:value="8">
            <text:p>8</text:p>
          </table:table-cell>
          <table:table-cell table:style-name="ce23" office:value-type="string">
            <text:p>Schneesturm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4">
            <text:p>4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table:style-name="ce40" office:value-type="float" office:value="8">
            <text:p>8</text:p>
          </table:table-cell>
          <table:table-cell table:style-name="ce23" office:value-type="string">
            <text:p>Wasserdampf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">
            <text:p>2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table:style-name="ce40" office:value-type="float" office:value="8">
            <text:p>8</text:p>
          </table:table-cell>
          <table:table-cell table:style-name="ce23" office:value-type="string">
            <text:p>Nebel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3">
            <text:p>3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table:style-name="ce40" office:value-type="float" office:value="6">
            <text:p>6</text:p>
          </table:table-cell>
          <table:table-cell table:style-name="ce28" office:value-type="string">
            <text:p>Regenbogen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3">
            <text:p>3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table:style-name="ce40" office:value-type="float" office:value="5">
            <text:p>5</text:p>
          </table:table-cell>
          <table:table-cell table:style-name="ce12" office:value-type="string">
            <text:p>Wolke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4">
            <text:p>4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table:style-name="ce40" office:value-type="float" office:value="2">
            <text:p>2</text:p>
          </table:table-cell>
          <table:table-cell table:style-name="ce31" office:value-type="string">
            <text:p>Heiße Quelle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4">
            <text:p>4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table:style-name="ce40" office:value-type="float" office:value="1">
            <text:p>1</text:p>
          </table:table-cell>
          <table:table-cell table:style-name="ce29" office:value-type="string">
            <text:p>Geysir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4">
            <text:p>4</text:p>
          </table:table-cell>
          <table:table-cell table:number-columns-repeated="1015"/>
        </table:table-row>
        <table:table-row table:style-name="ro1" table:number-rows-repeated="65463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Calibri" svg:font-family="Calibri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number-style style:name="N110P0" style:volatile="true">
      <number:number number:decimal-places="2" number:min-integer-digits="1" number:grouping="true"/>
      <number:text>   </number:text>
    </number:number-style>
    <number:number-style style:name="N110P1" style:volatile="true">
      <number:text>-</number:text>
      <number:number number:decimal-places="2" number:min-integer-digits="1" number:grouping="true"/>
      <number:text>   </number:text>
    </number:number-style>
    <number:number-style style:name="N110P2" style:volatile="true">
      <number:text> -</number:text>
      <number:number number:decimal-places="0" number:min-integer-digits="2"/>
      <number:text>   </number:text>
    </number:number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currency-style style:name="N5107P0" style:volatile="true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5107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5107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number:number-style style:name="N107">
      <number:number number:decimal-places="2" number:min-integer-digits="1" number:grouping="true"/>
      <number:text>   </number:text>
    </number:number-style>
    <number:number-style style:name="N108">
      <number:text>-</number:text>
      <number:number number:decimal-places="2" number:min-integer-digits="1" number:grouping="true"/>
      <number:text>   </number:text>
    </number:number-style>
    <number:number-style style:name="N109">
      <number:text> -</number:text>
      <number:number number:decimal-places="0" number:min-integer-digits="2"/>
      <number:text>   </number:text>
    </number:number-style>
    <number:currency-style style:name="N5106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size="11pt" style:font-name-asian="Calibri" style:font-size-asian="11pt" style:font-name-complex="Calibri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7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Komma" style:family="table-cell" style:parent-style-name="Default" style:data-style-name="N110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0.801cm" fo:margin-bottom="0.801cm" fo:margin-left="1.799cm" fo:margin-right="1.799cm" style:print-page-order="ttb" style:first-page-number="continue" style:scale-to="100%" style:print="charts drawings objects"/>
      <style:header-style>
        <style:header-footer-properties fo:min-height="1.199cm" fo:margin-left="1.799cm" fo:margin-right="1.799cm" fo:margin-bottom="0cm"/>
      </style:header-style>
      <style:footer-style>
        <style:header-footer-properties fo:min-height="1.199cm" fo:margin-left="1.799cm" fo:margin-right="1.799cm" fo:margin-top="0cm"/>
      </style:footer-style>
    </style:page-layout>
    <style:page-layout style:name="Mpm4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238cm" fo:margin-left="1.778cm" fo:margin-right="1.778cm" fo:margin-bottom="0cm"/>
      </style:header-style>
      <style:footer-style>
        <style:header-footer-properties fo:min-height="1.238cm" fo:margin-left="1.778cm" fo:margin-right="1.778cm" fo:margin-top="0cm"/>
      </style:footer-style>
    </style:page-layout>
    <style:page-layout style:name="Mpm5">
      <style:page-layout-properties fo:margin-top="0.762cm" fo:margin-bottom="0.762cm" fo:margin-left="1.778cm" fo:margin-right="1.778cm" style:print="charts drawings objects"/>
      <style:header-style>
        <style:header-footer-properties fo:min-height="1.238cm" fo:margin-left="1.778cm" fo:margin-right="1.778cm" fo:margin-bottom="0cm"/>
      </style:header-style>
      <style:footer-style>
        <style:header-footer-properties fo:min-height="1.238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03">03.10.2019</text:date>, <text:time>16:54:01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  <style:master-page style:name="mp3" style:page-layout-name="Mpm5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1$Build-9399</meta:generator>
    <meta:initial-creator>Drachen</meta:initial-creator>
    <dc:creator>Tina Schmidtbauer</dc:creator>
    <meta:creation-date>2016-06-19T19:43:00Z</meta:creation-date>
    <dc:date>2019-10-03T16:54:01</dc:date>
    <meta:editing-cycles>97</meta:editing-cycles>
    <meta:editing-duration>PT06H35M41S</meta:editing-duration>
    <meta:document-statistic meta:table-count="6" meta:cell-count="3470" meta:object-count="0"/>
  </office:meta>
</office:document-meta>
</file>